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C00000086569346C128E0CE7B.jpg" manifest:media-type="image/jpeg"/>
  <manifest:file-entry manifest:full-path="Pictures/10000000000001FB0000010C013F3574ED07882A.jpg" manifest:media-type="image/jpeg"/>
  <manifest:file-entry manifest:full-path="Pictures/100000000000022700000105DB249617C4E4D8B7.jpg" manifest:media-type="image/jpeg"/>
  <manifest:file-entry manifest:full-path="Pictures/10000000000001EB0000021D5C2D50D84B7CDDB7.png" manifest:media-type="image/png"/>
  <manifest:file-entry manifest:full-path="Pictures/10000000000001C40000017E09976DA7F1998792.jpg" manifest:media-type="image/jpeg"/>
  <manifest:file-entry manifest:full-path="Pictures/100000000000029C000000FCD741D518DF82FAB1.jpg" manifest:media-type="image/jpeg"/>
  <manifest:file-entry manifest:full-path="Pictures/100000000000013500000108636E82AAD38CB096.jpg" manifest:media-type="image/jpeg"/>
  <manifest:file-entry manifest:full-path="Pictures/1000000000000292000001566EAFB78296191189.png" manifest:media-type="image/png"/>
  <manifest:file-entry manifest:full-path="Pictures/10000000000001F10000015E5029C9A63A1C6A70.jpg" manifest:media-type="image/jpeg"/>
  <manifest:file-entry manifest:full-path="Pictures/10000000000002160000012FBC3637111CCC7474.jpg" manifest:media-type="image/jpeg"/>
  <manifest:file-entry manifest:full-path="Pictures/10000000000001FA00000156B4BC3319D64BE0B8.png" manifest:media-type="image/png"/>
  <manifest:file-entry manifest:full-path="Pictures/10000000000002300000010A5B08F62884EE2EE5.jpg" manifest:media-type="image/jpeg"/>
  <manifest:file-entry manifest:full-path="Pictures/10000000000002390000010648222C595AFD53B8.jpg" manifest:media-type="image/jpeg"/>
  <manifest:file-entry manifest:full-path="Pictures/10000000000002890000017176B27908CAB3F3FC.jpg" manifest:media-type="image/jpeg"/>
  <manifest:file-entry manifest:full-path="Pictures/1000000000000239000000D3E3BD8175695CFA9C.jpg" manifest:media-type="image/jpeg"/>
  <manifest:file-entry manifest:full-path="Pictures/100000000000029000000166BB6EB3C75BEBE596.jpg" manifest:media-type="image/jpeg"/>
  <manifest:file-entry manifest:full-path="Pictures/10000000000001BC00000132967B08134D3D4F64.jpg" manifest:media-type="image/jpeg"/>
  <manifest:file-entry manifest:full-path="Pictures/10000000000001C0000001312E27DE25636AF0E6.jpg" manifest:media-type="image/jpeg"/>
  <manifest:file-entry manifest:full-path="Pictures/100000000000029B0000017118F34E89765E6861.jpg" manifest:media-type="image/jpeg"/>
  <manifest:file-entry manifest:full-path="Pictures/100000000000045C0000025C354B2FCAC9E3A88C.jpg" manifest:media-type="image/jpeg"/>
  <manifest:file-entry manifest:full-path="Pictures/1000000000000247000000F99E68A74EDBEE15E3.jpg" manifest:media-type="image/jpeg"/>
  <manifest:file-entry manifest:full-path="Pictures/10000000000002440000010FF866D9FEFA9493F4.jpg" manifest:media-type="image/jpeg"/>
  <manifest:file-entry manifest:full-path="Pictures/10000000000001C50000013D2735FF2B00EFB693.jpg" manifest:media-type="image/jpeg"/>
  <manifest:file-entry manifest:full-path="Pictures/100000000000029300000167BCA9CB39186AFF74.jpg" manifest:media-type="image/jpeg"/>
  <manifest:file-entry manifest:full-path="Pictures/1000000000000286000000D0FBE105C104392194.jpg" manifest:media-type="image/jpeg"/>
  <manifest:file-entry manifest:full-path="Pictures/100000000000029E00000168675B4B158D9987B8.jpg" manifest:media-type="image/jpeg"/>
  <manifest:file-entry manifest:full-path="Pictures/100000000000014B0000008167196C493D5C99C7.jpg" manifest:media-type="image/jpeg"/>
  <manifest:file-entry manifest:full-path="Pictures/10000000000002990000016CF253DF6E03593425.jpg" manifest:media-type="image/jpeg"/>
  <manifest:file-entry manifest:full-path="Pictures/10000001000002A000000164125C7ECCB0CD9726.png" manifest:media-type="image/png"/>
  <manifest:file-entry manifest:full-path="Pictures/10000000000001B000000119D2BBAC229D0691BF.jpg" manifest:media-type="image/jpeg"/>
  <manifest:file-entry manifest:full-path="Pictures/10000001000001F10000010193FFEE668369FEF6.png" manifest:media-type="image/png"/>
  <manifest:file-entry manifest:full-path="Pictures/100000010000017D000000FA8B63216EF962C36A.png" manifest:media-type="image/png"/>
  <manifest:file-entry manifest:full-path="Pictures/10000001000001D10000010609EE438007EA0A41.png" manifest:media-type="image/png"/>
  <manifest:file-entry manifest:full-path="Pictures/10000000000001AC0000011C9E9083D1C8099B78.png" manifest:media-type="image/png"/>
  <manifest:file-entry manifest:full-path="Pictures/10000000000001F900000135AB9B139EE40D3360.png" manifest:media-type="image/png"/>
  <manifest:file-entry manifest:full-path="Pictures/1000000000000245000000F42E08EFD28F716C9F.jpg" manifest:media-type="image/jpeg"/>
  <manifest:file-entry manifest:full-path="Pictures/100000000000022200000109205442D0D5D8C97F.jpg" manifest:media-type="image/jpeg"/>
  <manifest:file-entry manifest:full-path="Pictures/1000000000000241000000FA2F4CD5EA87E7C3B3.jpg" manifest:media-type="image/jpeg"/>
  <manifest:file-entry manifest:full-path="Pictures/1000000000000246000000F4B81BC9BD44BA5F29.jpg" manifest:media-type="image/jpeg"/>
  <manifest:file-entry manifest:full-path="Pictures/1000000000000217000000DEAA20EEC8709BD907.jpg" manifest:media-type="image/jpeg"/>
  <manifest:file-entry manifest:full-path="Pictures/100000000000014D000000834D97C11A840877E6.jpg" manifest:media-type="image/jpeg"/>
  <manifest:file-entry manifest:full-path="Pictures/100000000000014B00000083F597AFD5D72C6195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1" style:family="table">
      <style:table-properties style:width="17.912cm" fo:margin-left="0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5.525cm"/>
    </style:style>
    <style:style style:name="Tabela1.C" style:family="table-column">
      <style:table-column-properties style:column-width="10.95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3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4" style:family="paragraph" style:parent-style-name="Standard">
      <style:text-properties fo:language="pt" fo:country="BR" officeooo:paragraph-rsid="017b4837"/>
    </style:style>
    <style:style style:name="P5" style:family="paragraph" style:parent-style-name="Text_20_body">
      <style:text-properties fo:language="pt" fo:country="BR"/>
    </style:style>
    <style:style style:name="P6" style:family="paragraph" style:parent-style-name="Standard">
      <style:text-properties fo:language="pt" fo:country="BR" officeooo:paragraph-rsid="010ac7df"/>
    </style:style>
    <style:style style:name="P7" style:family="paragraph" style:parent-style-name="Standard">
      <style:text-properties fo:language="pt" fo:country="BR" officeooo:paragraph-rsid="0008da07"/>
    </style:style>
    <style:style style:name="P8" style:family="paragraph" style:parent-style-name="Text_20_body">
      <style:text-properties fo:language="pt" fo:country="BR" officeooo:paragraph-rsid="01a6e1ca"/>
    </style:style>
    <style:style style:name="P9" style:family="paragraph" style:parent-style-name="Text_20_body">
      <style:text-properties fo:language="pt" fo:country="BR" officeooo:paragraph-rsid="01a46aa7"/>
    </style:style>
    <style:style style:name="P10" style:family="paragraph" style:parent-style-name="Standard">
      <style:text-properties fo:language="pt" fo:country="BR" officeooo:paragraph-rsid="00fab35d"/>
    </style:style>
    <style:style style:name="P11" style:family="paragraph" style:parent-style-name="Standard">
      <style:text-properties fo:language="pt" fo:country="BR" officeooo:paragraph-rsid="0018a839"/>
    </style:style>
    <style:style style:name="P12" style:family="paragraph" style:parent-style-name="Standard">
      <style:text-properties fo:language="pt" fo:country="BR" officeooo:paragraph-rsid="016f9642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14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1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17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1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19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2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21" style:family="paragraph" style:parent-style-name="Text_20_body">
      <style:paragraph-properties fo:line-height="100%"/>
      <style:text-properties fo:language="pt" fo:country="BR"/>
    </style:style>
    <style:style style:name="P22" style:family="paragraph" style:parent-style-name="Standard">
      <style:paragraph-properties fo:line-height="100%"/>
      <style:text-properties fo:language="pt" fo:country="BR" officeooo:paragraph-rsid="01aa837b"/>
    </style:style>
    <style:style style:name="P23" style:family="paragraph" style:parent-style-name="Standard">
      <style:paragraph-properties fo:line-height="100%"/>
      <style:text-properties fo:language="pt" fo:country="BR" officeooo:paragraph-rsid="01869135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2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27" style:family="paragraph" style:parent-style-name="Text_20_body">
      <style:paragraph-properties fo:line-height="100%"/>
      <style:text-properties fo:language="pt" fo:country="BR" officeooo:paragraph-rsid="01c694eb"/>
    </style:style>
    <style:style style:name="P28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29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30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31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34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36" style:family="paragraph" style:parent-style-name="Text_20_body">
      <style:text-properties fo:language="pt" fo:country="BR" officeooo:paragraph-rsid="00384e83"/>
    </style:style>
    <style:style style:name="P37" style:family="paragraph" style:parent-style-name="Text_20_body">
      <style:text-properties fo:language="pt" fo:country="BR" officeooo:rsid="00d9fbfd"/>
    </style:style>
    <style:style style:name="P38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39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40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41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42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43" style:family="paragraph" style:parent-style-name="Text_20_body">
      <style:text-properties fo:language="pt" fo:country="BR" officeooo:paragraph-rsid="019e976c"/>
    </style:style>
    <style:style style:name="P44" style:family="paragraph" style:parent-style-name="Text_20_body">
      <style:paragraph-properties fo:line-height="100%"/>
      <style:text-properties fo:language="pt" fo:country="BR" officeooo:rsid="000e2760"/>
    </style:style>
    <style:style style:name="P45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46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47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48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49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50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51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2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3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4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5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6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57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58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0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1" style:family="paragraph" style:parent-style-name="Standard">
      <style:text-properties fo:font-size="12pt" fo:language="pt" fo:country="BR" style:font-size-asian="12pt" style:font-size-complex="12pt"/>
    </style:style>
    <style:style style:name="P62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3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64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65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66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67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6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69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70" style:family="paragraph" style:parent-style-name="Text_20_body">
      <style:text-properties fo:font-size="12pt" fo:language="pt" fo:country="BR" style:font-size-asian="12pt" style:font-size-complex="12pt"/>
    </style:style>
    <style:style style:name="P71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7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7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7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7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78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79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80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8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8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83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84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85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86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88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89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92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93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94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95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96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97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98" style:family="paragraph" style:parent-style-name="Standard">
      <style:text-properties officeooo:paragraph-rsid="0175fcfd"/>
    </style:style>
    <style:style style:name="P99" style:family="paragraph" style:parent-style-name="Standard">
      <style:text-properties officeooo:paragraph-rsid="01772e4c"/>
    </style:style>
    <style:style style:name="P100" style:family="paragraph" style:parent-style-name="Standard">
      <style:text-properties officeooo:paragraph-rsid="017b4837"/>
    </style:style>
    <style:style style:name="P101" style:family="paragraph" style:parent-style-name="Standard">
      <style:text-properties officeooo:paragraph-rsid="017c4fcb"/>
    </style:style>
    <style:style style:name="P102" style:family="paragraph" style:parent-style-name="Text_20_body">
      <style:paragraph-properties fo:line-height="100%"/>
      <style:text-properties officeooo:paragraph-rsid="0149559a"/>
    </style:style>
    <style:style style:name="P103" style:family="paragraph" style:parent-style-name="Standard">
      <style:paragraph-properties fo:line-height="100%"/>
      <style:text-properties officeooo:paragraph-rsid="0155afab"/>
    </style:style>
    <style:style style:name="P104" style:family="paragraph" style:parent-style-name="Text_20_body">
      <style:paragraph-properties fo:line-height="100%"/>
      <style:text-properties officeooo:paragraph-rsid="01500562"/>
    </style:style>
    <style:style style:name="P105" style:family="paragraph" style:parent-style-name="Text_20_body">
      <style:paragraph-properties fo:line-height="100%"/>
    </style:style>
    <style:style style:name="P10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107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109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110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111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112" style:family="paragraph" style:parent-style-name="Text_20_body">
      <style:paragraph-properties fo:line-height="100%"/>
      <style:text-properties officeooo:paragraph-rsid="015a4c44"/>
    </style:style>
    <style:style style:name="P113" style:family="paragraph" style:parent-style-name="Text_20_body">
      <style:paragraph-properties fo:line-height="100%"/>
      <style:text-properties officeooo:paragraph-rsid="01cad84a"/>
    </style:style>
    <style:style style:name="P11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115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116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117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118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119" style:family="paragraph" style:parent-style-name="Text_20_body">
      <style:paragraph-properties fo:line-height="100%"/>
      <style:text-properties officeooo:paragraph-rsid="01dac7db"/>
    </style:style>
    <style:style style:name="P120" style:family="paragraph" style:parent-style-name="Table_20_Heading">
      <style:paragraph-properties fo:line-height="100%"/>
    </style:style>
    <style:style style:name="P121" style:family="paragraph" style:parent-style-name="Table_20_Contents">
      <style:paragraph-properties fo:line-height="100%"/>
    </style:style>
    <style:style style:name="P122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123" style:family="paragraph" style:parent-style-name="Standard">
      <style:text-properties officeooo:paragraph-rsid="0163c035"/>
    </style:style>
    <style:style style:name="P124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125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26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27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28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129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13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33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7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138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139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140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141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142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143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44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145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146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47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48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14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50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51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152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153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5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55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56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157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58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159" style:family="paragraph" style:parent-style-name="Text_20_body">
      <style:text-properties officeooo:paragraph-rsid="01e78197"/>
    </style:style>
    <style:style style:name="P160" style:family="paragraph" style:parent-style-name="Standard">
      <style:text-properties officeooo:paragraph-rsid="0011dd77"/>
    </style:style>
    <style:style style:name="P161" style:family="paragraph" style:parent-style-name="Standard">
      <style:text-properties officeooo:paragraph-rsid="01f80346"/>
    </style:style>
    <style:style style:name="P162" style:family="paragraph" style:parent-style-name="Text_20_body">
      <style:text-properties fo:font-size="14pt" officeooo:paragraph-rsid="0009bd1f" style:font-size-asian="14pt" style:font-size-complex="14pt"/>
    </style:style>
    <style:style style:name="P163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64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65" style:family="paragraph" style:parent-style-name="Text_20_body">
      <style:paragraph-properties fo:text-align="start" style:justify-single-word="false"/>
      <style:text-properties officeooo:paragraph-rsid="01104b4a"/>
    </style:style>
    <style:style style:name="P166" style:family="paragraph" style:parent-style-name="Text_20_body">
      <style:paragraph-properties fo:text-align="start" style:justify-single-word="false"/>
      <style:text-properties officeooo:paragraph-rsid="00eaa009"/>
    </style:style>
    <style:style style:name="P167" style:family="paragraph" style:parent-style-name="Text_20_body">
      <style:paragraph-properties fo:text-align="start" style:justify-single-word="false"/>
      <style:text-properties officeooo:paragraph-rsid="012182fb"/>
    </style:style>
    <style:style style:name="P168" style:family="paragraph" style:parent-style-name="Text_20_body">
      <style:paragraph-properties fo:text-align="start" style:justify-single-word="false"/>
      <style:text-properties officeooo:paragraph-rsid="008952b2"/>
    </style:style>
    <style:style style:name="P169" style:family="paragraph" style:parent-style-name="Text_20_body">
      <style:paragraph-properties fo:text-align="start" style:justify-single-word="false"/>
      <style:text-properties officeooo:paragraph-rsid="02003df0"/>
    </style:style>
    <style:style style:name="P170" style:family="paragraph" style:parent-style-name="Text_20_body">
      <style:paragraph-properties fo:text-align="start" style:justify-single-word="false"/>
      <style:text-properties officeooo:paragraph-rsid="0089288d"/>
    </style:style>
    <style:style style:name="P171" style:family="paragraph" style:parent-style-name="Standard">
      <style:paragraph-properties fo:text-align="start" style:justify-single-word="false"/>
      <style:text-properties officeooo:paragraph-rsid="01650b87"/>
    </style:style>
    <style:style style:name="P172" style:family="paragraph" style:parent-style-name="Standard">
      <style:text-properties officeooo:paragraph-rsid="020c9da5"/>
    </style:style>
    <style:style style:name="P173" style:family="paragraph" style:parent-style-name="Standard">
      <style:text-properties officeooo:paragraph-rsid="016f9642"/>
    </style:style>
    <style:style style:name="P17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17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17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18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18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18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186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18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18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9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9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92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193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195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officeooo:paragraph-rsid="019e976c" fo:background-color="#1f1f1f" style:font-size-asian="12pt" style:font-size-complex="12pt"/>
    </style:style>
    <style:style style:name="P19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rsid="01500562" officeooo:paragraph-rsid="01500562" fo:background-color="#1f1f1f"/>
    </style:style>
    <style:style style:name="P19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98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paragraph-rsid="016d01a8" fo:background-color="#1f1f1f"/>
    </style:style>
    <style:style style:name="P199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200" style:family="paragraph" style:parent-style-name="Standard">
      <style:paragraph-properties style:line-height-at-least="0cm"/>
      <style:text-properties fo:color="#cccccc" loext:opacity="100%" style:font-name="Consolas" fo:font-size="10.5pt" fo:language="pt" fo:country="BR" fo:font-weight="normal" fo:background-color="#1f1f1f"/>
    </style:style>
    <style:style style:name="P20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language="pt" fo:country="BR" fo:font-weight="normal" officeooo:rsid="013f0af5" officeooo:paragraph-rsid="013f0af5" fo:background-color="#1f1f1f"/>
    </style:style>
    <style:style style:name="P202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0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04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20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20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20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officeooo:paragraph-rsid="01cad84a" fo:background-color="#1f1f1f"/>
    </style:style>
    <style:style style:name="P208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209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210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11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12" style:family="paragraph" style:parent-style-name="Text_20_body">
      <style:paragraph-properties fo:text-align="center" style:justify-single-word="false"/>
    </style:style>
    <style:style style:name="P213" style:family="paragraph" style:parent-style-name="Text_20_body">
      <style:paragraph-properties fo:text-align="center" style:justify-single-word="false"/>
      <style:text-properties officeooo:paragraph-rsid="00eaa009"/>
    </style:style>
    <style:style style:name="P214" style:family="paragraph" style:parent-style-name="Text_20_body">
      <style:text-properties officeooo:paragraph-rsid="0076f36b"/>
    </style:style>
    <style:style style:name="P215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216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21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218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19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20" style:family="paragraph" style:parent-style-name="Text_20_body">
      <style:text-properties officeooo:paragraph-rsid="0089948f"/>
    </style:style>
    <style:style style:name="P22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22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language="pt" fo:country="BR" fo:font-weight="normal" fo:background-color="#1f1f1f"/>
    </style:style>
    <style:style style:name="P224" style:family="paragraph" style:parent-style-name="Standard">
      <style:paragraph-properties fo:text-align="center" style:justify-single-word="false"/>
      <style:text-properties fo:color="#569cd6" loext:opacity="100%" style:font-name="Consolas" fo:font-size="10.5pt" fo:language="pt" fo:country="BR" fo:font-weight="normal" officeooo:paragraph-rsid="0166e38c" fo:background-color="#1f1f1f"/>
    </style:style>
    <style:style style:name="P225" style:family="paragraph" style:parent-style-name="Text_20_body">
      <style:paragraph-properties fo:line-height="100%"/>
      <style:text-properties officeooo:rsid="01dac7db" officeooo:paragraph-rsid="01dac7db"/>
    </style:style>
    <style:style style:name="P226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27" style:family="paragraph" style:parent-style-name="Heading_20_1">
      <style:text-properties fo:language="pt" fo:country="BR"/>
    </style:style>
    <style:style style:name="P228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229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230" style:family="paragraph" style:parent-style-name="Heading_20_1">
      <style:paragraph-properties fo:break-before="page"/>
      <style:text-properties fo:language="pt" fo:country="BR"/>
    </style:style>
    <style:style style:name="P231" style:family="paragraph" style:parent-style-name="Heading_20_1">
      <style:paragraph-properties fo:break-before="page"/>
      <style:text-properties fo:language="pt" fo:country="BR" officeooo:rsid="016d01a8" officeooo:paragraph-rsid="016d01a8"/>
    </style:style>
    <style:style style:name="P232" style:family="paragraph" style:parent-style-name="Heading_20_1">
      <style:text-properties fo:language="pt" fo:country="BR" officeooo:paragraph-rsid="01869135"/>
    </style:style>
    <style:style style:name="P233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34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35" style:family="paragraph" style:parent-style-name="Heading_20_1">
      <style:text-properties fo:language="pt" fo:country="BR" officeooo:rsid="01ad3712" officeooo:paragraph-rsid="01ad3712"/>
    </style:style>
    <style:style style:name="P236" style:family="paragraph" style:parent-style-name="Heading_20_1">
      <style:paragraph-properties fo:line-height="100%"/>
      <style:text-properties fo:language="pt" fo:country="BR" officeooo:rsid="01bb64b4" officeooo:paragraph-rsid="01bb64b4"/>
    </style:style>
    <style:style style:name="P237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238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239" style:family="paragraph" style:parent-style-name="Heading_20_1">
      <style:paragraph-properties fo:break-before="page"/>
      <style:text-properties fo:color="#ff0000" loext:opacity="100%" fo:language="pt" fo:country="BR"/>
    </style:style>
    <style:style style:name="P240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241" style:family="paragraph" style:parent-style-name="Heading_20_1">
      <style:paragraph-properties fo:break-before="page"/>
    </style:style>
    <style:style style:name="P242" style:family="paragraph" style:parent-style-name="Heading_20_1">
      <style:paragraph-properties fo:break-before="page" fo:keep-with-next="always"/>
    </style:style>
    <style:style style:name="P243" style:family="paragraph" style:parent-style-name="Heading_20_1">
      <style:paragraph-properties fo:margin-top="0cm" fo:margin-bottom="0cm" style:contextual-spacing="false" fo:break-before="page" fo:keep-with-next="always"/>
    </style:style>
    <style:style style:name="P244" style:family="paragraph" style:parent-style-name="Heading_20_1">
      <style:paragraph-properties fo:keep-with-next="always"/>
    </style:style>
    <style:style style:name="P245" style:family="paragraph" style:parent-style-name="Heading_20_1">
      <style:paragraph-properties fo:line-height="100%" fo:keep-with-next="always"/>
      <style:text-properties officeooo:paragraph-rsid="01d3c92a"/>
    </style:style>
    <style:style style:name="P246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247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248" style:family="paragraph" style:parent-style-name="Heading_20_1">
      <style:paragraph-properties fo:line-height="100%" fo:keep-with-next="always"/>
      <style:text-properties officeooo:paragraph-rsid="01c694eb"/>
    </style:style>
    <style:style style:name="P249" style:family="paragraph" style:parent-style-name="Heading_20_1">
      <style:paragraph-properties fo:line-height="100%" fo:break-before="page" fo:keep-with-next="always"/>
      <style:text-properties officeooo:paragraph-rsid="01c694eb"/>
    </style:style>
    <style:style style:name="P250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251" style:family="paragraph" style:parent-style-name="Heading_20_3" style:list-style-name="">
      <style:paragraph-properties fo:line-height="100%" fo:text-align="center" style:justify-single-word="false"/>
    </style:style>
    <style:style style:name="P252" style:family="paragraph" style:parent-style-name="Standard" style:list-style-name="L1">
      <style:text-properties officeooo:paragraph-rsid="01772e4c"/>
    </style:style>
    <style:style style:name="P253" style:family="paragraph" style:parent-style-name="Standard" style:list-style-name="L1">
      <style:text-properties officeooo:paragraph-rsid="0178ac25"/>
    </style:style>
    <style:style style:name="P254" style:family="paragraph" style:parent-style-name="Standard" style:list-style-name="L1">
      <style:text-properties fo:language="pt" fo:country="BR" officeooo:paragraph-rsid="0178ac25"/>
    </style:style>
    <style:style style:name="P255" style:family="paragraph" style:parent-style-name="Standard" style:list-style-name="L2">
      <style:text-properties fo:language="pt" fo:country="BR" officeooo:paragraph-rsid="0160c5b3"/>
    </style:style>
    <style:style style:name="P256" style:family="paragraph" style:parent-style-name="Standard" style:list-style-name="L4">
      <style:text-properties fo:language="pt" fo:country="BR" officeooo:paragraph-rsid="0163c035"/>
    </style:style>
    <style:style style:name="P257" style:family="paragraph" style:parent-style-name="Standard">
      <style:text-properties fo:language="pt" fo:country="BR" officeooo:paragraph-rsid="0163c035"/>
    </style:style>
    <style:style style:name="P258" style:family="paragraph" style:parent-style-name="Standard" style:list-style-name="L7">
      <style:text-properties fo:language="pt" fo:country="BR" officeooo:paragraph-rsid="001921f1"/>
    </style:style>
    <style:style style:name="P259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260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261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262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263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64" style:family="paragraph" style:parent-style-name="Standard" style:list-style-name="L29">
      <style:paragraph-properties fo:text-align="start" style:justify-single-word="false"/>
      <style:text-properties fo:language="pt" fo:country="BR" officeooo:paragraph-rsid="01650b87"/>
    </style:style>
    <style:style style:name="P265" style:family="paragraph" style:parent-style-name="Standard" style:list-style-name="L31">
      <style:paragraph-properties fo:line-height="100%" fo:text-align="start" style:justify-single-word="false"/>
      <style:text-properties fo:language="pt" fo:country="BR" officeooo:paragraph-rsid="0166e38c"/>
    </style:style>
    <style:style style:name="P266" style:family="paragraph" style:parent-style-name="Standard" style:list-style-name="L2">
      <style:text-properties officeooo:paragraph-rsid="0160c5b3"/>
    </style:style>
    <style:style style:name="P267" style:family="paragraph" style:parent-style-name="Standard" style:list-style-name="L4">
      <style:text-properties officeooo:paragraph-rsid="01f5892a"/>
    </style:style>
    <style:style style:name="P268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269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270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271" style:family="paragraph" style:parent-style-name="Standard">
      <style:text-properties officeooo:paragraph-rsid="01f80346"/>
    </style:style>
    <style:style style:name="P272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273" style:family="paragraph" style:parent-style-name="Standard">
      <style:text-properties officeooo:paragraph-rsid="020c9da5"/>
    </style:style>
    <style:style style:name="P274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275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276" style:family="paragraph" style:parent-style-name="Standard" style:list-style-name="L21">
      <style:paragraph-properties fo:text-align="start" style:justify-single-word="false"/>
      <style:text-properties officeooo:paragraph-rsid="01887e73"/>
    </style:style>
    <style:style style:name="P277" style:family="paragraph" style:parent-style-name="Standard" style:list-style-name="L21">
      <style:paragraph-properties fo:text-align="start" style:justify-single-word="false"/>
      <style:text-properties officeooo:paragraph-rsid="018be7f0"/>
    </style:style>
    <style:style style:name="P278" style:family="paragraph" style:parent-style-name="Standard" style:list-style-name="L21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79" style:family="paragraph" style:parent-style-name="Standard" style:list-style-name="L21">
      <style:paragraph-properties fo:text-align="start" style:justify-single-word="false"/>
      <style:text-properties officeooo:paragraph-rsid="018f1173"/>
    </style:style>
    <style:style style:name="P280" style:family="paragraph" style:parent-style-name="Standard" style:list-style-name="L21">
      <style:paragraph-properties fo:text-align="start" style:justify-single-word="false"/>
      <style:text-properties officeooo:paragraph-rsid="0190982d"/>
    </style:style>
    <style:style style:name="P281" style:family="paragraph" style:parent-style-name="Standard" style:list-style-name="L21">
      <style:paragraph-properties fo:text-align="start" style:justify-single-word="false"/>
      <style:text-properties officeooo:paragraph-rsid="0198b8fb"/>
    </style:style>
    <style:style style:name="P282" style:family="paragraph" style:parent-style-name="Standard" style:list-style-name="L21">
      <style:paragraph-properties fo:text-align="start" style:justify-single-word="false"/>
      <style:text-properties officeooo:paragraph-rsid="019b457c"/>
    </style:style>
    <style:style style:name="P283" style:family="paragraph" style:parent-style-name="Standard">
      <style:paragraph-properties fo:text-align="start" style:justify-single-word="false"/>
      <style:text-properties officeooo:paragraph-rsid="019729fc"/>
    </style:style>
    <style:style style:name="P284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85" style:family="paragraph" style:parent-style-name="Standard" style:list-style-name="L28">
      <style:paragraph-properties fo:text-align="start" style:justify-single-word="false"/>
      <style:text-properties officeooo:paragraph-rsid="01650b87"/>
    </style:style>
    <style:style style:name="P286" style:family="paragraph" style:parent-style-name="Standard" style:list-style-name="L29">
      <style:paragraph-properties fo:text-align="start" style:justify-single-word="false"/>
      <style:text-properties officeooo:paragraph-rsid="01650b87"/>
    </style:style>
    <style:style style:name="P287" style:family="paragraph" style:parent-style-name="Standard" style:list-style-name="L25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88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89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290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291" style:family="paragraph" style:parent-style-name="Text_20_body" style:list-style-name="L3">
      <style:paragraph-properties fo:line-height="100%"/>
      <style:text-properties officeooo:paragraph-rsid="018464a4"/>
    </style:style>
    <style:style style:name="P292" style:family="paragraph" style:parent-style-name="Text_20_body" style:list-style-name="L8">
      <style:paragraph-properties fo:line-height="100%"/>
      <style:text-properties officeooo:paragraph-rsid="0149559a"/>
    </style:style>
    <style:style style:name="P293" style:family="paragraph" style:parent-style-name="Text_20_body" style:list-style-name="L10">
      <style:paragraph-properties fo:line-height="100%"/>
      <style:text-properties officeooo:paragraph-rsid="01500562"/>
    </style:style>
    <style:style style:name="P294" style:family="paragraph" style:parent-style-name="Text_20_body">
      <style:paragraph-properties fo:line-height="100%"/>
    </style:style>
    <style:style style:name="P295" style:family="paragraph" style:parent-style-name="Text_20_body" style:list-style-name="L12">
      <style:paragraph-properties fo:line-height="100%" fo:text-align="start" style:justify-single-word="false"/>
      <style:text-properties officeooo:paragraph-rsid="02003df0"/>
    </style:style>
    <style:style style:name="P296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297" style:family="paragraph" style:parent-style-name="Text_20_body">
      <style:paragraph-properties fo:line-height="100%"/>
      <style:text-properties officeooo:paragraph-rsid="015a4c44"/>
    </style:style>
    <style:style style:name="P298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299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300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301" style:family="paragraph" style:parent-style-name="Text_20_body" style:list-style-name="L13">
      <style:paragraph-properties fo:line-height="100%"/>
      <style:text-properties officeooo:paragraph-rsid="00db7365"/>
    </style:style>
    <style:style style:name="P302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303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304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1c903e1"/>
    </style:style>
    <style:style style:name="P305" style:family="paragraph" style:parent-style-name="Text_20_body" style:list-style-name="L13">
      <style:paragraph-properties fo:line-height="100%"/>
      <style:text-properties officeooo:paragraph-rsid="00d59182"/>
    </style:style>
    <style:style style:name="P306" style:family="paragraph" style:parent-style-name="Text_20_body" style:list-style-name="L13">
      <style:paragraph-properties fo:line-height="100%"/>
      <style:text-properties officeooo:paragraph-rsid="00d5d97a"/>
    </style:style>
    <style:style style:name="P307" style:family="paragraph" style:parent-style-name="Text_20_body" style:list-style-name="L13">
      <style:paragraph-properties fo:line-height="100%"/>
      <style:text-properties officeooo:paragraph-rsid="00dc62c3"/>
    </style:style>
    <style:style style:name="P308" style:family="paragraph" style:parent-style-name="Text_20_body" style:list-style-name="L13">
      <style:paragraph-properties fo:line-height="100%"/>
      <style:text-properties officeooo:paragraph-rsid="009e54d6"/>
    </style:style>
    <style:style style:name="P309" style:family="paragraph" style:parent-style-name="Text_20_body" style:list-style-name="L13">
      <style:paragraph-properties fo:line-height="100%"/>
      <style:text-properties officeooo:paragraph-rsid="009fc47f"/>
    </style:style>
    <style:style style:name="P310" style:family="paragraph" style:parent-style-name="Text_20_body" style:list-style-name="L13">
      <style:paragraph-properties fo:line-height="100%"/>
      <style:text-properties officeooo:paragraph-rsid="00d62ec3"/>
    </style:style>
    <style:style style:name="P311" style:family="paragraph" style:parent-style-name="Text_20_body" style:list-style-name="L13">
      <style:paragraph-properties fo:line-height="100%"/>
      <style:text-properties officeooo:paragraph-rsid="01af2cab"/>
    </style:style>
    <style:style style:name="P312" style:family="paragraph" style:parent-style-name="Text_20_body" style:list-style-name="L13">
      <style:paragraph-properties fo:line-height="100%"/>
      <style:text-properties officeooo:paragraph-rsid="01b0e6d7"/>
    </style:style>
    <style:style style:name="P313" style:family="paragraph" style:parent-style-name="Text_20_body" style:list-style-name="L13">
      <style:paragraph-properties fo:line-height="100%"/>
      <style:text-properties officeooo:paragraph-rsid="01d1bbde"/>
    </style:style>
    <style:style style:name="P314" style:family="paragraph" style:parent-style-name="Text_20_body" style:list-style-name="L13">
      <style:paragraph-properties fo:line-height="100%"/>
      <style:text-properties officeooo:paragraph-rsid="015aff45"/>
    </style:style>
    <style:style style:name="P315" style:family="paragraph" style:parent-style-name="Text_20_body" style:list-style-name="L13">
      <style:paragraph-properties fo:line-height="100%"/>
      <style:text-properties officeooo:paragraph-rsid="01cd3d8d"/>
    </style:style>
    <style:style style:name="P316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317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318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319" style:family="paragraph" style:parent-style-name="Text_20_body" style:list-style-name="L16">
      <style:paragraph-properties fo:line-height="100%"/>
      <style:text-properties officeooo:paragraph-rsid="01cad84a"/>
    </style:style>
    <style:style style:name="P320" style:family="paragraph" style:parent-style-name="Text_20_body" style:list-style-name="L17">
      <style:paragraph-properties fo:line-height="100%"/>
      <style:text-properties officeooo:paragraph-rsid="01cad84a"/>
    </style:style>
    <style:style style:name="P321" style:family="paragraph" style:parent-style-name="Text_20_body">
      <style:paragraph-properties fo:line-height="100%"/>
      <style:text-properties officeooo:paragraph-rsid="01cad84a"/>
    </style:style>
    <style:style style:name="P322" style:family="paragraph" style:parent-style-name="Text_20_body" style:list-style-name="L18">
      <style:paragraph-properties fo:line-height="100%"/>
    </style:style>
    <style:style style:name="P323" style:family="paragraph" style:parent-style-name="Text_20_body" style:list-style-name="L19">
      <style:paragraph-properties fo:line-height="100%"/>
    </style:style>
    <style:style style:name="P324" style:family="paragraph" style:parent-style-name="Text_20_body" style:list-style-name="L20">
      <style:paragraph-properties fo:line-height="100%"/>
      <style:text-properties officeooo:paragraph-rsid="016d01a8"/>
    </style:style>
    <style:style style:name="P325" style:family="paragraph" style:parent-style-name="Text_20_body" style:list-style-name="L22">
      <style:paragraph-properties fo:margin-top="0cm" fo:margin-bottom="0cm" style:contextual-spacing="false" fo:line-height="100%"/>
      <style:text-properties officeooo:paragraph-rsid="01869135"/>
    </style:style>
    <style:style style:name="P326" style:family="paragraph" style:parent-style-name="Text_20_body" style:list-style-name="L34">
      <style:paragraph-properties fo:line-height="100%"/>
    </style:style>
    <style:style style:name="P327" style:family="paragraph" style:parent-style-name="Text_20_body" style:list-style-name="L35">
      <style:paragraph-properties fo:line-height="100%"/>
    </style:style>
    <style:style style:name="P328" style:family="paragraph" style:parent-style-name="Text_20_body">
      <style:paragraph-properties fo:line-height="100%"/>
      <style:text-properties officeooo:paragraph-rsid="01dac7db"/>
    </style:style>
    <style:style style:name="P329" style:family="paragraph" style:parent-style-name="Text_20_body" style:list-style-name="L36">
      <style:paragraph-properties fo:line-height="100%"/>
      <style:text-properties officeooo:paragraph-rsid="01dac7db"/>
    </style:style>
    <style:style style:name="P330" style:family="paragraph" style:parent-style-name="Text_20_body" style:list-style-name="L37">
      <style:paragraph-properties fo:line-height="100%"/>
      <style:text-properties officeooo:paragraph-rsid="01dac7db"/>
    </style:style>
    <style:style style:name="P331" style:family="paragraph" style:parent-style-name="Text_20_body">
      <style:text-properties officeooo:paragraph-rsid="01e78197"/>
    </style:style>
    <style:style style:name="P332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333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334" style:family="paragraph" style:parent-style-name="Text_20_body" style:list-style-name="L13">
      <style:paragraph-properties fo:line-height="100%"/>
      <style:text-properties fo:language="pt" fo:country="BR" officeooo:paragraph-rsid="01cd3d8d"/>
    </style:style>
    <style:style style:name="P335" style:family="paragraph" style:parent-style-name="Text_20_body" style:list-style-name="L22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336" style:family="paragraph" style:parent-style-name="Text_20_body" style:list-style-name="L23">
      <style:paragraph-properties fo:line-height="100%"/>
      <style:text-properties fo:language="pt" fo:country="BR" officeooo:paragraph-rsid="019276e1"/>
    </style:style>
    <style:style style:name="P337" style:family="paragraph" style:parent-style-name="Text_20_body" style:list-style-name="L24">
      <style:paragraph-properties fo:line-height="100%"/>
      <style:text-properties fo:language="pt" fo:country="BR"/>
    </style:style>
    <style:style style:name="P33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339" style:family="paragraph" style:parent-style-name="Text_20_body">
      <style:paragraph-properties fo:line-height="100%" fo:text-align="start" style:justify-single-word="false"/>
      <style:text-properties fo:language="pt" fo:country="BR" officeooo:paragraph-rsid="0166e38c"/>
    </style:style>
    <style:style style:name="P340" style:family="paragraph" style:parent-style-name="Text_20_body">
      <style:paragraph-properties fo:line-height="100%"/>
      <style:text-properties fo:language="pt" fo:country="BR" officeooo:paragraph-rsid="01ac95ad"/>
    </style:style>
    <style:style style:name="P341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342" style:family="paragraph" style:parent-style-name="Text_20_body" style:list-style-name="L33">
      <style:paragraph-properties fo:line-height="100%"/>
      <style:text-properties fo:language="pt" fo:country="BR" officeooo:rsid="000e2760"/>
    </style:style>
    <style:style style:name="P343" style:family="paragraph" style:parent-style-name="Text_20_body" style:list-style-name="L35">
      <style:paragraph-properties fo:line-height="100%"/>
      <style:text-properties fo:language="pt" fo:country="BR" officeooo:rsid="000e2760"/>
    </style:style>
    <style:style style:name="P34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345" style:family="paragraph" style:parent-style-name="Text_20_body">
      <style:paragraph-properties fo:margin-top="0.302cm" fo:margin-bottom="0.302cm" style:contextual-spacing="false" fo:text-align="center" style:justify-single-word="false"/>
      <style:text-properties style:font-name="Liberation Serif" fo:language="pt" fo:country="BR" style:text-underline-style="none"/>
    </style:style>
    <style:style style:name="P346" style:family="paragraph" style:parent-style-name="Text_20_body">
      <style:paragraph-properties fo:text-align="center" style:justify-single-word="false"/>
      <style:text-properties style:font-name="Liberation Serif" fo:font-size="12pt" fo:language="pt" fo:country="BR" officeooo:paragraph-rsid="01a89130"/>
    </style:style>
    <style:style style:name="P34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348" style:family="paragraph" style:parent-style-name="Text_20_body">
      <style:text-properties officeooo:paragraph-rsid="00eaa009"/>
    </style:style>
    <style:style style:name="P349" style:family="paragraph" style:parent-style-name="Text_20_body">
      <style:paragraph-properties fo:text-align="center" style:justify-single-word="false"/>
    </style:style>
    <style:style style:name="P350" style:family="paragraph" style:parent-style-name="Text_20_body">
      <style:paragraph-properties fo:text-align="center" style:justify-single-word="false"/>
      <style:text-properties officeooo:paragraph-rsid="012182fb"/>
    </style:style>
    <style:style style:name="P351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352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353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354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355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356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357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358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359" style:family="paragraph" style:parent-style-name="Text_20_body" style:list-style-name="L30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60" style:family="paragraph" style:parent-style-name="Text_20_body" style:list-style-name="L32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61" style:family="paragraph" style:parent-style-name="Text_20_body">
      <style:paragraph-properties fo:text-align="start" style:justify-single-word="false"/>
      <style:text-properties officeooo:paragraph-rsid="01a89130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officeooo:rsid="0008da07" style:font-size-asian="12pt" style:font-size-complex="12pt"/>
    </style:style>
    <style:style style:name="T4" style:family="text">
      <style:text-properties fo:font-size="12pt" fo:language="pt" fo:country="BR" officeooo:rsid="000971b5" style:font-size-asian="12pt" style:font-size-complex="12pt"/>
    </style:style>
    <style:style style:name="T5" style:family="text">
      <style:text-properties fo:font-size="12pt" fo:language="pt" fo:country="BR" officeooo:rsid="00104087" style:font-size-asian="12pt" style:font-size-complex="12pt"/>
    </style:style>
    <style:style style:name="T6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7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8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9" style:family="text">
      <style:text-properties fo:font-size="12pt" fo:language="pt" fo:country="BR" fo:font-weight="bold" officeooo:rsid="00104087" style:font-size-asian="12pt" style:font-weight-asian="bold" style:font-size-complex="12pt" style:font-weight-complex="bold"/>
    </style:style>
    <style:style style:name="T10" style:family="text">
      <style:text-properties fo:font-size="12pt" fo:language="pt" fo:country="BR" style:text-underline-style="none" officeooo:rsid="000e2760" style:font-size-asian="12pt" style:font-size-complex="12pt"/>
    </style:style>
    <style:style style:name="T11" style:family="text">
      <style:text-properties fo:font-size="12pt" fo:language="pt" fo:country="BR" style:text-underline-style="none" officeooo:rsid="010023cf" style:font-size-asian="12pt" style:font-size-complex="12pt"/>
    </style:style>
    <style:style style:name="T12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13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0971b5" style:font-size-asian="12pt" style:font-size-complex="12pt"/>
    </style:style>
    <style:style style:name="T16" style:family="text">
      <style:text-properties fo:font-size="12pt" officeooo:rsid="0008da07" style:font-size-asian="12pt" style:font-size-complex="12pt"/>
    </style:style>
    <style:style style:name="T17" style:family="text">
      <style:text-properties fo:font-size="12pt" officeooo:rsid="0163c035" style:font-size-asian="12pt" style:font-size-complex="12pt"/>
    </style:style>
    <style:style style:name="T18" style:family="text">
      <style:text-properties fo:font-size="12pt" officeooo:rsid="01601b28" style:font-size-asian="12pt" style:font-size-complex="12pt"/>
    </style:style>
    <style:style style:name="T19" style:family="text">
      <style:text-properties fo:font-size="12pt" officeooo:rsid="006b166c" style:font-size-asian="12pt" style:font-size-complex="12pt"/>
    </style:style>
    <style:style style:name="T20" style:family="text">
      <style:text-properties fo:font-size="12pt" officeooo:rsid="01a36cca" style:font-size-asian="12pt" style:font-size-complex="12pt"/>
    </style:style>
    <style:style style:name="T21" style:family="text">
      <style:text-properties fo:font-size="12pt" officeooo:rsid="00b2d328" style:font-size-asian="12pt" style:font-size-complex="12pt"/>
    </style:style>
    <style:style style:name="T22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27" style:family="text">
      <style:text-properties fo:font-size="12pt" style:text-underline-style="none" officeooo:rsid="0018a839" style:font-size-asian="12pt" style:font-size-complex="12pt"/>
    </style:style>
    <style:style style:name="T28" style:family="text">
      <style:text-properties fo:font-size="12pt" style:text-underline-style="none" officeooo:rsid="00cbfeb6" style:font-size-asian="12pt" style:font-size-complex="12pt"/>
    </style:style>
    <style:style style:name="T29" style:family="text">
      <style:text-properties fo:font-size="12pt" style:text-underline-style="none" officeooo:rsid="016f9642" style:font-size-asian="12pt" style:font-size-complex="12pt"/>
    </style:style>
    <style:style style:name="T30" style:family="text">
      <style:text-properties fo:font-size="12pt" style:text-underline-style="none" officeooo:rsid="001921f1" style:font-size-asian="12pt" style:font-size-complex="12pt"/>
    </style:style>
    <style:style style:name="T31" style:family="text">
      <style:text-properties fo:font-size="12pt" style:text-underline-style="none" officeooo:rsid="011a59e4" style:font-size-asian="12pt" style:font-size-complex="12pt"/>
    </style:style>
    <style:style style:name="T32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33" style:family="text">
      <style:text-properties fo:language="pt" fo:country="BR"/>
    </style:style>
    <style:style style:name="T34" style:family="text">
      <style:text-properties fo:language="pt" fo:country="BR" fo:font-weight="normal" style:font-weight-asian="normal" style:font-weight-complex="normal"/>
    </style:style>
    <style:style style:name="T35" style:family="text">
      <style:text-properties fo:language="pt" fo:country="BR" fo:font-weight="normal" officeooo:rsid="000e2760" style:font-weight-asian="normal" style:font-weight-complex="normal"/>
    </style:style>
    <style:style style:name="T36" style:family="text">
      <style:text-properties fo:language="pt" fo:country="BR" fo:font-weight="normal" officeooo:rsid="01dcbca4" style:font-weight-asian="normal" style:font-weight-complex="normal"/>
    </style:style>
    <style:style style:name="T37" style:family="text">
      <style:text-properties fo:language="pt" fo:country="BR" officeooo:rsid="01772e4c"/>
    </style:style>
    <style:style style:name="T38" style:family="text">
      <style:text-properties fo:language="pt" fo:country="BR" officeooo:rsid="0178ac25"/>
    </style:style>
    <style:style style:name="T39" style:family="text">
      <style:text-properties fo:language="pt" fo:country="BR" officeooo:rsid="017aea26"/>
    </style:style>
    <style:style style:name="T40" style:family="text">
      <style:text-properties fo:language="pt" fo:country="BR" officeooo:rsid="017c4fcb"/>
    </style:style>
    <style:style style:name="T41" style:family="text">
      <style:text-properties fo:language="pt" fo:country="BR" officeooo:rsid="01601b28"/>
    </style:style>
    <style:style style:name="T42" style:family="text">
      <style:text-properties fo:language="pt" fo:country="BR" officeooo:rsid="0182d8c6"/>
    </style:style>
    <style:style style:name="T43" style:family="text">
      <style:text-properties fo:language="pt" fo:country="BR" officeooo:rsid="01facf2f"/>
    </style:style>
    <style:style style:name="T44" style:family="text">
      <style:text-properties fo:language="pt" fo:country="BR" officeooo:rsid="0161bb22"/>
    </style:style>
    <style:style style:name="T45" style:family="text">
      <style:text-properties fo:language="pt" fo:country="BR" officeooo:rsid="018464a4"/>
    </style:style>
    <style:style style:name="T46" style:family="text">
      <style:text-properties fo:language="pt" fo:country="BR" fo:font-weight="bold" style:font-weight-asian="bold" style:font-weight-complex="bold"/>
    </style:style>
    <style:style style:name="T47" style:family="text">
      <style:text-properties fo:language="pt" fo:country="BR" fo:font-weight="bold" officeooo:rsid="016d7e7f" style:font-weight-asian="bold" style:font-weight-complex="bold"/>
    </style:style>
    <style:style style:name="T48" style:family="text">
      <style:text-properties fo:language="pt" fo:country="BR" fo:font-weight="bold" officeooo:rsid="000e2760" style:font-weight-asian="bold" style:font-weight-complex="bold"/>
    </style:style>
    <style:style style:name="T49" style:family="text">
      <style:text-properties fo:language="pt" fo:country="BR" style:text-underline-style="solid" style:text-underline-width="auto" style:text-underline-color="font-color"/>
    </style:style>
    <style:style style:name="T50" style:family="text">
      <style:text-properties fo:language="pt" fo:country="BR" style:text-underline-style="solid" style:text-underline-width="auto" style:text-underline-color="font-color" officeooo:rsid="0163c035"/>
    </style:style>
    <style:style style:name="T51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52" style:family="text">
      <style:text-properties fo:language="pt" fo:country="BR" officeooo:rsid="0163c035"/>
    </style:style>
    <style:style style:name="T53" style:family="text">
      <style:text-properties fo:language="pt" fo:country="BR" officeooo:rsid="0173e915"/>
    </style:style>
    <style:style style:name="T54" style:family="text">
      <style:text-properties fo:language="pt" fo:country="BR" officeooo:rsid="0173e46d"/>
    </style:style>
    <style:style style:name="T55" style:family="text">
      <style:text-properties fo:language="pt" fo:country="BR" officeooo:rsid="01d1bbde"/>
    </style:style>
    <style:style style:name="T56" style:family="text">
      <style:text-properties fo:language="pt" fo:country="BR" officeooo:rsid="016d7e7f"/>
    </style:style>
    <style:style style:name="T57" style:family="text">
      <style:text-properties fo:language="pt" fo:country="BR" officeooo:rsid="000e2760"/>
    </style:style>
    <style:style style:name="T58" style:family="text">
      <style:text-properties fo:language="pt" fo:country="BR" officeooo:rsid="01869135"/>
    </style:style>
    <style:style style:name="T59" style:family="text">
      <style:text-properties fo:language="pt" fo:country="BR" officeooo:rsid="0208fbb4"/>
    </style:style>
    <style:style style:name="T60" style:family="text">
      <style:text-properties fo:language="pt" fo:country="BR" officeooo:rsid="01dac7db"/>
    </style:style>
    <style:style style:name="T61" style:family="text">
      <style:text-properties style:font-name="Liberation Serif"/>
    </style:style>
    <style:style style:name="T62" style:family="text">
      <style:text-properties style:font-name="Liberation Serif" officeooo:rsid="00e5a01d"/>
    </style:style>
    <style:style style:name="T63" style:family="text">
      <style:text-properties style:font-name="Liberation Serif" officeooo:rsid="00fe66b7"/>
    </style:style>
    <style:style style:name="T64" style:family="text">
      <style:text-properties style:font-name="Liberation Serif" officeooo:rsid="0008da07"/>
    </style:style>
    <style:style style:name="T65" style:family="text">
      <style:text-properties style:font-name="Liberation Serif" officeooo:rsid="00ca1cd9"/>
    </style:style>
    <style:style style:name="T66" style:family="text">
      <style:text-properties style:font-name="Liberation Serif" fo:font-size="12pt" fo:language="pt" fo:country="BR" style:font-size-asian="12pt" style:font-size-complex="12pt"/>
    </style:style>
    <style:style style:name="T67" style:family="text">
      <style:text-properties style:font-name="Liberation Serif" fo:font-size="12pt" fo:language="pt" fo:country="BR" officeooo:rsid="00104087" style:font-size-asian="12pt" style:font-size-complex="12pt"/>
    </style:style>
    <style:style style:name="T68" style:family="text">
      <style:text-properties style:font-name="Liberation Serif" fo:font-size="12pt" fo:language="pt" fo:country="BR" officeooo:rsid="01f80346" style:font-size-asian="12pt" style:font-size-complex="12pt"/>
    </style:style>
    <style:style style:name="T69" style:family="text">
      <style:text-properties style:font-name="Liberation Serif" fo:font-size="12pt" fo:language="pt" fo:country="BR" officeooo:rsid="00106bd1" style:font-size-asian="12pt" style:font-size-complex="12pt"/>
    </style:style>
    <style:style style:name="T70" style:family="text">
      <style:text-properties style:font-name="Liberation Serif" fo:font-size="12pt" fo:language="pt" fo:country="BR" officeooo:rsid="0011dd77" style:font-size-asian="12pt" style:font-size-complex="12pt"/>
    </style:style>
    <style:style style:name="T71" style:family="text">
      <style:text-properties style:font-name="Liberation Serif" fo:font-size="12pt" fo:language="pt" fo:country="BR" officeooo:rsid="00f7dc00" style:font-size-asian="12pt" style:font-size-complex="12pt"/>
    </style:style>
    <style:style style:name="T72" style:family="text">
      <style:text-properties style:font-name="Liberation Serif" fo:font-size="12pt" fo:language="pt" fo:country="BR" officeooo:rsid="01104b4a" style:font-size-asian="12pt" style:font-size-complex="12pt"/>
    </style:style>
    <style:style style:name="T73" style:family="text">
      <style:text-properties style:font-name="Liberation Serif" fo:font-size="12pt" fo:language="pt" fo:country="BR" officeooo:rsid="0071e7d1" style:font-size-asian="12pt" style:font-size-complex="12pt"/>
    </style:style>
    <style:style style:name="T74" style:family="text">
      <style:text-properties style:font-name="Liberation Serif" fo:font-size="12pt" fo:language="pt" fo:country="BR" officeooo:rsid="012067e0" style:font-size-asian="12pt" style:font-size-complex="12pt"/>
    </style:style>
    <style:style style:name="T75" style:family="text">
      <style:text-properties style:font-name="Liberation Serif" fo:font-size="12pt" fo:language="pt" fo:country="BR" officeooo:rsid="0073e376" style:font-size-asian="12pt" style:font-size-complex="12pt"/>
    </style:style>
    <style:style style:name="T76" style:family="text">
      <style:text-properties style:font-name="Liberation Serif" fo:font-size="12pt" fo:language="pt" fo:country="BR" officeooo:rsid="00cfc560" style:font-size-asian="12pt" style:font-size-complex="12pt"/>
    </style:style>
    <style:style style:name="T77" style:family="text">
      <style:text-properties style:font-name="Liberation Serif" fo:font-size="12pt" fo:language="pt" fo:country="BR" officeooo:rsid="0080d31d" style:font-size-asian="12pt" style:font-size-complex="12pt"/>
    </style:style>
    <style:style style:name="T78" style:family="text">
      <style:text-properties style:font-name="Liberation Serif" fo:font-size="12pt" fo:language="pt" fo:country="BR" officeooo:rsid="00f01bf8" style:font-size-asian="12pt" style:font-size-complex="12pt"/>
    </style:style>
    <style:style style:name="T79" style:family="text">
      <style:text-properties style:font-name="Liberation Serif" fo:font-size="12pt" fo:language="pt" fo:country="BR" officeooo:rsid="00f1ce12" style:font-size-asian="12pt" style:font-size-complex="12pt"/>
    </style:style>
    <style:style style:name="T80" style:family="text">
      <style:text-properties style:font-name="Liberation Serif" fo:font-size="12pt" fo:language="pt" fo:country="BR" officeooo:rsid="0076f36b" style:font-size-asian="12pt" style:font-size-complex="12pt"/>
    </style:style>
    <style:style style:name="T81" style:family="text">
      <style:text-properties style:font-name="Liberation Serif" fo:font-size="12pt" fo:language="pt" fo:country="BR" officeooo:rsid="00d09739" style:font-size-asian="12pt" style:font-size-complex="12pt"/>
    </style:style>
    <style:style style:name="T82" style:family="text">
      <style:text-properties style:font-name="Liberation Serif" fo:font-size="12pt" fo:language="pt" fo:country="BR" officeooo:rsid="007c259c" style:font-size-asian="12pt" style:font-size-complex="12pt"/>
    </style:style>
    <style:style style:name="T83" style:family="text">
      <style:text-properties style:font-name="Liberation Serif" fo:font-size="12pt" fo:language="pt" fo:country="BR" officeooo:rsid="007a7d78" style:font-size-asian="12pt" style:font-size-complex="12pt"/>
    </style:style>
    <style:style style:name="T84" style:family="text">
      <style:text-properties style:font-name="Liberation Serif" fo:font-size="12pt" fo:language="pt" fo:country="BR" officeooo:rsid="007efd7c" style:font-size-asian="12pt" style:font-size-complex="12pt"/>
    </style:style>
    <style:style style:name="T85" style:family="text">
      <style:text-properties style:font-name="Liberation Serif" fo:font-size="12pt" fo:language="pt" fo:country="BR" officeooo:rsid="007f3615" style:font-size-asian="12pt" style:font-size-complex="12pt"/>
    </style:style>
    <style:style style:name="T86" style:family="text">
      <style:text-properties style:font-name="Liberation Serif" fo:font-size="12pt" fo:language="pt" fo:country="BR" officeooo:rsid="008235c7" style:font-size-asian="12pt" style:font-size-complex="12pt"/>
    </style:style>
    <style:style style:name="T87" style:family="text">
      <style:text-properties style:font-name="Liberation Serif" fo:font-size="12pt" fo:language="pt" fo:country="BR" officeooo:rsid="0083f736" style:font-size-asian="12pt" style:font-size-complex="12pt"/>
    </style:style>
    <style:style style:name="T88" style:family="text">
      <style:text-properties style:font-name="Liberation Serif" fo:font-size="12pt" fo:language="pt" fo:country="BR" officeooo:rsid="00f26c74" style:font-size-asian="12pt" style:font-size-complex="12pt"/>
    </style:style>
    <style:style style:name="T89" style:family="text">
      <style:text-properties style:font-name="Liberation Serif" fo:font-size="12pt" fo:language="pt" fo:country="BR" officeooo:rsid="0089948f" style:font-size-asian="12pt" style:font-size-complex="12pt"/>
    </style:style>
    <style:style style:name="T90" style:family="text">
      <style:text-properties style:font-name="Liberation Serif" fo:font-size="12pt" fo:language="pt" fo:country="BR" officeooo:rsid="00db7365" style:font-size-asian="12pt" style:font-size-complex="12pt"/>
    </style:style>
    <style:style style:name="T91" style:family="text">
      <style:text-properties style:font-name="Liberation Serif" fo:font-size="12pt" fo:language="pt" fo:country="BR" officeooo:rsid="00d59182" style:font-size-asian="12pt" style:font-size-complex="12pt"/>
    </style:style>
    <style:style style:name="T92" style:family="text">
      <style:text-properties style:font-name="Liberation Serif" fo:font-size="12pt" fo:language="pt" fo:country="BR" officeooo:rsid="008cce33" style:font-size-asian="12pt" style:font-size-complex="12pt"/>
    </style:style>
    <style:style style:name="T93" style:family="text">
      <style:text-properties style:font-name="Liberation Serif" fo:font-size="12pt" fo:language="pt" fo:country="BR" officeooo:rsid="00d3304c" style:font-size-asian="12pt" style:font-size-complex="12pt"/>
    </style:style>
    <style:style style:name="T94" style:family="text">
      <style:text-properties style:font-name="Liberation Serif" fo:font-size="12pt" fo:language="pt" fo:country="BR" officeooo:rsid="00eb15cb" style:font-size-asian="12pt" style:font-size-complex="12pt"/>
    </style:style>
    <style:style style:name="T95" style:family="text">
      <style:text-properties style:font-name="Liberation Serif" fo:font-size="12pt" fo:language="pt" fo:country="BR" officeooo:rsid="0090c001" style:font-size-asian="12pt" style:font-size-complex="12pt"/>
    </style:style>
    <style:style style:name="T96" style:family="text">
      <style:text-properties style:font-name="Liberation Serif" fo:font-size="12pt" fo:language="pt" fo:country="BR" officeooo:rsid="00931c50" style:font-size-asian="12pt" style:font-size-complex="12pt"/>
    </style:style>
    <style:style style:name="T97" style:family="text">
      <style:text-properties style:font-name="Liberation Serif" fo:font-size="12pt" fo:language="pt" fo:country="BR" officeooo:rsid="01b1ca30" style:font-size-asian="12pt" style:font-size-complex="12pt"/>
    </style:style>
    <style:style style:name="T98" style:family="text">
      <style:text-properties style:font-name="Liberation Serif" fo:font-size="12pt" fo:language="pt" fo:country="BR" officeooo:rsid="01c71579" style:font-size-asian="12pt" style:font-size-complex="12pt"/>
    </style:style>
    <style:style style:name="T99" style:family="text">
      <style:text-properties style:font-name="Liberation Serif" fo:font-size="12pt" fo:language="pt" fo:country="BR" officeooo:rsid="01c903e1" style:font-size-asian="12pt" style:font-size-complex="12pt"/>
    </style:style>
    <style:style style:name="T100" style:family="text">
      <style:text-properties style:font-name="Liberation Serif" fo:font-size="12pt" fo:language="pt" fo:country="BR" officeooo:rsid="009781f8" style:font-size-asian="12pt" style:font-size-complex="12pt"/>
    </style:style>
    <style:style style:name="T101" style:family="text">
      <style:text-properties style:font-name="Liberation Serif" fo:font-size="12pt" fo:language="pt" fo:country="BR" officeooo:rsid="00db8495" style:font-size-asian="12pt" style:font-size-complex="12pt"/>
    </style:style>
    <style:style style:name="T102" style:family="text">
      <style:text-properties style:font-name="Liberation Serif" fo:font-size="12pt" fo:language="pt" fo:country="BR" officeooo:rsid="009e54d6" style:font-size-asian="12pt" style:font-size-complex="12pt"/>
    </style:style>
    <style:style style:name="T103" style:family="text">
      <style:text-properties style:font-name="Liberation Serif" fo:font-size="12pt" fo:language="pt" fo:country="BR" officeooo:rsid="009fc47f" style:font-size-asian="12pt" style:font-size-complex="12pt"/>
    </style:style>
    <style:style style:name="T104" style:family="text">
      <style:text-properties style:font-name="Liberation Serif" fo:font-size="12pt" fo:language="pt" fo:country="BR" officeooo:rsid="00a12c32" style:font-size-asian="12pt" style:font-size-complex="12pt"/>
    </style:style>
    <style:style style:name="T105" style:family="text">
      <style:text-properties style:font-name="Liberation Serif" fo:font-size="12pt" fo:language="pt" fo:country="BR" officeooo:rsid="00aa2d9d" style:font-size-asian="12pt" style:font-size-complex="12pt"/>
    </style:style>
    <style:style style:name="T106" style:family="text">
      <style:text-properties style:font-name="Liberation Serif" fo:font-size="12pt" fo:language="pt" fo:country="BR" officeooo:rsid="00ac08f6" style:font-size-asian="12pt" style:font-size-complex="12pt"/>
    </style:style>
    <style:style style:name="T107" style:family="text">
      <style:text-properties style:font-name="Liberation Serif" fo:font-size="12pt" fo:language="pt" fo:country="BR" officeooo:rsid="00bdec46" style:font-size-asian="12pt" style:font-size-complex="12pt"/>
    </style:style>
    <style:style style:name="T108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09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110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111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112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113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114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115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116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117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118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119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120" style:family="text">
      <style:text-properties style:font-name="Liberation Serif" fo:font-size="12pt" fo:language="pt" fo:country="BR" style:text-underline-style="none" officeooo:rsid="010023cf" style:font-size-asian="12pt" style:font-size-complex="12pt"/>
    </style:style>
    <style:style style:name="T121" style:family="text">
      <style:text-properties style:font-name="Liberation Serif" fo:font-size="12pt" fo:language="pt" fo:country="BR" style:text-underline-style="none" officeooo:rsid="021040c8" style:font-size-asian="12pt" style:font-size-complex="12pt"/>
    </style:style>
    <style:style style:name="T122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123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124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125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126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127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128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129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130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31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132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133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134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135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136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137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138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139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42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43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144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145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146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147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148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149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150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15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15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15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15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15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5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15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161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62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163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164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165" style:family="text">
      <style:text-properties style:font-name="Liberation Serif" fo:font-size="12pt" officeooo:rsid="003155d3" style:font-size-asian="12pt" style:font-size-complex="12pt"/>
    </style:style>
    <style:style style:name="T166" style:family="text">
      <style:text-properties style:font-name="Liberation Serif" fo:font-size="12pt" officeooo:rsid="009fc47f" style:font-size-asian="12pt" style:font-size-complex="12pt"/>
    </style:style>
    <style:style style:name="T167" style:family="text">
      <style:text-properties style:font-name="Liberation Serif" fo:font-size="12pt" style:text-underline-style="none" officeooo:rsid="003b703f" style:font-size-asian="12pt" style:font-size-complex="12pt"/>
    </style:style>
    <style:style style:name="T168" style:family="text">
      <style:text-properties style:font-name="Liberation Serif" fo:font-size="12pt" style:text-underline-style="none" officeooo:rsid="00fd7e4c" style:font-size-asian="12pt" style:font-size-complex="12pt"/>
    </style:style>
    <style:style style:name="T169" style:family="text">
      <style:text-properties style:font-name="Liberation Serif" fo:font-size="12pt" style:text-underline-style="none" officeooo:rsid="0184f0b7" style:font-size-asian="12pt" style:font-size-complex="12pt"/>
    </style:style>
    <style:style style:name="T170" style:family="text">
      <style:text-properties style:font-name="Liberation Serif" fo:font-size="12pt" style:text-underline-style="none" officeooo:rsid="018767ee" style:font-size-asian="12pt" style:font-size-complex="12pt"/>
    </style:style>
    <style:style style:name="T171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72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173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74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175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76" style:family="text">
      <style:text-properties style:font-name="Liberation Serif" fo:font-weight="normal" style:font-weight-asian="normal" style:font-weight-complex="normal"/>
    </style:style>
    <style:style style:name="T177" style:family="text">
      <style:text-properties style:font-name="Liberation Serif" fo:font-weight="normal" officeooo:rsid="00549112" style:font-weight-asian="normal" style:font-weight-complex="normal"/>
    </style:style>
    <style:style style:name="T178" style:family="text">
      <style:text-properties style:font-name="Liberation Serif" fo:font-weight="normal" officeooo:rsid="00cf09d7" style:font-weight-asian="normal" style:font-weight-complex="normal"/>
    </style:style>
    <style:style style:name="T179" style:family="text">
      <style:text-properties style:font-name="Liberation Serif" fo:font-weight="normal" officeooo:rsid="01887e73" style:font-weight-asian="normal" style:font-weight-complex="normal"/>
    </style:style>
    <style:style style:name="T180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81" style:family="text">
      <style:text-properties style:font-name="Liberation Serif" officeooo:rsid="00136b99"/>
    </style:style>
    <style:style style:name="T182" style:family="text">
      <style:text-properties style:font-name="Liberation Serif" officeooo:rsid="010ac7df"/>
    </style:style>
    <style:style style:name="T183" style:family="text">
      <style:text-properties style:font-name="Liberation Serif" officeooo:rsid="00cbd505"/>
    </style:style>
    <style:style style:name="T184" style:family="text">
      <style:text-properties style:font-name="Liberation Serif" style:text-underline-style="none"/>
    </style:style>
    <style:style style:name="T185" style:family="text">
      <style:text-properties style:font-name="Liberation Serif" style:text-underline-style="none" officeooo:rsid="003b703f"/>
    </style:style>
    <style:style style:name="T186" style:family="text">
      <style:text-properties style:font-name="Liberation Serif" style:text-underline-style="none" officeooo:rsid="006287df"/>
    </style:style>
    <style:style style:name="T187" style:family="text">
      <style:text-properties style:font-name="Liberation Serif" style:text-underline-style="none" officeooo:rsid="01542718"/>
    </style:style>
    <style:style style:name="T188" style:family="text">
      <style:text-properties style:font-name="Liberation Serif" style:text-underline-style="none" officeooo:rsid="006129d5"/>
    </style:style>
    <style:style style:name="T189" style:family="text">
      <style:text-properties style:font-name="Liberation Serif" style:text-underline-style="none" officeooo:rsid="004693bd"/>
    </style:style>
    <style:style style:name="T190" style:family="text">
      <style:text-properties style:font-name="Liberation Serif" style:text-underline-style="none" officeooo:rsid="0103600f"/>
    </style:style>
    <style:style style:name="T191" style:family="text">
      <style:text-properties style:font-name="Liberation Serif" style:text-underline-style="none" officeooo:rsid="004536ce"/>
    </style:style>
    <style:style style:name="T192" style:family="text">
      <style:text-properties style:font-name="Liberation Serif" style:text-underline-style="none" officeooo:rsid="00480c72"/>
    </style:style>
    <style:style style:name="T193" style:family="text">
      <style:text-properties style:font-name="Liberation Serif" style:text-underline-style="none" officeooo:rsid="00cf09d7"/>
    </style:style>
    <style:style style:name="T194" style:family="text">
      <style:text-properties style:font-name="Liberation Serif" style:text-underline-style="none" officeooo:rsid="00f01bf8"/>
    </style:style>
    <style:style style:name="T195" style:family="text">
      <style:text-properties style:font-name="Liberation Serif" style:text-underline-style="none" officeooo:rsid="004af6fd"/>
    </style:style>
    <style:style style:name="T196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197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198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199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200" style:family="text">
      <style:text-properties style:font-name="Liberation Serif" style:text-underline-style="none" officeooo:rsid="00fd7e4c"/>
    </style:style>
    <style:style style:name="T201" style:family="text">
      <style:text-properties style:font-name="Liberation Serif" style:text-underline-style="none" officeooo:rsid="00bd5516"/>
    </style:style>
    <style:style style:name="T202" style:family="text">
      <style:text-properties style:font-name="Liberation Serif" officeooo:rsid="00549112"/>
    </style:style>
    <style:style style:name="T203" style:family="text">
      <style:text-properties style:font-name="Liberation Serif" fo:font-weight="bold" style:font-weight-asian="bold" style:font-weight-complex="bold"/>
    </style:style>
    <style:style style:name="T204" style:family="text">
      <style:text-properties style:font-name="Liberation Serif" fo:font-weight="bold" officeooo:rsid="00549112" style:font-weight-asian="bold" style:font-weight-complex="bold"/>
    </style:style>
    <style:style style:name="T205" style:family="text">
      <style:text-properties style:font-name="Liberation Serif" fo:font-weight="bold" officeooo:rsid="00cf09d7" style:font-weight-asian="bold" style:font-weight-complex="bold"/>
    </style:style>
    <style:style style:name="T206" style:family="text">
      <style:text-properties style:font-name="Liberation Serif" fo:language="pt" fo:country="BR"/>
    </style:style>
    <style:style style:name="T207" style:family="text">
      <style:text-properties style:font-name="Liberation Serif" fo:language="pt" fo:country="BR" officeooo:rsid="000e2760"/>
    </style:style>
    <style:style style:name="T208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209" style:family="text">
      <style:text-properties style:font-name="Liberation Serif" fo:language="pt" fo:country="BR" officeooo:rsid="01500562"/>
    </style:style>
    <style:style style:name="T210" style:family="text">
      <style:text-properties style:font-name="Liberation Serif" fo:language="pt" fo:country="BR" officeooo:rsid="0131d471"/>
    </style:style>
    <style:style style:name="T211" style:family="text">
      <style:text-properties style:font-name="Liberation Serif" fo:language="pt" fo:country="BR" fo:font-weight="bold" style:font-weight-asian="bold" style:font-weight-complex="bold"/>
    </style:style>
    <style:style style:name="T212" style:family="text">
      <style:text-properties style:font-name="Liberation Serif" officeooo:rsid="000e2760"/>
    </style:style>
    <style:style style:name="T213" style:family="text">
      <style:text-properties style:font-name="Liberation Serif" officeooo:rsid="00a12c32"/>
    </style:style>
    <style:style style:name="T214" style:family="text">
      <style:text-properties style:font-name="Liberation Serif" officeooo:rsid="00a55c3f"/>
    </style:style>
    <style:style style:name="T215" style:family="text">
      <style:text-properties style:font-name="Liberation Serif" officeooo:rsid="00bd5516"/>
    </style:style>
    <style:style style:name="T216" style:family="text">
      <style:text-properties style:font-name="Liberation Serif" officeooo:rsid="00fd7e4c"/>
    </style:style>
    <style:style style:name="T2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2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2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2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2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2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2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2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2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22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2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2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2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2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2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2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2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2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2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7dc00" style:font-size-asian="12pt" style:font-size-complex="12pt"/>
    </style:style>
    <style:style style:name="T2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2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2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2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2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2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2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2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2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2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2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2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2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2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2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2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2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2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2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d3c92a" fo:background-color="transparent" loext:char-shading-value="0" style:font-size-asian="12pt" style:font-weight-asian="normal" style:font-size-complex="12pt" style:font-weight-complex="normal"/>
    </style:style>
    <style:style style:name="T2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2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2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2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7dc00" style:font-size-asian="12pt" style:font-weight-asian="bold" style:font-size-complex="12pt" style:font-weight-complex="bold"/>
    </style:style>
    <style:style style:name="T2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20c9da5" style:font-size-asian="12pt" style:font-weight-asian="bold" style:font-size-complex="12pt" style:font-weight-complex="bold"/>
    </style:style>
    <style:style style:name="T2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a1617f" style:font-size-asian="12pt" style:font-weight-asian="bold" style:font-size-complex="12pt" style:font-weight-complex="bold"/>
    </style:style>
    <style:style style:name="T2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2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2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2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2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2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2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2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2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89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290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291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292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293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29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7dc00" style:font-size-asian="12pt" style:font-size-complex="12pt"/>
    </style:style>
    <style:style style:name="T29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c9da5" style:font-size-asian="12pt" style:font-size-complex="12pt"/>
    </style:style>
    <style:style style:name="T29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e85e0" style:font-size-asian="12pt" style:font-size-complex="12pt"/>
    </style:style>
    <style:style style:name="T29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9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29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0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0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3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30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0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30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30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0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30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31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1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31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31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2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2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2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3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3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3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33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33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3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33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33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33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33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34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34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34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34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34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34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4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47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348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349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35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351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52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53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354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355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356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357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358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359" style:family="text">
      <style:text-properties fo:font-variant="normal" fo:text-transform="none" fo:color="#000000" loext:opacity="100%" style:font-name="Monospace" fo:font-size="12pt" fo:letter-spacing="normal" fo:language="pt" fo:country="BR" fo:font-style="normal" fo:font-weight="normal" officeooo:rsid="00136b99" style:font-size-asian="12pt" style:font-size-complex="12pt"/>
    </style:style>
    <style:style style:name="T360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361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362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363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6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65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6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67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68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69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70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71" style:family="text">
      <style:text-properties fo:font-variant="normal" fo:text-transform="none" fo:color="#000000" loext:opacity="100%" style:font-name="sans-serif" fo:font-size="12pt" fo:letter-spacing="normal" fo:font-style="normal" style:text-underline-style="none" fo:font-weight="normal" officeooo:rsid="00363250" style:font-size-asian="12pt" style:font-size-complex="12pt"/>
    </style:style>
    <style:style style:name="T37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37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374" style:family="text">
      <style:text-properties fo:font-variant="normal" fo:text-transform="none" fo:letter-spacing="normal" fo:font-style="normal" fo:font-weight="normal" officeooo:rsid="000724ae"/>
    </style:style>
    <style:style style:name="T375" style:family="text">
      <style:text-properties fo:font-variant="normal" fo:text-transform="none" fo:letter-spacing="normal" fo:font-style="normal" fo:font-weight="normal" officeooo:rsid="00ca1cd9"/>
    </style:style>
    <style:style style:name="T376" style:family="text">
      <style:text-properties fo:font-variant="normal" fo:text-transform="none" fo:letter-spacing="normal" fo:font-style="normal" fo:font-weight="normal" officeooo:rsid="00e6e2ec"/>
    </style:style>
    <style:style style:name="T377" style:family="text">
      <style:text-properties fo:font-variant="normal" fo:text-transform="none" fo:letter-spacing="normal" fo:font-style="normal" fo:font-weight="normal" officeooo:rsid="001b3091"/>
    </style:style>
    <style:style style:name="T378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79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380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38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38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383" style:family="text">
      <style:text-properties fo:font-variant="normal" fo:text-transform="none" fo:letter-spacing="normal" fo:font-style="normal" style:text-underline-style="none"/>
    </style:style>
    <style:style style:name="T384" style:family="text">
      <style:text-properties fo:font-variant="normal" fo:text-transform="none" fo:letter-spacing="normal" fo:font-style="normal" style:text-underline-style="none" fo:font-weight="normal"/>
    </style:style>
    <style:style style:name="T385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386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387" style:family="text">
      <style:text-properties fo:font-variant="normal" fo:text-transform="none" fo:color="#55308d" loext:opacity="100%" style:font-name="Mono" fo:font-size="12pt" fo:letter-spacing="normal" fo:font-style="normal" style:text-underline-style="none" fo:font-weight="bold" officeooo:rsid="00f7dc00" style:font-size-asian="12pt" style:font-weight-asian="bold" style:font-size-complex="12pt" style:font-weight-complex="bold"/>
    </style:style>
    <style:style style:name="T388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89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390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391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392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93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394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39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396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397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98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399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400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401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402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403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404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405" style:family="text">
      <style:text-properties fo:font-variant="normal" fo:text-transform="none" fo:color="#ce181e" loext:opacity="100%" style:font-name="Monospace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406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407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408" style:family="text">
      <style:text-properties fo:font-variant="normal" fo:text-transform="none" fo:color="#dcdcaa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09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10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11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12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13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414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415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416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417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1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419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20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421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422" style:family="text">
      <style:text-properties fo:font-variant="normal" fo:text-transform="none" fo:color="#d4d4d4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23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424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25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26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27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28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29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30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31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432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33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434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435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436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437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438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3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40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41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42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43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44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45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46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447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48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49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450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451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452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453" style:family="text">
      <style:text-properties fo:font-variant="normal" fo:text-transform="none" fo:color="#9cdcfe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54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455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56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57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58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59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60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461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462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463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64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465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466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467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46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469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470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471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472" style:family="text">
      <style:text-properties fo:font-variant="normal" fo:text-transform="none" fo:color="#569cd6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73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474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75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76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77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78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79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480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481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82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83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84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85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8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487" style:family="text">
      <style:text-properties fo:color="#2a6099" loext:opacity="100%" style:font-name="Noto Sans Armenian" fo:font-size="12pt" style:text-underline-style="none" fo:font-weight="bold" officeooo:rsid="00fab35d" style:font-size-asian="12pt" style:font-weight-asian="bold" style:font-size-complex="12pt" style:font-weight-complex="bold"/>
    </style:style>
    <style:style style:name="T488" style:family="text">
      <style:text-properties fo:color="#2a6099" loext:opacity="100%" style:font-name="Noto Sans Armenian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489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490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491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92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493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494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95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496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497" style:family="text">
      <style:text-properties fo:color="#2a6099" loext:opacity="100%" style:font-name="Mono" fo:font-weight="bold" style:font-weight-asian="bold" style:font-weight-complex="bold"/>
    </style:style>
    <style:style style:name="T498" style:family="text">
      <style:text-properties fo:color="#2a6099" loext:opacity="100%" style:font-name="Mono" fo:font-weight="bold" officeooo:rsid="00549112" style:font-weight-asian="bold" style:font-weight-complex="bold"/>
    </style:style>
    <style:style style:name="T499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500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501" style:family="text">
      <style:text-properties fo:color="#2a6099" loext:opacity="100%" fo:font-weight="bold" style:font-weight-asian="bold" style:font-weight-complex="bold"/>
    </style:style>
    <style:style style:name="T502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503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04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05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06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507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08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09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10" style:family="text">
      <style:text-properties officeooo:rsid="000971b5"/>
    </style:style>
    <style:style style:name="T511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512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513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514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515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516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517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518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519" style:family="text">
      <style:text-properties style:text-line-through-style="none" style:text-line-through-type="none" style:font-name="Monospace" fo:font-size="12pt" style:text-underline-style="none" fo:font-weight="bold" officeooo:rsid="01601b28" style:font-size-asian="12pt" style:font-weight-asian="bold" style:font-size-complex="12pt" style:font-weight-complex="bold"/>
    </style:style>
    <style:style style:name="T520" style:family="text">
      <style:text-properties fo:color="#d4d4d4" loext:opacity="100%"/>
    </style:style>
    <style:style style:name="T521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522" style:family="text">
      <style:text-properties fo:color="#d4d4d4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23" style:family="text">
      <style:text-properties fo:color="#d4d4d4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524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525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6" style:family="text">
      <style:text-properties fo:color="#d4d4d4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27" style:family="text">
      <style:text-properties fo:color="#d4d4d4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528" style:family="text">
      <style:text-properties fo:color="#d4d4d4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529" style:family="text">
      <style:text-properties fo:color="#d4d4d4" loext:opacity="100%" style:font-name="Consolas" fo:font-size="10.5pt" fo:font-weight="normal"/>
    </style:style>
    <style:style style:name="T530" style:family="text">
      <style:text-properties fo:color="#d4d4d4" loext:opacity="100%" style:font-name="Consolas" fo:font-size="10.5pt" fo:font-weight="normal" fo:background-color="#1f1f1f" loext:char-shading-value="0"/>
    </style:style>
    <style:style style:name="T531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532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33" style:family="text">
      <style:text-properties fo:color="#d4d4d4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34" style:family="text">
      <style:text-properties fo:color="#d4d4d4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535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536" style:family="text">
      <style:text-properties fo:color="#d4d4d4" loext:opacity="100%" style:font-name="Consolas" fo:font-weight="normal" fo:background-color="#1f1f1f" loext:char-shading-value="0" style:font-size-asian="12pt" style:font-size-complex="12pt"/>
    </style:style>
    <style:style style:name="T537" style:family="text">
      <style:text-properties fo:color="#d4d4d4" loext:opacity="100%" style:font-name="Consolas" fo:font-weight="normal" fo:background-color="#1e1e1e" loext:char-shading-value="0"/>
    </style:style>
    <style:style style:name="T538" style:family="text">
      <style:text-properties fo:color="#d4d4d4" loext:opacity="100%" style:font-name="Consolas" fo:font-weight="normal" officeooo:rsid="00bdec46" fo:background-color="#1e1e1e" loext:char-shading-value="0"/>
    </style:style>
    <style:style style:name="T539" style:family="text">
      <style:text-properties fo:color="#d4d4d4" loext:opacity="100%" style:font-name="Liberation Serif"/>
    </style:style>
    <style:style style:name="T540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541" style:family="text">
      <style:text-properties fo:color="#d4d4d4" loext:opacity="100%" style:font-name="Liberation Serif" fo:font-size="12pt" fo:language="pt" fo:country="BR" style:text-underline-style="none" fo:font-weight="normal" officeooo:rsid="021040c8" fo:background-color="#1f1f1f" loext:char-shading-value="0" style:font-size-asian="12pt" style:font-size-complex="12pt"/>
    </style:style>
    <style:style style:name="T542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43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44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45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46" style:family="text">
      <style:text-properties fo:color="#d4d4d4" loext:opacity="100%" style:font-name="Liberation Serif" fo:font-weight="normal" fo:background-color="#1e1e1e" loext:char-shading-value="0"/>
    </style:style>
    <style:style style:name="T547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48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9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50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51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2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553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54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555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556" style:family="text">
      <style:text-properties fo:color="#d4d4d4" loext:opacity="100%" style:font-name="Mono" fo:font-weight="normal" fo:background-color="#1e1e1e" loext:char-shading-value="0"/>
    </style:style>
    <style:style style:name="T557" style:family="text">
      <style:text-properties fo:color="#d4d4d4" loext:opacity="100%" style:font-name="Mono" fo:font-weight="normal" officeooo:rsid="00b725b2" fo:background-color="#1e1e1e" loext:char-shading-value="0"/>
    </style:style>
    <style:style style:name="T558" style:family="text">
      <style:text-properties fo:color="#d4d4d4" loext:opacity="100%" style:font-name="Mono" fo:font-weight="normal" officeooo:rsid="00fcd43c" fo:background-color="#1e1e1e" loext:char-shading-value="0"/>
    </style:style>
    <style:style style:name="T559" style:family="text">
      <style:text-properties fo:color="#d4d4d4" loext:opacity="100%" style:font-name="Mono" fo:font-weight="normal" officeooo:rsid="00bd5516" fo:background-color="#1e1e1e" loext:char-shading-value="0"/>
    </style:style>
    <style:style style:name="T560" style:family="text">
      <style:text-properties fo:color="#d4d4d4" loext:opacity="100%" style:font-name="Mono" fo:font-size="12pt" fo:language="pt" fo:country="BR" style:text-underline-style="none" fo:font-weight="normal" officeooo:rsid="021040c8" fo:background-color="#1f1f1f" loext:char-shading-value="0" style:font-size-asian="12pt" style:font-size-complex="12pt"/>
    </style:style>
    <style:style style:name="T561" style:family="text">
      <style:text-properties fo:color="#d4d4d4" loext:opacity="100%" style:font-name="Mono" fo:font-size="10.5pt" fo:font-weight="normal" fo:background-color="#1f1f1f" loext:char-shading-value="0"/>
    </style:style>
    <style:style style:name="T562" style:family="text">
      <style:text-properties fo:color="#d4d4d4" loext:opacity="100%" style:font-name="Mono" fo:font-size="10pt" fo:language="pt" fo:country="BR" style:text-underline-style="none" fo:font-weight="normal" officeooo:rsid="021040c8" fo:background-color="#1f1f1f" loext:char-shading-value="0" style:font-size-asian="10pt" style:font-size-complex="10pt"/>
    </style:style>
    <style:style style:name="T563" style:family="text">
      <style:text-properties fo:color="#d4d4d4" loext:opacity="100%" style:font-name="Mono" fo:font-size="10pt" fo:font-weight="normal" fo:background-color="#1f1f1f" loext:char-shading-value="0" style:font-size-asian="10pt" style:font-size-complex="10pt"/>
    </style:style>
    <style:style style:name="T564" style:family="text">
      <style:text-properties fo:color="#d4d4d4" loext:opacity="100%" style:font-name="Mono" fo:font-size="11pt" fo:language="pt" fo:country="BR" style:text-underline-style="none" fo:font-weight="normal" officeooo:rsid="021040c8" fo:background-color="#1f1f1f" loext:char-shading-value="0" style:font-size-asian="11pt" style:font-size-complex="11pt"/>
    </style:style>
    <style:style style:name="T565" style:family="text">
      <style:text-properties fo:color="#d4d4d4" loext:opacity="100%" style:font-name="Mono" fo:font-size="11pt" fo:font-weight="normal" fo:background-color="#1f1f1f" loext:char-shading-value="0" style:font-size-asian="11pt" style:font-size-complex="11pt"/>
    </style:style>
    <style:style style:name="T566" style:family="text">
      <style:text-properties fo:color="#d4d4d4" loext:opacity="100%" style:font-name="Mono" fo:font-weight="normal" fo:background-color="#1f1f1f" loext:char-shading-value="0" style:font-size-asian="12pt" style:font-size-complex="12pt"/>
    </style:style>
    <style:style style:name="T567" style:family="text">
      <style:text-properties fo:color="#d4d4d4" loext:opacity="100%" style:font-name="Mono" fo:font-size="115pt" fo:language="pt" fo:country="BR" style:text-underline-style="none" fo:font-weight="normal" officeooo:rsid="021040c8" fo:background-color="#1f1f1f" loext:char-shading-value="0" style:font-size-asian="115pt" style:font-size-complex="115pt"/>
    </style:style>
    <style:style style:name="T568" style:family="text">
      <style:text-properties fo:color="#d4d4d4" loext:opacity="100%" style:font-name="Mono" fo:font-size="115pt" fo:font-weight="normal" fo:background-color="#1f1f1f" loext:char-shading-value="0" style:font-size-asian="115pt" style:font-size-complex="115pt"/>
    </style:style>
    <style:style style:name="T569" style:family="text">
      <style:text-properties fo:color="#d4d4d4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570" style:family="text">
      <style:text-properties fo:color="#d4d4d4" loext:opacity="100%" style:font-name="Mono" fo:font-size="11.5pt" fo:font-weight="normal" fo:background-color="#1f1f1f" loext:char-shading-value="0" style:font-size-asian="11.5pt" style:font-size-complex="11.5pt"/>
    </style:style>
    <style:style style:name="T571" style:family="text">
      <style:text-properties fo:color="#b5cea8" loext:opacity="100%"/>
    </style:style>
    <style:style style:name="T572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573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574" style:family="text">
      <style:text-properties fo:color="#b5cea8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75" style:family="text">
      <style:text-properties fo:color="#b5cea8" loext:opacity="100%" style:font-name="Monospace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576" style:family="text">
      <style:text-properties fo:color="#b5cea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577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8" style:family="text">
      <style:text-properties fo:color="#b5cea8" loext:opacity="100%" style:font-name="Consolas" fo:font-size="10.5pt" fo:font-weight="normal" fo:background-color="#1f1f1f" loext:char-shading-value="0"/>
    </style:style>
    <style:style style:name="T579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580" style:family="text">
      <style:text-properties fo:color="#b5cea8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81" style:family="text">
      <style:text-properties fo:color="#b5cea8" loext:opacity="100%" style:font-name="Consolas" fo:font-weight="normal"/>
    </style:style>
    <style:style style:name="T582" style:family="text">
      <style:text-properties fo:color="#b5cea8" loext:opacity="100%" style:font-name="Consolas" fo:font-weight="normal" officeooo:rsid="00bdec46" fo:background-color="#1e1e1e" loext:char-shading-value="0"/>
    </style:style>
    <style:style style:name="T583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84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85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586" style:family="text">
      <style:text-properties fo:color="#569cd6" loext:opacity="100%"/>
    </style:style>
    <style:style style:name="T587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588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89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90" style:family="text">
      <style:text-properties fo:color="#569cd6" loext:opacity="100%" style:font-name="Consolas" fo:font-size="10.5pt" fo:font-weight="normal"/>
    </style:style>
    <style:style style:name="T591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92" style:family="text">
      <style:text-properties fo:color="#569cd6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593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94" style:family="text">
      <style:text-properties style:font-name="Mono"/>
    </style:style>
    <style:style style:name="T595" style:family="text">
      <style:text-properties style:font-name="Mono" fo:language="pt" fo:country="BR" officeooo:rsid="01601b28"/>
    </style:style>
    <style:style style:name="T596" style:family="text">
      <style:text-properties style:font-name="Mono" fo:language="pt" fo:country="BR" officeooo:rsid="000e2760"/>
    </style:style>
    <style:style style:name="T597" style:family="text">
      <style:text-properties style:font-name="Mono" fo:language="pt" fo:country="BR" fo:font-weight="bold" style:font-weight-asian="bold" style:font-weight-complex="bold"/>
    </style:style>
    <style:style style:name="T598" style:family="text">
      <style:text-properties style:font-name="Mono" officeooo:rsid="0163c035"/>
    </style:style>
    <style:style style:name="T599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600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601" style:family="text">
      <style:text-properties style:font-name="Mono" officeooo:rsid="0016b291"/>
    </style:style>
    <style:style style:name="T602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603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604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605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606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607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608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609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610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611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12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13" style:family="text">
      <style:text-properties style:font-name="Mono" fo:font-size="10pt" fo:language="pt" fo:country="BR" officeooo:rsid="0173e46d" style:font-size-asian="10pt" style:font-size-complex="10pt"/>
    </style:style>
    <style:style style:name="T614" style:family="text">
      <style:text-properties style:font-name="Mono" style:text-underline-style="none" fo:font-weight="bold" officeooo:rsid="00e1c371" style:font-weight-asian="bold" style:font-weight-complex="bold"/>
    </style:style>
    <style:style style:name="T615" style:family="text">
      <style:text-properties style:font-name="Mono" style:text-underline-style="solid" style:text-underline-width="auto" style:text-underline-color="font-color" officeooo:rsid="0071e7d1"/>
    </style:style>
    <style:style style:name="T616" style:family="text">
      <style:text-properties style:font-name="Mono" fo:font-weight="bold" style:font-weight-asian="bold" style:font-weight-complex="bold"/>
    </style:style>
    <style:style style:name="T617" style:family="text">
      <style:text-properties style:font-name="Mono" officeooo:rsid="00b2d328"/>
    </style:style>
    <style:style style:name="T618" style:family="text">
      <style:text-properties style:font-name="Mono" officeooo:rsid="00fcd43c"/>
    </style:style>
    <style:style style:name="T619" style:family="text">
      <style:text-properties style:font-name="Mono" officeooo:rsid="016b05d5"/>
    </style:style>
    <style:style style:name="T620" style:family="text">
      <style:text-properties style:font-name="Mono" officeooo:rsid="0169e819"/>
    </style:style>
    <style:style style:name="T621" style:family="text">
      <style:text-properties fo:color="#ffff00" loext:opacity="100%"/>
    </style:style>
    <style:style style:name="T622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623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624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625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626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27" style:family="text">
      <style:text-properties fo:color="#ffff00" loext:opacity="100%" style:font-name="Mono" fo:font-weight="normal" officeooo:rsid="00b725b2" fo:background-color="#1e1e1e" loext:char-shading-value="0"/>
    </style:style>
    <style:style style:name="T628" style:family="text">
      <style:text-properties fo:font-weight="normal" style:font-weight-asian="normal" style:font-weight-complex="normal"/>
    </style:style>
    <style:style style:name="T629" style:family="text">
      <style:text-properties fo:font-weight="normal" officeooo:rsid="006a2549" style:font-weight-asian="normal" style:font-weight-complex="normal"/>
    </style:style>
    <style:style style:name="T630" style:family="text">
      <style:text-properties fo:font-weight="normal" officeooo:rsid="010d7bb1" style:font-weight-asian="normal" style:font-weight-complex="normal"/>
    </style:style>
    <style:style style:name="T631" style:family="text">
      <style:text-properties officeooo:rsid="01f5892a"/>
    </style:style>
    <style:style style:name="T632" style:family="text">
      <style:text-properties style:text-underline-style="solid" style:text-underline-width="auto" style:text-underline-color="font-color"/>
    </style:style>
    <style:style style:name="T633" style:family="text">
      <style:text-properties style:text-underline-style="solid" style:text-underline-width="auto" style:text-underline-color="font-color" officeooo:rsid="01f5892a"/>
    </style:style>
    <style:style style:name="T634" style:family="text">
      <style:text-properties style:text-underline-style="solid" style:text-underline-width="auto" style:text-underline-color="font-color" officeooo:rsid="000724ae"/>
    </style:style>
    <style:style style:name="T635" style:family="text">
      <style:text-properties style:text-underline-style="solid" style:text-underline-width="auto" style:text-underline-color="font-color" officeooo:rsid="0008da07"/>
    </style:style>
    <style:style style:name="T636" style:family="text">
      <style:text-properties style:text-underline-style="solid" style:text-underline-width="auto" style:text-underline-color="font-color" officeooo:rsid="00133de2"/>
    </style:style>
    <style:style style:name="T6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38" style:family="text">
      <style:text-properties style:text-underline-style="solid" style:text-underline-width="auto" style:text-underline-color="font-color" officeooo:rsid="003cf95e"/>
    </style:style>
    <style:style style:name="T639" style:family="text">
      <style:text-properties style:text-underline-style="solid" style:text-underline-width="auto" style:text-underline-color="font-color" officeooo:rsid="0018a839"/>
    </style:style>
    <style:style style:name="T640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641" style:family="text">
      <style:text-properties style:text-underline-style="solid" style:text-underline-width="auto" style:text-underline-color="font-color" officeooo:rsid="00e1c371"/>
    </style:style>
    <style:style style:name="T642" style:family="text">
      <style:text-properties style:text-underline-style="solid" style:text-underline-width="auto" style:text-underline-color="font-color" officeooo:rsid="0071e7d1"/>
    </style:style>
    <style:style style:name="T643" style:family="text">
      <style:text-properties style:text-underline-style="solid" style:text-underline-width="auto" style:text-underline-color="font-color" officeooo:rsid="00fcd43c"/>
    </style:style>
    <style:style style:name="T644" style:family="text">
      <style:text-properties style:text-underline-style="solid" style:text-underline-width="auto" style:text-underline-color="font-color" officeooo:rsid="00fb1536"/>
    </style:style>
    <style:style style:name="T645" style:family="text">
      <style:text-properties style:text-underline-style="solid" style:text-underline-width="auto" style:text-underline-color="font-color" officeooo:rsid="00fd7e4c"/>
    </style:style>
    <style:style style:name="T646" style:family="text">
      <style:text-properties style:text-underline-style="solid" style:text-underline-width="auto" style:text-underline-color="font-color" officeooo:rsid="00d681ad"/>
    </style:style>
    <style:style style:name="T647" style:family="text">
      <style:text-properties officeooo:rsid="0163c035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fo:font-weight="bold" officeooo:rsid="00106bd1" style:font-weight-asian="bold" style:font-weight-complex="bold"/>
    </style:style>
    <style:style style:name="T650" style:family="text">
      <style:text-properties fo:font-weight="bold" officeooo:rsid="010d7bb1" style:font-weight-asian="bold" style:font-weight-complex="bold"/>
    </style:style>
    <style:style style:name="T651" style:family="text">
      <style:text-properties fo:font-weight="bold" officeooo:rsid="001fa622" style:font-weight-asian="bold" style:font-weight-complex="bold"/>
    </style:style>
    <style:style style:name="T652" style:family="text">
      <style:text-properties fo:font-weight="bold" officeooo:rsid="00fab35d" style:font-weight-asian="bold" style:font-weight-complex="bold"/>
    </style:style>
    <style:style style:name="T653" style:family="text">
      <style:text-properties fo:font-weight="bold" officeooo:rsid="00f91742" style:font-weight-asian="bold" style:font-weight-complex="bold"/>
    </style:style>
    <style:style style:name="T654" style:family="text">
      <style:text-properties fo:font-weight="bold" officeooo:rsid="005f13ae" style:font-weight-asian="bold" style:font-weight-complex="bold"/>
    </style:style>
    <style:style style:name="T655" style:family="text">
      <style:text-properties fo:font-weight="bold" officeooo:rsid="00cf09d7" style:font-weight-asian="bold" style:font-weight-complex="bold"/>
    </style:style>
    <style:style style:name="T656" style:family="text">
      <style:text-properties fo:font-weight="bold" officeooo:rsid="018be7f0" style:font-weight-asian="bold" style:font-weight-complex="bold"/>
    </style:style>
    <style:style style:name="T657" style:family="text">
      <style:text-properties fo:font-weight="bold" officeooo:rsid="000e2760" style:font-weight-asian="bold" style:font-weight-complex="bold"/>
    </style:style>
    <style:style style:name="T658" style:family="text">
      <style:text-properties fo:font-weight="bold" officeooo:rsid="019276e1" style:font-weight-asian="bold" style:font-weight-complex="bold"/>
    </style:style>
    <style:style style:name="T659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60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661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662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663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664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665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666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67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668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69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70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671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672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73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74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675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76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677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78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79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680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681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682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683" style:family="text">
      <style:text-properties fo:color="#000000" loext:opacity="100%" style:font-name="Liberation Serif" fo:font-weight="normal" style:font-weight-asian="normal" style:font-weight-complex="normal"/>
    </style:style>
    <style:style style:name="T684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685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686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687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688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689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690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691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692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693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94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695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96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697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698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699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700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701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702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703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704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705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706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707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708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709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710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711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712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713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714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715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716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17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18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719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720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721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722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723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724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725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726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727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728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729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730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731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732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733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734" style:family="text">
      <style:text-properties fo:color="#000000" loext:opacity="100%" style:font-name="Liberation Serif" style:text-underline-style="none" officeooo:rsid="00de5115"/>
    </style:style>
    <style:style style:name="T735" style:family="text">
      <style:text-properties fo:color="#000000" loext:opacity="100%" style:font-name="Liberation Serif" style:text-underline-style="none" officeooo:rsid="01a1617f"/>
    </style:style>
    <style:style style:name="T736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737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738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739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740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741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742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43" style:family="text">
      <style:text-properties fo:color="#000000" loext:opacity="100%" fo:font-weight="normal" officeooo:rsid="00159500" style:font-weight-asian="normal" style:font-weight-complex="normal"/>
    </style:style>
    <style:style style:name="T744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745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746" style:family="text">
      <style:text-properties fo:color="#000000" loext:opacity="100%" style:font-name="Monospace" fo:font-size="12pt" style:text-underline-style="none" officeooo:rsid="0039b365" style:font-size-asian="12pt" style:font-size-complex="12pt"/>
    </style:style>
    <style:style style:name="T747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748" style:family="text">
      <style:text-properties officeooo:rsid="00159500"/>
    </style:style>
    <style:style style:name="T749" style:family="text">
      <style:text-properties officeooo:rsid="006b166c"/>
    </style:style>
    <style:style style:name="T750" style:family="text">
      <style:text-properties officeooo:rsid="000724ae"/>
    </style:style>
    <style:style style:name="T751" style:family="text">
      <style:text-properties style:text-underline-style="none"/>
    </style:style>
    <style:style style:name="T752" style:family="text">
      <style:text-properties style:text-underline-style="none" officeooo:rsid="0008da07"/>
    </style:style>
    <style:style style:name="T753" style:family="text">
      <style:text-properties style:text-underline-style="none" fo:font-weight="bold" style:font-weight-asian="bold" style:font-weight-complex="bold"/>
    </style:style>
    <style:style style:name="T754" style:family="text">
      <style:text-properties style:text-underline-style="none" fo:font-weight="bold" officeooo:rsid="00f7dc00" style:font-weight-asian="bold" style:font-weight-complex="bold"/>
    </style:style>
    <style:style style:name="T755" style:family="text">
      <style:text-properties style:text-underline-style="none" officeooo:rsid="010023cf" style:font-size-asian="12pt" style:font-size-complex="12pt"/>
    </style:style>
    <style:style style:name="T756" style:family="text">
      <style:text-properties style:text-underline-style="none" officeooo:rsid="0138563c" style:font-size-asian="12pt" style:font-size-complex="12pt"/>
    </style:style>
    <style:style style:name="T757" style:family="text">
      <style:text-properties style:text-underline-style="none" officeooo:rsid="0139c808" style:font-size-asian="12pt" style:font-size-complex="12pt"/>
    </style:style>
    <style:style style:name="T758" style:family="text">
      <style:text-properties style:text-underline-style="none" officeooo:rsid="00e1c371"/>
    </style:style>
    <style:style style:name="T759" style:family="text">
      <style:text-properties style:text-underline-style="none" officeooo:rsid="00fb1536"/>
    </style:style>
    <style:style style:name="T760" style:family="text">
      <style:text-properties style:text-underline-style="none" officeooo:rsid="00fd7e4c"/>
    </style:style>
    <style:style style:name="T761" style:family="text">
      <style:text-properties officeooo:rsid="0008da07"/>
    </style:style>
    <style:style style:name="T762" style:family="text">
      <style:text-properties officeooo:rsid="00ca1cd9"/>
    </style:style>
    <style:style style:name="T763" style:family="text">
      <style:text-properties officeooo:rsid="01e78197"/>
    </style:style>
    <style:style style:name="T764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765" style:family="text">
      <style:text-properties fo:color="#ce181e" loext:opacity="100%" style:font-name="Monospace" fo:font-weight="bold" style:font-weight-asian="bold" style:font-weight-complex="bold"/>
    </style:style>
    <style:style style:name="T766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767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768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769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770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771" style:family="text">
      <style:text-properties fo:color="#ce181e" loext:opacity="100%" fo:font-weight="bold" style:font-weight-asian="bold" style:font-weight-complex="bold"/>
    </style:style>
    <style:style style:name="T772" style:family="text">
      <style:text-properties fo:color="#ce181e" loext:opacity="100%" fo:font-weight="bold" officeooo:rsid="001fa622" style:font-weight-asian="bold" style:font-weight-complex="bold"/>
    </style:style>
    <style:style style:name="T773" style:family="text">
      <style:text-properties fo:color="#ce181e" loext:opacity="100%" fo:font-weight="bold" officeooo:rsid="00159500" style:font-weight-asian="bold" style:font-weight-complex="bold"/>
    </style:style>
    <style:style style:name="T774" style:family="text">
      <style:text-properties fo:color="#ce181e" loext:opacity="100%" fo:font-weight="normal" style:font-weight-asian="normal" style:font-weight-complex="normal"/>
    </style:style>
    <style:style style:name="T775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776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777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778" style:family="text">
      <style:text-properties fo:background-color="transparent" loext:char-shading-value="0"/>
    </style:style>
    <style:style style:name="T779" style:family="text">
      <style:text-properties officeooo:rsid="010d7bb1" fo:background-color="transparent" loext:char-shading-value="0"/>
    </style:style>
    <style:style style:name="T780" style:family="text">
      <style:text-properties officeooo:rsid="00106bd1" fo:background-color="transparent" loext:char-shading-value="0"/>
    </style:style>
    <style:style style:name="T781" style:family="text">
      <style:text-properties officeooo:rsid="00136b99" fo:background-color="transparent" loext:char-shading-value="0"/>
    </style:style>
    <style:style style:name="T782" style:family="text">
      <style:text-properties officeooo:rsid="010d7bb1"/>
    </style:style>
    <style:style style:name="T783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784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785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786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787" style:family="text">
      <style:text-properties style:font-name="Monospace"/>
    </style:style>
    <style:style style:name="T788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789" style:family="text">
      <style:text-properties style:font-name="Monospace" fo:font-weight="bold" officeooo:rsid="00136b99" style:font-weight-asian="bold" style:font-weight-complex="bold"/>
    </style:style>
    <style:style style:name="T790" style:family="text">
      <style:text-properties style:font-name="Monospace" officeooo:rsid="00159500"/>
    </style:style>
    <style:style style:name="T791" style:family="text">
      <style:text-properties style:font-name="Monospace" style:text-underline-style="none" officeooo:rsid="00480c72"/>
    </style:style>
    <style:style style:name="T792" style:family="text">
      <style:text-properties style:font-name="Monospace" style:text-underline-style="none" fo:font-weight="bold" style:font-weight-asian="bold" style:font-weight-complex="bold"/>
    </style:style>
    <style:style style:name="T793" style:family="text">
      <style:text-properties style:font-name="Monospace" style:text-underline-style="solid" style:text-underline-width="auto" style:text-underline-color="font-color" officeooo:rsid="006f8c00"/>
    </style:style>
    <style:style style:name="T794" style:family="text">
      <style:text-properties officeooo:rsid="00136b99"/>
    </style:style>
    <style:style style:name="T795" style:family="text">
      <style:text-properties officeooo:rsid="01a090d6"/>
    </style:style>
    <style:style style:name="T796" style:family="text">
      <style:text-properties officeooo:rsid="001fa622"/>
    </style:style>
    <style:style style:name="T797" style:family="text">
      <style:text-properties officeooo:rsid="003cf95e"/>
    </style:style>
    <style:style style:name="T798" style:family="text">
      <style:text-properties officeooo:rsid="0016b291"/>
    </style:style>
    <style:style style:name="T799" style:family="text">
      <style:text-properties officeooo:rsid="00edc052"/>
    </style:style>
    <style:style style:name="T800" style:family="text">
      <style:text-properties officeooo:rsid="00fe66b7"/>
    </style:style>
    <style:style style:name="T801" style:family="text">
      <style:text-properties officeooo:rsid="001cadfd"/>
    </style:style>
    <style:style style:name="T802" style:family="text">
      <style:text-properties officeooo:rsid="00f65e2e"/>
    </style:style>
    <style:style style:name="T803" style:family="text">
      <style:text-properties officeooo:rsid="011a59e4"/>
    </style:style>
    <style:style style:name="T804" style:family="text">
      <style:text-properties officeooo:rsid="012d4736"/>
    </style:style>
    <style:style style:name="T805" style:family="text">
      <style:text-properties style:font-name="Liberation Sans" fo:font-size="12pt" fo:language="pt" fo:country="BR" officeooo:rsid="00fab35d" style:font-size-asian="12pt" style:font-size-complex="12pt"/>
    </style:style>
    <style:style style:name="T806" style:family="text">
      <style:text-properties style:font-name="Liberation Sans" fo:font-size="12pt" fo:language="pt" fo:country="BR" officeooo:rsid="007a7d78" style:font-size-asian="12pt" style:font-size-complex="12pt"/>
    </style:style>
    <style:style style:name="T807" style:family="text">
      <style:text-properties style:font-name="Liberation Sans" fo:font-size="12pt" fo:language="pt" fo:country="BR" officeooo:rsid="007c259c" style:font-size-asian="12pt" style:font-size-complex="12pt"/>
    </style:style>
    <style:style style:name="T808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809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810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811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812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813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814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815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816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817" style:family="text">
      <style:text-properties style:font-name="Liberation Sans" fo:language="pt" fo:country="BR"/>
    </style:style>
    <style:style style:name="T818" style:family="text">
      <style:text-properties style:font-name="Liberation Sans" fo:language="pt" fo:country="BR" officeooo:rsid="000e2760" style:font-name-asian="Microsoft YaHei" style:font-name-complex="Mangal1"/>
    </style:style>
    <style:style style:name="T819" style:family="text">
      <style:text-properties style:font-name="Liberation Sans" fo:language="pt" fo:country="BR" officeooo:rsid="01bb64b4" style:font-name-asian="Microsoft YaHei" style:font-name-complex="Mangal1"/>
    </style:style>
    <style:style style:name="T820" style:family="text">
      <style:text-properties style:font-name="Liberation Sans" fo:language="pt" fo:country="BR" officeooo:rsid="01c694eb" style:font-name-asian="Microsoft YaHei" style:font-name-complex="Mangal1"/>
    </style:style>
    <style:style style:name="T821" style:family="text">
      <style:text-properties style:font-name="Liberation Sans" officeooo:rsid="01869135" style:font-name-asian="Microsoft YaHei" style:font-name-complex="Mangal1"/>
    </style:style>
    <style:style style:name="T822" style:family="text">
      <style:text-properties style:font-name="Liberation Sans" officeooo:rsid="0208fbb4" style:font-name-asian="Microsoft YaHei" style:font-name-complex="Mangal1"/>
    </style:style>
    <style:style style:name="T823" style:family="text">
      <style:text-properties officeooo:rsid="00f7dc00"/>
    </style:style>
    <style:style style:name="T824" style:family="text">
      <style:text-properties officeooo:rsid="00400bc2"/>
    </style:style>
    <style:style style:name="T825" style:family="text">
      <style:text-properties officeooo:rsid="016f9642"/>
    </style:style>
    <style:style style:name="T826" style:family="text">
      <style:text-properties fo:color="#dcdcaa" loext:opacity="100%"/>
    </style:style>
    <style:style style:name="T827" style:family="text">
      <style:text-properties fo:color="#dcdcaa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828" style:family="text">
      <style:text-properties fo:color="#dcdcaa" loext:opacity="100%" style:font-name="Consolas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829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830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831" style:family="text">
      <style:text-properties fo:color="#dcdcaa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832" style:family="text">
      <style:text-properties fo:color="#dcdcaa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833" style:family="text">
      <style:text-properties fo:color="#dcdcaa" loext:opacity="100%" style:font-name="Consolas" fo:font-weight="normal"/>
    </style:style>
    <style:style style:name="T834" style:family="text">
      <style:text-properties fo:color="#dcdcaa" loext:opacity="100%" style:font-name="Consolas" fo:font-weight="normal" fo:background-color="#1f1f1f" loext:char-shading-value="0" style:font-size-asian="12pt" style:font-size-complex="12pt"/>
    </style:style>
    <style:style style:name="T835" style:family="text">
      <style:text-properties fo:color="#dcdcaa" loext:opacity="100%" style:font-name="Consolas" fo:font-weight="normal" fo:background-color="#1e1e1e" loext:char-shading-value="0"/>
    </style:style>
    <style:style style:name="T836" style:family="text">
      <style:text-properties fo:color="#dcdcaa" loext:opacity="100%" style:font-name="Consolas" fo:font-size="10.5pt" fo:font-weight="normal"/>
    </style:style>
    <style:style style:name="T837" style:family="text">
      <style:text-properties fo:color="#dcdcaa" loext:opacity="100%" style:font-name="Consolas" fo:font-size="10.5pt" fo:font-weight="normal" fo:background-color="#1f1f1f" loext:char-shading-value="0"/>
    </style:style>
    <style:style style:name="T838" style:family="text">
      <style:text-properties fo:color="#dcdcaa" loext:opacity="100%" style:font-name="Consolas" fo:font-size="10.5pt" fo:language="pt" fo:country="BR" fo:font-weight="normal" fo:background-color="#1f1f1f" loext:char-shading-value="0"/>
    </style:style>
    <style:style style:name="T839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840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841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842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843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844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845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846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847" style:family="text">
      <style:text-properties fo:color="#dcdcaa" loext:opacity="100%" style:font-name="Mono" fo:font-weight="normal" fo:background-color="#1e1e1e" loext:char-shading-value="0"/>
    </style:style>
    <style:style style:name="T848" style:family="text">
      <style:text-properties fo:color="#dcdcaa" loext:opacity="100%" style:font-name="Mono" fo:font-weight="normal" officeooo:rsid="00fcd43c" fo:background-color="#1e1e1e" loext:char-shading-value="0"/>
    </style:style>
    <style:style style:name="T849" style:family="text">
      <style:text-properties fo:color="#dcdcaa" loext:opacity="100%" style:font-name="Mono" fo:font-weight="normal" officeooo:rsid="00bd5516" fo:background-color="#1e1e1e" loext:char-shading-value="0"/>
    </style:style>
    <style:style style:name="T850" style:family="text">
      <style:text-properties fo:color="#dcdcaa" loext:opacity="100%" style:font-name="Mono" fo:font-weight="normal" officeooo:rsid="00fd7e4c" fo:background-color="#1e1e1e" loext:char-shading-value="0"/>
    </style:style>
    <style:style style:name="T851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852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853" style:family="text">
      <style:text-properties fo:color="#dcdcaa" loext:opacity="100%" fo:font-weight="normal" fo:background-color="#1e1e1e" loext:char-shading-value="0"/>
    </style:style>
    <style:style style:name="T854" style:family="text">
      <style:text-properties fo:color="#dcdcaa" loext:opacity="100%" fo:font-weight="normal" officeooo:rsid="00fcd43c" fo:background-color="#1e1e1e" loext:char-shading-value="0"/>
    </style:style>
    <style:style style:name="T855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856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857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858" style:family="text">
      <style:text-properties fo:color="#dcdcaa" loext:opacity="100%" style:font-name="Mono" fo:font-weight="normal" fo:background-color="#1f1f1f" loext:char-shading-value="0" style:font-size-asian="12pt" style:font-size-complex="12pt"/>
    </style:style>
    <style:style style:name="T859" style:family="text">
      <style:text-properties fo:color="#dcdcaa" loext:opacity="100%" style:font-name="Mono" fo:font-size="11pt" fo:font-weight="normal" fo:background-color="#1f1f1f" loext:char-shading-value="0" style:font-size-asian="11pt" style:font-size-complex="11pt"/>
    </style:style>
    <style:style style:name="T860" style:family="text">
      <style:text-properties fo:color="#9cdcfe" loext:opacity="100%"/>
    </style:style>
    <style:style style:name="T861" style:family="text">
      <style:text-properties fo:color="#9cdcfe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862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863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864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865" style:family="text">
      <style:text-properties fo:color="#9cdcfe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866" style:family="text">
      <style:text-properties fo:color="#9cdcfe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867" style:family="text">
      <style:text-properties fo:color="#9cdcfe" loext:opacity="100%" style:font-name="Consolas" fo:font-size="10.5pt" fo:font-weight="normal"/>
    </style:style>
    <style:style style:name="T868" style:family="text">
      <style:text-properties fo:color="#9cdcfe" loext:opacity="100%" style:font-name="Consolas" fo:font-size="10.5pt" fo:font-weight="normal" fo:background-color="#1f1f1f" loext:char-shading-value="0"/>
    </style:style>
    <style:style style:name="T869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870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871" style:family="text">
      <style:text-properties fo:color="#9cdcfe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872" style:family="text">
      <style:text-properties fo:color="#9cdcfe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873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74" style:family="text">
      <style:text-properties fo:color="#9cdcfe" loext:opacity="100%" style:font-name="Consolas" fo:font-weight="normal"/>
    </style:style>
    <style:style style:name="T875" style:family="text">
      <style:text-properties fo:color="#9cdcfe" loext:opacity="100%" style:font-name="Consolas" fo:font-weight="normal" fo:background-color="#1e1e1e" loext:char-shading-value="0"/>
    </style:style>
    <style:style style:name="T876" style:family="text">
      <style:text-properties fo:color="#9cdcfe" loext:opacity="100%" style:font-name="Consolas" fo:font-weight="normal" officeooo:rsid="00bdec46" fo:background-color="#1e1e1e" loext:char-shading-value="0"/>
    </style:style>
    <style:style style:name="T877" style:family="text">
      <style:text-properties fo:color="#9cdcfe" loext:opacity="100%" style:font-name="Liberation Serif"/>
    </style:style>
    <style:style style:name="T878" style:family="text">
      <style:text-properties fo:color="#9cdcfe" loext:opacity="100%" style:font-name="Liberation Serif" fo:font-size="12pt" fo:language="pt" fo:country="BR" style:text-underline-style="none" fo:font-weight="normal" officeooo:rsid="021040c8" fo:background-color="#1f1f1f" loext:char-shading-value="0" style:font-size-asian="12pt" style:font-size-complex="12pt"/>
    </style:style>
    <style:style style:name="T879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880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881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882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883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884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885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886" style:family="text">
      <style:text-properties fo:color="#9cdcfe" loext:opacity="100%" style:font-name="Mono" fo:font-weight="normal" fo:background-color="#1e1e1e" loext:char-shading-value="0"/>
    </style:style>
    <style:style style:name="T887" style:family="text">
      <style:text-properties fo:color="#9cdcfe" loext:opacity="100%" style:font-name="Mono" fo:font-weight="normal" officeooo:rsid="00b725b2" fo:background-color="#1e1e1e" loext:char-shading-value="0"/>
    </style:style>
    <style:style style:name="T888" style:family="text">
      <style:text-properties fo:color="#9cdcfe" loext:opacity="100%" style:font-name="Mono" fo:font-weight="normal" officeooo:rsid="018767ee" fo:background-color="#1e1e1e" loext:char-shading-value="0"/>
    </style:style>
    <style:style style:name="T889" style:family="text">
      <style:text-properties fo:color="#9cdcfe" loext:opacity="100%" style:font-name="Mono" fo:font-weight="normal" officeooo:rsid="00fcd43c" fo:background-color="#1e1e1e" loext:char-shading-value="0"/>
    </style:style>
    <style:style style:name="T890" style:family="text">
      <style:text-properties fo:color="#9cdcfe" loext:opacity="100%" style:font-name="Mono" fo:font-weight="normal" officeooo:rsid="00bd5516" fo:background-color="#1e1e1e" loext:char-shading-value="0"/>
    </style:style>
    <style:style style:name="T891" style:family="text">
      <style:text-properties fo:color="#9cdcfe" loext:opacity="100%" style:font-name="Mono" fo:font-size="12pt" fo:language="pt" fo:country="BR" style:text-underline-style="none" fo:font-weight="normal" officeooo:rsid="021040c8" fo:background-color="#1f1f1f" loext:char-shading-value="0" style:font-size-asian="12pt" style:font-size-complex="12pt"/>
    </style:style>
    <style:style style:name="T892" style:family="text">
      <style:text-properties fo:color="#9cdcfe" loext:opacity="100%" style:font-name="Mono" fo:font-size="10.5pt" fo:font-weight="normal" fo:background-color="#1f1f1f" loext:char-shading-value="0"/>
    </style:style>
    <style:style style:name="T893" style:family="text">
      <style:text-properties fo:color="#9cdcfe" loext:opacity="100%" style:font-name="Mono" fo:font-size="10pt" fo:language="pt" fo:country="BR" style:text-underline-style="none" fo:font-weight="normal" officeooo:rsid="021040c8" fo:background-color="#1f1f1f" loext:char-shading-value="0" style:font-size-asian="10pt" style:font-size-complex="10pt"/>
    </style:style>
    <style:style style:name="T894" style:family="text">
      <style:text-properties fo:color="#9cdcfe" loext:opacity="100%" style:font-name="Mono" fo:font-size="10pt" fo:font-weight="normal" fo:background-color="#1f1f1f" loext:char-shading-value="0" style:font-size-asian="10pt" style:font-size-complex="10pt"/>
    </style:style>
    <style:style style:name="T895" style:family="text">
      <style:text-properties fo:color="#9cdcfe" loext:opacity="100%" style:font-name="Mono" fo:font-size="11pt" fo:language="pt" fo:country="BR" style:text-underline-style="none" fo:font-weight="normal" officeooo:rsid="021040c8" fo:background-color="#1f1f1f" loext:char-shading-value="0" style:font-size-asian="11pt" style:font-size-complex="11pt"/>
    </style:style>
    <style:style style:name="T896" style:family="text">
      <style:text-properties fo:color="#9cdcfe" loext:opacity="100%" style:font-name="Mono" fo:font-size="11pt" fo:font-weight="normal" fo:background-color="#1f1f1f" loext:char-shading-value="0" style:font-size-asian="11pt" style:font-size-complex="11pt"/>
    </style:style>
    <style:style style:name="T897" style:family="text">
      <style:text-properties fo:color="#9cdcfe" loext:opacity="100%" style:font-name="Mono" fo:font-size="115pt" fo:language="pt" fo:country="BR" style:text-underline-style="none" fo:font-weight="normal" officeooo:rsid="021040c8" fo:background-color="#1f1f1f" loext:char-shading-value="0" style:font-size-asian="115pt" style:font-size-complex="115pt"/>
    </style:style>
    <style:style style:name="T898" style:family="text">
      <style:text-properties fo:color="#9cdcfe" loext:opacity="100%" style:font-name="Mono" fo:font-size="115pt" fo:font-weight="normal" fo:background-color="#1f1f1f" loext:char-shading-value="0" style:font-size-asian="115pt" style:font-size-complex="115pt"/>
    </style:style>
    <style:style style:name="T899" style:family="text">
      <style:text-properties fo:color="#9cdcfe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900" style:family="text">
      <style:text-properties fo:color="#9cdcfe" loext:opacity="100%" style:font-name="Mono" fo:font-size="11.5pt" fo:font-weight="normal" fo:background-color="#1f1f1f" loext:char-shading-value="0" style:font-size-asian="11.5pt" style:font-size-complex="11.5pt"/>
    </style:style>
    <style:style style:name="T901" style:family="text">
      <style:text-properties fo:color="#6a9955" loext:opacity="100%"/>
    </style:style>
    <style:style style:name="T902" style:family="text">
      <style:text-properties fo:color="#6a9955" loext:opacity="100%" style:font-name="Consolas" fo:font-size="10.5pt" fo:font-weight="normal" fo:background-color="#1f1f1f" loext:char-shading-value="0"/>
    </style:style>
    <style:style style:name="T903" style:family="text">
      <style:text-properties fo:color="#6a9955" loext:opacity="100%" style:font-name="Consolas" fo:font-weight="normal"/>
    </style:style>
    <style:style style:name="T904" style:family="text">
      <style:text-properties fo:color="#6a9955" loext:opacity="100%" style:font-name="Consolas" fo:font-weight="normal" fo:background-color="#1f1f1f" loext:char-shading-value="0" style:font-size-asian="12pt" style:font-size-complex="12pt"/>
    </style:style>
    <style:style style:name="T905" style:family="text">
      <style:text-properties fo:color="#6a9955" loext:opacity="100%" style:font-name="Consolas" fo:font-weight="normal" officeooo:rsid="00bdec46" fo:background-color="#1e1e1e" loext:char-shading-value="0"/>
    </style:style>
    <style:style style:name="T906" style:family="text">
      <style:text-properties fo:color="#6a9955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07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908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909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10" style:family="text">
      <style:text-properties fo:color="#6a9955" loext:opacity="100%" style:font-name="Mono" fo:font-weight="normal" officeooo:rsid="00b725b2" fo:background-color="#1e1e1e" loext:char-shading-value="0"/>
    </style:style>
    <style:style style:name="T911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912" style:family="text">
      <style:text-properties fo:color="#6a9955" loext:opacity="100%" style:font-name="Liberation Serif" fo:font-size="12pt" fo:language="pt" fo:country="BR" style:text-underline-style="none" fo:font-weight="normal" officeooo:rsid="021040c8" fo:background-color="#1f1f1f" loext:char-shading-value="0" style:font-size-asian="12pt" style:font-size-complex="12pt"/>
    </style:style>
    <style:style style:name="T913" style:family="text">
      <style:text-properties fo:color="#6a9955" loext:opacity="100%" style:font-name="Mono" fo:font-size="12pt" fo:language="pt" fo:country="BR" style:text-underline-style="none" fo:font-weight="normal" officeooo:rsid="021040c8" fo:background-color="#1f1f1f" loext:char-shading-value="0" style:font-size-asian="12pt" style:font-size-complex="12pt"/>
    </style:style>
    <style:style style:name="T914" style:family="text">
      <style:text-properties fo:color="#6a9955" loext:opacity="100%" style:font-name="Mono" fo:font-size="10pt" fo:language="pt" fo:country="BR" style:text-underline-style="none" fo:font-weight="normal" officeooo:rsid="021040c8" fo:background-color="#1f1f1f" loext:char-shading-value="0" style:font-size-asian="10pt" style:font-size-complex="10pt"/>
    </style:style>
    <style:style style:name="T915" style:family="text">
      <style:text-properties fo:color="#6a9955" loext:opacity="100%" style:font-name="Mono" fo:font-size="11pt" fo:language="pt" fo:country="BR" style:text-underline-style="none" fo:font-weight="normal" officeooo:rsid="021040c8" fo:background-color="#1f1f1f" loext:char-shading-value="0" style:font-size-asian="11pt" style:font-size-complex="11pt"/>
    </style:style>
    <style:style style:name="T916" style:family="text">
      <style:text-properties fo:color="#6a9955" loext:opacity="100%" style:font-name="Mono" fo:font-size="11pt" fo:font-weight="normal" fo:background-color="#1f1f1f" loext:char-shading-value="0" style:font-size-asian="11pt" style:font-size-complex="11pt"/>
    </style:style>
    <style:style style:name="T917" style:family="text">
      <style:text-properties fo:color="#6a9955" loext:opacity="100%" style:font-name="Mono" fo:font-weight="normal" fo:background-color="#1f1f1f" loext:char-shading-value="0" style:font-size-asian="12pt" style:font-size-complex="12pt"/>
    </style:style>
    <style:style style:name="T918" style:family="text">
      <style:text-properties fo:color="#6a9955" loext:opacity="100%" style:font-name="Mono" fo:font-size="115pt" fo:language="pt" fo:country="BR" style:text-underline-style="none" fo:font-weight="normal" officeooo:rsid="021040c8" fo:background-color="#1f1f1f" loext:char-shading-value="0" style:font-size-asian="115pt" style:font-size-complex="115pt"/>
    </style:style>
    <style:style style:name="T919" style:family="text">
      <style:text-properties fo:color="#6a9955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920" style:family="text">
      <style:text-properties fo:color="#4ec9b0" loext:opacity="100%"/>
    </style:style>
    <style:style style:name="T921" style:family="text">
      <style:text-properties fo:color="#4ec9b0" loext:opacity="100%" style:font-name="Consolas" fo:font-size="10.5pt" fo:language="pt" fo:country="BR" fo:font-weight="normal" fo:background-color="#1f1f1f" loext:char-shading-value="0"/>
    </style:style>
    <style:style style:name="T922" style:family="text">
      <style:text-properties fo:color="#4ec9b0" loext:opacity="100%" style:font-name="Consolas" fo:font-size="10.5pt" fo:language="pt" fo:country="BR" fo:font-weight="normal" officeooo:rsid="0198b8fb" fo:background-color="#1f1f1f" loext:char-shading-value="0"/>
    </style:style>
    <style:style style:name="T923" style:family="text">
      <style:text-properties fo:color="#4ec9b0" loext:opacity="100%" style:font-name="Consolas" fo:font-size="10.5pt" fo:font-weight="normal"/>
    </style:style>
    <style:style style:name="T924" style:family="text">
      <style:text-properties officeooo:rsid="00f91742"/>
    </style:style>
    <style:style style:name="T925" style:family="text">
      <style:text-properties officeooo:rsid="00ff48d5"/>
    </style:style>
    <style:style style:name="T926" style:family="text">
      <style:text-properties officeooo:rsid="006287df"/>
    </style:style>
    <style:style style:name="T927" style:family="text">
      <style:text-properties fo:color="#ce9178" loext:opacity="100%"/>
    </style:style>
    <style:style style:name="T928" style:family="text">
      <style:text-properties fo:color="#ce917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929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930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31" style:family="text">
      <style:text-properties fo:color="#ce9178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932" style:family="text">
      <style:text-properties fo:color="#ce9178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33" style:family="text">
      <style:text-properties fo:color="#ce9178" loext:opacity="100%" style:font-name="Consolas" fo:font-weight="normal" fo:background-color="#1f1f1f" loext:char-shading-value="0" style:font-size-asian="12pt" style:font-size-complex="12pt"/>
    </style:style>
    <style:style style:name="T934" style:family="text">
      <style:text-properties fo:color="#ce9178" loext:opacity="100%" style:font-name="Consolas" fo:font-weight="normal" fo:background-color="#1e1e1e" loext:char-shading-value="0"/>
    </style:style>
    <style:style style:name="T935" style:family="text">
      <style:text-properties fo:color="#ce9178" loext:opacity="100%" style:font-name="Consolas" fo:font-size="10.5pt" fo:font-weight="normal" fo:background-color="#1f1f1f" loext:char-shading-value="0"/>
    </style:style>
    <style:style style:name="T936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937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938" style:family="text">
      <style:text-properties fo:color="#ce9178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939" style:family="text">
      <style:text-properties fo:color="#ce9178" loext:opacity="100%" style:font-name="Liberation Serif"/>
    </style:style>
    <style:style style:name="T940" style:family="text">
      <style:text-properties fo:color="#ce9178" loext:opacity="100%" style:font-name="Liberation Serif" fo:font-size="12pt" fo:language="pt" fo:country="BR" style:text-underline-style="none" fo:font-weight="normal" officeooo:rsid="021040c8" fo:background-color="#1f1f1f" loext:char-shading-value="0" style:font-size-asian="12pt" style:font-size-complex="12pt"/>
    </style:style>
    <style:style style:name="T941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42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943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944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945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946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947" style:family="text">
      <style:text-properties fo:color="#ce9178" loext:opacity="100%" style:font-name="Mono" fo:font-weight="normal" fo:background-color="#1e1e1e" loext:char-shading-value="0"/>
    </style:style>
    <style:style style:name="T948" style:family="text">
      <style:text-properties fo:color="#ce9178" loext:opacity="100%" style:font-name="Mono" fo:font-size="12pt" fo:language="pt" fo:country="BR" style:text-underline-style="none" fo:font-weight="normal" officeooo:rsid="021040c8" fo:background-color="#1f1f1f" loext:char-shading-value="0" style:font-size-asian="12pt" style:font-size-complex="12pt"/>
    </style:style>
    <style:style style:name="T949" style:family="text">
      <style:text-properties fo:color="#ce9178" loext:opacity="100%" style:font-name="Mono" fo:font-size="10.5pt" fo:font-weight="normal" fo:background-color="#1f1f1f" loext:char-shading-value="0"/>
    </style:style>
    <style:style style:name="T950" style:family="text">
      <style:text-properties fo:color="#ce9178" loext:opacity="100%" style:font-name="Mono" fo:font-size="10pt" fo:language="pt" fo:country="BR" style:text-underline-style="none" fo:font-weight="normal" officeooo:rsid="021040c8" fo:background-color="#1f1f1f" loext:char-shading-value="0" style:font-size-asian="10pt" style:font-size-complex="10pt"/>
    </style:style>
    <style:style style:name="T951" style:family="text">
      <style:text-properties fo:color="#ce9178" loext:opacity="100%" style:font-name="Mono" fo:font-size="10pt" fo:font-weight="normal" fo:background-color="#1f1f1f" loext:char-shading-value="0" style:font-size-asian="10pt" style:font-size-complex="10pt"/>
    </style:style>
    <style:style style:name="T952" style:family="text">
      <style:text-properties fo:color="#ce9178" loext:opacity="100%" style:font-name="Mono" fo:font-size="11pt" fo:language="pt" fo:country="BR" style:text-underline-style="none" fo:font-weight="normal" officeooo:rsid="021040c8" fo:background-color="#1f1f1f" loext:char-shading-value="0" style:font-size-asian="11pt" style:font-size-complex="11pt"/>
    </style:style>
    <style:style style:name="T953" style:family="text">
      <style:text-properties fo:color="#ce9178" loext:opacity="100%" style:font-name="Mono" fo:font-size="11pt" fo:font-weight="normal" fo:background-color="#1f1f1f" loext:char-shading-value="0" style:font-size-asian="11pt" style:font-size-complex="11pt"/>
    </style:style>
    <style:style style:name="T954" style:family="text">
      <style:text-properties fo:color="#ce9178" loext:opacity="100%" style:font-name="Mono" fo:font-weight="normal" fo:background-color="#1f1f1f" loext:char-shading-value="0" style:font-size-asian="12pt" style:font-size-complex="12pt"/>
    </style:style>
    <style:style style:name="T955" style:family="text">
      <style:text-properties fo:color="#ce9178" loext:opacity="100%" style:font-name="Mono" fo:font-size="115pt" fo:language="pt" fo:country="BR" style:text-underline-style="none" fo:font-weight="normal" officeooo:rsid="021040c8" fo:background-color="#1f1f1f" loext:char-shading-value="0" style:font-size-asian="115pt" style:font-size-complex="115pt"/>
    </style:style>
    <style:style style:name="T956" style:family="text">
      <style:text-properties fo:color="#ce9178" loext:opacity="100%" style:font-name="Mono" fo:font-size="115pt" fo:font-weight="normal" fo:background-color="#1f1f1f" loext:char-shading-value="0" style:font-size-asian="115pt" style:font-size-complex="115pt"/>
    </style:style>
    <style:style style:name="T957" style:family="text">
      <style:text-properties fo:color="#ce9178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958" style:family="text">
      <style:text-properties fo:color="#ce9178" loext:opacity="100%" style:font-name="Mono" fo:font-size="11.5pt" fo:font-weight="normal" fo:background-color="#1f1f1f" loext:char-shading-value="0" style:font-size-asian="11.5pt" style:font-size-complex="11.5pt"/>
    </style:style>
    <style:style style:name="T959" style:family="text">
      <style:text-properties officeooo:rsid="00e1c371" style:font-size-asian="12pt" style:font-size-complex="12pt"/>
    </style:style>
    <style:style style:name="T960" style:family="text">
      <style:text-properties officeooo:rsid="00d9bf05"/>
    </style:style>
    <style:style style:name="T961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962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963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964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965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966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967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968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969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970" style:family="text">
      <style:text-properties fo:color="#c586c0" loext:opacity="100%"/>
    </style:style>
    <style:style style:name="T971" style:family="text">
      <style:text-properties fo:color="#c586c0" loext:opacity="100%" style:font-name="Consolas" fo:font-weight="normal" fo:background-color="#1e1e1e" loext:char-shading-value="0"/>
    </style:style>
    <style:style style:name="T972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973" style:family="text">
      <style:text-properties fo:color="#c586c0" loext:opacity="100%" style:font-name="Mono" fo:font-weight="normal" officeooo:rsid="00b725b2" fo:background-color="#1e1e1e" loext:char-shading-value="0"/>
    </style:style>
    <style:style style:name="T974" style:family="text">
      <style:text-properties officeooo:rsid="00d9fbfd"/>
    </style:style>
    <style:style style:name="T975" style:family="text">
      <style:text-properties officeooo:rsid="00f01bf8"/>
    </style:style>
    <style:style style:name="T976" style:family="text">
      <style:text-properties officeooo:rsid="0071e7d1"/>
    </style:style>
    <style:style style:name="T977" style:family="text">
      <style:text-properties officeooo:rsid="006f8c00"/>
    </style:style>
    <style:style style:name="T978" style:family="text">
      <style:text-properties officeooo:rsid="00cfc560"/>
    </style:style>
    <style:style style:name="T979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980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981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982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983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84" style:family="text">
      <style:text-properties officeooo:rsid="000e2760"/>
    </style:style>
    <style:style style:name="T985" style:family="text">
      <style:text-properties officeooo:rsid="01cffdb6"/>
    </style:style>
    <style:style style:name="T986" style:family="text">
      <style:text-properties fo:color="#d16969" loext:opacity="100%" style:font-name="Consolas" fo:font-size="12pt" fo:font-weight="normal" fo:background-color="#1f1f1f" loext:char-shading-value="0" style:font-size-asian="12pt" style:font-size-complex="12pt"/>
    </style:style>
    <style:style style:name="T987" style:family="text">
      <style:text-properties fo:color="#808080" loext:opacity="100%"/>
    </style:style>
    <style:style style:name="T988" style:family="text">
      <style:text-properties fo:color="#808080" loext:opacity="100%" style:font-name="Consolas" fo:font-size="10.5pt" fo:font-weight="normal"/>
    </style:style>
    <style:style style:name="T989" style:family="text">
      <style:text-properties officeooo:rsid="01887e73"/>
    </style:style>
    <style:style style:name="T990" style:family="text">
      <style:text-properties officeooo:rsid="00f288ab"/>
    </style:style>
    <style:style style:name="T991" style:family="text">
      <style:text-properties fo:font-style="italic" officeooo:rsid="00f288ab" style:font-style-asian="italic" style:font-style-complex="italic"/>
    </style:style>
    <style:style style:name="T992" style:family="text">
      <style:text-properties officeooo:rsid="00b725b2"/>
    </style:style>
    <style:style style:name="T993" style:family="text">
      <style:text-properties officeooo:rsid="00b2d328"/>
    </style:style>
    <style:style style:name="T994" style:family="text">
      <style:text-properties officeooo:rsid="01aa837b"/>
    </style:style>
    <style:style style:name="T995" style:family="text">
      <style:text-properties officeooo:rsid="00bd5516"/>
    </style:style>
    <style:style style:name="T996" style:family="text">
      <style:text-properties officeooo:rsid="01860800"/>
    </style:style>
    <style:style style:name="T997" style:family="text">
      <style:text-properties officeooo:rsid="00fcd43c"/>
    </style:style>
    <style:style style:name="T998" style:family="text">
      <style:text-properties officeooo:rsid="00fd7e4c"/>
    </style:style>
    <style:style style:name="T999" style:family="text">
      <style:text-properties style:font-name="Consolas" fo:font-weight="normal"/>
    </style:style>
    <style:style style:name="T1000" style:family="text">
      <style:text-properties officeooo:rsid="01869135"/>
    </style:style>
    <style:style style:name="T1001" style:family="text">
      <style:text-properties officeooo:rsid="019276e1"/>
    </style:style>
    <style:style style:name="T1002" style:family="text">
      <style:text-properties officeooo:rsid="016d7e7f"/>
    </style:style>
    <style:style style:name="T1003" style:family="text">
      <style:text-properties officeooo:rsid="020a2d2d"/>
    </style:style>
    <style:style style:name="T1004" style:family="text">
      <style:text-properties officeooo:rsid="01abba9b"/>
    </style:style>
    <style:style style:name="T1005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1006" style:family="text">
      <style:text-properties officeooo:rsid="01ac95ad"/>
    </style:style>
    <style:style style:name="T1007" style:family="text">
      <style:text-properties officeooo:rsid="01b9df00"/>
    </style:style>
    <style:style style:name="T1008" style:family="text">
      <style:text-properties officeooo:rsid="0169e819"/>
    </style:style>
    <style:style style:name="T1009" style:family="text">
      <style:text-properties officeooo:rsid="016b05d5"/>
    </style:style>
    <style:style style:name="T1010" style:family="text">
      <style:text-properties officeooo:rsid="01bb64b4"/>
    </style:style>
    <style:style style:name="T1011" style:family="text">
      <style:text-properties officeooo:rsid="020f03f3"/>
    </style:style>
    <style:style style:name="T1012" style:family="text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7" text:outline-level="1">Aula 01 - <text:span text:style-name="T1">História</text:span></text:h>
      <text:p text:style-name="P46"/>
      <text:p text:style-name="P98"><text:span text:style-name="T2">A história do </text:span><text:span text:style-name="Strong_20_Emphasis"><text:span text:style-name="T6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1">O PHP cresceu rapidamente durante o boom da internet no final dos anos 90 e início dos anos 2000 devido à sua simplicidade e fácil integração com servidores web como Apache. </text:p>
      <text:p text:style-name="P99"><text:span text:style-name="Strong_20_Emphasis"><text:span text:style-name="T34">Origem e Primeiras Versões:</text:span></text:span></text:p>
      <text:list text:style-name="L1">
        <text:list-item>
          <text:p text:style-name="P252"><text:span text:style-name="Strong_20_Emphasis"><text:span text:style-name="T33">1994 – Criação por Rasmus Lerdorf</text:span></text:span><text:span text:style-name="T33">: Rasmus Lerdorf, um programador dinamarquês-canadense, criou um conjunto de scripts CGI em linguagem C para monitorar o tráfego em sua página pessoal. Ele chamou essa ferramenta de </text:span><text:span text:style-name="Strong_20_Emphasis"><text:span text:style-name="T33">"Personal Home Page Tools"</text:span></text:span><text:span text:style-name="T33">. Essa versão inicial incluía funcionalidades simples como gerenciamento de formulários e a capacidade de interagir com bancos de dados. </text:span><text:span text:style-name="T37">Em 1995, </text:span><text:span text:style-name="T33">Rasmus disponibilizou a ferramenta para a comunidade, permitindo que outros desenvolvedores a usassem e contribuíssem.</text:span></text:p>
        </text:list-item>
        <text:list-item>
          <text:p text:style-name="P252"><text:span text:style-name="Strong_20_Emphasis"><text:span text:style-name="T33">1997 – PHP 2.0 (PHP/FI 2.0)</text:span></text:span><text:span text:style-name="T33">: Primeira versão funcional para produção. Suporte básico para variáveis, laços e funcionalidade rudimentar de programação.</text:span></text:p>
        </text:list-item>
        <text:list-item>
          <text:p text:style-name="P253"><text:span text:style-name="Strong_20_Emphasis"><text:span text:style-name="T33">1998 – PHP 3.0</text:span></text:span><text:span text:style-name="T33">: Dois novos desenvolvedores </text:span><text:span text:style-name="T37">israelenses</text:span><text:span text:style-name="T33">, </text:span><text:span text:style-name="Strong_20_Emphasis"><text:span text:style-name="T33">Zeev Suraski</text:span></text:span><text:span text:style-name="T33"> e </text:span><text:span text:style-name="Strong_20_Emphasis"><text:span text:style-name="T33">Andi Gutmans</text:span></text:span><text:span text:style-name="T33">, reescreveram o núcleo do PHP para resolver suas limitações e torná-lo mais robusto. A sigla foi alterada para </text:span><text:span text:style-name="Strong_20_Emphasis"><text:span text:style-name="T33">PHP: Hypertext Preprocessor</text:span></text:span><text:span text:style-name="T33">.</text:span></text:p>
        </text:list-item>
        <text:list-item>
          <text:p text:style-name="P253"><text:span text:style-name="Strong_20_Emphasis"><text:span text:style-name="T38">2000 - </text:span></text:span><text:span text:style-name="Strong_20_Emphasis"><text:span text:style-name="T33">PHP 4.0</text:span></text:span><text:span text:style-name="T33">: Introdução do </text:span><text:span text:style-name="Strong_20_Emphasis"><text:span text:style-name="T33">Zend Engine 1.0</text:span></text:span><text:span text:style-name="T33">, desenvolvido por Suraski e Gutmans. Melhorias significativas em desempenho e suporte a programação orientada a objetos rudimentar.</text:span></text:p>
        </text:list-item>
        <text:list-item>
          <text:p text:style-name="P253"><text:span text:style-name="Strong_20_Emphasis"><text:span text:style-name="T33">2004 – PHP 5.0</text:span></text:span><text:span text:style-name="T33">: Introdução de um modelo completo de </text:span><text:span text:style-name="Strong_20_Emphasis"><text:span text:style-name="T33">programação orientada a objetos (POO)</text:span></text:span><text:span text:style-name="T33">. Uso do </text:span><text:span text:style-name="Strong_20_Emphasis"><text:span text:style-name="T33">Zend Engine 2.0</text:span></text:span><text:span text:style-name="T33">. Suporte para </text:span><text:span text:style-name="Strong_20_Emphasis"><text:span text:style-name="T33">XML</text:span></text:span><text:span text:style-name="T33">, melhorias em segurança e extensões como </text:span><text:span text:style-name="Strong_20_Emphasis"><text:span text:style-name="T33">PDO (PHP Data Objects)</text:span></text:span><text:span text:style-name="T33"> para acesso a bancos de dados.</text:span></text:p>
        </text:list-item>
        <text:list-item>
          <text:p text:style-name="P253"><text:span text:style-name="Strong_20_Emphasis"><text:span text:style-name="T33">2015 – PHP 7.0</text:span></text:span><text:span text:style-name="T33">: Uma grande evolução com o </text:span><text:span text:style-name="Strong_20_Emphasis"><text:span text:style-name="T33">Zend Engine 3</text:span></text:span><text:span text:style-name="T33">, que trouxe:</text:span></text:p>
          <text:list>
            <text:list-item>
              <text:p text:style-name="P254">Desempenho até duas vezes mais rápido.</text:p>
            </text:list-item>
            <text:list-item>
              <text:p text:style-name="P253"><text:span text:style-name="T33">Suporte a </text:span><text:span text:style-name="Strong_20_Emphasis"><text:span text:style-name="T33">type hints</text:span></text:span><text:span text:style-name="T33"> e retorno com tipos declarados.</text:span></text:p>
            </text:list-item>
            <text:list-item>
              <text:p text:style-name="P254">Melhor gerenciamento de memória.</text:p>
            </text:list-item>
          </text:list>
        </text:list-item>
        <text:list-item>
          <text:p text:style-name="P253"><text:span text:style-name="Strong_20_Emphasis"><text:span text:style-name="T33">2020 – PHP 8.0</text:span></text:span><text:span text:style-name="T33">: Introdução de funcionalidades modernas como:</text:span></text:p>
          <text:list>
            <text:list-item>
              <text:p text:style-name="P253"><text:span text:style-name="Strong_20_Emphasis"><text:span text:style-name="T33">JIT (Just-In-Time Compilation)</text:span></text:span><text:span text:style-name="T33">, melhorando ainda mais o desempenho.</text:span></text:p>
            </text:list-item>
            <text:list-item>
              <text:p text:style-name="P253"><text:span text:style-name="Strong_20_Emphasis"><text:span text:style-name="T33">Union Types</text:span></text:span><text:span text:style-name="T33">, </text:span><text:span text:style-name="Strong_20_Emphasis"><text:span text:style-name="T33">match expressions</text:span></text:span><text:span text:style-name="T33">, e mais.</text:span></text:p>
            </text:list-item>
            <text:list-item>
              <text:p text:style-name="P254">Foco em segurança, performance e recursos para desenvolvedores.</text:p>
            </text:list-item>
          </text:list>
        </text:list-item>
      </text:list>
      <text:p text:style-name="P47"/>
      <text:h text:style-name="P228" text:outline-level="1"/>
      <text:h text:style-name="P239" text:outline-level="1"><text:span text:style-name="T62">F</text:span><text:span text:style-name="T61">uncionamento</text:span></text:h>
      <text:p text:style-name="P4"/>
      <text:p text:style-name="P100"><text:span text:style-name="T33">Em termos simplificados, o </text:span><text:span text:style-name="T39">PHP</text:span><text:span text:style-name="T33">: </text:span><text:span text:style-name="Strong_20_Emphasis"><text:span text:style-name="T33">interpreta, compila e executa</text:span></text:span><text:span text:style-name="T33">.<text:line-break/></text:span><text:span text:style-name="T39">Quando um</text:span><text:span text:style-name="T217"> arquivo </text:span><text:span text:style-name="Source_20_Text"><text:span text:style-name="T355">.php</text:span></text:span><text:span text:style-name="T217"> é interpretado pel</text:span><text:span text:style-name="T218">o</text:span><text:span text:style-name="T217"> Zend Engine, o mecanismo principal do PHP, </text:span><text:span text:style-name="T219">e</text:span><text:span text:style-name="T217">le transforma o código em </text:span><text:span text:style-name="Strong_20_Emphasis"><text:span text:style-name="T230">OpCodes</text:span></text:span><text:span text:style-name="T217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5"/>
      <text:p text:style-name="P2"><draw:frame draw:style-name="fr1" draw:name="Figura42" text:anchor-type="as-char" svg:width="12.991cm" svg:height="14.314cm" draw:z-index="25"><draw:image xlink:href="Pictures/10000000000001EB0000021D5C2D50D84B7CDDB7.png" xlink:type="simple" xlink:show="embed" xlink:actuate="onLoad" draw:mime-type="image/png"/></draw:frame></text:p>
      <text:p text:style-name="P6"/>
      <text:p text:style-name="P101"><text:span text:style-name="T486">Type Juggling</text:span><text:span text:style-name="T40"> (ou "manipulação de tipos") é o nome do processo pelo qual o PHP </text:span><text:span text:style-name="T33">realiza conversões </text:span><text:span text:style-name="T40">automaticamente</text:span><text:span text:style-name="T33"> de tipos de dados quando é necessário para realizar uma operação. </text:span><text:span text:style-name="T40">É por esse motivo que o PHP é considerado como uma linguagem </text:span><text:span text:style-name="Strong_20_Emphasis"><text:span text:style-name="T40">fracamente tipada</text:span></text:span><text:span text:style-name="T40">, o que significa que as variáveis não precisam ter um tipo explicitamente definido e o interpretador decide qual tipo usar em cada situação. </text:span></text:p>
      <text:h text:style-name="P229" text:outline-level="1">Aula 02 - <text:span text:style-name="T1">Instalação</text:span></text:h>
      <text:p text:style-name="P48"/>
      <text:p text:style-name="P48">Para <text:span text:style-name="T510">simular um servidor web em uma máquina doméstica</text:span>, serão precisos 3 programas:</text:p>
      <text:list text:style-name="L2">
        <text:list-item>
          <text:p text:style-name="P266"><text:span text:style-name="T8">Apache:</text:span><text:span text:style-name="T3"> </text:span><text:span text:style-name="T4">HTTP server, </text:span><text:span text:style-name="T15">é o </text:span><text:span text:style-name="Strong_20_Emphasis"><text:span text:style-name="T22">"entregador"</text:span></text:span><text:span text:style-name="T22"> </text:span><text:span text:style-name="T15">das páginas web. </text:span></text:p>
        </text:list-item>
        <text:list-item>
          <text:p text:style-name="P255"><text:span text:style-name="T24">MySQL:</text:span><text:span text:style-name="T16"> </text:span><text:span text:style-name="T511">SGBD </text:span><text:span text:style-name="T512">(</text:span><text:span text:style-name="T16">ferramenta de banco de da</text:span><text:span text:style-name="T513">dos</text:span><text:span text:style-name="T512">)</text:span></text:p>
        </text:list-item>
        <text:list-item>
          <text:p text:style-name="P266"><text:span text:style-name="T515">PHP:</text:span><text:span text:style-name="T516"> interpretador </text:span><text:span text:style-name="T517">mais popular do back-end, </text:span><text:span text:style-name="T514">é </text:span><text:span text:style-name="T518">o </text:span><text:span text:style-name="Strong_20_Emphasis"><text:span text:style-name="T518">"gerador"</text:span></text:span><text:span text:style-name="T518"> de </text:span><text:span text:style-name="T514">conteúdo dinâmico.</text:span></text:p>
        </text:list-item>
      </text:list>
      <text:p text:style-name="P50"/>
      <text:p text:style-name="P7"><text:span text:style-name="T15">Não precisa usar mais XAMPP pois, a partir da versão 5.4, o PHP </text:span><text:span text:style-name="T17">já </text:span><text:span text:style-name="T15">contém </text:span><text:span text:style-name="T25">servidor embutido</text:span><text:span text:style-name="T22"> </text:span><text:span text:style-name="T23">para testes de desenvolvimento</text:span><text:span text:style-name="T15">. Para iniciá-lo, utilize o comando:</text:span><text:span text:style-name="T519"> </text:span><text:span text:style-name="T521">php -S localhost:</text:span><text:span text:style-name="T572">800</text:span><text:span text:style-name="T573">0</text:span><text:span text:style-name="T521"> -t </text:span><text:span text:style-name="T587">public</text:span><text:span text:style-name="T15"><text:tab/><text:line-break/></text:span><text:span text:style-name="T18">Explicando as partes do comando</text:span><text:span text:style-name="T15">: </text:span></text:p>
      <text:list text:style-name="L3">
        <text:list-item>
          <text:p text:style-name="P289"><text:span text:style-name="Strong_20_Emphasis"><text:span text:style-name="Source_20_Text"><text:span text:style-name="T4">php</text:span></text:span></text:span><text:span text:style-name="T4"> </text:span><text:span text:style-name="T33">Invoca o interpretador PHP instalado no sistema.</text:span></text:p>
        </text:list-item>
        <text:list-item>
          <text:p text:style-name="P289"><text:span text:style-name="Strong_20_Emphasis"><text:span text:style-name="Source_20_Text"><text:span text:style-name="T33">-S</text:span></text:span></text:span><text:span text:style-name="T33"> </text:span><text:span text:style-name="T41">s</text:span><text:span text:style-name="T33">ignifica "Start server". Usado para iniciar o servidor web embutido do PHP</text:span></text:p>
        </text:list-item>
        <text:list-item>
          <text:p text:style-name="P289"><text:span text:style-name="Strong_20_Emphasis"><text:span text:style-name="Source_20_Text"><text:span text:style-name="T33">localhost:800</text:span></text:span></text:span><text:span text:style-name="Strong_20_Emphasis"><text:span text:style-name="Source_20_Text"><text:span text:style-name="T42">0</text:span></text:span></text:span><text:span text:style-name="T33"> Define o endereço e a porta onde o servidor será acessado</text:span></text:p>
        </text:list-item>
        <text:list-item>
          <text:p text:style-name="P290"><text:span text:style-name="Strong_20_Emphasis"><text:span text:style-name="Source_20_Text"><text:span text:style-name="T33">-t</text:span></text:span></text:span><text:span text:style-name="T41"> </text:span><text:span text:style-name="T43">significa “target directory”. </text:span><text:span text:style-name="T41">Define </text:span><text:span text:style-name="T44">qual será </text:span><text:span text:style-name="T41">o diretório raiz do servidor (document root).</text:span></text:p>
        </text:list-item>
        <text:list-item>
          <text:p text:style-name="P291"><text:span text:style-name="Source_20_Text"><text:span text:style-name="Strong_20_Emphasis"><text:span text:style-name="T33">public</text:span></text:span></text:span><text:span text:style-name="T41"> Indica que os arquivos servidos pelo servidor estarão </text:span><text:span text:style-name="T44">somente </text:span><text:span text:style-name="T41">no diretório </text:span><text:span text:style-name="Source_20_Text"><text:span text:style-name="T595">public</text:span></text:span><text:span text:style-name="T41">.<text:line-break/></text:span><text:span text:style-name="T45">Nota: Por padrão, o servidor buscará pelo arquivo nomeado como “index”; se quiser inicializar por outro arquivo, adicione como próximo parâmetro o seu nome. Exemplo:<text:line-break/></text:span><text:span text:style-name="T522">php -S localhost:</text:span><text:span text:style-name="T574">800</text:span><text:span text:style-name="T575">0</text:span><text:span text:style-name="T522"> -t </text:span><text:span text:style-name="T588">public </text:span><text:span text:style-name="T622">form.html</text:span></text:p>
        </text:list-item>
      </text:list>
      <text:p text:style-name="P122"/>
      <text:p text:style-name="P123"><text:span text:style-name="T46">Document Root</text:span><text:span text:style-name="T33"> </text:span>é o<text:span text:style-name="T628"> </text:span><text:span text:style-name="Strong_20_Emphasis"><text:span text:style-name="T628">diretório no servidor web onde os arquivos públicos de um site são servidos aos navegadores</text:span></text:span><text:span text:style-name="T628">. É o pon</text:span>to de entrada visível da aplicação. <text:span text:style-name="T631">Esse diretório serve para:</text:span></text:p>
      <text:list text:style-name="L4">
        <text:list-item>
          <text:p text:style-name="P256"><text:span text:style-name="T633">P</text:span><text:span text:style-name="T632">roteger a lógica de back-end</text:span>: <text:span text:style-name="T647">s</text:span>omente os arquivos dentro do Document Root são acessíveis ao público. Outros arquivos do servidor, fora desse diretório, ficam protegidos.</text:p>
        </text:list-item>
        <text:list-item>
          <text:p text:style-name="P267"><text:span text:style-name="T50">Ajuda na organização:</text:span><text:span text:style-name="T52"> s</text:span><text:span text:style-name="T33">epara arquivos públicos (ex.: imagens, HTML, CSS, JavaScript) </text:span><text:span text:style-name="T44">d</text:span><text:span text:style-name="T33">e arquivos internos do projeto (</text:span>como controllers, services, configs, <text:span text:style-name="T631">bancos de dados, </text:span>etc <text:span text:style-name="T33">).</text:span></text:p>
        </text:list-item>
        <text:list-item>
          <text:p text:style-name="P256"><text:span text:style-name="T647">Na instalação padrão XAMPP, essa pasta é a </text:span><text:span text:style-name="T598">htdocs</text:span></text:p>
        </text:list-item>
      </text:list>
      <text:p text:style-name="P257"/>
      <text:p text:style-name="P124"/>
      <text:p text:style-name="P124"/>
      <text:p text:style-name="P124">Os <text:span text:style-name="T648">comentários</text:span> serão ignorados durante a interpretação do script e seguem o padrão:</text:p>
      <text:p text:style-name="P8"><text:span text:style-name="T487">//</text:span><text:span text:style-name="T659">este é um comentário inline </text:span><text:span text:style-name="T660">estilo C</text:span><text:span text:style-name="T666"> </text:span></text:p>
      <text:p text:style-name="P128">ou</text:p>
      <text:p text:style-name="P8"><text:span text:style-name="T487">#</text:span><text:span text:style-name="T659">este é um comentário inline </text:span><text:span text:style-name="T660">estilo shell</text:span></text:p>
      <text:p text:style-name="P124">ou</text:p>
      <text:p text:style-name="P9"><text:span text:style-name="T487">/* </text:span><text:span text:style-name="T661">este é um comentário em</text:span></text:p>
      <text:p text:style-name="P9"><text:span text:style-name="T662"><text:s/>mais linhas </text:span><text:span text:style-name="T487">*/</text:span></text:p>
      <text:h text:style-name="P230" text:outline-level="1"><text:span text:style-name="T748">A</text:span>ula 03 – <text:span text:style-name="T1">Guardando arquivos no localhost</text:span></text:h>
      <text:p text:style-name="P143"/>
      <text:p text:style-name="P131"><text:span text:style-name="T749">A linguagem PHP </text:span><text:span text:style-name="T374">é especialmente adequada para o </text:span><text:span text:style-name="T375">D</text:span><text:span text:style-name="T374">esenvolvimento </text:span><text:span text:style-name="T375">W</text:span><text:span text:style-name="T374">eb </text:span><text:span text:style-name="T376">pois</text:span><text:span text:style-name="T374"> pode ser embutida/</text:span><text:span text:style-name="T376">misturada</text:span><text:span text:style-name="T374"> dentro d</text:span><text:span text:style-name="T376">a linguagem</text:span><text:span text:style-name="T374"> HTML, </text:span><text:span text:style-name="T376">transformando qualquer site estático em uma página </text:span><text:span text:style-name="T381">dinâmica</text:span><text:span text:style-name="T376">, </text:span><text:span text:style-name="T377">permitindo</text:span><text:span text:style-name="T750"> até mesmo acessar banco de dados. Por ser uma linguagem back-end, toda parte do código PHP será processado/executado </text:span><text:span text:style-name="T634">no servidor</text:span><text:span text:style-name="T750"> para depois</text:span><text:span text:style-name="T752"> </text:span><text:span text:style-name="T635">enviar </text:span><text:span text:style-name="T636">somente</text:span><text:span text:style-name="T635"> HTML</text:span><text:span text:style-name="T761"> personalizado ao cliente. </text:span></text:p>
      <text:p text:style-name="P49"/>
      <text:p text:style-name="P144"><text:span text:style-name="T762">Outr</text:span>os exemplos de <text:span text:style-name="T632">tecnologias Server-Side</text:span> são:</text:p>
      <text:list text:style-name="L5">
        <text:list-item>
          <text:p text:style-name="P268"><text:span text:style-name="T63">Servlet/</text:span><text:span text:style-name="T64">JSP </text:span><text:span text:style-name="T65">(Java)</text:span></text:p>
        </text:list-item>
        <text:list-item>
          <text:p text:style-name="P268"><text:span text:style-name="T684">ASP.</text:span><text:span text:style-name="T685">NET</text:span><text:span text:style-name="T684"> (incorporada </text:span><text:span text:style-name="T685">à plataforma</text:span><text:span text:style-name="T684"> .NET </text:span><text:span text:style-name="T686">da Microsoft</text:span><text:span text:style-name="T684">)</text:span></text:p>
        </text:list-item>
      </text:list>
      <text:p text:style-name="P159"/>
      <text:p text:style-name="P159"><text:span text:style-name="T692">O </text:span><text:span text:style-name="Strong_20_Emphasis"><text:span text:style-name="T713">Apache HTTP Server</text:span></text:span><text:span text:style-name="T692"> (ou apenas </text:span><text:span text:style-name="Strong_20_Emphasis"><text:span text:style-name="T692">Apache</text:span></text:span><text:span text:style-name="T692">) é um </text:span><text:span text:style-name="Strong_20_Emphasis"><text:span text:style-name="T692">servidor web</text:span></text:span><text:span text:style-name="T692"> — ou seja, um software responsável por </text:span><text:span text:style-name="Strong_20_Emphasis"><text:span text:style-name="T692">receber requisições HTTP de navegadores (como Chrome, Firefox)</text:span></text:span><text:span text:style-name="T692"> e </text:span><text:span text:style-name="Strong_20_Emphasis"><text:span text:style-name="T692">responder com páginas da web</text:span></text:span><text:span text:style-name="T692"> (HTML, CSS, JavaScript, imagens, etc). </text:span>É um dos servidores web mais usados no mundo, especialmente em conjunto com o PHP. <text:span text:style-name="T763">Essa</text:span><text:span text:style-name="T220"> ferramenta </text:span><text:span text:style-name="T221">faz a</text:span><text:span text:style-name="T220"> </text:span><text:span text:style-name="T231">comunicação</text:span><text:span text:style-name="T220"> entre o servidor e o cliente, </text:span><text:span text:style-name="T221">servindo </text:span><text:span text:style-name="Strong_20_Emphasis"><text:span text:style-name="T268">como ponte</text:span></text:span><text:span text:style-name="T232"> entre o navegador e o PHP,</text:span><text:span text:style-name="T231"> </text:span><text:span text:style-name="T233">o</text:span><text:span text:style-name="T384"> Apache </text:span><text:span text:style-name="Strong_20_Emphasis"><text:span text:style-name="T383">serve</text:span></text:span><text:span text:style-name="T384"> </text:span><text:span text:style-name="T233">s</text:span><text:span text:style-name="T220">endo o </text:span><text:span text:style-name="T282">Servidor Web</text:span><text:span text:style-name="T220"> mais popular da internet, ele </text:span><text:span text:style-name="T283">interpreta</text:span><text:span text:style-name="T231"> arquivos</text:span><text:span text:style-name="T220"> de diferentes linguagens (como PHP, Java, Python)</text:span><text:span text:style-name="T231">, </text:span><text:span text:style-name="T234">processando/</text:span><text:span text:style-name="T231">transformando</text:span><text:span text:style-name="T220"> esses </text:span><text:span text:style-name="T231">arquivos</text:span><text:span text:style-name="T220"> </text:span><text:span text:style-name="T282">estáticos</text:span><text:span text:style-name="T220"> </text:span><text:span text:style-name="T231">em HTML </text:span><text:span text:style-name="T220">e </text:span><text:span text:style-name="T231">entregando-os ao Browser </text:span><text:span text:style-name="T220">do cliente.</text:span></text:p>
      <text:p text:style-name="P160"><text:span text:style-name="Source_20_Text"><text:span text:style-name="T489">i</text:span></text:span><text:span text:style-name="Source_20_Text"><text:span text:style-name="T490">ndex.php</text:span></text:span><text:span text:style-name="T67"> é, </text:span><text:span text:style-name="T68">p</text:span><text:span text:style-name="T69">or padrão, </text:span><text:span text:style-name="T67">sempre o arquivo raiz, </text:span><text:span text:style-name="T69">ou seja, o </text:span><text:span text:style-name="T108">arquivo da página principal</text:span><text:span text:style-name="T69"> de um site e o </text:span><text:span text:style-name="T141">primeiro a ser executado</text:span><text:span text:style-name="T69"> pelo servidor, </text:span><text:span text:style-name="T67">sendo </text:span><text:span text:style-name="T142">facultativo declará-lo</text:span><text:span text:style-name="T67"> na URL. </text:span><text:span text:style-name="T70">Sem esse arquivo no diretório raiz, o resultado pode ser catastrófico pois o servidor pode apresentar toda a estrutura do projeto, ou seja, o diretório raiz.</text:span></text:p>
      <text:p text:style-name="P145"/>
      <text:p text:style-name="P161"><text:span text:style-name="Source_20_Text"><text:span text:style-name="T490">.htaccess</text:span></text:span><text:span text:style-name="T67"> </text:span>(abreviação de <text:span text:style-name="Emphasis">hypertext</text:span><text:span text:style-name="Emphasis"><text:span text:style-name="T628"> access</text:span></text:span><text:span text:style-name="T628">) </text:span><text:span text:style-name="T158">é um </text:span><text:span text:style-name="Strong_20_Emphasis"><text:span text:style-name="T161">arquivo de configuração</text:span></text:span><text:span text:style-name="Strong_20_Emphasis"><text:span text:style-name="T158"> usado em servidores Apache</text:span></text:span><text:span text:style-name="T158"> para definir </text:span><text:span text:style-name="Strong_20_Emphasis"><text:span text:style-name="T158">regras e configurações específicas por diretório</text:span></text:span><text:span text:style-name="T158">, sem precisar alterar a configuração principal do Apache (</text:span><text:span text:style-name="Source_20_Text"><text:span text:style-name="T7">htt</text:span></text:span><text:span text:style-name="Source_20_Text"><text:span text:style-name="T5">pd.conf</text:span></text:span><text:span text:style-name="T67">). <text:line-break/>Ele só funciona se o Apache estiver configurado para permitir o uso de </text:span><text:span text:style-name="Source_20_Text"><text:span text:style-name="T5">.htaccess</text:span></text:span><text:span text:style-name="T67"> com </text:span><text:span text:style-name="Source_20_Text"><text:span text:style-name="T5">AllowOverride </text:span></text:span><text:span text:style-name="Source_20_Text"><text:span text:style-name="T9">All</text:span></text:span><text:span text:style-name="T67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161"/>
      <text:p text:style-name="P145"/>
      <text:p text:style-name="P146"/>
      <text:p text:style-name="P147">O <text:span text:style-name="T628">endereço de um servidor</text:span> local é <text:span text:style-name="T637">127.0.0.1</text:span><text:span text:style-name="T648"> </text:span>ou, em sua forma DNS: <text:span text:style-name="T764">localhost</text:span></text:p>
      <text:p text:style-name="P137"><text:span text:style-name="T378">A </text:span><text:span text:style-name="T385">porta 80</text:span><text:span text:style-name="T378"> </text:span><text:span text:style-name="T379">é a porta padrão dos Servidores Web </text:span><text:span text:style-name="T378">para compartilhar documentos </text:span><text:span text:style-name="T379">(como as páginas Web) </text:span><text:span text:style-name="T378">através do protocolo HTTP.</text:span></text:p>
      <text:p text:style-name="P137"><text:span text:style-name="T386">P</text:span><text:span text:style-name="T385">orta </text:span><text:span text:style-name="T378">é uma </text:span><text:span text:style-name="T382">conexão virtual</text:span><text:span text:style-name="T378">/lógica de dados que pode ser usada por programas para </text:span><text:span text:style-name="T382">trocar dados diretamente</text:span><text:span text:style-name="T378">, </text:span><text:span text:style-name="T380">em vez de</text:span><text:span text:style-name="T378"> passar por um arquivo ou outro local de armazenamento temporário. As mais comuns são as portas do tipo TCP e UDP.</text:span></text:p>
      <text:p text:style-name="P129"/>
      <text:p text:style-name="P139"><text:span text:style-name="T776">&lt;?php...?&gt;</text:span><text:span text:style-name="T629"> </text:span><text:span text:style-name="T630">é a</text:span><text:span text:style-name="T649"> </text:span><text:span text:style-name="T650">tag padrão </text:span><text:span text:style-name="T630">para inserir código PHP dentro do código HTML</text:span><text:span text:style-name="T778"> </text:span><text:span text:style-name="T779">e </text:span><text:span text:style-name="T780">t</text:span>udo <text:span text:style-name="T782">o</text:span> que estiver dentr<text:span text:style-name="T778">o d</text:span><text:span text:style-name="T779">ela </text:span><text:span text:style-name="T778">é considerado código PHP.</text:span></text:p>
      <text:p text:style-name="P139"><text:span text:style-name="T776">&lt;?...?&gt;</text:span><text:span text:style-name="T599"> </text:span><text:span text:style-name="T175">short open tag, é uma forma abreviada, para poder usá-la é preciso habilitá-la no nas configurações </text:span><text:span text:style-name="T600">php.ini</text:span><text:span text:style-name="T175"> do servidor</text:span></text:p>
      <text:p text:style-name="P139"><text:span text:style-name="T777">&lt;?=$variável?&gt;</text:span><text:span text:style-name="T783"> </text:span><text:span text:style-name="T175">utilizada para fazer uma </text:span><text:span text:style-name="T180">impressão rápida de uma variável</text:span><text:span text:style-name="T175"> ou expressão quando estiver debuggando, equivalente ao comando </text:span><text:span text:style-name="T600">echo</text:span></text:p>
      <text:p text:style-name="P139"><text:span text:style-name="T781">É importante que a extensão do arquivo seja </text:span><text:span text:style-name="T788">.php</text:span><text:span text:style-name="T781"> pois, se for </text:span><text:span text:style-name="T788">.</text:span><text:span text:style-name="T789">html</text:span><text:span text:style-name="T794">, o código PHP não será reconhecido e processado pelo servidor e, consequentemente</text:span><text:span text:style-name="T181">, não será interpretado </text:span><text:span text:style-name="T182">pelo</text:span><text:span text:style-name="T181"> </text:span><text:span text:style-name="T183">navegador</text:span><text:span text:style-name="T181">.</text:span></text:p>
      <text:p text:style-name="P162"><text:span text:style-name="T222">Um arquivo </text:span><text:span text:style-name="T359">HTML</text:span><text:span text:style-name="T222"> com extensão </text:span><text:span text:style-name="Source_20_Text"><text:span text:style-name="T360">.php</text:span></text:span><text:span text:style-name="T222"> vai se comportar </text:span><text:span text:style-name="Strong_20_Emphasis"><text:span text:style-name="T286">exatamente como HTML</text:span></text:span><text:span text:style-name="T222">. O interpretador PHP só entra em cena para o que estiver entre </text:span><text:span text:style-name="T223">as tags </text:span><text:span text:style-name="Source_20_Text"><text:span text:style-name="T356">&lt;?php… </text:span></text:span><text:span text:style-name="Source_20_Text"><text:span text:style-name="T357">e </text:span></text:span><text:span text:style-name="Source_20_Text"><text:span text:style-name="T356">?&gt;</text:span></text:span><text:span text:style-name="T222">. Nes</text:span><text:span text:style-name="T224">s</text:span><text:span text:style-name="T222">e contexto, o ideal é usar </text:span><text:span text:style-name="T223">todos os arquivos com </text:span><text:span text:style-name="T225">extensão</text:span><text:span text:style-name="T222"> </text:span><text:span text:style-name="Source_20_Text"><text:span text:style-name="T360">.php</text:span></text:span><text:span text:style-name="T222">.</text:span></text:p>
      <text:p text:style-name="P163"><text:a xlink:type="simple" xlink:href="https://www.php.net/manual/pt_BR/" text:style-name="Internet_20_link" text:visited-style-name="Visited_20_Internet_20_Link"><text:span text:style-name="T14">Link para a Documentação do PHP</text:span></text:a></text:p>
      <text:p text:style-name="P163"/>
      <text:p text:style-name="P163"/>
      <text:p text:style-name="P51"><text:span text:style-name="T795">Nota: </text:span><text:span text:style-name="T796">Para acessar um nível acima na árvore de </text:span><text:span text:style-name="T651">diretórios Linux</text:span><text:span text:style-name="T796">/servidor use </text:span><text:span text:style-name="T772">../</text:span></text:p>
      <text:h text:style-name="P230" text:outline-level="1">Aula 04 – <text:span text:style-name="T1">Declarando variáveis</text:span></text:h>
      <text:p text:style-name="P52"/>
      <text:p text:style-name="P54"><text:span text:style-name="T687">A</text:span><text:span text:style-name="T683"> declaração de variáveis no PHP</text:span><text:span text:style-name="T688"> </text:span><text:span text:style-name="T687">n</text:span><text:span text:style-name="T683">ão é obrigatóri</text:span><text:span text:style-name="T687">a</text:span><text:span text:style-name="T683">, entretanto, é uma boa prática declará-las</text:span></text:p>
      <text:p text:style-name="P130"/>
      <text:p text:style-name="P53"><text:span text:style-name="T688">-</text:span><text:span text:style-name="T766">echo, print</text:span><text:span text:style-name="T773"> </text:span><text:span text:style-name="T743">e</text:span><text:span text:style-name="T773"> </text:span><text:span text:style-name="T766">printf</text:span><text:span text:style-name="T767">()</text:span><text:span text:style-name="T790"> </text:span><text:span text:style-name="T797">são comandos que servem para </text:span><text:span text:style-name="T638">gerar saída</text:span><text:span text:style-name="T632"> na tela</text:span><text:span text:style-name="T798"> (tanto na função </text:span><text:span text:style-name="T601">echo</text:span><text:span text:style-name="T798"> quanto na função </text:span><text:span text:style-name="T601">print</text:span><text:span text:style-name="T798"> são opcionais os parênteses). </text:span></text:p>
      <text:p text:style-name="P55">-Tags HTML podem ser inseridas dentro das aspas <text:span text:style-name="T782">duplas </text:span>como a <text:span text:style-name="T799">tag</text:span> <text:span text:style-name="T787">&lt;br&gt;</text:span> para pular linha.</text:p>
      <text:p text:style-name="P58">-Não é possível colocar <text:span text:style-name="T632">aspas duplas</text:span> dentro de aspas duplas. <text:span text:style-name="T800">(use aspas simples)</text:span></text:p>
      <text:p text:style-name="P56">-Toda variável <text:span text:style-name="T801">deve </text:span>começa<text:span text:style-name="T801">r</text:span> com o cifrão (<text:span text:style-name="T771">$</text:span>), <text:span text:style-name="T802">seguida de letra ou underline, ou seja, não pode começar o nome com número</text:span></text:p>
      <text:p text:style-name="P57"/>
      <text:p text:style-name="P59">Diferente do Java que é Case-Sensitive para tudo, no PHP:</text:p>
      <text:p text:style-name="P59">São Case-<text:span text:style-name="T803">S</text:span>ensitive:</text:p>
      <text:list xml:id="list1312240215" text:style-name="L6">
        <text:list-item>
          <text:p text:style-name="P269"><text:span text:style-name="T648">$</text:span>variáveis</text:p>
        </text:list-item>
        <text:list-item>
          <text:p text:style-name="P269">CONSTANTES (se declaradas com a palavra-chave <text:span text:style-name="T594">const</text:span>)</text:p>
        </text:list-item>
      </text:list>
      <text:p text:style-name="P59">Não são Case-Sensitive <text:span text:style-name="T804">(ou seja, posso escrevê-las em maiúsculo)</text:span>:</text:p>
      <text:list xml:id="list142860215616112" text:continue-numbering="true" text:style-name="L6">
        <text:list-item>
          <text:p text:style-name="P269">palavras-<text:span text:style-name="T803">chave (reservadas)</text:span></text:p>
        </text:list-item>
        <text:list-item>
          <text:p text:style-name="P269">classes</text:p>
        </text:list-item>
        <text:list-item>
          <text:p text:style-name="P269">funções (até mesmo aquelas definidas pelo usuário)</text:p>
        </text:list-item>
      </text:list>
      <text:p text:style-name="P60"/>
      <text:p text:style-name="P165"><text:span text:style-name="Source_20_Text"><text:span text:style-name="T805">Para criar constantes, use a função </text:span></text:span><text:span text:style-name="Source_20_Text"><text:span text:style-name="T603">define()</text:span></text:span><text:span text:style-name="Source_20_Text"><text:span text:style-name="T805">. Exemplo:<text:line-break/></text:span></text:span><text:span text:style-name="Source_20_Text"><text:span text:style-name="T624">define(</text:span></text:span><text:span text:style-name="Source_20_Text"><text:span text:style-name="T784">“CONSTANTE”),27</text:span></text:span><text:span text:style-name="Source_20_Text"><text:span text:style-name="T624">)</text:span></text:span><text:span text:style-name="Source_20_Text"><text:span text:style-name="T784">;</text:span></text:span><text:span text:style-name="Source_20_Text"><text:span text:style-name="T785"><text:line-break/></text:span></text:span><text:span text:style-name="Source_20_Text"><text:span text:style-name="T71">Outra maneira de declarar constante</text:span></text:span><text:span text:style-name="Source_20_Text"><text:span text:style-name="T72">s</text:span></text:span><text:span text:style-name="Source_20_Text"><text:span text:style-name="T71"> é com a palavra-chave </text:span></text:span><text:span text:style-name="Source_20_Text"><text:span text:style-name="T492">const</text:span></text:span></text:p>
      <text:p text:style-name="P148"/>
      <text:p text:style-name="P61"><text:span text:style-name="T823">Porque </text:span><text:span text:style-name="T754">não declarar </text:span><text:span text:style-name="T753">variáveis com acentos ou símbolos</text:span>?</text:p>
      <text:p text:style-name="P62"><text:span text:style-name="T823">A acentuação é permitida porém não é uma boa prática. </text:span>Todos os computadores interpretam o encoding <text:span text:style-name="T823">(codificação)</text:span> ASCII igual mas, quando se trata de ASCII <text:span text:style-name="T823">estendidos</text:span>, pode ser gerado um problema porque nem todo computador os interpreta igualmente. Não é garantia que em outros idiomas, além do inglês, a interpretação seja igual.<text:tab/><text:tab/><text:span text:style-name="T803">($variável → $vari?vel)</text:span></text:p>
      <text:p text:style-name="P62"/>
      <text:p text:style-name="P172"><text:span text:style-name="T269">N</text:span><text:span text:style-name="T270">ão existe a </text:span><text:span text:style-name="T271">obrigação</text:span><text:span text:style-name="T270"> de declarar </text:span><text:span text:style-name="T272">tipagem das </text:span><text:span text:style-name="T270">variáveis</text:span><text:span text:style-name="T235">. Os tipos serão atribuídos automaticamente de acordo com o valor que a variável receber, ou seja, </text:span><text:span text:style-name="T236">a linguagem inicializa a variável e</text:span><text:span text:style-name="T235"> modifica </text:span><text:span text:style-name="T236">seu tipo</text:span><text:span text:style-name="T235"> de acordo com a atribuição. </text:span><text:span text:style-name="T294">Esse processo é conhecido como coerção ou </text:span><text:span text:style-name="Emphasis"><text:span text:style-name="T294">type juggling</text:span></text:span><text:span text:style-name="T294"> (malabarismo de tipos em tradução livre) que é basicamente a conversão de tipos de forma implícita. <text:line-break/>(porém é uma boa prática de programação declarar as variáveis).<text:line-break/>A diretiva </text:span><text:span text:style-name="Source_20_Text"><text:span text:style-name="T387">declare(strict_types=1)</text:span></text:span><text:span text:style-name="Source_20_Text"><text:span text:style-name="T294"> força o PHP a seguir os type hints </text:span></text:span><text:span text:style-name="Source_20_Text"><text:span text:style-name="T295">(tipagem </text:span></text:span><text:span text:style-name="Source_20_Text"><text:span text:style-name="T296">forte</text:span></text:span><text:span text:style-name="Source_20_Text"><text:span text:style-name="T295">)</text:span></text:span><text:span text:style-name="Source_20_Text"><text:span text:style-name="T294"> de forma mais rígida, sem conversões implícitas de tipos </text:span></text:span><text:span text:style-name="Source_20_Text"><text:span text:style-name="T295">(type juggling), lançando</text:span></text:span><text:span text:style-name="Source_20_Text"><text:span text:style-name="T294"> um erro do tipo TypeError quando </text:span></text:span><text:span text:style-name="Source_20_Text"><text:span text:style-name="T295">for passado </text:span></text:span><text:span text:style-name="Source_20_Text"><text:span text:style-name="T294">um tipo diferente do esperado.</text:span></text:span></text:p>
      <text:p text:style-name="P172"><text:span text:style-name="Source_20_Text"/></text:p>
      <text:p text:style-name="P140">O <text:span text:style-name="T652">operador</text:span><text:span text:style-name="T648"> de atribuição</text:span> é <text:span text:style-name="T824">um</text:span> sinal de <text:span text:style-name="T774">igual</text:span> (<text:span text:style-name="T771">=</text:span>)</text:p>
      <text:p text:style-name="P141">Exemplo de atribuição de variáveis simultaneamente: $a = $b = $c = 10;</text:p>
      <text:p text:style-name="P10"><text:span text:style-name="T744">Esse operador tem low priority sobre os operadores lógicos </text:span><text:span text:style-name="T495">AND</text:span><text:span text:style-name="T744"> e </text:span><text:span text:style-name="T495">OR</text:span><text:span text:style-name="T744">, porém os operadores </text:span><text:span text:style-name="T487">&amp;&amp;</text:span><text:span text:style-name="T744"> e </text:span><text:span text:style-name="T487">||</text:span><text:span text:style-name="T744"> têm higher priority sobre todos. Exemplo:</text:span></text:p>
      <text:p text:style-name="P142"><text:span text:style-name="T786">$c = $a </text:span><text:span text:style-name="T623">and</text:span><text:span text:style-name="T786"> $b</text:span><text:tab/>→ <text:s text:c="4"/>A precedência dessa operação é <text:span text:style-name="T786">$c = $a</text:span></text:p>
      <text:p text:style-name="P141"/>
      <text:p text:style-name="P52"><text:soft-page-break/><text:span text:style-name="T639">É</text:span><text:span text:style-name="T632"> necessário</text:span> o ponto-e-vírgula (<text:span text:style-name="T765">;</text:span>) para indicar o fim do comando</text:p>
      <text:p text:style-name="P93"/>
      <text:p text:style-name="P11"><text:span text:style-name="T27">Não é necessário aquele </text:span><text:span text:style-name="T487">f</text:span><text:span text:style-name="T27"> acompanhando números decimais (</text:span><text:span text:style-name="T487">float</text:span><text:span text:style-name="T27">) </text:span><text:span text:style-name="T28">como no Java</text:span></text:p>
      <text:p text:style-name="P138"/>
      <text:p text:style-name="P11"><text:span text:style-name="T27">O PHP aceita </text:span><text:span text:style-name="T32">typecast</text:span><text:span text:style-name="T27"> </text:span><text:span text:style-name="T29">para</text:span><text:span text:style-name="T27"> </text:span><text:span text:style-name="T30">forçar a conversão de</text:span><text:span text:style-name="T27"> uma variável </text:span><text:span text:style-name="T30">para </text:span><text:span text:style-name="T29">outro</text:span><text:span text:style-name="T27"> determinado tipo:</text:span></text:p>
      <text:list text:style-name="L7">
        <text:list-item>
          <text:p text:style-name="P258"><text:span text:style-name="T30">Inteiro: </text:span><text:span text:style-name="T496">int</text:span><text:span text:style-name="T30"> </text:span><text:span text:style-name="T31">ou </text:span><text:span text:style-name="T496">integer</text:span></text:p>
        </text:list-item>
        <text:list-item>
          <text:p text:style-name="P270">Real <text:span text:style-name="T825">(ponto flutuante)</text:span>: <text:span text:style-name="T497">real</text:span>, <text:span text:style-name="T497">float</text:span>, <text:span text:style-name="T497">double</text:span></text:p>
        </text:list-item>
        <text:list-item>
          <text:p text:style-name="P270">Caractere<text:span text:style-name="T825">s</text:span>: <text:span text:style-name="T497">string</text:span></text:p>
        </text:list-item>
        <text:list-item>
          <text:p text:style-name="P259"><text:span text:style-name="T29">Booleano (l</text:span><text:span text:style-name="T30">ógico</text:span><text:span text:style-name="T29">)</text:span><text:span text:style-name="T30">: </text:span><text:span text:style-name="T496">boolean</text:span><text:span text:style-name="T734"> </text:span><text:span text:style-name="T735">V</text:span><text:span text:style-name="T734">alores </text:span><text:span text:style-name="T735">booleanos </text:span><text:span text:style-name="T734">são convertidos conforme as seguintes regras:</text:span></text:p>
          <text:list>
            <text:list-item>
              <text:p text:style-name="P274"><text:span text:style-name="Strong_20_Emphasis"><text:span text:style-name="T51">Falsos</text:span></text:span><text:span text:style-name="T33">: </text:span><text:span text:style-name="Source_20_Text"><text:span text:style-name="T388">0</text:span></text:span><text:span text:style-name="T33">, </text:span><text:span text:style-name="Source_20_Text"><text:span text:style-name="T388">0.0</text:span></text:span><text:span text:style-name="T33">, </text:span><text:span text:style-name="T245">string vazia </text:span><text:span text:style-name="T388">“”</text:span><text:span text:style-name="T245"> ou </text:span><text:span text:style-name="T388">“0”</text:span><text:span text:style-name="Source_20_Text"><text:span text:style-name="T33">‘’</text:span></text:span><text:span text:style-name="T33">, </text:span><text:span text:style-name="T245">vetor vazio </text:span><text:span text:style-name="T388">[]</text:span><text:span text:style-name="T33">, </text:span><text:span text:style-name="T245">objetos vazios (</text:span><text:span text:style-name="Source_20_Text"><text:span text:style-name="T388">new stdClass()</text:span></text:span><text:span text:style-name="T245"> sem propriedades)</text:span><text:span text:style-name="T33"> e </text:span><text:span text:style-name="T246">valor</text:span><text:span text:style-name="T392"> </text:span><text:span text:style-name="T389">null</text:span><text:span text:style-name="T33">.</text:span></text:p>
            </text:list-item>
            <text:list-item>
              <text:p text:style-name="P275"><text:span text:style-name="Strong_20_Emphasis"><text:span text:style-name="T51">Verdadeiros</text:span></text:span><text:span text:style-name="T33">: Qualquer outro valor. </text:span><text:span text:style-name="T53">P</text:span><text:span text:style-name="T54">ermit</text:span><text:span text:style-name="T53">indo</text:span><text:span text:style-name="T54"> inferir, </text:span><text:span text:style-name="T53">por exemplo: </text:span><text:span text:style-name="T613">if (299)</text:span><text:span text:style-name="T54"> retorna </text:span><text:span text:style-name="T613">true</text:span></text:p>
            </text:list-item>
          </text:list>
        </text:list-item>
      </text:list>
      <text:p text:style-name="P174"/>
      <text:p text:style-name="P174">No PHP só é possível fazer cast de tipos para tipos escalares. Portanto fazer o cast de um objeto para uma classe diferente é ilegal, mas fazer um cast de objeto para um tipo escalar é completamente válido. </text:p>
      <text:p text:style-name="P12"/>
      <text:p text:style-name="P173"><text:span text:style-name="Strong_20_Emphasis"><text:span text:style-name="T10">typ</text:span></text:span><text:span text:style-name="Strong_20_Emphasis"><text:span text:style-name="T12">e hints</text:span></text:span><text:span text:style-name="T235"> (ou “sugestões de tipo”) são declarações que especificam o tipo esperado de um argumento, retorno de uma função ou propriedade de classe. </text:span><text:span text:style-name="T237">Na prática, só existe</text:span><text:span text:style-name="T238">m</text:span><text:span text:style-name="T237"> para </text:span><text:span text:style-name="T284">facilitar a leitura</text:span><text:span text:style-name="T237">. </text:span><text:span text:style-name="T239">Exemplos:</text:span></text:p>
      <text:p text:style-name="P194"><text:span text:style-name="T586">function</text:span><text:span text:style-name="T520"> </text:span><text:span text:style-name="T826">addNumbers</text:span><text:span text:style-name="T520">(</text:span><text:span text:style-name="T586">int</text:span><text:span text:style-name="T520"> </text:span><text:span text:style-name="T860">$a</text:span><text:span text:style-name="T520">, </text:span><text:span text:style-name="T586">int</text:span><text:span text:style-name="T520"> </text:span><text:span text:style-name="T860">$b</text:span><text:span text:style-name="T520">): </text:span><text:span text:style-name="T586">int</text:span><text:span text:style-name="T520"> {} </text:span><text:span text:style-name="T901">//type hint tanto nos parâmetros, quanto no retorno da função</text:span></text:p>
      <text:p text:style-name="P194"><text:span text:style-name="T586">function</text:span><text:span text:style-name="T520"> </text:span><text:span text:style-name="T826">processUser</text:span><text:span text:style-name="T520">(</text:span><text:span text:style-name="T920">User</text:span><text:span text:style-name="T520"> </text:span><text:span text:style-name="T860">$user</text:span><text:span text:style-name="T520">) {} </text:span><text:span text:style-name="T901">//objeto                            </text:span></text:p>
      <text:p text:style-name="P194"><text:span text:style-name="T586">function</text:span><text:span text:style-name="T520"> </text:span><text:span text:style-name="T826">setAge</text:span><text:span text:style-name="T520">(?</text:span><text:span text:style-name="T586">int</text:span><text:span text:style-name="T520"> </text:span><text:span text:style-name="T860">$age</text:span><text:span text:style-name="T520">) {} </text:span><text:span text:style-name="T901">// </text:span><text:span text:style-name="T621">null safety</text:span><text:span text:style-name="T901">: O </text:span><text:span text:style-name="T621">operador ?</text:span><text:span text:style-name="T901"> permite que o tipo seja nulo ou do tipo especificado.                                            </text:span></text:p>
      <text:p text:style-name="P194"><text:span text:style-name="T586">function</text:span><text:span text:style-name="T520"> </text:span><text:span text:style-name="T826">calculate</text:span><text:span text:style-name="T520">(</text:span><text:span text:style-name="T586">int</text:span><text:span text:style-name="T520">|</text:span><text:span text:style-name="T586">float</text:span><text:span text:style-name="T520"> </text:span><text:span text:style-name="T860">$value</text:span><text:span text:style-name="T520">): </text:span><text:span text:style-name="T586">int</text:span><text:span text:style-name="T520">|</text:span><text:span text:style-name="T586">float</text:span><text:span text:style-name="T520"> {} </text:span><text:span text:style-name="T901">// múltiplos tipos para um argumento ou retorno.                                                 </text:span></text:p>
      <text:p text:style-name="P194"><text:span text:style-name="T586">function</text:span><text:span text:style-name="T520"> </text:span><text:span text:style-name="T826">process</text:span><text:span text:style-name="T520">(</text:span><text:span text:style-name="T920">LoggerInterface</text:span><text:span text:style-name="T520">&amp;</text:span><text:span text:style-name="T920">Cacheable</text:span><text:span text:style-name="T520"> </text:span><text:span text:style-name="T860">$item</text:span><text:span text:style-name="T520">) {} </text:span><text:span text:style-name="T901">//Permite exigir que o valor implemente múltiplas interfaces.</text:span></text:p>
      <text:p text:style-name="P13"/>
      <text:p text:style-name="P12"><text:span text:style-name="T297">A </text:span><text:span text:style-name="T399">concatenação</text:span><text:span text:style-name="T297"> em PHP é realizada pelo operador </text:span><text:span text:style-name="T390">ponto</text:span><text:span text:style-name="T297"> (</text:span><text:span text:style-name="T405">.</text:span><text:span text:style-name="T297">)</text:span><text:span text:style-name="T721"> </text:span><text:span text:style-name="T722">Exemplo:</text:span></text:p>
      <text:p text:style-name="P63"><text:span text:style-name="T406">echo</text:span><text:span text:style-name="T420"> </text:span><text:span text:style-name="T434">"&lt;br&gt;Concatenando: " </text:span><text:span text:style-name="T446">. </text:span><text:span text:style-name="T450">$no</text:span><text:span text:style-name="T451">me </text:span><text:span text:style-name="T446">. </text:span><text:span text:style-name="T434">" tem " </text:span><text:span text:style-name="T446">. </text:span><text:span text:style-name="T450">$idade </text:span><text:span text:style-name="T446">. </text:span><text:span text:style-name="T434">" anos"</text:span><text:span text:style-name="T420">;</text:span></text:p>
      <text:p text:style-name="P61">Diferente do Javascript onde a concatenação tem preferência sobre a adição numérica; no PHP, o <text:span text:style-name="T501">operador (+)</text:span> serve apenas para somar valores porque o operador de concatenação é o ponto (.) <text:span text:style-name="T924">Exemplo:</text:span><text:span text:style-name="T653"> [javascript: ‘1’+1=11]<text:tab/>[php: ‘1’+1=2]</text:span></text:p>
      <text:p text:style-name="P61"/>
      <text:p text:style-name="P64"><text:span text:style-name="T335">A </text:span><text:span text:style-name="T347">interpolação de strings</text:span><text:span text:style-name="T348"> </text:span><text:span text:style-name="T343">é</text:span><text:span text:style-name="T349"> </text:span><text:span text:style-name="T336">u</text:span><text:span text:style-name="T344">ma alternativa à concatenação</text:span><text:span text:style-name="T349"> </text:span><text:span text:style-name="T337">(</text:span><text:span text:style-name="T335">só funciona se a variável estiver em uma string de</text:span><text:span text:style-name="T338"> </text:span><text:span text:style-name="T337">aspas duplas), </text:span><text:span text:style-name="T339">desse modo não será preciso utilizar o operador ponto(.)</text:span><text:span text:style-name="T337">: </text:span><text:span text:style-name="T407">echo</text:span><text:span text:style-name="T421"> </text:span><text:span text:style-name="T435">"</text:span><text:span text:style-name="T436">Usando</text:span><text:span text:style-name="T435"> </text:span><text:span text:style-name="T437">interpolação</text:span><text:span text:style-name="T435">: </text:span><text:span text:style-name="T452">$nome</text:span><text:span text:style-name="T435"> tem </text:span><text:span text:style-name="T452">$idade</text:span><text:span text:style-name="T435"> anos!"</text:span></text:p>
      <text:p text:style-name="P175"><text:s/><text:span text:style-name="T925">Note que não foi preciso as chaves{}, como no Javascript.</text:span></text:p>
      <text:p text:style-name="P176"/>
      <text:p text:style-name="P102"><text:span text:style-name="T245">Em PHP, </text:span><text:span text:style-name="Strong_20_Emphasis"><text:span text:style-name="Source_20_Text"><text:span text:style-name="T393">$argv</text:span></text:span></text:span><text:span text:style-name="T245"> é uma variável superglobal que armazena os argumentos passados para um script PHP executado na </text:span><text:span text:style-name="Strong_20_Emphasis"><text:span text:style-name="T280">linha de comando</text:span></text:span><text:span text:style-name="T245"> (CLI - Command Line Interface).<text:line-break/></text:span><text:span text:style-name="Strong_20_Emphasis"><text:span text:style-name="Source_20_Text"><text:span text:style-name="T33">$argv</text:span></text:span></text:span><text:span text:style-name="T33"> é um array onde:</text:span></text:p>
      <text:list text:style-name="L8">
        <text:list-item>
          <text:p text:style-name="P292"><text:span text:style-name="Strong_20_Emphasis"><text:span text:style-name="Source_20_Text"><text:span text:style-name="T33">$argv[0]</text:span></text:span></text:span><text:span text:style-name="T33"> contém o nome do script sendo executado.</text:span></text:p>
        </text:list-item>
        <text:list-item>
          <text:p text:style-name="P292"><text:span text:style-name="Strong_20_Emphasis"><text:span text:style-name="Source_20_Text"><text:span text:style-name="T33">$argv[1]</text:span></text:span></text:span><text:span text:style-name="T33"> (e seguintes) contém os argumentos fornecidos ao script.</text:span></text:p>
        </text:list-item>
      </text:list>
      <text:p text:style-name="P103"><text:span text:style-name="T247">Já o </text:span><text:span text:style-name="Source_20_Text"><text:span text:style-name="T394">$argc </text:span></text:span><text:span text:style-name="T247">contém o número de parâmetros passados na linha de comando</text:span></text:p>
      <text:h text:style-name="P230" text:outline-level="1">Aula 05 – <text:span text:style-name="T926">Funções Matemáticas</text:span></text:h>
      <text:p text:style-name="P5"/>
      <text:p text:style-name="P65"><draw:frame draw:style-name="fr2" draw:name="Figura2" text:anchor-type="as-char" svg:width="6.119cm" svg:height="5.228cm" draw:z-index="0"><draw:image xlink:href="Pictures/100000000000013500000108636E82AAD38CB096.jpg" xlink:type="simple" xlink:show="embed" xlink:actuate="onLoad" draw:mime-type="image/jpeg"/></draw:frame></text:p>
      <text:p text:style-name="P67"><text:span text:style-name="T339">Em PHP, dividindo dois números </text:span><text:span text:style-name="T340">do tipo inteiro</text:span><text:span text:style-name="T339">, o retorno pode ser </text:span><text:span text:style-name="T340">do tipo</text:span><text:span text:style-name="T339"> </text:span><text:span text:style-name="T353">float</text:span><text:span text:style-name="T339">.</text:span></text:p>
      <text:p text:style-name="P68"><draw:frame draw:style-name="fr2" draw:name="Figura4" text:anchor-type="as-char" svg:width="11.285cm" svg:height="7.948cm" draw:z-index="1"><draw:image xlink:href="Pictures/10000000000001F10000015E5029C9A63A1C6A70.jpg" xlink:type="simple" xlink:show="embed" xlink:actuate="onLoad" draw:mime-type="image/jpeg"/></draw:frame></text:p>
      <text:p text:style-name="P14"><text:span text:style-name="T19">Funç</text:span><text:span text:style-name="T20">ões para </text:span><text:span text:style-name="T26">operação com números</text:span><text:span text:style-name="T20">:</text:span></text:p>
      <text:list text:style-name="L9">
        <text:list-item>
          <text:p text:style-name="P332"><text:span text:style-name="T827">number_format</text:span><text:span text:style-name="T523">(</text:span><text:span text:style-name="T861">$v1</text:span><text:span text:style-name="T523">, </text:span><text:span text:style-name="T576">2</text:span><text:span text:style-name="T523">, </text:span><text:span text:style-name="T928">''</text:span><text:span text:style-name="T523">, </text:span><text:span text:style-name="T928">''</text:span><text:span text:style-name="T523">, </text:span><text:span text:style-name="T928">'.'</text:span><text:span text:style-name="T523">)</text:span><text:span text:style-name="T165">: </text:span><text:span text:style-name="T724">1º parâmetro é o valor, 2º</text:span><text:span text:style-name="T726"> parâmetro é a</text:span><text:span text:style-name="T724"> </text:span><text:span text:style-name="T730">quantidade de casa</text:span><text:span text:style-name="T731">s</text:span><text:span text:style-name="T730"> decimais</text:span><text:span text:style-name="T724">, </text:span><text:span text:style-name="T726">3º parâmetro é o </text:span><text:span text:style-name="T730">separador decimal</text:span><text:span text:style-name="T724">, </text:span><text:span text:style-name="T726">4º parâmetro é o </text:span><text:span text:style-name="T730">separador de milha</text:span><text:span text:style-name="T732">r</text:span><text:span text:style-name="T725">.</text:span></text:p>
        </text:list-item>
        <text:list-item>
          <text:p text:style-name="P332"><text:span text:style-name="T827">ceil()</text:span><text:span text:style-name="T727">: arredondamento para cima</text:span></text:p>
        </text:list-item>
        <text:list-item>
          <text:p text:style-name="P332"><text:span text:style-name="T827">floor()</text:span><text:span text:style-name="T727">: arredondamento para baixo</text:span></text:p>
        </text:list-item>
      </text:list>
      <text:h text:style-name="P227" text:outline-level="1" text:is-list-header="true"/>
      <text:h text:style-name="P230" text:outline-level="1">Aula 06 – <text:span text:style-name="T926">Operadores</text:span></text:h>
      <text:p text:style-name="P5"/>
      <text:p text:style-name="P125"><draw:frame draw:style-name="fr2" draw:name="Figura5" text:anchor-type="as-char" svg:width="10.546cm" svg:height="5.985cm" draw:z-index="2"><draw:image xlink:href="Pictures/10000000000002160000012FBC3637111CCC7474.jpg" xlink:type="simple" xlink:show="embed" xlink:actuate="onLoad" draw:mime-type="image/jpeg"/></draw:frame></text:p>
      <text:p text:style-name="P95"><text:span text:style-name="T689">Observações quanto às operações com Módulos:</text:span><text:span text:style-name="T959"><text:line-break/></text:span><text:span text:style-name="T868">$</text:span><text:span text:style-name="T869">a</text:span><text:span text:style-name="T530"> = </text:span><text:span text:style-name="T578">1</text:span><text:span text:style-name="T530"> % </text:span><text:span text:style-name="T578">2</text:span><text:span text:style-name="T530">; </text:span><text:span text:style-name="T902">//retorna '1'<text:line-break/></text:span><text:span text:style-name="T868">$</text:span><text:span text:style-name="T869">a</text:span><text:span text:style-name="T530"> = </text:span><text:span text:style-name="T578">0</text:span><text:span text:style-name="T530"> % </text:span><text:span text:style-name="T578">3</text:span><text:span text:style-name="T530">; </text:span><text:span text:style-name="T902">//retorna '0' </text:span></text:p>
      <text:p text:style-name="P126"/>
      <text:p text:style-name="P127"><draw:frame draw:style-name="fr2" draw:name="Figura6" text:anchor-type="as-char" svg:width="10.49cm" svg:height="5.546cm" draw:z-index="3"><draw:image xlink:href="Pictures/10000000000001FB0000010C013F3574ED07882A.jpg" xlink:type="simple" xlink:show="embed" xlink:actuate="onLoad" draw:mime-type="image/jpeg"/></draw:frame></text:p>
      <text:p text:style-name="P28"><text:span text:style-name="T727">Atenção!<text:line-break/>O PÓS incremento/decremento utiliza a variável primeiro para </text:span><text:span text:style-name="T733">depois</text:span><text:span text:style-name="T727"> decrementar, </text:span><text:span text:style-name="T728">ou seja, <text:line-break/></text:span><text:span text:style-name="T827">++a</text:span><text:span text:style-name="T323"> </text:span><text:span text:style-name="T324">é</text:span><text:span text:style-name="T323"> executado </text:span><text:span text:style-name="T329">imediatamente</text:span><text:span text:style-name="T323"><text:line-break/></text:span><text:span text:style-name="T828">a+</text:span><text:span text:style-name="T827">+</text:span><text:span text:style-name="T323"> </text:span><text:span text:style-name="T324">é</text:span><text:span text:style-name="T323"> executado na </text:span><text:span text:style-name="T329">próxima linha</text:span></text:p>
      <text:p text:style-name="P126"/>
      <text:p text:style-name="P344"/>
      <text:p text:style-name="P69"><draw:frame draw:style-name="fr8" draw:name="Figura7" text:anchor-type="paragraph" svg:width="10.73cm" svg:height="7.253cm" draw:z-index="4"><draw:image xlink:href="Pictures/10000000000001FA00000156B4BC3319D64BE0B8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205"><text:span text:style-name="T240">Colocar um caractere </text:span><text:span text:style-name="Source_20_Text"><text:span text:style-name="T488">&amp;</text:span></text:span><text:span text:style-name="T240"> </text:span><text:span text:style-name="T241">antes</text:span><text:span text:style-name="T240"> de uma variável </text:span><text:span text:style-name="T273">cria um ponteiro</text:span><text:span text:style-name="T240">. El</text:span><text:span text:style-name="T242">e</text:span><text:span text:style-name="T240"> não será uma variável de fato </text:span><text:span text:style-name="T243">mas guardará o </text:span><text:span text:style-name="T274">endereço</text:span><text:span text:style-name="T243"> dela, ou seja,</text:span><text:span text:style-name="T240"> será uma referência à variável original. Com isso, cria-se uma relação entre as variáveis. </text:span><text:span text:style-name="T244">Se alterar uma, também altera a outra.</text:span></text:p>
      <text:p text:style-name="P35"><text:span text:style-name="T298">No exemplo acima, ao utilizar o operador </text:span><text:span text:style-name="T400">&amp;</text:span><text:span text:style-name="T298">, </text:span><text:span text:style-name="T301">a</text:span><text:span text:style-name="T298"> variável </text:span><text:span text:style-name="T364">`</text:span><text:span text:style-name="T365">a</text:span><text:span text:style-name="T364">`</text:span><text:span text:style-name="T299"> </text:span><text:span text:style-name="T298">fará referência à variável </text:span><text:span text:style-name="T364">`</text:span><text:span text:style-name="T366">b</text:span><text:span text:style-name="T367">`</text:span><text:span text:style-name="T298">. Assim, se a variável </text:span><text:span text:style-name="T364">`</text:span><text:span text:style-name="T366">a</text:span><text:span text:style-name="T367">`</text:span><text:span text:style-name="T298"> valer </text:span><text:span text:style-name="T301">8</text:span><text:span text:style-name="T298">, então </text:span><text:span text:style-name="T364">`</text:span><text:span text:style-name="T366">b</text:span><text:span text:style-name="T367">`</text:span><text:span text:style-name="T298"> valerá </text:span><text:span text:style-name="T301">8 + 5 = 13</text:span><text:span text:style-name="T298">, mudando o valor da variável </text:span><text:span text:style-name="T364">`</text:span><text:span text:style-name="T366">a</text:span><text:span text:style-name="T367">`</text:span><text:span text:style-name="T298"> também para </text:span><text:span text:style-name="T301">13 </text:span><text:span text:style-name="T298">e</text:span><text:span text:style-name="T369"> </text:span><text:span text:style-name="T370">ficando </text:span><text:span text:style-name="T371">ambas</text:span><text:span text:style-name="T370"> com o mesmo valor</text:span></text:p>
      <text:p text:style-name="P190"/>
      <text:p text:style-name="P190"><draw:frame draw:style-name="fr3" draw:name="Figura8" text:anchor-type="paragraph" svg:x="2.101cm" svg:y="0.4cm" svg:width="13.25cm" svg:height="6.888cm" draw:z-index="5"><draw:image xlink:href="Pictures/1000000000000292000001566EAFB78296191189.png" xlink:type="simple" xlink:show="embed" xlink:actuate="onLoad" draw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36"><text:span text:style-name="T298">Colocar um </text:span><text:span text:style-name="T318">segundo </text:span><text:span text:style-name="T400">$</text:span><text:span text:style-name="T298"> na frente de uma variável</text:span><text:span text:style-name="T723"> </text:span><text:span text:style-name="T298">cria uma </text:span><text:span text:style-name="T318">variável din</text:span><text:span text:style-name="T319">â</text:span><text:span text:style-name="T318">mica</text:span><text:span text:style-name="T298">, dependen</text:span><text:span text:style-name="T300">te</text:span><text:span text:style-name="T298"> do conteúdo da variável original.</text:span><text:span text:style-name="T723"> Basicamente, o cifrão duplo instrui a criação de uma variável dentro da memória do servidor considerando o conteúdo da variável</text:span><text:span text:style-name="T745"> </text:span><text:span text:style-name="T746">$site</text:span><text:span text:style-name="T745">. </text:span><text:span text:style-name="T723">Logo, a recém-criada variável</text:span><text:span text:style-name="T745"> </text:span><text:span text:style-name="T746">$cursoemvideo</text:span><text:span text:style-name="T745"> recebe o valor </text:span><text:span text:style-name="T746">“cursoPHP”.</text:span><text:span text:style-name="T723"> Sendo assi</text:span><text:span text:style-name="T167">m, teremos 2 variáveis.</text:span></text:p>
      <text:h text:style-name="P230" text:outline-level="1"><text:span text:style-name="T185">A</text:span><text:span text:style-name="T184">ula 07 – </text:span><text:span text:style-name="T186">Operador</text:span><text:span text:style-name="T187">es</text:span><text:span text:style-name="T186"> Relaciona</text:span><text:span text:style-name="T187">is</text:span><text:span text:style-name="T186">, Ternário</text:span><text:span text:style-name="T187">s</text:span><text:span text:style-name="T186"> </text:span><text:span text:style-name="T187">e</text:span><text:span text:style-name="T186"> Lógico</text:span><text:span text:style-name="T187">s</text:span></text:h>
      <text:p text:style-name="P347"><draw:frame draw:style-name="fr2" draw:name="Figura9" text:anchor-type="as-char" svg:width="7.945cm" svg:height="6.713cm" draw:z-index="6"><draw:image xlink:href="Pictures/10000000000001C40000017E09976DA7F1998792.jpg" xlink:type="simple" xlink:show="embed" xlink:actuate="onLoad" draw:mime-type="image/jpeg"/></draw:frame></text:p>
      <text:p text:style-name="P345"/>
      <text:p text:style-name="P346"><text:span text:style-name="T755"><draw:frame draw:style-name="fr7" draw:name="Figura10" text:anchor-type="as-char" svg:width="8.054cm" svg:height="5.094cm" draw:z-index="7"><draw:image xlink:href="Pictures/10000000000002300000010A5B08F62884EE2EE5.jpg" xlink:type="simple" xlink:show="embed" xlink:actuate="onLoad" draw:mime-type="image/jpeg"/></draw:frame></text:span><text:span text:style-name="T755"><text:line-break/>Cuidado! O operador ternário </text:span><text:span text:style-name="T640">apenas retorna valor ou expressão</text:span><text:span text:style-name="T755">, ele NÃO executa declarações, </text:span><text:span text:style-name="T756">funções, </text:span><text:span text:style-name="T755">comandos </text:span><text:span text:style-name="T756">que não </text:span><text:span text:style-name="T757">retornam valor</text:span><text:span text:style-name="T755">. Exemplo de código que </text:span><text:span text:style-name="T640">NÃO</text:span><text:span text:style-name="T755"> compila:<text:line-break/></text:span><text:span text:style-name="T565">(a==b) ? </text:span><text:span text:style-name="T859">echo</text:span><text:span text:style-name="T565"> </text:span><text:span text:style-name="T953">'sim'</text:span><text:span text:style-name="T565">: </text:span><text:span text:style-name="T859">echo</text:span><text:span text:style-name="T565"> </text:span><text:span text:style-name="T953">'não'</text:span><text:span text:style-name="T565"> </text:span><text:span text:style-name="T916">//não compila porque echo não retorna valor</text:span></text:p>
      <text:p text:style-name="P361"><text:span text:style-name="T120">Operador Elvis (</text:span><text:span text:style-name="Source_20_Text"><text:span text:style-name="T11">?:</text:span></text:span><text:span text:style-name="T120">): </text:span><text:span text:style-name="T755">é uma </text:span><text:span text:style-name="Strong_20_Emphasis"><text:span text:style-name="T755">forma reduzida do operador ternário tradicional</text:span></text:span><text:span text:style-name="T755">. </text:span><text:span text:style-name="T120">, tornando o código mais curto e legível. </text:span><text:span text:style-name="T121">Veja a comparação entre Ternário tradicional x Ternário com operador Elvis:<text:line-break/></text:span><text:span text:style-name="T899">$variable</text:span><text:span text:style-name="T569"> = </text:span><text:span text:style-name="T899">$foo</text:span><text:span text:style-name="T569"> ? </text:span><text:span text:style-name="T899">$foo</text:span><text:span text:style-name="T569"> : </text:span><text:span text:style-name="T957">'bar'</text:span><text:span text:style-name="T569">; </text:span><text:span text:style-name="T919">é o mesmo que </text:span><text:span text:style-name="T900">$variable</text:span><text:span text:style-name="T570"> = </text:span><text:span text:style-name="T900">$foo</text:span><text:span text:style-name="T570"> ?: </text:span><text:span text:style-name="T958">'bar'</text:span><text:span text:style-name="T570">;</text:span></text:p>
      <text:p text:style-name="P361"><text:span text:style-name="T121"/></text:p>
      <text:p text:style-name="P346"><text:span text:style-name="T755"><draw:frame draw:style-name="fr2" draw:name="Figura11" text:anchor-type="as-char" svg:width="11.959cm" svg:height="4.512cm" draw:z-index="8"><draw:image xlink:href="Pictures/100000000000029C000000FCD741D518DF82FAB1.jpg" xlink:type="simple" xlink:show="embed" xlink:actuate="onLoad" draw:mime-type="image/jpeg"/></draw:frame></text:span></text:p>
      <text:h text:style-name="P230" text:outline-level="1">Aula 08 - <text:span text:style-name="T960">Formulários</text:span></text:h>
      <text:p text:style-name="P70"/>
      <text:p text:style-name="P71"><text:span text:style-name="T188">É possível interligar formulários HTML com scripts PHP através da cláusula </text:span><text:span text:style-name="T961">$_GET</text:span><text:span text:style-name="T962">[“”]</text:span><text:span text:style-name="T189"> <text:line-break/></text:span><text:span text:style-name="T190">(</text:span><text:span text:style-name="T189">Lembr</text:span><text:span text:style-name="T188">ando </text:span><text:span text:style-name="T189">que é </text:span><text:span text:style-name="T188">escrito</text:span><text:span text:style-name="T189"> todo em letras maiúsculas</text:span><text:span text:style-name="T190">)</text:span></text:p>
      <text:p text:style-name="P154"><draw:frame draw:style-name="fr6" draw:name="Figura12" text:anchor-type="as-char" svg:y="0.346cm" svg:width="9.91cm" svg:height="4.563cm" draw:z-index="9"><draw:image xlink:href="Pictures/10000000000002390000010648222C595AFD53B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76B27908CAB3F3FC.jpg" xlink:type="simple" xlink:show="embed" xlink:actuate="onLoad" draw:mime-type="image/jpeg"/></draw:frame></text:p>
      <text:p text:style-name="P72"><text:span text:style-name="T191">O parâmetro </text:span><text:span text:style-name="T964">m</text:span><text:span text:style-name="T965">e</text:span><text:span text:style-name="T964">tod=”get”</text:span><text:span text:style-name="T191"> envia os dados pela URL (mais rápido) </text:span><text:span text:style-name="T192">e utiliza o comando</text:span><text:span text:style-name="T791"> </text:span><text:span text:style-name="T966">$_GET[“”]</text:span></text:p>
      <text:p text:style-name="P73"><text:span text:style-name="T192">Já </text:span><text:span text:style-name="T184">o </text:span><text:span text:style-name="T189">parâmetro</text:span><text:span text:style-name="T184"> </text:span><text:span text:style-name="T963">metod=”post”</text:span><text:span text:style-name="T184"> envia por pacotes (mais seguro) </text:span><text:span text:style-name="T192">e utiliza o comando</text:span><text:span text:style-name="T791"> </text:span><text:span text:style-name="T966">$_POST[“”]</text:span></text:p>
      <text:p text:style-name="P74"><text:span text:style-name="T184">O parâmetro </text:span><text:span text:style-name="T963">action=”dados.php</text:span><text:span text:style-name="T968">”</text:span><text:span text:style-name="T184"> indica para </text:span><text:span text:style-name="T193">qual arquivo</text:span><text:span text:style-name="T184"> os dados devem ser enviados </text:span><text:span text:style-name="T194">para agir.</text:span></text:p>
      <text:p text:style-name="P75"><text:span text:style-name="T184">A tag </text:span><text:span text:style-name="T969">&lt;form&gt;</text:span><text:span text:style-name="T184"> cria formulários</text:span></text:p>
      <text:p text:style-name="P74"><text:span text:style-name="T184">A tag </text:span><text:span text:style-name="T969">&lt;input&gt;</text:span><text:span text:style-name="T184"> serve para criar uma série de controles, como caixa de textos, </text:span><text:span text:style-name="T189">botões,</text:span><text:span text:style-name="T184"> etc</text:span></text:p>
      <text:p text:style-name="P76"><text:span text:style-name="T195">O o</text:span><text:span text:style-name="T184">bjeto </text:span><text:span text:style-name="T792">input</text:span><text:span text:style-name="T196"> </text:span><text:span text:style-name="T197">d</text:span><text:span text:style-name="T198">e tipo </text:span><text:span text:style-name="T963">submit</text:span><text:span text:style-name="T184"> </text:span><text:span text:style-name="T189">envia </text:span><text:span text:style-name="T193">os </text:span><text:span text:style-name="T189">dados </text:span><text:span text:style-name="T193">do </text:span><text:span text:style-name="T194">formulário</text:span><text:span text:style-name="T193"> </text:span><text:span text:style-name="T189">para o </text:span><text:span text:style-name="T193">arquivo </text:span><text:span text:style-name="T189">estipulado n</text:span><text:span text:style-name="T193">o parâmetro </text:span><text:span text:style-name="T967">action</text:span><text:span text:style-name="T189"> </text:span><text:span text:style-name="T193">d</text:span><text:span text:style-name="T189">a primeira linha.</text:span></text:p>
      <text:p text:style-name="P77"><text:span text:style-name="T334">A </text:span><text:span text:style-name="T352">integração</text:span><text:span text:style-name="T334"> </text:span><text:span text:style-name="T345">entre</text:span><text:span text:style-name="T334"> qualquer controle de formulário </text:span><text:span text:style-name="T345">HTML e seu script PHP</text:span><text:span text:style-name="T334"> pode ser feita através do </text:span><text:span text:style-name="T346">parâmetro</text:span><text:span text:style-name="T351"> </text:span><text:span text:style-name="T464">name</text:span></text:p>
      <text:h text:style-name="P250" text:outline-level="3"><draw:frame draw:style-name="fr5" draw:name="Figura3" text:anchor-type="as-char" svg:width="13.718cm" svg:height="5.089cm" draw:z-index="26"><draw:image xlink:href="Pictures/1000000000000239000000D3E3BD8175695CFA9C.jpg" xlink:type="simple" xlink:show="embed" xlink:actuate="onLoad" draw:mime-type="image/jpeg"/></draw:frame></text:h>
      <text:p text:style-name="P191">Ao atribuir valores às variáveis, os dados são inseridos na URL para serem passados como parâmetros.</text:p>
      <text:h text:style-name="P230" text:outline-level="1">Aula 09 – <text:span text:style-name="T926">Condicional Composta</text:span></text:h>
      <text:p text:style-name="P78"><text:span text:style-name="T202">O PHP permite a condicional </text:span><text:span text:style-name="T498">elseif</text:span><text:span text:style-name="T177">,</text:span><text:span text:style-name="T204"> </text:span><text:span text:style-name="T199">o que reduz a quantidade de blocos</text:span></text:p>
      <text:p text:style-name="P153"><draw:frame draw:style-name="fr2" draw:name="Figura14" text:anchor-type="as-char" svg:width="9.76cm" svg:height="6.727cm" draw:z-index="11"><draw:image xlink:href="Pictures/10000000000001BC00000132967B08134D3D4F64.jpg" xlink:type="simple" xlink:show="embed" xlink:actuate="onLoad" draw:mime-type="image/jpeg"/></draw:frame></text:p>
      <text:p text:style-name="P153"><draw:frame draw:style-name="fr2" draw:name="Figura15" text:anchor-type="as-char" svg:width="9.834cm" svg:height="6.694cm" draw:z-index="12"><draw:image xlink:href="Pictures/10000000000001C0000001312E27DE25636AF0E6.jpg" xlink:type="simple" xlink:show="embed" xlink:actuate="onLoad" draw:mime-type="image/jpeg"/></draw:frame></text:p>
      <text:p text:style-name="P155"/>
      <text:p text:style-name="P149"><text:span text:style-name="T758">Se por acaso as chaves</text:span><text:span text:style-name="T614">{}</text:span><text:span text:style-name="T758"> forem </text:span><text:span text:style-name="T641">esquecidas</text:span><text:span text:style-name="T758">, mesmo assim os comandos executarão, porém de maneira </text:span><text:span text:style-name="T641">independente</text:span><text:span text:style-name="T758">. Exemplo:<text:tab/></text:span><text:span text:style-name="T971">if</text:span><text:span text:style-name="T537"> (</text:span><text:span text:style-name="T875">$x</text:span><text:span text:style-name="T537"> == </text:span><text:span text:style-name="T875">$y</text:span><text:span text:style-name="T537">)   </text:span><text:span text:style-name="T835">echo</text:span><text:span text:style-name="T537"> </text:span><text:span text:style-name="T934">"&lt;hr&gt;comando1"</text:span><text:span text:style-name="T537">;</text:span></text:p>
      <text:h text:style-name="P230" text:outline-level="1">Aula 10 – <text:span text:style-name="T974">Condicional Switch</text:span></text:h>
      <text:p text:style-name="P37"/>
      <text:p text:style-name="P157"><draw:frame draw:style-name="fr2" draw:name="Figura16" text:anchor-type="as-char" svg:width="15.143cm" svg:height="8.377cm" draw:z-index="15"><draw:image xlink:href="Pictures/100000000000029B0000017118F34E89765E6861.jpg" xlink:type="simple" xlink:show="embed" xlink:actuate="onLoad" draw:mime-type="image/jpeg"/></draw:frame></text:p>
      <text:p text:style-name="P66"><text:span text:style-name="T178">Não esqueça do comando </text:span><text:span text:style-name="T205">break</text:span></text:p>
      <text:p text:style-name="P150">Exemplo de Condicional Switch com múltiplos <text:span text:style-name="T632">valores:</text:span></text:p>
      <text:p text:style-name="P96"><draw:frame draw:style-name="fr2" draw:name="Figura17" text:anchor-type="as-char" svg:width="15.7cm" svg:height="8.497cm" draw:z-index="16"><draw:image xlink:href="Pictures/100000000000045C0000025C354B2FCAC9E3A88C.jpg" xlink:type="simple" xlink:show="embed" xlink:actuate="onLoad" draw:mime-type="image/jpeg"/></draw:frame></text:p>
      <text:p text:style-name="P97"/>
      <text:p text:style-name="P79"><text:span text:style-name="T654">ATENÇ</text:span><text:span text:style-name="T655">Ã</text:span><text:span text:style-name="T654">O: </text:span><text:span text:style-name="T648">Limpe o cache</text:span>! Seu código não carrega? Editou e não aparece? Limpe <text:span text:style-name="T975">a</text:span> cache do navegador!</text:p>
      <text:h text:style-name="P240" text:outline-level="1">Match Expression</text:h>
      <text:p text:style-name="P5"/>
      <text:p text:style-name="P104"><text:span text:style-name="T207">Introduzida na versão</text:span><text:span text:style-name="T208"> </text:span><text:span text:style-name="Strong_20_Emphasis"><text:span text:style-name="T208">PHP 8.0</text:span></text:span><text:span text:style-name="T207">, é uma construção mais legível para realizar comparações de valores, com funcionamento semelhante ao </text:span><text:span text:style-name="Source_20_Text"><text:span text:style-name="T596">switch</text:span></text:span><text:span text:style-name="Source_20_Text"><text:span text:style-name="T207"> porém menos propenso a erros e mais seguro. Dentre suas características:</text:span></text:span></text:p>
      <text:list text:style-name="L10">
        <text:list-item>
          <text:p text:style-name="P293"><text:span text:style-name="Source_20_Text"><text:span text:style-name="T209">S</text:span></text:span><text:span text:style-name="Source_20_Text"><text:span text:style-name="T207">empre retorna um valor, enquanto o </text:span></text:span><text:span text:style-name="Source_20_Text"><text:span text:style-name="T596">switch</text:span></text:span><text:span text:style-name="Source_20_Text"><text:span text:style-name="T207"> não retorna nada diretamente. </text:span></text:span></text:p>
        </text:list-item>
        <text:list-item>
          <text:p text:style-name="P293"><text:span text:style-name="Source_20_Text"><text:span text:style-name="T209">U</text:span></text:span><text:span text:style-name="Source_20_Text"><text:span text:style-name="T207">sa </text:span></text:span><text:span text:style-name="Source_20_Text"><text:span text:style-name="Strong_20_Emphasis"><text:span text:style-name="T207">comparação estrita</text:span></text:span></text:span><text:span text:style-name="Source_20_Text"><text:span text:style-name="T207"> </text:span></text:span><text:span text:style-name="Source_20_Text"><text:span text:style-name="T209">(===, ou seja, </text:span></text:span><text:span text:style-name="Source_20_Text"><text:span text:style-name="T207">tipo e valor devem ser iguais) enquanto que o</text:span></text:span><text:span text:style-name="T207"> </text:span><text:span text:style-name="Source_20_Text"><text:span text:style-name="T596">switch</text:span></text:span><text:span text:style-name="T207"> usa comparação frouxa (não verifica tipos). </text:span></text:p>
        </text:list-item>
        <text:list-item>
          <text:p text:style-name="P293"><text:span text:style-name="T207">Sem "fallthrough": No </text:span><text:span text:style-name="Source_20_Text"><text:span text:style-name="T596">match</text:span></text:span><text:span text:style-name="T207">, cada caso é avaliado isoladamente (não ocorre "queda" para o próximo). Já no </text:span><text:span text:style-name="Source_20_Text"><text:span text:style-name="T596">switch</text:span></text:span><text:span text:style-name="T207">, sem </text:span><text:span text:style-name="Source_20_Text"><text:span text:style-name="T207">break</text:span></text:span><text:span text:style-name="T207">, o código continua executando os próximos casos. </text:span></text:p>
        </text:list-item>
      </text:list>
      <text:p text:style-name="P38"><text:span text:style-name="T212">E</text:span><text:span text:style-name="T61">xemplos:</text:span></text:p>
      <text:p text:style-name="P196"><text:span text:style-name="T877">$cor</text:span><text:span text:style-name="T539"> = </text:span><text:span text:style-name="T939">'azul'</text:span><text:span text:style-name="T539">;<text:tab/><text:tab/><text:tab/><text:tab/><text:tab/><text:tab/><text:tab/></text:span></text:p>
      <text:p text:style-name="P197"><text:span text:style-name="T860">$resultado</text:span><text:span text:style-name="T520"> = </text:span><text:span text:style-name="T970">match</text:span><text:span text:style-name="T520"> (</text:span><text:span text:style-name="T860">$cor</text:span><text:span text:style-name="T520">) {<text:tab/><text:tab/><text:tab/><text:tab/></text:span></text:p>
      <text:p text:style-name="P197"><text:span text:style-name="T927"><text:s text:c="2"/>'vermelho'</text:span><text:span text:style-name="T520"> </text:span><text:span text:style-name="T586">=&gt;</text:span><text:span text:style-name="T520"> </text:span><text:span text:style-name="T927">'Cor escolhida foi vermelho'</text:span><text:span text:style-name="T520">,<text:tab/></text:span></text:p>
      <text:p text:style-name="P197"><text:span text:style-name="T927"><text:s text:c="2"/>'azul'</text:span><text:span text:style-name="T520"> </text:span><text:span text:style-name="T586">=&gt;</text:span><text:span text:style-name="T520"> </text:span><text:span text:style-name="T927">'Cor escolhida foi azul'</text:span><text:span text:style-name="T520">,<text:tab/><text:tab/></text:span></text:p>
      <text:p text:style-name="P197"><text:span text:style-name="T927"><text:s text:c="2"/>'verde'</text:span><text:span text:style-name="T520"> </text:span><text:span text:style-name="T586">=&gt;</text:span><text:span text:style-name="T520"> </text:span><text:span text:style-name="T927">'Cor escolhida foi verde'</text:span><text:span text:style-name="T520">,<text:tab/><text:tab/></text:span></text:p>
      <text:p text:style-name="P197"><text:span text:style-name="T970"><text:s text:c="2"/>default</text:span><text:span text:style-name="T520"> </text:span><text:span text:style-name="T586">=&gt;</text:span><text:span text:style-name="T520"> </text:span><text:span text:style-name="T927">'Cor desconhecida'<text:tab/><text:tab/><text:tab/></text:span></text:p>
      <text:p text:style-name="P206">};<text:tab/><text:tab/><text:tab/><text:tab/><text:tab/><text:tab/><text:tab/><text:tab/></text:p>
      <text:p text:style-name="P15"><text:span text:style-name="T837">echo</text:span><text:span text:style-name="T530"> </text:span><text:span text:style-name="T868">$resultado</text:span><text:span text:style-name="T530">; </text:span><text:span text:style-name="T902">// Saída: Cor escolhida foi azul</text:span></text:p>
      <text:p text:style-name="P15"><text:tab/><text:tab/></text:p>
      <text:p text:style-name="P197"><text:span text:style-name="T860">$idade</text:span><text:span text:style-name="T520"> = </text:span><text:span text:style-name="T571">25</text:span><text:span text:style-name="T520">;<text:tab/><text:tab/><text:tab/><text:tab/><text:tab/><text:tab/><text:tab/></text:span></text:p>
      <text:p text:style-name="P197"><text:span text:style-name="T860">$faixaEtaria</text:span><text:span text:style-name="T520"> = </text:span><text:span text:style-name="T970">match</text:span><text:span text:style-name="T520"> (</text:span><text:span text:style-name="T586">true</text:span><text:span text:style-name="T520">) {<text:tab/><text:tab/><text:tab/><text:tab/></text:span></text:p>
      <text:p text:style-name="P197"><text:span text:style-name="T860"><text:s text:c="2"/>$idade</text:span><text:span text:style-name="T520"> &lt; </text:span><text:span text:style-name="T571">13</text:span><text:span text:style-name="T520"> </text:span><text:span text:style-name="T586">=&gt;</text:span><text:span text:style-name="T520"> </text:span><text:span text:style-name="T927">'Criança'</text:span><text:span text:style-name="T520">,<text:tab/><text:tab/><text:tab/><text:tab/></text:span></text:p>
      <text:p text:style-name="P197"><text:span text:style-name="T860"><text:s text:c="2"/>$idade</text:span><text:span text:style-name="T520"> &gt;= </text:span><text:span text:style-name="T571">13</text:span><text:span text:style-name="T520"> &amp;&amp; </text:span><text:span text:style-name="T860">$idade</text:span><text:span text:style-name="T520"> &lt;= </text:span><text:span text:style-name="T571">19</text:span><text:span text:style-name="T520"> </text:span><text:span text:style-name="T586">=&gt;</text:span><text:span text:style-name="T520"> </text:span><text:span text:style-name="T927">'Adolescente'</text:span><text:span text:style-name="T520">,<text:tab/></text:span></text:p>
      <text:p text:style-name="P197"><text:span text:style-name="T860"><text:s text:c="2"/>$idade</text:span><text:span text:style-name="T520"> &gt;= </text:span><text:span text:style-name="T571">20</text:span><text:span text:style-name="T520"> &amp;&amp; </text:span><text:span text:style-name="T860">$idade</text:span><text:span text:style-name="T520"> &lt;= </text:span><text:span text:style-name="T571">64</text:span><text:span text:style-name="T520"> </text:span><text:span text:style-name="T586">=&gt;</text:span><text:span text:style-name="T520"> </text:span><text:span text:style-name="T927">'Adulto'</text:span><text:span text:style-name="T520">,<text:tab/></text:span></text:p>
      <text:p text:style-name="P197"><text:span text:style-name="T860"><text:s text:c="2"/>$idade</text:span><text:span text:style-name="T520"> &gt;= </text:span><text:span text:style-name="T571">65</text:span><text:span text:style-name="T520"> </text:span><text:span text:style-name="T586">=&gt;</text:span><text:span text:style-name="T520"> </text:span><text:span text:style-name="T927">'Idoso'</text:span><text:span text:style-name="T520">,<text:tab/><text:tab/><text:tab/><text:tab/></text:span></text:p>
      <text:p text:style-name="P206">};<text:tab/><text:tab/><text:tab/><text:tab/><text:tab/><text:tab/><text:tab/><text:tab/></text:p>
      <text:p text:style-name="P197"><text:span text:style-name="T826">echo</text:span><text:span text:style-name="T520"> </text:span><text:span text:style-name="T860">$faixaEtaria</text:span><text:span text:style-name="T520">; </text:span><text:span text:style-name="T901">// Saída: Adulto<text:tab/><text:tab/><text:tab/></text:span></text:p>
      <text:p text:style-name="P38"/>
      <text:h text:style-name="P230" text:outline-level="1">Aula 11- Iteração While</text:h>
      <text:p text:style-name="P70"/>
      <text:p text:style-name="P132"><draw:frame draw:style-name="fr1" draw:name="Figura1" text:anchor-type="as-char" svg:width="15.346cm" svg:height="7.17cm" draw:z-index="32"><draw:image xlink:href="Pictures/10000000000002440000010FF866D9FEFA9493F4.jpg" xlink:type="simple" xlink:show="embed" xlink:actuate="onLoad" draw:mime-type="image/jpeg"/></draw:frame></text:p>
      <text:p text:style-name="P132">No<text:span text:style-name="T976">te que é preciso </text:span><text:span text:style-name="T642">atribuir valor à variável $</text:span><text:span text:style-name="T615">c</text:span><text:span text:style-name="T976"> antes de construir o loop.</text:span></text:p>
      <text:p text:style-name="P133"/>
      <text:p text:style-name="P133"/>
      <text:p text:style-name="P134">Para <text:span text:style-name="T648">criar código HTML</text:span> <text:span text:style-name="T753">dinamicamente</text:span>, dentro <text:span text:style-name="T977">de uma extensão </text:span><text:span text:style-name="T793">.php</text:span>, <text:span text:style-name="T978">utilize</text:span> o comando <text:span text:style-name="T502">echo</text:span></text:p>
      <text:p text:style-name="P135"/>
      <text:p text:style-name="P135"/>
      <text:p text:style-name="P136"><draw:frame draw:style-name="fr2" draw:name="Figura18" text:anchor-type="as-char" svg:width="11.986cm" svg:height="8.387cm" draw:z-index="33"><draw:image xlink:href="Pictures/10000000000001C50000013D2735FF2B00EFB693.jpg" xlink:type="simple" xlink:show="embed" xlink:actuate="onLoad" draw:mime-type="image/jpeg"/></draw:frame></text:p>
      <text:p text:style-name="P189"/>
      <text:p text:style-name="P164"><text:span text:style-name="T325">Dentro dos laços de repetição, o comando </text:span><text:span text:style-name="Source_20_Text"><text:span text:style-name="T397">break</text:span></text:span><text:span text:style-name="T325"> quebra o fluxo d</text:span><text:span text:style-name="T326">a</text:span><text:span text:style-name="T325"> iteração e manda a execução para fora da estrutura. </text:span><text:span text:style-name="T326">Já o coman</text:span><text:span text:style-name="T325">do</text:span><text:span text:style-name="T327"> </text:span><text:span text:style-name="Source_20_Text"><text:span text:style-name="T397">continue</text:span></text:span><text:span text:style-name="Source_20_Text"><text:span text:style-name="T327">, volta para o início da iteração mesmo sem </text:span></text:span><text:span text:style-name="Source_20_Text"><text:span text:style-name="T328">ter chegado</text:span></text:span><text:span text:style-name="Source_20_Text"><text:span text:style-name="T327"> lá embaixo da estrutura.</text:span></text:span></text:p>
      <text:h text:style-name="P241" text:outline-level="1"><text:span text:style-name="Source_20_Text"><text:span text:style-name="T817">Aula 12 – Repetição Do-While</text:span></text:span></text:h>
      <text:p text:style-name="Text_20_body"><text:span text:style-name="Source_20_Text"/></text:p>
      <text:p text:style-name="P212"><text:span text:style-name="Source_20_Text"><text:span text:style-name="T33"><draw:frame draw:style-name="fr2" draw:name="Figura19" text:anchor-type="as-char" svg:width="14.579cm" svg:height="6.906cm" draw:z-index="34"><draw:image xlink:href="Pictures/100000000000022700000105DB249617C4E4D8B7.jpg" xlink:type="simple" xlink:show="embed" xlink:actuate="onLoad" draw:mime-type="image/jpeg"/></draw:frame></text:span></text:span></text:p>
      <text:h text:style-name="Heading_20_1" text:outline-level="1"><text:span text:style-name="Source_20_Text"/></text:h>
      <text:h text:style-name="Heading_20_1" text:outline-level="1"><text:span text:style-name="Source_20_Text"><text:span text:style-name="T817">Aula 13 – Iteração For</text:span></text:span></text:h>
      <text:p text:style-name="P348"><text:span text:style-name="Source_20_Text"/></text:p>
      <text:p text:style-name="P213"><text:span text:style-name="Source_20_Text"><text:span text:style-name="T33"><draw:frame draw:style-name="fr2" draw:name="Figura20" text:anchor-type="as-char" svg:width="17.092cm" svg:height="5.503cm" draw:z-index="35"><draw:image xlink:href="Pictures/1000000000000286000000D0FBE105C104392194.jpg" xlink:type="simple" xlink:show="embed" xlink:actuate="onLoad" draw:mime-type="image/jpeg"/></draw:frame></text:span></text:span></text:p>
      <text:p text:style-name="P166"><text:span text:style-name="Source_20_Text"><text:span text:style-name="T73">Na iteração </text:span></text:span><text:span text:style-name="Source_20_Text"><text:span text:style-name="T493">for</text:span></text:span><text:span text:style-name="Source_20_Text"><text:span text:style-name="T73">, a variável já é declarada dentro da estrutura, </text:span></text:span><text:span text:style-name="Source_20_Text"><text:span text:style-name="T74">a</text:span></text:span><text:span text:style-name="Source_20_Text"><text:span text:style-name="T75"> semântica do segundo parâmetro equivale </text:span></text:span><text:span text:style-name="Source_20_Text"><text:span text:style-name="T74">a </text:span></text:span><text:span text:style-name="Source_20_Text"><text:span text:style-name="T75">“enquanto” </text:span></text:span><text:span text:style-name="Source_20_Text"><text:span text:style-name="T74">e o</text:span></text:span><text:span text:style-name="Source_20_Text"><text:span text:style-name="T76">s parâmetros são separados por ponto-e-vírgula.</text:span></text:span></text:p>
      <text:h text:style-name="P241" text:outline-level="1"><text:span text:style-name="Source_20_Text"><text:span text:style-name="T817">Aula 14 – Rotinas</text:span></text:span></text:h>
      <text:p text:style-name="P105"><text:span text:style-name="Source_20_Text"/></text:p>
      <text:p text:style-name="P214"><text:span text:style-name="Source_20_Text"><text:span text:style-name="T162">Rotinas</text:span></text:span><text:span text:style-name="Source_20_Text"><text:span text:style-name="T75"> são </text:span></text:span><text:span text:style-name="Source_20_Text"><text:span text:style-name="T143">funções</text:span></text:span><text:span text:style-name="Source_20_Text"><text:span text:style-name="T75"> </text:span></text:span><text:span text:style-name="Source_20_Text"><text:span text:style-name="T77">ou</text:span></text:span><text:span text:style-name="Source_20_Text"><text:span text:style-name="T75"> </text:span></text:span><text:span text:style-name="Source_20_Text"><text:span text:style-name="T143">procedimentos</text:span></text:span><text:span text:style-name="Source_20_Text"><text:span text:style-name="T75">, </text:span></text:span><text:span text:style-name="Source_20_Text"><text:span text:style-name="T77">porém o PHP considera ambas operações como funções, distinguindo-se apenas </text:span></text:span><text:span text:style-name="Source_20_Text"><text:span text:style-name="T76">quanto a</text:span></text:span><text:span text:style-name="Source_20_Text"><text:span text:style-name="T77">o seu </text:span></text:span><text:span text:style-name="Source_20_Text"><text:span text:style-name="T78">valor de retorno, </text:span></text:span><text:span text:style-name="Source_20_Text"><text:span text:style-name="T79">se é vazio</text:span></text:span><text:span text:style-name="Source_20_Text"><text:span text:style-name="T80"> </text:span></text:span><text:span text:style-name="Source_20_Text"><text:span text:style-name="T77">ou</text:span></text:span><text:span text:style-name="Source_20_Text"><text:span text:style-name="T80"> não.</text:span></text:span></text:p>
      <text:p text:style-name="P212"><draw:frame draw:style-name="fr3" draw:name="Figura21" text:anchor-type="paragraph" svg:x="-0.533cm" svg:y="0cm" svg:width="9.197cm" svg:height="4.942cm" draw:z-index="13"><draw:image xlink:href="Pictures/100000000000029E00000168675B4B158D9987B8.jpg" xlink:type="simple" xlink:show="embed" xlink:actuate="onLoad" draw:mime-type="image/jpeg"/></draw:frame><draw:frame draw:style-name="fr3" draw:name="Figura22" text:anchor-type="paragraph" svg:x="9.035cm" svg:y="0.035cm" svg:width="8.962cm" svg:height="4.907cm" draw:z-index="14"><draw:image xlink:href="Pictures/10000000000002990000016CF253DF6E03593425.jpg" xlink:type="simple" xlink:show="embed" xlink:actuate="onLoad" draw:mime-type="image/jpeg"/></draw:frame><text:span text:style-name="Source_20_Text"/></text:p>
      <text:p text:style-name="P212"><text:span text:style-name="Source_20_Text"/></text:p>
      <text:p text:style-name="P212"><text:span text:style-name="Source_20_Text"/></text:p>
      <text:p text:style-name="P212"><text:span text:style-name="Source_20_Text"/></text:p>
      <text:p text:style-name="P212"><text:span text:style-name="Source_20_Text"/></text:p>
      <text:p text:style-name="P212"><text:span text:style-name="Source_20_Text"/></text:p>
      <text:p text:style-name="P350"><text:span text:style-name="Source_20_Text"/></text:p>
      <text:p text:style-name="P167"><text:span text:style-name="Source_20_Text"><text:span text:style-name="T206">Nas funções, não é preciso declarar antes as variáveis locais (internas na estrutura). </text:span></text:span><text:span text:style-name="Source_20_Text"><text:span text:style-name="T210">Já n</text:span></text:span><text:span text:style-name="Source_20_Text"><text:span text:style-name="T81">as f</text:span></text:span><text:span text:style-name="Source_20_Text"><text:span text:style-name="T82">unções para criar </text:span></text:span><text:span text:style-name="Source_20_Text"><text:span text:style-name="T83">Rotinas com Múltiplos Parâmetros em PHP, </text:span></text:span><text:span text:style-name="Source_20_Text"><text:span text:style-name="T82">ou seja,</text:span></text:span><text:span text:style-name="Source_20_Text"><text:span text:style-name="T83"> </text:span></text:span><text:span text:style-name="Source_20_Text"><text:span text:style-name="T163">Parâmetros Variáveis</text:span></text:span><text:span text:style-name="Source_20_Text"><text:span text:style-name="T83"> </text:span></text:span><text:span text:style-name="Source_20_Text"><text:span text:style-name="T84">não é preciso especificar os parâmetros pois </text:span></text:span><text:span text:style-name="Source_20_Text"><text:span text:style-name="T81">existem</text:span></text:span><text:span text:style-name="Source_20_Text"><text:span text:style-name="T84"> funç</text:span></text:span><text:span text:style-name="Source_20_Text"><text:span text:style-name="T81">ões</text:span></text:span><text:span text:style-name="Source_20_Text"><text:span text:style-name="T84"> interna</text:span></text:span><text:span text:style-name="Source_20_Text"><text:span text:style-name="T81">s</text:span></text:span><text:span text:style-name="Source_20_Text"><text:span text:style-name="T84"> para pegá-los </text:span></text:span><text:span text:style-name="Source_20_Text"><text:span text:style-name="T85">automaticamente</text:span></text:span><text:span text:style-name="Source_20_Text"><text:span text:style-name="T84">:</text:span></text:span></text:p>
      <text:list text:style-name="L11">
        <text:list-item>
          <text:p text:style-name="P351"><text:span text:style-name="Source_20_Text"><text:span text:style-name="T770">func_get_args()</text:span></text:span><text:span text:style-name="Source_20_Text"><text:span text:style-name="T806">: </text:span></text:span><text:span text:style-name="Source_20_Text"><text:span text:style-name="T808">pega todos os argumentos</text:span></text:span><text:span text:style-name="Source_20_Text"><text:span text:style-name="T806"> e coloca dentro de um </text:span></text:span><text:span text:style-name="Source_20_Text"><text:span text:style-name="T811">vetor</text:span></text:span><text:span text:style-name="Source_20_Text"><text:span text:style-name="T816">.</text:span></text:span></text:p>
        </text:list-item>
        <text:list-item>
          <text:p text:style-name="P352"><text:span text:style-name="Source_20_Text"><text:span text:style-name="T770">func_num_args()</text:span></text:span><text:span text:style-name="Source_20_Text"><text:span text:style-name="T807">: </text:span></text:span><text:span text:style-name="Source_20_Text"><text:span text:style-name="T809">retorna</text:span></text:span><text:span text:style-name="Source_20_Text"><text:span text:style-name="T810"> </text:span></text:span><text:span text:style-name="Source_20_Text"><text:span text:style-name="T809">a quantidade</text:span></text:span><text:span text:style-name="Source_20_Text"><text:span text:style-name="T807"> de argumentos passados.</text:span></text:span></text:p>
        </text:list-item>
      </text:list>
      <text:p text:style-name="P353"><draw:frame draw:style-name="fr3" draw:name="Figura23" text:anchor-type="paragraph" svg:x="0.806cm" svg:y="0.31cm" svg:width="16.312cm" svg:height="8.64cm" draw:z-index="17"><draw:image xlink:href="Pictures/10000001000002A000000164125C7ECCB0CD9726.png" xlink:type="simple" xlink:show="embed" xlink:actuate="onLoad" draw:mime-type="image/png"/></draw:frame><text:span text:style-name="Source_20_Text"/></text:p>
      <text:h text:style-name="P241" text:outline-level="1"><text:span text:style-name="Source_20_Text"><text:span text:style-name="T747">Passagem de parâmetros: por </text:span></text:span><text:span text:style-name="Source_20_Text"><text:span text:style-name="T979">valor</text:span></text:span><text:span text:style-name="Source_20_Text"><text:span text:style-name="T747"> ou por </text:span></text:span><text:span text:style-name="Source_20_Text"><text:span text:style-name="T979">referência</text:span></text:span><text:span text:style-name="Source_20_Text"><text:span text:style-name="T747">?</text:span></text:span></text:h>
      <text:h text:style-name="P355" text:outline-level="1"><draw:frame draw:style-name="fr3" draw:name="Figura24" text:anchor-type="paragraph" svg:x="1.004cm" svg:y="0.199cm" svg:width="15.517cm" svg:height="8.451cm" draw:z-index="18"><draw:image xlink:href="Pictures/100000000000029300000167BCA9CB39186AFF74.jpg" xlink:type="simple" xlink:show="embed" xlink:actuate="onLoad" draw:mime-type="image/jpeg"/></draw:frame><draw:frame draw:style-name="fr3" draw:name="Figura25" text:anchor-type="paragraph" svg:x="0.942cm" svg:y="12.58cm" svg:width="15.566cm" svg:height="8.495cm" draw:z-index="19"><draw:image xlink:href="Pictures/100000000000029000000166BB6EB3C75BEBE596.jpg" xlink:type="simple" xlink:show="embed" xlink:actuate="onLoad" draw:mime-type="image/jpeg"/></draw:frame><text:span text:style-name="Source_20_Text"><text:span text:style-name="T86"><text:line-break/>Na </text:span></text:span><text:span text:style-name="Source_20_Text"><text:span text:style-name="T109">passagem por valor</text:span></text:span><text:span text:style-name="Source_20_Text"><text:span text:style-name="T86">, o valor da variável </text:span></text:span><text:span text:style-name="Source_20_Text"><text:span text:style-name="T87">externa </text:span></text:span><text:span text:style-name="Source_20_Text"><text:span text:style-name="T86">é </text:span></text:span><text:span text:style-name="Source_20_Text"><text:span text:style-name="T144">copiado</text:span></text:span><text:span text:style-name="Source_20_Text"><text:span text:style-name="T88"> para</text:span></text:span><text:span text:style-name="Source_20_Text"><text:span text:style-name="T86"> o parâmetro da função e, qualquer mudança nesse parâmetro, </text:span></text:span><text:span text:style-name="Source_20_Text"><text:span text:style-name="T145">não altera o valor da variável. </text:span></text:span><text:span text:style-name="Source_20_Text"><text:span text:style-name="T113">Já na </text:span></text:span><text:span text:style-name="Source_20_Text"><text:span text:style-name="T110">passagem por referência</text:span></text:span><text:span text:style-name="Source_20_Text"><text:span text:style-name="T113">, é adicionado um </text:span></text:span><text:span text:style-name="Source_20_Text"><text:span text:style-name="T506">&amp;</text:span></text:span><text:span text:style-name="Source_20_Text"><text:span text:style-name="T113"> (“ê comercial”) </text:span></text:span><text:span text:style-name="Source_20_Text"><text:span text:style-name="T114">na frente</text:span></text:span><text:span text:style-name="Source_20_Text"><text:span text:style-name="T113"> do parâmetro. Desse modo, o que vai para esse parâmetro não é um valor, mas sim </text:span></text:span><text:span text:style-name="Source_20_Text"><text:span text:style-name="T114">o </text:span></text:span><text:span text:style-name="Source_20_Text"><text:span text:style-name="T146">endereço</text:span></text:span><text:span text:style-name="Source_20_Text"><text:span text:style-name="T114"> </text:span></text:span><text:span text:style-name="Source_20_Text"><text:span text:style-name="T115">de</text:span></text:span><text:span text:style-name="Source_20_Text"><text:span text:style-name="T114"> memória </text:span></text:span><text:span text:style-name="Source_20_Text"><text:span text:style-name="T115">(</text:span></text:span><text:span text:style-name="Source_20_Text"><text:span text:style-name="T114">ponteiro</text:span></text:span><text:span text:style-name="Source_20_Text"><text:span text:style-name="T115">)</text:span></text:span><text:span text:style-name="Source_20_Text"><text:span text:style-name="T114"> </text:span></text:span><text:span text:style-name="Source_20_Text"><text:span text:style-name="T115">da</text:span></text:span><text:span text:style-name="Source_20_Text"><text:span text:style-name="T113"> variável</text:span></text:span><text:span text:style-name="Source_20_Text"><text:span text:style-name="T114"> </text:span></text:span><text:span text:style-name="Source_20_Text"><text:span text:style-name="T113">que foi passada e, assim, qualquer alteração feita n</text:span></text:span><text:span text:style-name="Source_20_Text"><text:span text:style-name="T116">esse</text:span></text:span><text:span text:style-name="Source_20_Text"><text:span text:style-name="T113"> parâmetro também </text:span></text:span><text:span text:style-name="Source_20_Text"><text:span text:style-name="T147">altera o valor da variável</text:span></text:span><text:span text:style-name="Source_20_Text"><text:span text:style-name="T113"> </text:span></text:span><text:span text:style-name="Source_20_Text"><text:span text:style-name="T116">externa</text:span></text:span><text:span text:style-name="Source_20_Text"><text:span text:style-name="T113">.</text:span></text:span></text:h>
      <text:h text:style-name="P355" text:outline-level="1"><text:span text:style-name="Source_20_Text"/></text:h>
      <text:h text:style-name="P355" text:outline-level="1"><text:soft-page-break/><text:span text:style-name="Source_20_Text"><text:span text:style-name="T113">A partir do </text:span></text:span><text:span text:style-name="Source_20_Text"><text:span text:style-name="Strong_20_Emphasis"><text:span text:style-name="T122">PHP 8.0</text:span></text:span></text:span><text:span text:style-name="Source_20_Text"><text:span text:style-name="T113">, é possível usar </text:span></text:span><text:span text:style-name="Source_20_Text"><text:span text:style-name="Strong_20_Emphasis"><text:span text:style-name="T980">parâmetros nomeados</text:span></text:span></text:span><text:span text:style-name="Source_20_Text"><text:span text:style-name="T113"> ao chamar funções, </text:span></text:span><text:span text:style-name="Source_20_Text"><text:span text:style-name="T117">permitindo especificar</text:span></text:span><text:span text:style-name="Source_20_Text"><text:span text:style-name="T113"> os argumentos de uma função usando os nomes dos parâmetros, em vez de apenas suas posições. </text:span></text:span><text:span text:style-name="Source_20_Text"><text:span text:style-name="T117">Sendo assim, ordem dos argumentos não importa, desde que sejam passados os nomes corretos. </text:span></text:span><text:span text:style-name="Source_20_Text"><text:span text:style-name="T118">A</text:span></text:span><text:span text:style-name="Source_20_Text"><text:span text:style-name="T117">rgumentos nomeados devem vir </text:span></text:span><text:span text:style-name="Source_20_Text"><text:span text:style-name="Strong_20_Emphasis"><text:span text:style-name="T151">depois</text:span></text:span></text:span><text:span text:style-name="Source_20_Text"><text:span text:style-name="T117"> dos posicionais. </text:span></text:span></text:h>
      <text:p text:style-name="P199"><text:span text:style-name="T586">function</text:span><text:span text:style-name="T520"> </text:span><text:span text:style-name="T826">criarUsuario</text:span><text:span text:style-name="T520">(</text:span><text:span text:style-name="T586">string</text:span><text:span text:style-name="T520"> </text:span><text:span text:style-name="T860">$nome</text:span><text:span text:style-name="T520">, </text:span><text:span text:style-name="T586">int</text:span><text:span text:style-name="T520"> </text:span><text:span text:style-name="T860">$idade</text:span><text:span text:style-name="T520">, </text:span><text:span text:style-name="T586">string</text:span><text:span text:style-name="T520"> </text:span><text:span text:style-name="T860">$email</text:span><text:span text:style-name="T520"> = </text:span><text:span text:style-name="T927">"sem@email.com"</text:span><text:span text:style-name="T520">) {<text:tab/></text:span></text:p>
      <text:p text:style-name="P199"><text:span text:style-name="T970">return</text:span><text:span text:style-name="T520"> </text:span><text:span text:style-name="T927">"Nome: </text:span><text:span text:style-name="T860">$nome</text:span><text:span text:style-name="T927">, Idade: </text:span><text:span text:style-name="T860">$idade</text:span><text:span text:style-name="T927">, Email: </text:span><text:span text:style-name="T860">$email</text:span><text:span text:style-name="T927">"</text:span><text:span text:style-name="T520">;<text:tab/><text:tab/><text:tab/><text:tab/><text:tab/><text:tab/></text:span></text:p>
      <text:p text:style-name="P208">}<text:tab/><text:tab/><text:tab/><text:tab/><text:tab/><text:tab/><text:tab/><text:tab/><text:tab/><text:tab/><text:tab/><text:tab/><text:tab/><text:tab/></text:p>
      <text:p text:style-name="P208"><text:tab/><text:tab/><text:tab/><text:tab/><text:tab/><text:tab/><text:tab/><text:tab/><text:tab/><text:tab/><text:tab/><text:tab/><text:tab/><text:tab/></text:p>
      <text:p text:style-name="P216">// Usando parâmetros nomeados (ordem não importa)<text:tab/><text:tab/><text:tab/><text:tab/><text:tab/><text:tab/><text:tab/></text:p>
      <text:p text:style-name="P39"><text:span text:style-name="T837">echo</text:span><text:span text:style-name="T530"> </text:span><text:span text:style-name="T837">criarUsuario</text:span><text:span text:style-name="T530">(</text:span><text:span text:style-name="T625">idade</text:span><text:span text:style-name="T530">: </text:span><text:span text:style-name="T578">30</text:span><text:span text:style-name="T530">, </text:span><text:span text:style-name="T625">nome</text:span><text:span text:style-name="T530">: </text:span><text:span text:style-name="T935">"João"</text:span><text:span text:style-name="T530">, </text:span><text:span text:style-name="T625">email</text:span><text:span text:style-name="T530">: </text:span><text:span text:style-name="T935">"joao</text:span><text:span text:style-name="T936">@</text:span><text:span text:style-name="T935">email.com"</text:span><text:span text:style-name="T530">);<text:tab/><text:tab/><text:tab/></text:span></text:p>
      <text:p text:style-name="P208"><text:tab/><text:tab/><text:tab/><text:tab/><text:tab/><text:tab/><text:tab/><text:tab/><text:tab/><text:tab/><text:tab/><text:tab/><text:tab/><text:tab/></text:p>
      <text:p text:style-name="P216">// Saída: Nome: João, Idade: 30, Email: joao@email.com<text:tab/><text:tab/><text:tab/><text:tab/><text:tab/><text:tab/></text:p>
      <text:h text:style-name="P341" text:outline-level="1"/>
      <text:h text:style-name="P241" text:outline-level="1"><text:span text:style-name="Source_20_Text"><text:span text:style-name="T817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3" draw:name="Figura26" text:anchor-type="paragraph" svg:x="2.974cm" svg:y="0.012cm" svg:width="11.43cm" svg:height="7.435cm" draw:z-index="20"><draw:image xlink:href="Pictures/10000000000001B000000119D2BBAC229D0691BF.jpg" xlink:type="simple" xlink:show="embed" xlink:actuate="onLoad" draw:mime-type="image/jpeg"/></draw:frame><text:span text:style-name="Source_20_Text"/></text:p>
      <text:p text:style-name="P215"><text:span text:style-name="Source_20_Text"/></text:p>
      <text:p text:style-name="P215"><text:span text:style-name="Source_20_Text"/></text:p>
      <text:p text:style-name="P215"><text:span text:style-name="Source_20_Text"/></text:p>
      <text:p text:style-name="P215"><text:span text:style-name="Source_20_Text"/></text:p>
      <text:p text:style-name="P215"><text:span text:style-name="Source_20_Text"/></text:p>
      <text:p text:style-name="P215"><text:span text:style-name="Source_20_Text"/></text:p>
      <text:p text:style-name="P215"><text:span text:style-name="Source_20_Text"/></text:p>
      <text:p text:style-name="P215"><text:span text:style-name="Source_20_Text"/></text:p>
      <text:p text:style-name="P215"><text:span text:style-name="Source_20_Text"><text:span text:style-name="T123"><text:line-break/></text:span></text:span><text:span text:style-name="Source_20_Text"><text:span text:style-name="T206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211">bibliotecas</text:span></text:span><text:span text:style-name="Source_20_Text"><text:span text:style-name="T206">). A grande vantagem é que qualquer alteração dentro dessa função vai afetar também o funcionamento de todos os scripts que a utilizarem.</text:span></text:span></text:p>
      <text:p text:style-name="P168"><text:span text:style-name="Source_20_Text"><text:span text:style-name="T206">Para isso, usamos o comando</text:span></text:span><text:span text:style-name="Source_20_Text"><text:span text:style-name="T812"> </text:span></text:span><text:span text:style-name="Source_20_Text"><text:span text:style-name="T503">include</text:span></text:span><text:span text:style-name="Source_20_Text"><text:span text:style-name="T123">, que </text:span></text:span><text:span text:style-name="Source_20_Text"><text:span text:style-name="T124">permite incluir outros arquivos. </text:span></text:span><text:span text:style-name="Source_20_Text"><text:span text:style-name="T125">C</text:span></text:span><text:span text:style-name="Source_20_Text"><text:span text:style-name="T126">aso o arquivo não esteja disponível, </text:span></text:span><text:span text:style-name="Source_20_Text"><text:span text:style-name="T152">continua o programa</text:span></text:span><text:span text:style-name="Source_20_Text"><text:span text:style-name="T125">, </text:span></text:span><text:span text:style-name="Source_20_Text"><text:span text:style-name="T126">acusa</text:span></text:span><text:span text:style-name="Source_20_Text"><text:span text:style-name="T125">ndo</text:span></text:span><text:span text:style-name="Source_20_Text"><text:span text:style-name="T126"> apenas um [Warning]</text:span></text:span><text:span text:style-name="Source_20_Text"><text:span text:style-name="T127">.</text:span></text:span></text:p>
      <text:p text:style-name="P168"><text:span text:style-name="Source_20_Text"><text:span text:style-name="T124">Existe também o comando </text:span></text:span><text:span text:style-name="Source_20_Text"><text:span text:style-name="T503">require</text:span></text:span><text:span text:style-name="Source_20_Text"><text:span text:style-name="T124"> que tem funcionalidade semelhante porém </text:span></text:span><text:span text:style-name="Source_20_Text"><text:span text:style-name="T153">torna o arquivo obrigatório</text:span></text:span><text:span text:style-name="Source_20_Text"><text:span text:style-name="T128">, ou seja</text:span></text:span><text:span text:style-name="Source_20_Text"><text:span text:style-name="T124">, caso o arquivo requerido não seja encontrado ou esteja corrompido, </text:span></text:span><text:span text:style-name="Source_20_Text"><text:span text:style-name="T154">interrompe</text:span></text:span><text:span text:style-name="Source_20_Text"><text:span text:style-name="T152"> o programa</text:span></text:span><text:span text:style-name="Source_20_Text"><text:span text:style-name="T128"> exatamente nessa linha e </text:span></text:span><text:span text:style-name="Source_20_Text"><text:span text:style-name="T126">apresenta um</text:span></text:span><text:span text:style-name="Source_20_Text"><text:span text:style-name="T128"> [ERRO FATAL], não </text:span></text:span><text:span text:style-name="Source_20_Text"><text:span text:style-name="T129">apresentando</text:span></text:span><text:span text:style-name="Source_20_Text"><text:span text:style-name="T128"> nenhum resultado.</text:span></text:span></text:p>
      <text:p text:style-name="P169"><text:span text:style-name="Source_20_Text"><text:span text:style-name="T130">Existem também as variações </text:span></text:span><text:span text:style-name="Source_20_Text"><text:span text:style-name="T503">include_once</text:span></text:span><text:span text:style-name="Source_20_Text"><text:span text:style-name="T813"> e </text:span></text:span><text:span text:style-name="Source_20_Text"><text:span text:style-name="T503">require_once</text:span></text:span><text:span text:style-name="Source_20_Text"><text:span text:style-name="T130"> que previnem que o mesmo arquivo seja carregado de novo, </text:span></text:span><text:span text:style-name="Source_20_Text"><text:span text:style-name="T125">e sim</text:span></text:span><text:span text:style-name="Source_20_Text"><text:span text:style-name="T130"> apenas uma vez.</text:span></text:span></text:p>
      <text:list text:style-name="L12">
        <text:list-item>
          <text:p text:style-name="P295"><text:span text:style-name="Source_20_Text"><text:span text:style-name="T130">Use </text:span></text:span><text:span text:style-name="Source_20_Text"><text:span text:style-name="T503">include</text:span></text:span><text:span text:style-name="Source_20_Text"><text:span text:style-name="T130"> quando: </text:span></text:span>Vo<text:span text:style-name="T628">cê está </text:span><text:span text:style-name="Strong_20_Emphasis"><text:span text:style-name="T628">carregando uma view</text:span></text:span><text:span text:style-name="T628"> (HTML/PHP) que pode ser renderizada várias vezes sem problema. (apenas imprime conteúdo). </text:span></text:p>
        </text:list-item>
        <text:list-item>
          <text:p text:style-name="P295"><text:span text:style-name="T628">Use </text:span><text:span text:style-name="Source_20_Text"><text:span text:style-name="T503">include_once</text:span></text:span><text:span text:style-name="T628"> quando: O arquivo define </text:span><text:span text:style-name="Strong_20_Emphasis"><text:span text:style-name="T628">funções, classes ou constantes</text:span></text:span><text:span text:style-name="T628"> (e uma segunda inclusão causaria erro de redefinição). Você está incluindo </text:span><text:span text:style-name="Strong_20_Emphasis"><text:span text:style-name="T628">helpers, config, bootstrap, autoload</text:span></text:span><text:span text:style-name="T628"> </text:span></text:p>
        </text:list-item>
      </text:list>
      <text:p text:style-name="P170"><text:span text:style-name="Strong_20_Emphasis"><text:span text:style-name="Source_20_Text"><text:span text:style-name="T491">__DIR__</text:span></text:span></text:span><text:span text:style-name="Source_20_Text"><text:span text:style-name="T130"> é uma </text:span></text:span><text:span text:style-name="Source_20_Text"><text:span text:style-name="Strong_20_Emphasis"><text:span text:style-name="T119">constante mágica</text:span></text:span></text:span><text:span text:style-name="Source_20_Text"><text:span text:style-name="T130"> que retorna o caminho </text:span></text:span><text:span text:style-name="Source_20_Text"><text:span text:style-name="T155">absoluto</text:span></text:span><text:span text:style-name="Source_20_Text"><text:span text:style-name="T130"> do diretório onde o script atual está localizado. Caminhos relativos podem falhar em diferentes contextos de execução (ex.: CLI vs. servidor web). </text:span></text:span><text:span text:style-name="Source_20_Text"><text:span text:style-name="T13">__DIR__</text:span></text:span><text:span text:style-name="Source_20_Text"><text:span text:style-name="T130"> resolve o problema fornecendo o caminho absoluto </text:span></text:span><text:span text:style-name="Source_20_Text"><text:span text:style-name="T131">do arquivo</text:span></text:span><text:span text:style-name="Source_20_Text"><text:span text:style-name="T130">. </text:span></text:span><text:span text:style-name="Source_20_Text"><text:span text:style-name="T131">Facilita a organização de arquivos em diferentes subdiretórios sem depender de configurações externas. Exemplo:<text:line-break/></text:span></text:span><text:span text:style-name="Source_20_Text"><text:span text:style-name="T972">require</text:span></text:span><text:span text:style-name="Source_20_Text"><text:span text:style-name="T532"> </text:span></text:span><text:span text:style-name="Source_20_Text"><text:span text:style-name="T589">__DIR__</text:span></text:span><text:span text:style-name="Source_20_Text"><text:span text:style-name="T532"> . </text:span></text:span><text:span text:style-name="Source_20_Text"><text:span text:style-name="T937">"/funcoes.php"</text:span></text:span><text:span text:style-name="Source_20_Text"><text:span text:style-name="T532">;</text:span></text:span></text:p>
      <text:h text:style-name="P241" text:outline-level="1"><text:span text:style-name="Source_20_Text"><text:span text:style-name="T817">Aula 16 e 17 – Funções para Strings</text:span></text:span></text:h>
      <text:p text:style-name="P220"><text:span text:style-name="Source_20_Text"><text:span text:style-name="T132">No PHP, t</text:span></text:span><text:span text:style-name="Source_20_Text"><text:span text:style-name="T124">udo que está entre aspas </text:span></text:span><text:span text:style-name="Source_20_Text"><text:span text:style-name="T132">é</text:span></text:span><text:span text:style-name="Source_20_Text"><text:span text:style-name="T124"> considera</text:span></text:span><text:span text:style-name="Source_20_Text"><text:span text:style-name="T132">do</text:span></text:span><text:span text:style-name="Source_20_Text"><text:span text:style-name="T124"> como tipo string, </text:span></text:span><text:span text:style-name="Source_20_Text"><text:span text:style-name="T132">porém a </text:span></text:span><text:span text:style-name="Source_20_Text"><text:span text:style-name="T111">aspa simples</text:span></text:span><text:span text:style-name="Source_20_Text"><text:span text:style-name="T132"> não é interpretativa, é apenas uma string e tudo será tratado como </text:span></text:span><text:span text:style-name="Source_20_Text"><text:span text:style-name="T156">texto</text:span></text:span><text:span text:style-name="Source_20_Text"><text:span text:style-name="T132">. Já a </text:span></text:span><text:span text:style-name="Source_20_Text"><text:span text:style-name="T111">aspa dupla</text:span></text:span><text:span text:style-name="Source_20_Text"><text:span text:style-name="T132"> é </text:span></text:span><text:span text:style-name="Source_20_Text"><text:span text:style-name="T156">processada</text:span></text:span><text:span text:style-name="Source_20_Text"><text:span text:style-name="T132">, reconhecendo variáveis no conteúdo ou caracteres de escape como </text:span></text:span><text:span text:style-name="Source_20_Text"><text:span text:style-name="T610">\n \t \r</text:span></text:span><text:span text:style-name="Source_20_Text"><text:span text:style-name="T814"> </text:span></text:span><text:span text:style-name="Source_20_Text"><text:span text:style-name="T132">que serão </text:span></text:span><text:span text:style-name="Source_20_Text"><text:span text:style-name="T133">consideradas</text:span></text:span><text:span text:style-name="Source_20_Text"><text:span text:style-name="T132"> na hora de executar a string.</text:span></text:span></text:p>
      <text:p text:style-name="P220"><text:span text:style-name="Source_20_Text"><text:span text:style-name="T132">Um caractere de uma string pode ser acessado como se fosse um índice de um array. </text:span></text:span><text:span text:style-name="Source_20_Text"><text:span text:style-name="T134">Exemplo: </text:span></text:span><text:span text:style-name="Source_20_Text"><text:span text:style-name="T871">$string</text:span></text:span><text:span text:style-name="Source_20_Text"><text:span text:style-name="T533">[</text:span></text:span><text:span text:style-name="Source_20_Text"><text:span text:style-name="T580">1</text:span></text:span><text:span text:style-name="Source_20_Text"><text:span text:style-name="T533">]</text:span></text:span></text:p>
      <text:p text:style-name="P220"><text:span text:style-name="Source_20_Text"><text:span text:style-name="T132">O </text:span></text:span><text:span text:style-name="Source_20_Text"><text:span text:style-name="T124">valor </text:span></text:span><text:span text:style-name="Source_20_Text"><text:span text:style-name="T663">verdadeiro</text:span></text:span><text:span text:style-name="Source_20_Text"><text:span text:style-name="T124"> é impresso como ‘</text:span></text:span><text:span text:style-name="Source_20_Text"><text:span text:style-name="T664">1</text:span></text:span><text:span text:style-name="Source_20_Text"><text:span text:style-name="T124">’ e o valor </text:span></text:span><text:span text:style-name="Source_20_Text"><text:span text:style-name="T981">falso</text:span></text:span><text:span text:style-name="Source_20_Text"><text:span text:style-name="T124"> é impresso como vazio </text:span></text:span><text:span text:style-name="Source_20_Text"><text:span text:style-name="T982">““</text:span></text:span><text:span text:style-name="Source_20_Text"><text:span text:style-name="T815">.<text:line-break/></text:span></text:span><text:span text:style-name="Source_20_Text"><text:span text:style-name="T132">Logo, </text:span></text:span><text:span text:style-name="Source_20_Text"><text:span text:style-name="T547"> </text:span></text:span><text:span text:style-name="Source_20_Text"><text:span text:style-name="T863">$c</text:span></text:span><text:span text:style-name="Source_20_Text"><text:span text:style-name="T525"> = (</text:span></text:span><text:span text:style-name="Source_20_Text"><text:span text:style-name="T863">10</text:span></text:span><text:span text:style-name="Source_20_Text"><text:span text:style-name="T525"> &gt; </text:span></text:span><text:span text:style-name="Source_20_Text"><text:span text:style-name="T863">5</text:span></text:span><text:span text:style-name="Source_20_Text"><text:span text:style-name="T525">) ? </text:span></text:span><text:span text:style-name="Source_20_Text"><text:span text:style-name="T591">true</text:span></text:span><text:span text:style-name="Source_20_Text"><text:span text:style-name="T525"> : </text:span></text:span><text:span text:style-name="Source_20_Text"><text:span text:style-name="T591">false</text:span></text:span><text:span text:style-name="Source_20_Text"><text:span text:style-name="T525">;</text:span></text:span><text:span text:style-name="Source_20_Text"><text:span text:style-name="T540"> </text:span></text:span><text:span text:style-name="Source_20_Text"><text:span text:style-name="T135">retorna o valor ‘1’</text:span></text:span></text:p>
      <text:p text:style-name="P112"><text:span text:style-name="Source_20_Text"><text:span text:style-name="T132">Usar </text:span></text:span><text:span text:style-name="Source_20_Text"><text:span text:style-name="T111">funções multibyte </text:span></text:span><text:span text:style-name="Source_20_Text"><text:span text:style-name="T132">(mb_*) proporciona</text:span></text:span><text:span text:style-name="Source_20_Text"><text:span text:style-name="T134">m</text:span></text:span><text:span text:style-name="Source_20_Text"><text:span text:style-name="T132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667">mb_strtolower()</text:span></text:span><text:span text:style-name="Source_20_Text"><text:span text:style-name="T715"> </text:span></text:span><text:span text:style-name="Source_20_Text"><text:span text:style-name="T132">em vez de </text:span></text:span><text:span text:style-name="Source_20_Text"><text:span text:style-name="T667">strtolower()</text:span></text:span></text:p>
      <text:p text:style-name="P112"><text:span text:style-name="Source_20_Text"/></text:p>
      <text:list xml:id="list3267642809" text:style-name="L13">
        <text:list-item>
          <text:p text:style-name="P298"><text:span text:style-name="Source_20_Text"><text:span text:style-name="T604">print</text:span></text:span><text:span text:style-name="Source_20_Text"><text:span text:style-name="T775">f</text:span></text:span><text:span text:style-name="Source_20_Text"><text:span text:style-name="T605">()</text:span></text:span><text:span text:style-name="Source_20_Text"><text:span text:style-name="T89">: </text:span></text:span><text:span text:style-name="Source_20_Text"><text:span text:style-name="T90">permite exibir uma string com itens </text:span></text:span><text:span text:style-name="Source_20_Text"><text:span text:style-name="T148">formatados</text:span></text:span><text:span text:style-name="Source_20_Text"><text:span text:style-name="T89">. Exemplo:</text:span></text:span><text:span text:style-name="Source_20_Text"><text:span text:style-name="T839">printf</text:span></text:span><text:span text:style-name="Source_20_Text"><text:span text:style-name="T548">(</text:span></text:span><text:span text:style-name="Source_20_Text"><text:span text:style-name="T941">"O </text:span></text:span><text:span text:style-name="Source_20_Text"><text:span text:style-name="T626">%</text:span></text:span><text:span text:style-name="Source_20_Text"><text:span text:style-name="T941">s está custando R$ </text:span></text:span><text:span text:style-name="Source_20_Text"><text:span text:style-name="T626">%</text:span></text:span><text:span text:style-name="Source_20_Text"><text:span text:style-name="T941">.2</text:span></text:span><text:span text:style-name="Source_20_Text"><text:span text:style-name="T626">f</text:span></text:span><text:span text:style-name="Source_20_Text"><text:span text:style-name="T941">"</text:span></text:span><text:span text:style-name="Source_20_Text"><text:span text:style-name="T548">, </text:span></text:span><text:span text:style-name="Source_20_Text"><text:span text:style-name="T879">$produto</text:span></text:span><text:span text:style-name="Source_20_Text"><text:span text:style-name="T548">, </text:span></text:span><text:span text:style-name="Source_20_Text"><text:span text:style-name="T879">$preco</text:span></text:span><text:span text:style-name="Source_20_Text"><text:span text:style-name="T548">);</text:span></text:span><text:span text:style-name="Source_20_Text"><text:span text:style-name="T542"><text:line-break/><text:line-break/></text:span></text:span><text:span text:style-name="Source_20_Text"><text:span text:style-name="T66">O símbolo </text:span></text:span><text:span text:style-name="Source_20_Text"><text:span text:style-name="T91">de </text:span></text:span><text:span text:style-name="Source_20_Text"><text:span text:style-name="T66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316"><text:span text:style-name="Source_20_Text"><text:span text:style-name="T508">%</text:span></text:span><text:span text:style-name="Source_20_Text"><text:span text:style-name="T494">d</text:span></text:span><text:span text:style-name="Source_20_Text"><text:span text:style-name="T92">: valor </text:span></text:span><text:span text:style-name="Source_20_Text"><text:span text:style-name="T149">inteiro</text:span></text:span><text:span text:style-name="Source_20_Text"><text:span text:style-name="T92"> (positivo ou negativo)</text:span></text:span></text:p>
            </text:list-item>
            <text:list-item>
              <text:p text:style-name="P316"><text:span text:style-name="Source_20_Text"><text:span text:style-name="T509">%</text:span></text:span><text:span text:style-name="Source_20_Text"><text:span text:style-name="T494">f</text:span></text:span><text:span text:style-name="Source_20_Text"><text:span text:style-name="T92">: valor real, </text:span></text:span><text:span text:style-name="Source_20_Text"><text:span text:style-name="T93">float</text:span></text:span></text:p>
            </text:list-item>
            <text:list-item>
              <text:p text:style-name="P317"><text:span text:style-name="Source_20_Text"><text:span text:style-name="T509">%</text:span></text:span><text:span text:style-name="Source_20_Text"><text:span text:style-name="T494">s</text:span></text:span><text:span text:style-name="Source_20_Text"><text:span text:style-name="T92">: string</text:span></text:span></text:p>
            </text:list-item>
            <text:list-item>
              <text:p text:style-name="P317"><text:span text:style-name="Source_20_Text"><text:span text:style-name="T509">%</text:span></text:span><text:span text:style-name="Source_20_Text"><text:span text:style-name="T494">c</text:span></text:span><text:span text:style-name="Source_20_Text"><text:span text:style-name="T94">: caractere</text:span></text:span></text:p>
            </text:list-item>
            <text:list-item>
              <text:p text:style-name="P316"><text:span text:style-name="Source_20_Text"><text:span text:style-name="T509">%</text:span></text:span><text:span text:style-name="Source_20_Text"><text:span text:style-name="T494">i</text:span></text:span><text:span text:style-name="Source_20_Text"><text:span text:style-name="T92">: permite a notação hexadecimal ou octal na função fscanf()</text:span></text:span><text:span text:style-name="Source_20_Text"><text:span text:style-name="T66"><text:line-break/></text:span></text:span></text:p>
            </text:list-item>
          </text:list>
        </text:list-item>
      </text:list>
      <text:list xml:id="list142860122328060" text:continue-list="list3267642809" text:style-name="L13">
        <text:list-item>
          <text:p text:style-name="P299"><text:span text:style-name="Source_20_Text"><text:span text:style-name="T604">print_r()</text:span></text:span><text:span text:style-name="Source_20_Text"><text:span text:style-name="T92">: </text:span></text:span><text:span text:style-name="Source_20_Text"><text:span text:style-name="T226">Exibe </text:span></text:span><text:span text:style-name="Source_20_Text"><text:span text:style-name="T285">coleções</text:span></text:span><text:span text:style-name="Source_20_Text"><text:span text:style-name="T226">, objetos e variáveis compostas (vetores e matrizes) de maneira organizada.</text:span></text:span><text:span text:style-name="Source_20_Text"><text:span text:style-name="T714"> </text:span></text:span><text:span text:style-name="Source_20_Text"><text:span text:style-name="T92">Exemplo:<text:line-break/></text:span></text:span><text:span text:style-name="Source_20_Text"><text:span text:style-name="T839">print_r</text:span></text:span><text:span text:style-name="Source_20_Text"><text:span text:style-name="T548">(</text:span></text:span><text:span text:style-name="Source_20_Text"><text:span text:style-name="T879">$vetor</text:span></text:span><text:span text:style-name="Source_20_Text"><text:span text:style-name="T548">); </text:span></text:span><text:span text:style-name="Source_20_Text"><text:span text:style-name="T909">//imprime "Array ( [0] =&gt; 4 [1] =&gt; 8 [2] =&gt; 9 )"</text:span></text:span><text:span text:style-name="Source_20_Text"><text:span text:style-name="T911"><text:line-break/></text:span></text:span><text:span text:style-name="Source_20_Text"><text:span text:style-name="T66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318"><text:span text:style-name="Source_20_Text"><text:span text:style-name="T839">var_dump</text:span></text:span><text:span text:style-name="Source_20_Text"><text:span text:style-name="T548">(</text:span></text:span><text:span text:style-name="Source_20_Text"><text:span text:style-name="T879">$vetor</text:span></text:span><text:span text:style-name="Source_20_Text"><text:span text:style-name="T548">)</text:span></text:span></text:p>
            </text:list-item>
            <text:list-item>
              <text:p text:style-name="P318"><text:span text:style-name="Source_20_Text"><text:span text:style-name="T839">var_export</text:span></text:span><text:span text:style-name="Source_20_Text"><text:span text:style-name="T548">(</text:span></text:span><text:span text:style-name="Source_20_Text"><text:span text:style-name="T879">$vetor</text:span></text:span><text:span text:style-name="Source_20_Text"><text:span text:style-name="T548">)</text:span></text:span><text:span text:style-name="Source_20_Text"><text:span text:style-name="T542"><text:line-break/></text:span></text:span></text:p>
            </text:list-item>
          </text:list>
        </text:list-item>
      </text:list>
      <text:list xml:id="list142860740173163" text:continue-list="list142860122328060" text:style-name="L13">
        <text:list-item>
          <text:p text:style-name="P302"><text:span text:style-name="Source_20_Text"><text:span text:style-name="T606">wordwrap()</text:span></text:span><text:span text:style-name="Source_20_Text"><text:span text:style-name="T95">: cria quebras de linha para textos muito longos </text:span></text:span><text:span text:style-name="Source_20_Text"><text:span text:style-name="T90">e em um </text:span></text:span><text:span text:style-name="Source_20_Text"><text:span text:style-name="T148">tamanho especificado</text:span></text:span><text:span text:style-name="Source_20_Text"><text:span text:style-name="T95">. <text:line-break/>Exemplo:</text:span></text:span><text:span text:style-name="Source_20_Text"><text:span text:style-name="T879">$result</text:span></text:span><text:span text:style-name="Source_20_Text"><text:span text:style-name="T548"> = </text:span></text:span><text:span text:style-name="Source_20_Text"><text:span text:style-name="T839">wordwrap</text:span></text:span><text:span text:style-name="Source_20_Text"><text:span text:style-name="T548">(</text:span></text:span><text:span text:style-name="Source_20_Text"><text:span text:style-name="T879">$txt</text:span></text:span><text:span text:style-name="Source_20_Text"><text:span text:style-name="T548">, </text:span></text:span><text:span text:style-name="Source_20_Text"><text:span text:style-name="T583">9</text:span></text:span><text:span text:style-name="Source_20_Text"><text:span text:style-name="T548">, </text:span></text:span><text:span text:style-name="Source_20_Text"><text:span text:style-name="T941">"&lt;br&gt;</text:span></text:span><text:span text:style-name="Source_20_Text"><text:span text:style-name="T983">\n</text:span></text:span><text:span text:style-name="Source_20_Text"><text:span text:style-name="T941">"</text:span></text:span><text:span text:style-name="Source_20_Text"><text:span text:style-name="T548">, </text:span></text:span><text:span text:style-name="Source_20_Text"><text:span text:style-name="T593">true</text:span></text:span><text:span text:style-name="Source_20_Text"><text:span text:style-name="T548">);</text:span></text:span><text:span text:style-name="Source_20_Text"><text:span text:style-name="T542"><text:line-break/></text:span></text:span></text:p>
        </text:list-item>
        <text:list-item>
          <text:p text:style-name="P303"><text:span text:style-name="Source_20_Text"><text:span text:style-name="T607">strlen()</text:span></text:span><text:span text:style-name="Source_20_Text"><text:span text:style-name="T96">: string lenght - </text:span></text:span><text:span text:style-name="Source_20_Text"><text:span text:style-name="T90">retorna</text:span></text:span><text:span text:style-name="Source_20_Text"><text:span text:style-name="T96"> </text:span></text:span><text:span text:style-name="Source_20_Text"><text:span text:style-name="T97">o </text:span></text:span><text:span text:style-name="Source_20_Text"><text:span text:style-name="T150">tamanho</text:span></text:span><text:span text:style-name="Source_20_Text"><text:span text:style-name="T97"> de uma string </text:span></text:span><text:span text:style-name="Source_20_Text"><text:span text:style-name="T164">em</text:span></text:span><text:span text:style-name="Source_20_Text"><text:span text:style-name="T97"> </text:span></text:span><text:span text:style-name="Source_20_Text"><text:span text:style-name="T164">bytes</text:span></text:span><text:span text:style-name="Source_20_Text"><text:span text:style-name="T159"> </text:span></text:span><text:span text:style-name="Source_20_Text"><text:span text:style-name="T160">e não a quantidade de caracteres </text:span></text:span><text:span text:style-name="Source_20_Text"><text:span text:style-name="T159">(cuidado! caracteres especiais ocupam mais de 1 byte)</text:span></text:span><text:span text:style-name="Source_20_Text"><text:span text:style-name="T96">. Exemplo:</text:span></text:span><text:span text:style-name="Source_20_Text"><text:span text:style-name="T879">$tamanho</text:span></text:span><text:span text:style-name="Source_20_Text"><text:span text:style-name="T548"> = </text:span></text:span><text:span text:style-name="Source_20_Text"><text:span text:style-name="T839">strlen</text:span></text:span><text:span text:style-name="Source_20_Text"><text:span text:style-name="T548">(</text:span></text:span><text:span text:style-name="Source_20_Text"><text:span text:style-name="T879">$txt</text:span></text:span><text:span text:style-name="Source_20_Text"><text:span text:style-name="T548">);</text:span></text:span><text:span text:style-name="Source_20_Text"><text:span text:style-name="T542"><text:line-break/></text:span></text:span></text:p>
        </text:list-item>
        <text:list-item>
          <text:p text:style-name="P304"><text:soft-page-break/><text:span text:style-name="Source_20_Text"><text:span text:style-name="T607">trim()</text:span></text:span><text:span text:style-name="Source_20_Text"><text:span text:style-name="T96">: </text:span></text:span><text:span text:style-name="Source_20_Text"><text:span text:style-name="T98">Por padrão, </text:span></text:span><text:span text:style-name="Source_20_Text"><text:span text:style-name="T99">r</text:span></text:span><text:span text:style-name="Source_20_Text"><text:span text:style-name="T98">etira espaços (ou outros caracteres) do início e do final de uma string, porém, se f</text:span></text:span><text:span text:style-name="Source_20_Text"><text:span text:style-name="T466">or passado um segundo parâmetro, elimina da string principal o que foi repassado na substring. </text:span></text:span><text:span text:style-name="Source_20_Text"><text:span text:style-name="T96">Exemplo:<text:line-break/></text:span></text:span><text:span text:style-name="Source_20_Text"><text:span text:style-name="T879">$nome_sem_espacos</text:span></text:span><text:span text:style-name="Source_20_Text"><text:span text:style-name="T548"> = </text:span></text:span><text:span text:style-name="Source_20_Text"><text:span text:style-name="T839">trim</text:span></text:span><text:span text:style-name="Source_20_Text"><text:span text:style-name="T548">(</text:span></text:span><text:span text:style-name="Source_20_Text"><text:span text:style-name="T879">$nome</text:span></text:span><text:span text:style-name="Source_20_Text"><text:span text:style-name="T548">);<text:line-break/></text:span></text:span><text:span text:style-name="Source_20_Text"><text:span text:style-name="T864">$csvSemVirgula</text:span></text:span><text:span text:style-name="Source_20_Text"><text:span text:style-name="T526"> = </text:span></text:span><text:span text:style-name="Source_20_Text"><text:span text:style-name="T830">trim</text:span></text:span><text:span text:style-name="Source_20_Text"><text:span text:style-name="T526">(</text:span></text:span><text:span text:style-name="Source_20_Text"><text:span text:style-name="T864">$arquivoCsv</text:span></text:span><text:span text:style-name="Source_20_Text"><text:span text:style-name="T526">, </text:span></text:span><text:span text:style-name="Source_20_Text"><text:span text:style-name="T930">','</text:span></text:span><text:span text:style-name="Source_20_Text"><text:span text:style-name="T526">);</text:span></text:span><text:span text:style-name="Source_20_Text"><text:span text:style-name="T542"><text:line-break/></text:span></text:span></text:p>
        </text:list-item>
        <text:list-item>
          <text:p text:style-name="P300"><text:span text:style-name="Source_20_Text"><text:span text:style-name="T602">ltrim()</text:span></text:span><text:span text:style-name="Source_20_Text"><text:span text:style-name="T66">: </text:span></text:span><text:span text:style-name="Source_20_Text"><text:span text:style-name="T90">Elimina</text:span></text:span><text:span text:style-name="Source_20_Text"><text:span text:style-name="T66"> espaços</text:span></text:span><text:span text:style-name="Source_20_Text"><text:span text:style-name="T467"> em branco</text:span></text:span><text:span text:style-name="Source_20_Text"><text:span text:style-name="T66"> no início, à esquerda.<text:line-break/></text:span></text:span><text:span text:style-name="Source_20_Text"><text:span text:style-name="T879">$sem_espacos_inicio</text:span></text:span><text:span text:style-name="Source_20_Text"><text:span text:style-name="T548"> = </text:span></text:span><text:span text:style-name="Source_20_Text"><text:span text:style-name="T839">ltrim</text:span></text:span><text:span text:style-name="Source_20_Text"><text:span text:style-name="T548">(</text:span></text:span><text:span text:style-name="Source_20_Text"><text:span text:style-name="T879">$nome</text:span></text:span><text:span text:style-name="Source_20_Text"><text:span text:style-name="T548">);</text:span></text:span><text:span text:style-name="Source_20_Text"><text:span text:style-name="T66"><text:line-break/></text:span></text:span></text:p>
        </text:list-item>
        <text:list-item>
          <text:p text:style-name="P301"><text:span text:style-name="Source_20_Text"><text:span text:style-name="T608">r</text:span></text:span><text:span text:style-name="Source_20_Text"><text:span text:style-name="T602">trim()</text:span></text:span><text:span text:style-name="Source_20_Text"><text:span text:style-name="T66">: </text:span></text:span><text:span text:style-name="Source_20_Text"><text:span text:style-name="T90">Elimina</text:span></text:span><text:span text:style-name="Source_20_Text"><text:span text:style-name="T66"> espaços</text:span></text:span><text:span text:style-name="Source_20_Text"><text:span text:style-name="T467"> em branco</text:span></text:span><text:span text:style-name="Source_20_Text"><text:span text:style-name="T66"> no fi</text:span></text:span><text:span text:style-name="Source_20_Text"><text:span text:style-name="T90">nal,</text:span></text:span><text:span text:style-name="Source_20_Text"><text:span text:style-name="T66"> à direita.<text:line-break/></text:span></text:span><text:span text:style-name="Source_20_Text"><text:span text:style-name="T879">$sem_espacos_fim</text:span></text:span><text:span text:style-name="Source_20_Text"><text:span text:style-name="T548"> = </text:span></text:span><text:span text:style-name="Source_20_Text"><text:span text:style-name="T839">rtrim</text:span></text:span><text:span text:style-name="Source_20_Text"><text:span text:style-name="T548">(</text:span></text:span><text:span text:style-name="Source_20_Text"><text:span text:style-name="T879">$nome</text:span></text:span><text:span text:style-name="Source_20_Text"><text:span text:style-name="T548">);</text:span></text:span><text:span text:style-name="Source_20_Text"><text:span text:style-name="T542"><text:line-break/></text:span></text:span></text:p>
        </text:list-item>
        <text:list-item>
          <text:p text:style-name="P305"><text:span text:style-name="Source_20_Text"><text:span text:style-name="T609">str_word_count()</text:span></text:span><text:span text:style-name="Source_20_Text"><text:span text:style-name="T100">: </text:span></text:span><text:span text:style-name="Source_20_Text"><text:span text:style-name="T101">dependendo do parâmetro, retorna a quantidade de palavras ou cria um vetor com a string</text:span></text:span><text:span text:style-name="Source_20_Text"><text:span text:style-name="T100">. Exemplo:<text:line-break/></text:span></text:span><text:span text:style-name="Source_20_Text"><text:span text:style-name="T880">$frase</text:span></text:span><text:span text:style-name="Source_20_Text"><text:span text:style-name="T549"> = </text:span></text:span><text:span text:style-name="Source_20_Text"><text:span text:style-name="T942">"Eu vou estudar PHP"</text:span></text:span><text:span text:style-name="Source_20_Text"><text:span text:style-name="T549">; </text:span></text:span><text:span text:style-name="Source_20_Text"><text:span text:style-name="T879">$contador</text:span></text:span><text:span text:style-name="Source_20_Text"><text:span text:style-name="T548"> = </text:span></text:span><text:span text:style-name="Source_20_Text"><text:span text:style-name="T839">str_word_count</text:span></text:span><text:span text:style-name="Source_20_Text"><text:span text:style-name="T548">(</text:span></text:span><text:span text:style-name="Source_20_Text"><text:span text:style-name="T879">$frase</text:span></text:span><text:span text:style-name="Source_20_Text"><text:span text:style-name="T548">, </text:span></text:span><text:span text:style-name="Source_20_Text"><text:span text:style-name="T583">2</text:span></text:span><text:span text:style-name="Source_20_Text"><text:span text:style-name="T548">);</text:span></text:span><text:span text:style-name="Source_20_Text"><text:span text:style-name="T542"><text:line-break/></text:span></text:span><text:span text:style-name="Source_20_Text"><text:span text:style-name="T468">Array ( [0] =&gt; Eu [3] =&gt; vou [7] =&gt; estudar [15] =&gt; PHP )</text:span></text:span><text:span text:style-name="Source_20_Text"><text:span text:style-name="T542"><text:line-break/></text:span></text:span></text:p>
        </text:list-item>
        <text:list-item>
          <text:p text:style-name="P305"><text:span text:style-name="Source_20_Text"><text:span text:style-name="T668">str_split(</text:span></text:span><text:span text:style-name="Source_20_Text"><text:span text:style-name="T717">)</text:span></text:span><text:span text:style-name="Source_20_Text"><text:span text:style-name="T693">: coloca cada letra </text:span></text:span><text:span text:style-name="Source_20_Text"><text:span text:style-name="T694">de uma string em uma posição do</text:span></text:span><text:span text:style-name="Source_20_Text"><text:span text:style-name="T693"> vetor. Exemplo:</text:span></text:span><text:span text:style-name="Source_20_Text"><text:span text:style-name="T883">$nome</text:span></text:span><text:span text:style-name="Source_20_Text"><text:span text:style-name="T553"> = </text:span></text:span><text:span text:style-name="Source_20_Text"><text:span text:style-name="T945">"Jonatas"</text:span></text:span><text:span text:style-name="Source_20_Text"><text:span text:style-name="T553">;</text:span></text:span><text:span text:style-name="Source_20_Text"><text:span text:style-name="T674"><text:tab/></text:span></text:span><text:span text:style-name="Source_20_Text"><text:span text:style-name="T883">$vetor</text:span></text:span><text:span text:style-name="Source_20_Text"><text:span text:style-name="T553"> = </text:span></text:span><text:span text:style-name="Source_20_Text"><text:span text:style-name="T844">str_split</text:span></text:span><text:span text:style-name="Source_20_Text"><text:span text:style-name="T553">(</text:span></text:span><text:span text:style-name="Source_20_Text"><text:span text:style-name="T883">$nome</text:span></text:span><text:span text:style-name="Source_20_Text"><text:span text:style-name="T553">);</text:span></text:span><text:span text:style-name="Source_20_Text"><text:span text:style-name="T545"><text:line-break/></text:span></text:span><text:span text:style-name="Source_20_Text"><text:span text:style-name="T470">Array ( [0] =&gt; J [1] =&gt; o [2] =&gt; n [3] =&gt; a [4] =&gt; t [5] =&gt; a [6] =&gt; s )</text:span></text:span></text:p>
        </text:list-item>
        <text:list-item>
          <text:p text:style-name="P305"><text:span text:style-name="Source_20_Text"><text:span text:style-name="T668">explode()</text:span></text:span><text:span text:style-name="Source_20_Text"><text:span text:style-name="T699">: </text:span></text:span><text:span text:style-name="Source_20_Text"><text:span text:style-name="T700">Captura</text:span></text:span><text:span text:style-name="Source_20_Text"><text:span text:style-name="T699"> cada palavra </text:span></text:span><text:span text:style-name="Source_20_Text"><text:span text:style-name="T700">(ou substrings)</text:span></text:span><text:span text:style-name="Source_20_Text"><text:span text:style-name="T699"> e </text:span></text:span><text:span text:style-name="Source_20_Text"><text:span text:style-name="T700">coloca</text:span></text:span><text:span text:style-name="Source_20_Text"><text:span text:style-name="T699"> num índice de </text:span></text:span><text:span text:style-name="Source_20_Text"><text:span text:style-name="T719">vetor</text:span></text:span><text:span text:style-name="Source_20_Text"><text:span text:style-name="T699">. É uma versão mais nova da str_word_count, ela procura pelos caracteres </text:span></text:span><text:span text:style-name="Source_20_Text"><text:span text:style-name="T701">especificados no parâmetro</text:span></text:span><text:span text:style-name="Source_20_Text"><text:span text:style-name="T699"> </text:span></text:span><text:span text:style-name="Source_20_Text"><text:span text:style-name="T701">(</text:span></text:span><text:span text:style-name="Source_20_Text"><text:span text:style-name="T702">como </text:span></text:span><text:span text:style-name="Source_20_Text"><text:span text:style-name="T703">exemplo, um</text:span></text:span><text:span text:style-name="Source_20_Text"><text:span text:style-name="T702"> </text:span></text:span><text:span text:style-name="Source_20_Text"><text:span text:style-name="T701">espaço em branco </text:span></text:span><text:span text:style-name="Source_20_Text"><text:span text:style-name="T703">ou ponto-e-vírgula</text:span></text:span><text:span text:style-name="Source_20_Text"><text:span text:style-name="T701">)</text:span></text:span><text:span text:style-name="Source_20_Text"><text:span text:style-name="T699">, </text:span></text:span><text:span text:style-name="Source_20_Text"><text:span text:style-name="T704">quebra</text:span></text:span><text:span text:style-name="Source_20_Text"><text:span text:style-name="T699"> a string e </text:span></text:span><text:span text:style-name="Source_20_Text"><text:span text:style-name="T704">coloca os itens</text:span></text:span><text:span text:style-name="Source_20_Text"><text:span text:style-name="T699"> </text:span></text:span><text:span text:style-name="Source_20_Text"><text:span text:style-name="T704">em</text:span></text:span><text:span text:style-name="Source_20_Text"><text:span text:style-name="T699"> um vetor. </text:span></text:span><text:span text:style-name="Source_20_Text"><text:span text:style-name="T705">Muito utilizado em operações de arquivos .csv</text:span></text:span><text:span text:style-name="Source_20_Text"><text:span text:style-name="T699"><text:line-break/>Exemplo:</text:span></text:span><text:span text:style-name="Source_20_Text"><text:span text:style-name="T880">$site</text:span></text:span><text:span text:style-name="Source_20_Text"><text:span text:style-name="T549"> = </text:span></text:span><text:span text:style-name="Source_20_Text"><text:span text:style-name="T942">"Curso em Video"</text:span></text:span><text:span text:style-name="Source_20_Text"><text:span text:style-name="T549">;</text:span></text:span><text:span text:style-name="Source_20_Text"><text:span text:style-name="T676"><text:tab/></text:span></text:span><text:span text:style-name="Source_20_Text"><text:span text:style-name="T881">$vetor</text:span></text:span><text:span text:style-name="Source_20_Text"><text:span text:style-name="T550"> = </text:span></text:span><text:span text:style-name="Source_20_Text"><text:span text:style-name="T840">explode</text:span></text:span><text:span text:style-name="Source_20_Text"><text:span text:style-name="T550">(</text:span></text:span><text:span text:style-name="Source_20_Text"><text:span text:style-name="T943">" "</text:span></text:span><text:span text:style-name="Source_20_Text"><text:span text:style-name="T550">,</text:span></text:span><text:span text:style-name="Source_20_Text"><text:span text:style-name="T881">$site</text:span></text:span><text:span text:style-name="Source_20_Text"><text:span text:style-name="T550">);</text:span></text:span><text:span text:style-name="Source_20_Text"><text:span text:style-name="T543"><text:line-break/></text:span></text:span><text:span text:style-name="Source_20_Text"><text:span text:style-name="T469">Array ( [0] =&gt; Curso [1] =&gt; em [2] =&gt; Video )</text:span></text:span><text:span text:style-name="Source_20_Text"><text:span text:style-name="T544"><text:line-break/></text:span></text:span></text:p>
        </text:list-item>
        <text:list-item>
          <text:p text:style-name="P306"><text:span text:style-name="Source_20_Text"><text:span text:style-name="T668">implode()</text:span></text:span><text:span text:style-name="Source_20_Text"><text:span text:style-name="T717"> </text:span></text:span><text:span text:style-name="Source_20_Text"><text:span text:style-name="T711">ou</text:span></text:span><text:span text:style-name="Source_20_Text"><text:span text:style-name="T718"> </text:span></text:span><text:span text:style-name="Source_20_Text"><text:span text:style-name="T669">join()</text:span></text:span><text:span text:style-name="Source_20_Text"><text:span text:style-name="T699">: </text:span></text:span><text:span text:style-name="Source_20_Text"><text:span text:style-name="T701">Transforma um vetor inteiro em uma </text:span></text:span><text:span text:style-name="Source_20_Text"><text:span text:style-name="T699">string. Exemplo:</text:span></text:span><text:span text:style-name="Source_20_Text"><text:span text:style-name="T706"><text:line-break/></text:span></text:span><text:span text:style-name="Source_20_Text"><text:span text:style-name="T882">$vet</text:span></text:span><text:span text:style-name="Source_20_Text"><text:span text:style-name="T551">[</text:span></text:span><text:span text:style-name="Source_20_Text"><text:span text:style-name="T584">0</text:span></text:span><text:span text:style-name="Source_20_Text"><text:span text:style-name="T551">] = </text:span></text:span><text:span text:style-name="Source_20_Text"><text:span text:style-name="T944">"curso"</text:span></text:span><text:span text:style-name="Source_20_Text"><text:span text:style-name="T551">;<text:line-break/></text:span></text:span><text:span text:style-name="T879">$vet</text:span><text:span text:style-name="T548">[</text:span><text:span text:style-name="T583">1</text:span><text:span text:style-name="T548">] = </text:span><text:span text:style-name="T941">"em"</text:span><text:span text:style-name="T548">;<text:line-break/></text:span><text:span text:style-name="T879">$vet</text:span><text:span text:style-name="T548">[</text:span><text:span text:style-name="T583">2</text:span><text:span text:style-name="T548">] = </text:span><text:span text:style-name="T941">"video"</text:span><text:span text:style-name="T548">;<text:line-break/></text:span><text:span text:style-name="T879">$texto</text:span><text:span text:style-name="T548"> = </text:span><text:span text:style-name="T839">implode</text:span><text:span text:style-name="T548">(</text:span><text:span text:style-name="T941">"_"</text:span><text:span text:style-name="T548">, </text:span><text:span text:style-name="T879">$vet</text:span><text:span text:style-name="T548">);</text:span><text:span text:style-name="T542"><text:line-break/></text:span><text:span text:style-name="T468">curso_em_video</text:span><text:span text:style-name="T665"> </text:span><text:span text:style-name="T542"><text:line-break/></text:span></text:p>
        </text:list-item>
        <text:list-item>
          <text:p text:style-name="P307"><text:span text:style-name="Source_20_Text"><text:span text:style-name="T668">chr()</text:span></text:span><text:span text:style-name="Source_20_Text"><text:span text:style-name="T699">: </text:span></text:span><text:span text:style-name="Source_20_Text"><text:span text:style-name="T227">Retorna um caractere de acordo com seu código ASCII passado como parâmetro.</text:span></text:span><text:span text:style-name="Source_20_Text"><text:span text:style-name="T699"> Exemplo:</text:span></text:span><text:span text:style-name="T879">$letra</text:span><text:span text:style-name="T548"> = </text:span><text:span text:style-name="T839">chr</text:span><text:span text:style-name="T548">(</text:span><text:span text:style-name="T583">67</text:span><text:span text:style-name="T548">);</text:span><text:span text:style-name="T542"><text:line-break/></text:span></text:p>
        </text:list-item>
        <text:list-item>
          <text:p text:style-name="P307"><text:span text:style-name="Source_20_Text"><text:span text:style-name="T668">ord()</text:span></text:span><text:span text:style-name="Source_20_Text"><text:span text:style-name="T717">:</text:span></text:span><text:span text:style-name="Source_20_Text"><text:span text:style-name="T471"> </text:span></text:span><text:span text:style-name="Source_20_Text"><text:span text:style-name="T228">Retorna o código ASCII de um caractere passado como parâmetro. </text:span></text:span><text:span text:style-name="Source_20_Text"><text:span text:style-name="T227">Exemp</text:span></text:span><text:span text:style-name="Source_20_Text"><text:span text:style-name="T699">lo:</text:span></text:span><text:span text:style-name="T879">$cod</text:span><text:span text:style-name="T548"> = </text:span><text:span text:style-name="T839">ord</text:span><text:span text:style-name="T548">(</text:span><text:span text:style-name="T879">$letra</text:span><text:span text:style-name="T548">);</text:span><text:span text:style-name="T542"><text:line-break/></text:span></text:p>
        </text:list-item>
        <text:list-item>
          <text:p text:style-name="P307"><text:span text:style-name="Source_20_Text"><text:span text:style-name="T668">mb_convert_case()</text:span></text:span><text:span text:style-name="Source_20_Text"><text:span text:style-name="T228">: usada para converter o formato de caixa (maiúsculas/minúsculas) de uma string, levando em conta caracteres </text:span></text:span><text:span text:style-name="Source_20_Text"><text:span text:style-name="T288">multibyte</text:span></text:span><text:span text:style-name="Source_20_Text"><text:span text:style-name="T228"> (como acentos e caracteres de outros alfabetos). </text:span></text:span><text:span text:style-name="Source_20_Text"><text:span text:style-name="T229">Permite 3 modos de conversão: MB_CASE_UPPER, MB_CASE_LOWER, </text:span></text:span><text:soft-page-break/><text:span text:style-name="Source_20_Text"><text:span text:style-name="T229">MB_CASE_TITLE<text:line-break/></text:span></text:span><text:span text:style-name="Source_20_Text"><text:span text:style-name="T408">mb_convert_case</text:span></text:span><text:span text:style-name="Source_20_Text"><text:span text:style-name="T422">(</text:span></text:span><text:span text:style-name="Source_20_Text"><text:span text:style-name="T472">string</text:span></text:span><text:span text:style-name="Source_20_Text"><text:span text:style-name="T422"> </text:span></text:span><text:span text:style-name="Source_20_Text"><text:span text:style-name="T453">$string</text:span></text:span><text:span text:style-name="Source_20_Text"><text:span text:style-name="T422">, </text:span></text:span><text:span text:style-name="Source_20_Text"><text:span text:style-name="T472">int</text:span></text:span><text:span text:style-name="Source_20_Text"><text:span text:style-name="T422"> </text:span></text:span><text:span text:style-name="Source_20_Text"><text:span text:style-name="T453">$mode</text:span></text:span><text:span text:style-name="Source_20_Text"><text:span text:style-name="T422">, ?</text:span></text:span><text:span text:style-name="Source_20_Text"><text:span text:style-name="T473">string</text:span></text:span><text:span text:style-name="Source_20_Text"><text:span text:style-name="T423"> </text:span></text:span><text:span text:style-name="Source_20_Text"><text:span text:style-name="T454">$encoding</text:span></text:span><text:span text:style-name="Source_20_Text"><text:span text:style-name="T423"> = </text:span></text:span><text:span text:style-name="Source_20_Text"><text:span text:style-name="T473">null</text:span></text:span><text:span text:style-name="Source_20_Text"><text:span text:style-name="T423">): </text:span></text:span><text:span text:style-name="Source_20_Text"><text:span text:style-name="T473">string</text:span></text:span></text:p>
        </text:list-item>
        <text:list-item>
          <text:p text:style-name="P308"><text:span text:style-name="Source_20_Text"><text:span text:style-name="T668">strtolower()</text:span></text:span><text:span text:style-name="Source_20_Text"><text:span text:style-name="T699">: converte todas as letras para minúsculo. Exemplo:</text:span></text:span><text:span text:style-name="Source_20_Text"><text:span text:style-name="T102"><text:line-break/></text:span></text:span><text:span text:style-name="Source_20_Text"><text:span text:style-name="T839">print</text:span></text:span><text:span text:style-name="Source_20_Text"><text:span text:style-name="T548">(</text:span></text:span><text:span text:style-name="Source_20_Text"><text:span text:style-name="T941">"Seu nome em minúsculo é "</text:span></text:span><text:span text:style-name="Source_20_Text"><text:span text:style-name="T548"> . </text:span></text:span><text:span text:style-name="Source_20_Text"><text:span text:style-name="T839">strtolower</text:span></text:span><text:span text:style-name="Source_20_Text"><text:span text:style-name="T548">(</text:span></text:span><text:span text:style-name="Source_20_Text"><text:span text:style-name="T879">$nome</text:span></text:span><text:span text:style-name="Source_20_Text"><text:span text:style-name="T548">));</text:span></text:span><text:span text:style-name="Source_20_Text"><text:span text:style-name="T542"><text:line-break/></text:span></text:span></text:p>
        </text:list-item>
        <text:list-item>
          <text:p text:style-name="P309"><text:span text:style-name="Source_20_Text"><text:span text:style-name="T668">strtoupper()</text:span></text:span><text:span text:style-name="Source_20_Text"><text:span text:style-name="T699">: converte para maiúsculo. Exemplo:</text:span></text:span><text:span text:style-name="T103"><text:line-break/></text:span><text:span text:style-name="T839">print</text:span><text:span text:style-name="T548">(</text:span><text:span text:style-name="T941">"Seu nome em MAIÚSCULO é "</text:span><text:span text:style-name="T548"> . </text:span><text:span text:style-name="T839">strtoupper</text:span><text:span text:style-name="T548">(</text:span><text:span text:style-name="T879">$nome</text:span><text:span text:style-name="T548">));</text:span><text:span text:style-name="T103"><text:line-break/></text:span></text:p>
        </text:list-item>
        <text:list-item>
          <text:p text:style-name="P333"><text:span text:style-name="Source_20_Text"><text:span text:style-name="T678">ucfirst()</text:span></text:span><text:span text:style-name="Source_20_Text"><text:span text:style-name="T729">: converte e primeira letra para maiúsculo (uppercase). Exemplo:</text:span></text:span><text:span text:style-name="T166"><text:line-break/></text:span><text:span text:style-name="T846">print</text:span><text:span text:style-name="T555">(</text:span><text:span text:style-name="T946">"Seu nome, com uppercase, é "</text:span><text:span text:style-name="T555">.</text:span><text:span text:style-name="T846">ucfirst</text:span><text:span text:style-name="T555">(</text:span><text:span text:style-name="T846">strtolower</text:span><text:span text:style-name="T555">(</text:span><text:span text:style-name="T885">$nome</text:span><text:span text:style-name="T555">)));</text:span><text:span text:style-name="T166"><text:line-break/></text:span></text:p>
        </text:list-item>
        <text:list-item>
          <text:p text:style-name="P356"><text:span text:style-name="Source_20_Text"><text:span text:style-name="T679">ucwords()</text:span></text:span><text:span text:style-name="Source_20_Text"><text:span text:style-name="T690">: converte a primeira letra de </text:span></text:span><text:span text:style-name="Source_20_Text"><text:span text:style-name="T736">cada palavra</text:span></text:span><text:span text:style-name="Source_20_Text"><text:span text:style-name="T690"> para maiúsculo. Exemplo:</text:span></text:span><text:span text:style-name="T847">print</text:span><text:span text:style-name="T556">(</text:span><text:span text:style-name="T947">"&lt;br&gt;função ucwords(): "</text:span><text:span text:style-name="T556">.</text:span><text:span text:style-name="T847">ucwords</text:span><text:span text:style-name="T556">(</text:span><text:span text:style-name="T847">strtolower</text:span><text:span text:style-name="T556">(</text:span><text:span text:style-name="T886">$nome</text:span><text:span text:style-name="T556">)));</text:span><text:span text:style-name="T546"><text:line-break/></text:span></text:p>
        </text:list-item>
        <text:list-item>
          <text:p text:style-name="P310"><text:span text:style-name="Source_20_Text"><text:span text:style-name="T668">strrev()</text:span></text:span><text:span text:style-name="Source_20_Text"><text:span text:style-name="T699">: reverte a ordem dos caracteres. Exemplo:</text:span></text:span><text:span text:style-name="T104"><text:line-break/></text:span><text:span text:style-name="T839">print</text:span><text:span text:style-name="T548">(</text:span><text:span text:style-name="T839">strrev</text:span><text:span text:style-name="T548">(</text:span><text:span text:style-name="T839">strtoupper</text:span><text:span text:style-name="T548">(</text:span><text:span text:style-name="T879">$nome</text:span><text:span text:style-name="T548">)));</text:span><text:span text:style-name="T468">SEUGIRDOR SATANOJ</text:span><text:span text:style-name="T542"><text:line-break/></text:span></text:p>
        </text:list-item>
        <text:list-item>
          <text:p text:style-name="P311"><text:span text:style-name="Source_20_Text"><text:span text:style-name="T670">str_contains()</text:span></text:span><text:span text:style-name="Source_20_Text"><text:span text:style-name="T699">: verifica se uma string </text:span></text:span><text:span text:style-name="Source_20_Text"><text:span text:style-name="T719">contém</text:span></text:span><text:span text:style-name="Source_20_Text"><text:span text:style-name="T699"> </text:span></text:span><text:span text:style-name="Source_20_Text"><text:span text:style-name="T707">outra string</text:span></text:span><text:span text:style-name="Source_20_Text"><text:span text:style-name="T699"> e retorna </text:span></text:span><text:span text:style-name="Source_20_Text"><text:span text:style-name="T676">true</text:span></text:span><text:span text:style-name="Source_20_Text"><text:span text:style-name="T699"> ou </text:span></text:span><text:span text:style-name="Source_20_Text"><text:span text:style-name="T676">false</text:span></text:span><text:span text:style-name="Source_20_Text"><text:span text:style-name="T699">.</text:span></text:span></text:p>
        </text:list-item>
        <text:list-item>
          <text:p text:style-name="P312"><text:span text:style-name="Source_20_Text"><text:span text:style-name="T680">str_</text:span></text:span><text:span text:style-name="Source_20_Text"><text:span text:style-name="T681">starts_with</text:span></text:span><text:span text:style-name="Source_20_Text"><text:span text:style-name="T680">()</text:span></text:span><text:span text:style-name="Source_20_Text"><text:span text:style-name="T737">: verifica se uma string </text:span></text:span><text:span text:style-name="Source_20_Text"><text:span text:style-name="T740">começa</text:span></text:span><text:span text:style-name="Source_20_Text"><text:span text:style-name="T738"> com</text:span></text:span><text:span text:style-name="Source_20_Text"><text:span text:style-name="T739"> </text:span></text:span><text:span text:style-name="Source_20_Text"><text:span text:style-name="T738">determinada </text:span></text:span><text:span text:style-name="Source_20_Text"><text:span text:style-name="T739">string</text:span></text:span><text:span text:style-name="Source_20_Text"><text:span text:style-name="T737"> e retorna </text:span></text:span><text:span text:style-name="Source_20_Text"><text:span text:style-name="T682">true</text:span></text:span><text:span text:style-name="Source_20_Text"><text:span text:style-name="T737"> ou </text:span></text:span><text:span text:style-name="Source_20_Text"><text:span text:style-name="T682">false</text:span></text:span><text:span text:style-name="Source_20_Text"><text:span text:style-name="T737">.</text:span></text:span></text:p>
        </text:list-item>
        <text:list-item>
          <text:p text:style-name="P312"><text:span text:style-name="Source_20_Text"><text:span text:style-name="T670">str_</text:span></text:span><text:span text:style-name="Source_20_Text"><text:span text:style-name="T671">ends_with</text:span></text:span><text:span text:style-name="Source_20_Text"><text:span text:style-name="T670">()</text:span></text:span><text:span text:style-name="Source_20_Text"><text:span text:style-name="T693">: verifica se uma string </text:span></text:span><text:span text:style-name="Source_20_Text"><text:span text:style-name="T720">termina</text:span></text:span><text:span text:style-name="Source_20_Text"><text:span text:style-name="T695"> com</text:span></text:span><text:span text:style-name="Source_20_Text"><text:span text:style-name="T696"> </text:span></text:span><text:span text:style-name="Source_20_Text"><text:span text:style-name="T695">determinada </text:span></text:span><text:span text:style-name="Source_20_Text"><text:span text:style-name="T696">string</text:span></text:span><text:span text:style-name="Source_20_Text"><text:span text:style-name="T693"> e retorna </text:span></text:span><text:span text:style-name="Source_20_Text"><text:span text:style-name="T675">true</text:span></text:span><text:span text:style-name="Source_20_Text"><text:span text:style-name="T693"> ou </text:span></text:span><text:span text:style-name="Source_20_Text"><text:span text:style-name="T675">false</text:span></text:span><text:span text:style-name="Source_20_Text"><text:span text:style-name="T693">.</text:span></text:span></text:p>
        </text:list-item>
        <text:list-item>
          <text:p text:style-name="P357"><text:span text:style-name="Source_20_Text"><text:span text:style-name="T679">strpos()</text:span></text:span><text:span text:style-name="Source_20_Text"><text:span text:style-name="T690">: retorna a posição da palavra na string. Exemplo:</text:span></text:span><text:span text:style-name="T213"><text:line-break/></text:span><text:span text:style-name="T886">$frase</text:span><text:span text:style-name="T556"> = </text:span><text:span text:style-name="T947">"Estou aprendendo PHP"</text:span><text:span text:style-name="T556">;<text:tab/></text:span><text:span text:style-name="T886">$pos</text:span><text:span text:style-name="T556"> = </text:span><text:span text:style-name="T847">strpos</text:span><text:span text:style-name="T556">(</text:span><text:span text:style-name="T886">$frase</text:span><text:span text:style-name="T556">, </text:span><text:span text:style-name="T947">"PHP"</text:span><text:span text:style-name="T556">);</text:span><text:span text:style-name="T546"><text:line-break/></text:span></text:p>
        </text:list-item>
        <text:list-item>
          <text:p text:style-name="P358"><text:span text:style-name="Source_20_Text"><text:span text:style-name="T679">stripos()</text:span></text:span><text:span text:style-name="Source_20_Text"><text:span text:style-name="T690">: string-</text:span></text:span><text:span text:style-name="Source_20_Text"><text:span text:style-name="T741">ignore</text:span></text:span><text:span text:style-name="Source_20_Text"><text:span text:style-name="T690">-position, ou seja, retorna a posição da palavra/caractere na string </text:span></text:span><text:span text:style-name="Source_20_Text"><text:span text:style-name="T736">ignorando</text:span></text:span><text:span text:style-name="Source_20_Text"><text:span text:style-name="T690"> se é maiúsculo ou não. Exemplo:</text:span></text:span><text:span text:style-name="T886">$pos</text:span><text:span text:style-name="T556"> = </text:span><text:span text:style-name="T847">stripos</text:span><text:span text:style-name="T556">(</text:span><text:span text:style-name="T886">$frase</text:span><text:span text:style-name="T556">, </text:span><text:span text:style-name="T947">"php"</text:span><text:span text:style-name="T556">);</text:span><text:span text:style-name="T546"><text:line-break/></text:span></text:p>
        </text:list-item>
        <text:list-item>
          <text:p text:style-name="P358"><text:span text:style-name="Source_20_Text"><text:span text:style-name="T679">substr_count()</text:span></text:span><text:span text:style-name="Source_20_Text"><text:span text:style-name="T690">: retorna a quantidade de vezes que </text:span></text:span><text:span text:style-name="Source_20_Text"><text:span text:style-name="T691">um</text:span></text:span><text:span text:style-name="Source_20_Text"><text:span text:style-name="T690">a palavra apareceu na string. Exemplo:</text:span></text:span><text:span text:style-name="T214"><text:line-break/></text:span><text:span text:style-name="T886">$cont</text:span><text:span text:style-name="T556"> = </text:span><text:span text:style-name="T847">substr_count</text:span><text:span text:style-name="T556">(</text:span><text:span text:style-name="T886">$frase</text:span><text:span text:style-name="T556">, </text:span><text:span text:style-name="T947">"PHP"</text:span><text:span text:style-name="T556">);</text:span><text:span text:style-name="T546"><text:line-break/></text:span></text:p>
        </text:list-item>
        <text:list-item>
          <text:p text:style-name="P312"><text:span text:style-name="Source_20_Text"><text:span text:style-name="T668">substr()</text:span></text:span><text:span text:style-name="Source_20_Text"><text:span text:style-name="T693">: </text:span></text:span><text:span text:style-name="Strong_20_Emphasis"><text:span text:style-name="T712">retorna</text:span></text:span><text:span text:style-name="Source_20_Text"><text:span text:style-name="T693"> um pedaço de uma string com base na posição inicial e no comprimento especificado. O 1º </text:span></text:span><text:span text:style-name="Source_20_Text"><text:span text:style-name="T696">parâmetro </text:span></text:span><text:span text:style-name="Source_20_Text"><text:span text:style-name="T693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697"><text:line-break/></text:span></text:span><text:span text:style-name="Source_20_Text"><text:span text:style-name="T884">$sub</text:span></text:span><text:span text:style-name="Source_20_Text"><text:span text:style-name="T554"> = </text:span></text:span><text:span text:style-name="Source_20_Text"><text:span text:style-name="T845">substr</text:span></text:span><text:span text:style-name="Source_20_Text"><text:span text:style-name="T554">(</text:span></text:span><text:span text:style-name="Source_20_Text"><text:span text:style-name="T884">$site</text:span></text:span><text:span text:style-name="Source_20_Text"><text:span text:style-name="T554">, </text:span></text:span><text:span text:style-name="Source_20_Text"><text:span text:style-name="T585">0</text:span></text:span><text:span text:style-name="Source_20_Text"><text:span text:style-name="T554">, </text:span></text:span><text:span text:style-name="Source_20_Text"><text:span text:style-name="T585">5</text:span></text:span><text:span text:style-name="Source_20_Text"><text:span text:style-name="T554">);</text:span></text:span></text:p>
        </text:list-item>
        <text:list-item>
          <text:p text:style-name="P312"><text:span text:style-name="Source_20_Text"><text:span text:style-name="T668">strstr()</text:span></text:span><text:span text:style-name="Source_20_Text"><text:span text:style-name="T696">: procura a primeira ocorrência de uma substring dentro de outra string. </text:span></text:span><text:span text:style-name="Source_20_Text"><text:span text:style-name="T698">Exemplo:<text:line-break/></text:span></text:span><text:span text:style-name="Source_20_Text"><text:span text:style-name="T866">$usuario</text:span></text:span><text:span text:style-name="Source_20_Text"><text:span text:style-name="T528"> = </text:span></text:span><text:span text:style-name="Source_20_Text"><text:span text:style-name="T832">strstr</text:span></text:span><text:span text:style-name="Source_20_Text"><text:span text:style-name="T528">(</text:span></text:span><text:span text:style-name="Source_20_Text"><text:span text:style-name="T932">"usuario@example.com"</text:span></text:span><text:span text:style-name="Source_20_Text"><text:span text:style-name="T528">, </text:span></text:span><text:span text:style-name="Source_20_Text"><text:span text:style-name="T932">"@"</text:span></text:span><text:span text:style-name="Source_20_Text"><text:span text:style-name="T528">, </text:span></text:span><text:span text:style-name="Source_20_Text"><text:span text:style-name="T592">true</text:span></text:span><text:span text:style-name="Source_20_Text"><text:span text:style-name="T528">); </text:span></text:span><text:span text:style-name="Source_20_Text"><text:span text:style-name="T906">// Saída: usuario</text:span></text:span></text:p>
        </text:list-item>
        <text:list-item>
          <text:p text:style-name="P313"><text:soft-page-break/><text:span text:style-name="Source_20_Text"><text:span text:style-name="T668">str_pad()</text:span></text:span><text:span text:style-name="Source_20_Text"><text:span text:style-name="T699">: faz a string caber em determinado espaço (útil para alinhamentos). Exemplo:</text:span></text:span><text:span text:style-name="T105"><text:line-break/></text:span><text:span text:style-name="T879">$novo</text:span><text:span text:style-name="T548"> = </text:span><text:span text:style-name="T839">str_pad</text:span><text:span text:style-name="T548">(</text:span><text:span text:style-name="T879">$nome</text:span><text:span text:style-name="T548">, </text:span><text:span text:style-name="T583">25</text:span><text:span text:style-name="T548">, </text:span><text:span text:style-name="T941">"."</text:span><text:span text:style-name="T548">, STR_PAD_BOTH);</text:span><text:span text:style-name="T542"><text:line-break/></text:span><text:span text:style-name="Source_20_Text"><text:span text:style-name="T699">Seus 4 parâmetros indicam, respectivamente: variável, tamanho, caractere separador, orientação da posição (Left, Both, Center)</text:span></text:span></text:p>
        </text:list-item>
        <text:list-item>
          <text:p text:style-name="P313"><text:span text:style-name="Source_20_Text"><text:span text:style-name="T671">str_repeat()</text:span></text:span><text:span text:style-name="Source_20_Text"><text:span text:style-name="T699">: repete os caracteres estipulados </text:span></text:span><text:span text:style-name="Source_20_Text"><text:span text:style-name="T708">nos</text:span></text:span><text:span text:style-name="Source_20_Text"><text:span text:style-name="T699"> parâmetros. Exemplo:</text:span></text:span><text:span text:style-name="T106"><text:line-break/></text:span><text:span text:style-name="T839">print</text:span><text:span text:style-name="T548">(</text:span><text:span text:style-name="T839">str_repeat</text:span><text:span text:style-name="T548">(</text:span><text:span text:style-name="T941">"-"</text:span><text:span text:style-name="T548">, </text:span><text:span text:style-name="T583">30</text:span><text:span text:style-name="T548">)); </text:span><text:span text:style-name="T909">//gera 30 sinais de menos</text:span></text:p>
        </text:list-item>
        <text:list-item>
          <text:p text:style-name="P314"><text:span text:style-name="Source_20_Text"><text:span text:style-name="T672">strtotime():</text:span></text:span><text:span text:style-name="Source_20_Text"><text:span text:style-name="T709"> converte a data para um Timestamp Unix. Útil para calcular intervalos entre datas. Exemplo:<text:line-break/></text:span></text:span><text:span text:style-name="Source_20_Text"><text:span text:style-name="T865">$entrada</text:span></text:span><text:span text:style-name="Source_20_Text"><text:span text:style-name="T527"> = </text:span></text:span><text:span text:style-name="Source_20_Text"><text:span text:style-name="T831">strtotime</text:span></text:span><text:span text:style-name="Source_20_Text"><text:span text:style-name="T527">(</text:span></text:span><text:span text:style-name="Source_20_Text"><text:span text:style-name="T931">'2024-08-01 23:30'</text:span></text:span><text:span text:style-name="Source_20_Text"><text:span text:style-name="T527">);<text:line-break/></text:span></text:span><text:span text:style-name="T864">$saida</text:span><text:span text:style-name="T526">   = </text:span><text:span text:style-name="T830">strtotime</text:span><text:span text:style-name="T526">(</text:span><text:span text:style-name="T930">'2024-08-02 11:15'</text:span><text:span text:style-name="T526">);<text:line-break/></text:span><text:span text:style-name="T864">$diferenca</text:span><text:span text:style-name="T526"> = </text:span><text:span text:style-name="T864">$saida</text:span><text:span text:style-name="T526"> - </text:span><text:span text:style-name="T864">$entrada</text:span><text:span text:style-name="T526">;<text:line-break/></text:span><text:span text:style-name="T830">printf</text:span><text:span text:style-name="T526">(</text:span><text:span text:style-name="T930">'%d:%d'</text:span><text:span text:style-name="T526">, </text:span><text:span text:style-name="T864">$diferenca</text:span><text:span text:style-name="T526"> / </text:span><text:span text:style-name="T577">3600</text:span><text:span text:style-name="T526">, </text:span><text:span text:style-name="T864">$diferenca</text:span><text:span text:style-name="T526"> / </text:span><text:span text:style-name="T577">60</text:span><text:span text:style-name="T526"> % </text:span><text:span text:style-name="T577">60</text:span><text:span text:style-name="T526">);</text:span></text:p>
        </text:list-item>
        <text:list-item>
          <text:p text:style-name="P314"><text:span text:style-name="Source_20_Text"><text:span text:style-name="T671">json_encode()</text:span></text:span><text:span text:style-name="Source_20_Text"><text:span text:style-name="T709"> converte uma estrutura de dados (arrays ou objetos) em uma string JSON.</text:span></text:span></text:p>
        </text:list-item>
        <text:list-item>
          <text:p text:style-name="P314"><text:span text:style-name="Source_20_Text"><text:span text:style-name="T672">json_decode() </text:span></text:span><text:span text:style-name="Source_20_Text"><text:span text:style-name="T709">converte uma string JSON para uma estrutura de dados (array ou objeto).<text:line-break/>O 2º parâmetro é opcional, </text:span></text:span><text:span text:style-name="Source_20_Text"><text:span text:style-name="T710">s</text:span></text:span><text:span text:style-name="Source_20_Text"><text:span text:style-name="T709">e </text:span></text:span><text:span text:style-name="Source_20_Text"><text:span text:style-name="T677">true</text:span></text:span><text:span text:style-name="Source_20_Text"><text:span text:style-name="T709">, retorna </text:span></text:span><text:span text:style-name="Source_20_Text"><text:span text:style-name="T716">arrays associativos</text:span></text:span><text:span text:style-name="Source_20_Text"><text:span text:style-name="T709">; se </text:span></text:span><text:span text:style-name="Source_20_Text"><text:span text:style-name="T677">false</text:span></text:span><text:span text:style-name="Source_20_Text"><text:span text:style-name="T709"> (padrão), retorna objetos. </text:span></text:span></text:p>
        </text:list-item>
        <text:list-item>
          <text:p text:style-name="P314"><text:span text:style-name="Source_20_Text"><text:span text:style-name="T672">addslashes() </text:span></text:span><text:span text:style-name="Source_20_Text"><text:span text:style-name="T709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315"><text:span text:style-name="Source_20_Text"><text:span text:style-name="T673">h</text:span></text:span><text:span text:style-name="Source_20_Text"><text:span text:style-name="T672">tmlentities ()</text:span></text:span><text:span text:style-name="Source_20_Text"><text:span text:style-name="T289"> converte todos os caracteres que têm representação em HTML, incluindo </text:span></text:span><text:span text:style-name="Source_20_Text"><text:span text:style-name="T292">acentos</text:span></text:span><text:span text:style-name="Source_20_Text"><text:span text:style-name="T289"> e símbolos.<text:line-break/></text:span></text:span><text:span text:style-name="Source_20_Text"><text:span text:style-name="T361">h</text:span></text:span><text:span text:style-name="Source_20_Text"><text:span text:style-name="T362">tml</text:span></text:span><text:span text:style-name="Source_20_Text"><text:span text:style-name="T361">specialchars</text:span></text:span><text:span text:style-name="Source_20_Text"><text:span text:style-name="T362"> ()</text:span></text:span><text:span text:style-name="Source_20_Text"><text:span text:style-name="T289"> converte apenas caracteres essenciais (</text:span></text:span><text:span text:style-name="Source_20_Text"><text:span text:style-name="T358">&lt;</text:span></text:span><text:span text:style-name="Source_20_Text"><text:span text:style-name="T289">, </text:span></text:span><text:span text:style-name="Source_20_Text"><text:span text:style-name="T358">&gt;</text:span></text:span><text:span text:style-name="Source_20_Text"><text:span text:style-name="T289">, </text:span></text:span><text:span text:style-name="Source_20_Text"><text:span text:style-name="T358">"</text:span></text:span><text:span text:style-name="Source_20_Text"><text:span text:style-name="T289">, </text:span></text:span><text:span text:style-name="Source_20_Text"><text:span text:style-name="T358">'</text:span></text:span><text:span text:style-name="Source_20_Text"><text:span text:style-name="T289">, </text:span></text:span><text:span text:style-name="Source_20_Text"><text:span text:style-name="T358">&amp;</text:span></text:span><text:span text:style-name="Source_20_Text"><text:span text:style-name="T289"> ), ou seja, aqueles que podem quebrar o HTML</text:span></text:span></text:p>
        </text:list-item>
        <text:list-item>
          <text:p text:style-name="P315"><text:span text:style-name="Source_20_Text"><text:span text:style-name="T361">str_replace()</text:span></text:span><text:span text:style-name="Source_20_Text"><text:span text:style-name="T290">: substitui uma string por outra. Exemplo:</text:span></text:span><text:span text:style-name="Source_20_Text"><text:span text:style-name="T291"><text:line-break/></text:span></text:span><text:span text:style-name="Source_20_Text"><text:span text:style-name="T458">$frase</text:span></text:span><text:span text:style-name="Source_20_Text"><text:span text:style-name="T427"> = </text:span></text:span><text:span text:style-name="Source_20_Text"><text:span text:style-name="T442">"Gosto de estudar Matemática!"</text:span></text:span><text:span text:style-name="Source_20_Text"><text:span text:style-name="T427">;<text:line-break/></text:span></text:span><text:span text:style-name="Source_20_Text"><text:span text:style-name="T458">$novafrase</text:span></text:span><text:span text:style-name="Source_20_Text"><text:span text:style-name="T427"> = </text:span></text:span><text:span text:style-name="Source_20_Text"><text:span text:style-name="T412">str_replace</text:span></text:span><text:span text:style-name="Source_20_Text"><text:span text:style-name="T427">(</text:span></text:span><text:span text:style-name="Source_20_Text"><text:span text:style-name="T442">"Matemática"</text:span></text:span><text:span text:style-name="Source_20_Text"><text:span text:style-name="T427">, </text:span></text:span><text:span text:style-name="Source_20_Text"><text:span text:style-name="T442">"PHP"</text:span></text:span><text:span text:style-name="Source_20_Text"><text:span text:style-name="T427">, </text:span></text:span><text:span text:style-name="Source_20_Text"><text:span text:style-name="T458">$frase</text:span></text:span><text:span text:style-name="Source_20_Text"><text:span text:style-name="T427">);<text:line-break/></text:span></text:span><text:span text:style-name="Source_20_Text"><text:span text:style-name="T479">//imprime "Gosto de estudar PHP"</text:span></text:span><text:span text:style-name="Source_20_Text"><text:span text:style-name="T480"><text:line-break/></text:span></text:span><text:span text:style-name="Source_20_Text"><text:span text:style-name="T290">A função </text:span></text:span><text:span text:style-name="Source_20_Text"><text:span text:style-name="T363">str_ireplace()</text:span></text:span><text:span text:style-name="Source_20_Text"><text:span text:style-name="T290"> ignora caixa alta (maiúsculas).</text:span></text:span></text:p>
        </text:list-item>
        <text:list-item>
          <text:p text:style-name="P334"><text:span text:style-name="T616">preg_match()</text:span>Encontra apenas a primeira correspondência de um padr<text:span text:style-name="T984">ão. Os delimitadores são obrigatórios para regex em funções preg_*(). </text:span><text:span text:style-name="T985">Entre os permitidos: / (mais comum), #, ~, %, !, {}, @</text:span></text:p>
        </text:list-item>
        <text:list-item>
          <text:p text:style-name="P334"><text:span text:style-name="T616">preg_match_all()</text:span>Encontra todas as correspondências de um padrão na string.</text:p>
        </text:list-item>
        <text:list-item>
          <text:p text:style-name="P315"><text:span text:style-name="T597">preg_replace()</text:span><text:span text:style-name="T33">Substitui partes da string com base em um padrão regex. </text:span><text:span text:style-name="T55">Exemplo:<text:line-break/></text:span><text:span text:style-name="T862">$data</text:span><text:span text:style-name="T524"> = </text:span><text:span text:style-name="T929">"2022-06-08"</text:span><text:span text:style-name="T524">;<text:line-break/></text:span><text:span text:style-name="T862">$dataFormatada</text:span><text:span text:style-name="T524"> = </text:span><text:span text:style-name="T829">preg_replace</text:span><text:span text:style-name="T524">(</text:span><text:span text:style-name="T986">'/</text:span><text:span text:style-name="T524">^</text:span><text:span text:style-name="T986">([0-9]{4})-([0-9]{2})-([0-9]{2})/'</text:span><text:span text:style-name="T524">, </text:span><text:span text:style-name="T929">'\3/\2/\1'</text:span><text:span text:style-name="T524">, </text:span><text:span text:style-name="T862">$data</text:span><text:span text:style-name="T524">);</text:span></text:p>
        </text:list-item>
        <text:list-item>
          <text:p text:style-name="P334"><text:span text:style-name="T616">preg_replace_callback()</text:span>Substitui com base em uma função de callback.</text:p>
        </text:list-item>
        <text:list-item>
          <text:p text:style-name="P334"><text:span text:style-name="T616">preg_split()</text:span>Divide uma string usando uma regex como delimitador.</text:p>
        </text:list-item>
        <text:list-item>
          <text:p text:style-name="P334"><text:span text:style-name="T616">preg_grep()</text:span>Filtra um array, retornando apenas os elementos que correspondem à regex.</text:p>
        </text:list-item>
        <text:list-item>
          <text:p text:style-name="P334"><text:span text:style-name="T616">preg_last_error()</text:span>Retorna o último erro de regex, útil para debugging.</text:p>
        </text:list-item>
      </text:list>
      <text:h text:style-name="P242" text:outline-level="1"><text:span text:style-name="Source_20_Text"><text:span text:style-name="T818">HEREDOC e NOWDOC</text:span></text:span></text:h>
      <text:p text:style-name="P113"><text:span text:style-name="Source_20_Text"><text:span text:style-name="T136">S</text:span></text:span><text:span text:style-name="Source_20_Text"><text:span text:style-name="T130">ão sintaxes especiais para definir strings de múltiplas linhas no PHP, tornando o código mais legível e evitando a necessidade de concatenar várias strings ou usar quebras de linha \n </text:span></text:span></text:p>
      <text:p text:style-name="P114"><text:span text:style-name="Source_20_Text"><text:span text:style-name="T507">HEREDOC</text:span></text:span><text:span text:style-name="Source_20_Text"><text:span text:style-name="T130"> </text:span></text:span><text:span text:style-name="Source_20_Text"><text:span text:style-name="T136">p</text:span></text:span><text:span text:style-name="Source_20_Text"><text:span text:style-name="T130">ermite interpolação de variáveis e expressões dentro da string, assim como aspas </text:span></text:span><text:span text:style-name="Source_20_Text"><text:span text:style-name="T112">duplas</text:span></text:span><text:span text:style-name="Source_20_Text"><text:span text:style-name="T130"> </text:span></text:span><text:span text:style-name="Source_20_Text"><text:span text:style-name="T611">""</text:span></text:span><text:span text:style-name="Source_20_Text"><text:span text:style-name="T130"> </text:span></text:span></text:p>
      <text:p text:style-name="P113"><text:span text:style-name="Source_20_Text"><text:span text:style-name="T130">Regras do HEREDOC:</text:span></text:span></text:p>
      <text:list text:style-name="L16">
        <text:list-item>
          <text:p text:style-name="P319"><text:span text:style-name="Source_20_Text"><text:span text:style-name="T130">O identificador de início (&lt;&lt;&lt;</text:span></text:span><text:span text:style-name="Source_20_Text"><text:span text:style-name="T136">IDENTIFICADOR</text:span></text:span><text:span text:style-name="Source_20_Text"><text:span text:style-name="T130">) pode ter qualquer nome válido, mas não pode começar com números ou ter espaços.</text:span></text:span></text:p>
        </text:list-item>
        <text:list-item>
          <text:p text:style-name="P319"><text:span text:style-name="Source_20_Text"><text:span text:style-name="T130">A string pode conter variáveis e escape sequences (\n, \t, etc.).</text:span></text:span></text:p>
        </text:list-item>
        <text:list-item>
          <text:p text:style-name="P319"><text:span text:style-name="Source_20_Text"><text:span text:style-name="T130">Atenção! antes da versão PHP 7.3, o identificador de fim (</text:span></text:span><text:span text:style-name="Source_20_Text"><text:span text:style-name="T136">IDENTIFICADOR</text:span></text:span><text:span text:style-name="Source_20_Text"><text:span text:style-name="T130">;) </text:span></text:span><text:span text:style-name="Source_20_Text"><text:span text:style-name="T136">precisa</text:span></text:span><text:span text:style-name="Source_20_Text"><text:span text:style-name="T130"> estar sozinho na linha, sem espaços/tabs antes ou depois. </text:span></text:span></text:p>
        </text:list-item>
      </text:list>
      <text:p text:style-name="P113"><text:span text:style-name="Source_20_Text"><text:span text:style-name="T130">Quando usar HEREDOC? Textos longos formatados, como:</text:span></text:span></text:p>
      <text:list text:style-name="L17">
        <text:list-item>
          <text:p text:style-name="P320"><text:span text:style-name="Source_20_Text"><text:span text:style-name="T130">HTML com variáveis</text:span></text:span></text:p>
        </text:list-item>
        <text:list-item>
          <text:p text:style-name="P320"><text:span text:style-name="Source_20_Text"><text:span text:style-name="T130">Documentação gerada dinamicamente</text:span></text:span></text:p>
        </text:list-item>
        <text:list-item>
          <text:p text:style-name="P320"><text:span text:style-name="Source_20_Text"><text:span text:style-name="T130">Queries SQL em PHP</text:span></text:span></text:p>
        </text:list-item>
        <text:list-item>
          <text:p text:style-name="P320"><text:span text:style-name="Source_20_Text"><text:span text:style-name="T130">Strings multilinhas em geral</text:span></text:span></text:p>
        </text:list-item>
      </text:list>
      <text:p text:style-name="P113"><text:span text:style-name="Source_20_Text"><text:span text:style-name="T136">Exemplo:</text:span></text:span></text:p>
      <text:p text:style-name="P115"><text:span text:style-name="Source_20_Text"><text:span text:style-name="T872">$usuario</text:span></text:span><text:span text:style-name="Source_20_Text"><text:span text:style-name="T534"> = </text:span></text:span><text:span text:style-name="Source_20_Text"><text:span text:style-name="T938">"Magnífico Jhonny"</text:span></text:span><text:span text:style-name="Source_20_Text"><text:span text:style-name="T534">;<text:tab/><text:tab/><text:tab/></text:span></text:span></text:p>
      <text:p text:style-name="P203"><text:span text:style-name="T867">$html</text:span><text:span text:style-name="T529"> = </text:span><text:span text:style-name="T590">&lt;&lt;&lt;</text:span><text:span text:style-name="T529">HTML<text:tab/><text:tab/><text:tab/><text:tab/><text:tab/><text:line-break/></text:span><text:span text:style-name="T988">&lt;</text:span><text:span text:style-name="T590">div</text:span><text:span text:style-name="T988">&gt;<text:tab/><text:tab/><text:tab/><text:tab/><text:tab/><text:tab/><text:tab/><text:line-break/></text:span><text:span text:style-name="T529"> <text:s text:c="3"/></text:span><text:span text:style-name="T988">&lt;</text:span><text:span text:style-name="T590">h1</text:span><text:span text:style-name="T988">&gt;</text:span><text:span text:style-name="T529">Bem-vindo, </text:span><text:span text:style-name="T867">$usuario</text:span><text:span text:style-name="T529">!</text:span><text:span text:style-name="T988">&lt;/</text:span><text:span text:style-name="T590">h1</text:span><text:span text:style-name="T988">&gt;<text:tab/><text:tab/><text:line-break/></text:span><text:span text:style-name="T529"> <text:s text:c="3"/></text:span><text:span text:style-name="T988">&lt;</text:span><text:span text:style-name="T590">p</text:span><text:span text:style-name="T988">&gt;</text:span><text:span text:style-name="T529">Estamos felizes em tê-lo aqui.</text:span><text:span text:style-name="T988">&lt;/</text:span><text:span text:style-name="T590">p</text:span><text:span text:style-name="T988">&gt;<text:tab/></text:span></text:p>
      <text:p text:style-name="P197"><text:span text:style-name="T987">&lt;/</text:span><text:span text:style-name="T586">div</text:span><text:span text:style-name="T987">&gt;<text:tab/><text:tab/><text:tab/><text:tab/><text:tab/><text:tab/><text:tab/></text:span></text:p>
      <text:p text:style-name="P207">HTML;<text:tab/><text:tab/><text:tab/><text:tab/><text:tab/><text:tab/><text:tab/></text:p>
      <text:p text:style-name="P16"><text:span text:style-name="T837">echo</text:span><text:span text:style-name="T530"> </text:span><text:span text:style-name="T868">$html</text:span><text:span text:style-name="T530">;<text:tab/><text:tab/><text:tab/><text:tab/><text:tab/><text:tab/></text:span></text:p>
      <text:p text:style-name="P113"><text:span text:style-name="Source_20_Text"/></text:p>
      <text:p text:style-name="P113"><text:span text:style-name="Source_20_Text"><text:span text:style-name="T507">NOWDOC</text:span></text:span><text:span text:style-name="Source_20_Text"><text:span text:style-name="T130"> </text:span></text:span><text:span text:style-name="Source_20_Text"><text:span text:style-name="T136">é</text:span></text:span><text:span text:style-name="Source_20_Text"><text:span text:style-name="T130"> como HEREDOC, mas sem interpolação de variáveis. Funciona como strings com aspas </text:span></text:span><text:span text:style-name="Source_20_Text"><text:span text:style-name="T112">simples</text:span></text:span><text:span text:style-name="Source_20_Text"><text:span text:style-name="T130"> </text:span></text:span><text:span text:style-name="Source_20_Text"><text:span text:style-name="T611">''</text:span></text:span></text:p>
      <text:p text:style-name="P105"><text:span text:style-name="Source_20_Text"><text:span text:style-name="T130">Regras do NOWDOC:</text:span></text:span></text:p>
      <text:list text:style-name="L18">
        <text:list-item>
          <text:p text:style-name="P322"><text:span text:style-name="Source_20_Text"><text:span text:style-name="T130">O identificador de início deve estar entre aspas simples ('IDENTIFICADOR'). </text:span></text:span></text:p>
        </text:list-item>
        <text:list-item>
          <text:p text:style-name="P322"><text:span text:style-name="Source_20_Text"><text:span text:style-name="T130">Não há interpolação de variáveis ou escape sequences.</text:span></text:span></text:p>
        </text:list-item>
      </text:list>
      <text:p text:style-name="P105"><text:span text:style-name="Source_20_Text"><text:span text:style-name="T130">Quando usar NOWDOC? Textos fixos, como:</text:span></text:span></text:p>
      <text:list text:style-name="L19">
        <text:list-item>
          <text:p text:style-name="P323"><text:span text:style-name="Source_20_Text"><text:span text:style-name="T130">Códigos-fonte dentro de strings (ex: armazenar um trecho de código em uma variável) </text:span></text:span></text:p>
        </text:list-item>
        <text:list-item>
          <text:p text:style-name="P323"><text:span text:style-name="Source_20_Text"><text:span text:style-name="T130">Documentação interna sem necessidade de processamento</text:span></text:span></text:p>
        </text:list-item>
      </text:list>
      <text:p text:style-name="P105"><text:span text:style-name="Source_20_Text"/></text:p>
      <text:h text:style-name="P230" text:outline-level="1">Aula 18 e 19 – Vetores e Matrizes <text:span text:style-name="T989">(arrays)</text:span></text:h>
      <text:p text:style-name="P210"/>
      <text:p text:style-name="P21"><text:span text:style-name="Source_20_Text"><text:span text:style-name="T171">O </text:span></text:span><text:span text:style-name="Source_20_Text"><text:span text:style-name="T172">índice</text:span></text:span><text:span text:style-name="Source_20_Text"><text:span text:style-name="T171"> de variáveis composta começa em </text:span></text:span><text:span text:style-name="Source_20_Text"><text:span text:style-name="T173">zero</text:span></text:span><text:span text:style-name="Source_20_Text"><text:span text:style-name="T171"> (0).</text:span></text:span></text:p>
      <text:p text:style-name="P40"><text:span text:style-name="Source_20_Text"><text:span text:style-name="T171">No PHP:</text:span></text:span></text:p>
      <text:list text:style-name="L20">
        <text:list-item>
          <text:p text:style-name="P324"><text:span text:style-name="Source_20_Text"><text:span text:style-name="T130">não </text:span></text:span><text:span text:style-name="Source_20_Text"><text:span text:style-name="T137">é obrigatório a </text:span></text:span><text:span text:style-name="Source_20_Text"><text:span text:style-name="T130">declaração do tipo da variável, sejam elas simples ou compostas </text:span></text:span><text:span text:style-name="Source_20_Text"><text:span text:style-name="T138">(vetores)</text:span></text:span><text:span text:style-name="Source_20_Text"><text:span text:style-name="T130"> </text:span></text:span><text:span text:style-name="Source_20_Text"><text:span text:style-name="T129">pois a linguagem é din</text:span></text:span><text:span text:style-name="Source_20_Text"><text:span text:style-name="T137">a</text:span></text:span><text:span text:style-name="Source_20_Text"><text:span text:style-name="T129">mica</text:span></text:span><text:span text:style-name="Source_20_Text"><text:span text:style-name="T139">mente tipada</text:span></text:span><text:span text:style-name="Source_20_Text"><text:span text:style-name="T129">.</text:span></text:span></text:p>
        </text:list-item>
        <text:list-item>
          <text:p text:style-name="P324"><text:span text:style-name="Source_20_Text"><text:span text:style-name="T130">os </text:span></text:span><text:span text:style-name="Source_20_Text"><text:span text:style-name="T155">vetores são dinâmicos</text:span></text:span><text:span text:style-name="Source_20_Text"><text:span text:style-name="T130">, ou seja, alocam apenas o espaço de memória necessário para abrigar os dados pois um novo índice é criado a cada nova variável, portanto </text:span></text:span><text:span text:style-name="Source_20_Text"><text:span text:style-name="T155">não há necessidade de declarar o tamanho do vetor</text:span></text:span><text:span text:style-name="Source_20_Text"><text:span text:style-name="T130">, </text:span></text:span><text:span text:style-name="Source_20_Text"><text:span text:style-name="T140">diferente do Java</text:span></text:span><text:span text:style-name="Source_20_Text"><text:span text:style-name="T130">.</text:span></text:span></text:p>
        </text:list-item>
        <text:list-item>
          <text:p text:style-name="P324"><text:span text:style-name="Source_20_Text"><text:span text:style-name="T130">as variáveis compostas são </text:span></text:span><text:span text:style-name="Source_20_Text"><text:span text:style-name="T157">heterogêneas</text:span></text:span><text:span text:style-name="Source_20_Text"><text:span text:style-name="T130">, isto é, um mesmo vetor aceita tipos diferentes de variáveis.</text:span></text:span></text:p>
        </text:list-item>
        <text:list-item>
          <text:p text:style-name="P324"><text:span text:style-name="Source_20_Text"><text:span text:style-name="T130">O tipo </text:span></text:span><text:span text:style-name="Source_20_Text"><text:span text:style-name="T611">array</text:span></text:span><text:span text:style-name="Source_20_Text"><text:span text:style-name="T130"> é um tipo composto extremamente flexível e pode ser considerado um </text:span></text:span><text:span text:style-name="Source_20_Text"><text:span text:style-name="T611">HashMap</text:span></text:span><text:span text:style-name="Source_20_Text"><text:span text:style-name="T130"> e também é um tipo </text:span></text:span><text:span text:style-name="Source_20_Text"><text:span text:style-name="T611">iterable</text:span></text:span><text:span text:style-name="Source_20_Text"><text:span text:style-name="T130"> <text:line-break/></text:span></text:span></text:p>
        </text:list-item>
      </text:list>
      <text:p text:style-name="P41"><text:span text:style-name="Source_20_Text"><text:span text:style-name="T171">$</text:span></text:span><text:span text:style-name="Source_20_Text"><text:span text:style-name="T612">vetor[] = 7;</text:span></text:span><text:span text:style-name="Source_20_Text"><text:span text:style-name="T171"><text:tab/>cria uma nova posição, </text:span></text:span><text:span text:style-name="Source_20_Text"><text:span text:style-name="T173">no final do vetor</text:span></text:span><text:span text:style-name="Source_20_Text"><text:span text:style-name="T171">, com o valor 7.</text:span></text:span></text:p>
      <text:p text:style-name="P117"><text:span text:style-name="Source_20_Text"><text:span text:style-name="T130">A função </text:span></text:span><text:span text:style-name="T841">count</text:span><text:span text:style-name="T552">()</text:span><text:span text:style-name="T107"> </text:span><text:span text:style-name="Source_20_Text"><text:span text:style-name="T130">calcula a quantidade de elementos.</text:span></text:span></text:p>
      <text:h text:style-name="P251" text:outline-level="3"><text:span text:style-name="T66">Criando vetores:</text:span><text:span text:style-name="Source_20_Text"><text:span text:style-name="T130"> utilize a palavra reservada </text:span></text:span><text:span text:style-name="Source_20_Text"><text:span text:style-name="T504">array</text:span></text:span><text:span text:style-name="Source_20_Text"><text:span text:style-name="T505">()</text:span></text:span></text:h>
      <text:p text:style-name="P80"><draw:frame draw:style-name="fr2" draw:name="Figura28" text:anchor-type="as-char" svg:width="9.705cm" svg:height="5.08cm" draw:z-index="36"><draw:image xlink:href="Pictures/10000001000001F10000010193FFEE668369FEF6.png" xlink:type="simple" xlink:show="embed" xlink:actuate="onLoad" draw:mime-type="image/png"/></draw:frame></text:p>
      <text:p text:style-name="P80"><draw:frame draw:style-name="fr2" draw:name="Figura30" text:anchor-type="as-char" svg:width="9.675cm" svg:height="6.348cm" draw:z-index="27"><draw:image xlink:href="Pictures/100000010000017D000000FA8B63216EF962C36A.png" xlink:type="simple" xlink:show="embed" xlink:actuate="onLoad" draw:mime-type="image/png"/></draw:frame></text:p>
      <text:p text:style-name="P219"><draw:frame draw:style-name="fr4" draw:name="Figura31" text:anchor-type="as-char" svg:width="10.171cm" svg:height="5.987cm" draw:z-index="28"><draw:image xlink:href="Pictures/10000001000001D10000010609EE438007EA0A41.png" xlink:type="simple" xlink:show="embed" xlink:actuate="onLoad" draw:mime-type="image/png"/></draw:frame></text:p>
      <text:p text:style-name="P82"/>
      <text:p text:style-name="P80"><draw:frame draw:style-name="fr2" draw:name="Figura33" text:anchor-type="as-char" svg:width="10.162cm" svg:height="6.743cm" draw:z-index="29"><draw:image xlink:href="Pictures/10000000000001AC0000011C9E9083D1C8099B78.png" xlink:type="simple" xlink:show="embed" xlink:actuate="onLoad" draw:mime-type="image/png"/></draw:frame><text:line-break/><text:span text:style-name="T990">Não confundir com </text:span><text:span text:style-name="T991">função flecha</text:span><text:span text:style-name="T990"> do Javascript</text:span></text:p>
      <text:p text:style-name="P83"><text:span text:style-name="T742">Iteração</text:span><text:span text:style-name="T765"> foreach()</text:span><text:span text:style-name="T768">{}</text:span>: <text:span text:style-name="T992">percorre todos os elementos do vetor. Exemplo:</text:span></text:p>
      <text:p text:style-name="P22"><text:span text:style-name="T973">foreach</text:span><text:span text:style-name="T557"> (</text:span><text:span text:style-name="T887">$c</text:span><text:span text:style-name="T557"> as </text:span><text:span text:style-name="T887">$valor</text:span><text:span text:style-name="T557">) { </text:span><text:span text:style-name="T910">//"Para cada elemento do vetor </text:span><text:span text:style-name="T627">$c</text:span><text:span text:style-name="T910"><text:tab/><text:line-break/>tratado como </text:span><text:span text:style-name="T627">$valor</text:span><text:span text:style-name="T910">, faça:"</text:span></text:p>
      <text:p text:style-name="P17"><text:span text:style-name="T910"><text:line-break/></text:span><text:span text:style-name="T21"><draw:frame draw:style-name="fr2" draw:name="Figura34" text:anchor-type="as-char" svg:width="10.375cm" svg:height="6.348cm" draw:z-index="30"><draw:image xlink:href="Pictures/10000000000001F900000135AB9B139EE40D3360.png" xlink:type="simple" xlink:show="embed" xlink:actuate="onLoad" draw:mime-type="image/png"/></draw:frame></text:span></text:p>
      <text:p text:style-name="P84">Explicando o foreach:<text:span text:style-name="T993">“Para cada elemento do vetor </text:span><text:span text:style-name="T617">`$cad`</text:span><text:span text:style-name="T993">, nomeado como </text:span><text:span text:style-name="T617">`$campo`</text:span><text:span text:style-name="T993">, associado ao conteúdo </text:span><text:span text:style-name="T617">`$valor`</text:span><text:span text:style-name="T993">, </text:span><text:span text:style-name="T994">faça</text:span><text:span text:style-name="T993">…”</text:span></text:p>
      <text:p text:style-name="P81"><draw:frame draw:style-name="fr2" draw:name="Figura35" text:anchor-type="as-char" svg:width="10.555cm" svg:height="5.124cm" draw:z-index="31"><draw:image xlink:href="Pictures/100000000000022200000109205442D0D5D8C97F.jpg" xlink:type="simple" xlink:show="embed" xlink:actuate="onLoad" draw:mime-type="image/jpeg"/></draw:frame><text:line-break/><text:span text:style-name="T995">Tecnicamente, não existem matrizes dentro do PHP, mas dá para contornar isso, trabalhando com vetores dentro de vetores. </text:span><text:span text:style-name="T996">(arrays multidimensionais)</text:span></text:p>
      <text:p text:style-name="P85"><text:span text:style-name="T176">Funç</text:span><text:span text:style-name="T179">ões</text:span><text:span text:style-name="T176"> para </text:span><text:span text:style-name="T203">ordenação de valores:</text:span></text:p>
      <text:p text:style-name="P151"><text:span text:style-name="T847">sort</text:span><text:span text:style-name="T556">(</text:span><text:span text:style-name="T886">$</text:span><text:span text:style-name="T888">arr</text:span><text:span text:style-name="T462">Dados</text:span><text:span text:style-name="T556">);</text:span> <text:span text:style-name="T995">ordena crescente o vetor e, consequentemente, </text:span><text:span text:style-name="T643">troca</text:span><text:span text:style-name="T997"> os índices dos valores.</text:span></text:p>
      <text:p text:style-name="P151"><text:span text:style-name="T848">rsort</text:span><text:span text:style-name="T558">(</text:span><text:span text:style-name="T889">$</text:span><text:span text:style-name="T888">arr</text:span><text:span text:style-name="T462">Dados</text:span><text:span text:style-name="T558">);</text:span><text:span text:style-name="T618"> </text:span><text:span text:style-name="T997">ordena decrescente o vetor, ou seja, de forma </text:span><text:span text:style-name="T851">r</text:span><text:span text:style-name="T998">eversa.</text:span></text:p>
      <text:p text:style-name="P151"><text:span text:style-name="T848">a</text:span><text:span text:style-name="T849">sort</text:span><text:span text:style-name="T559">(</text:span><text:span text:style-name="T890">$</text:span><text:span text:style-name="T888">arr</text:span><text:span text:style-name="T462">Dados</text:span><text:span text:style-name="T559">);</text:span><text:span text:style-name="T995"> ordena de forma crescente e</text:span><text:span text:style-name="T759"> </text:span><text:span text:style-name="T644">mantém a </text:span><text:span text:style-name="T852">a</text:span><text:span text:style-name="T644">ssociação</text:span><text:span text:style-name="T759"> de chave:valor</text:span><text:span text:style-name="T995">.</text:span></text:p>
      <text:p text:style-name="P151"><text:span text:style-name="T848">a</text:span><text:span text:style-name="T847">rsort</text:span><text:span text:style-name="T556">(</text:span><text:span text:style-name="T886">$</text:span><text:span text:style-name="T888">arr</text:span><text:span text:style-name="T462">Dados</text:span><text:span text:style-name="T556">);</text:span> <text:span text:style-name="T995">ordena de forma </text:span><text:span text:style-name="T853">r</text:span><text:span text:style-name="T995">eversa e </text:span><text:span text:style-name="T854">a</text:span><text:span text:style-name="T997">ssociativa(decrescente).</text:span></text:p>
      <text:p text:style-name="P152"><text:span text:style-name="T848">k</text:span><text:span text:style-name="T849">sort</text:span><text:span text:style-name="T559">(</text:span><text:span text:style-name="T890">$</text:span><text:span text:style-name="T888">arr</text:span><text:span text:style-name="T462">Dados</text:span><text:span text:style-name="T559">);</text:span><text:span text:style-name="T995"> ordena de forma crescente </text:span><text:span text:style-name="T760">pelo índice/chaves/</text:span><text:span text:style-name="T852">k</text:span><text:span text:style-name="T645">eys</text:span><text:span text:style-name="T995">.</text:span></text:p>
      <text:p text:style-name="P86"><text:span text:style-name="T848">k</text:span><text:span text:style-name="T850">r</text:span><text:span text:style-name="T849">sort</text:span><text:span text:style-name="T559">(</text:span><text:span text:style-name="T890">$</text:span><text:span text:style-name="T888">arr</text:span><text:span text:style-name="T462">Dados</text:span><text:span text:style-name="T559">);</text:span><text:span text:style-name="T215"> ordena </text:span><text:span text:style-name="T200">de maneira </text:span><text:span text:style-name="T855">r</text:span><text:span text:style-name="T200">eversa</text:span><text:span text:style-name="T201"> </text:span><text:span text:style-name="T200">e </text:span><text:span text:style-name="T216">através das </text:span><text:span text:style-name="T856">k</text:span><text:span text:style-name="T200">eys.</text:span></text:p>
      <text:p text:style-name="P42"><text:span text:style-name="T416">u</text:span><text:span text:style-name="T417">sort</text:span><text:span text:style-name="T428">(</text:span><text:span text:style-name="T459">$</text:span><text:span text:style-name="T460">arrDados</text:span><text:span text:style-name="T459">, ‘</text:span><text:span text:style-name="T461">callback’</text:span><text:span text:style-name="T428">);</text:span><text:span text:style-name="T168"> </text:span><text:span text:style-name="T169">o</text:span><text:span text:style-name="T168">rdena pelos valores utilizando </text:span><text:span text:style-name="T170">callback</text:span><text:span text:style-name="T168"> de comparação definida pelo </text:span><text:span text:style-name="T857">u</text:span><text:span text:style-name="T168">suário.</text:span></text:p>
      <text:p text:style-name="P42"><text:span text:style-name="T416">u</text:span><text:span text:style-name="T418">k</text:span><text:span text:style-name="T417">sort</text:span><text:span text:style-name="T428">(</text:span><text:span text:style-name="T459">$</text:span><text:span text:style-name="T460">arrDados</text:span><text:span text:style-name="T459">, ‘</text:span><text:span text:style-name="T461">callback’</text:span><text:span text:style-name="T428">);</text:span><text:span text:style-name="T168"> Ordena </text:span><text:span text:style-name="T170">os í</text:span><text:span text:style-name="T168">ndices, </text:span><text:span text:style-name="T174">mantendo os valores associados</text:span><text:span text:style-name="T168">. </text:span></text:p>
      <text:p text:style-name="P156"/>
      <text:p text:style-name="P87"><draw:frame draw:style-name="fr3" draw:name="Figura37" text:anchor-type="paragraph" svg:x="8.992cm" svg:y="0.132cm" svg:width="8.615cm" svg:height="3.618cm" draw:z-index="22"><draw:image xlink:href="Pictures/1000000000000245000000F42E08EFD28F716C9F.jpg" xlink:type="simple" xlink:show="embed" xlink:actuate="onLoad" draw:mime-type="image/jpeg"/></draw:frame><draw:frame draw:style-name="fr3" draw:name="Figura32" text:anchor-type="paragraph" svg:x="0.127cm" svg:y="0.132cm" svg:width="8.37cm" svg:height="3.627cm" draw:z-index="21"><draw:image xlink:href="Pictures/1000000000000241000000FA2F4CD5EA87E7C3B3.jpg" xlink:type="simple" xlink:show="embed" xlink:actuate="onLoad" draw:mime-type="image/jpeg"/></draw:frame></text:p>
      <text:p text:style-name="P88"/>
      <text:p text:style-name="P88"/>
      <text:p text:style-name="P88"/>
      <text:p text:style-name="P88"/>
      <text:p text:style-name="P88"/>
      <text:p text:style-name="P88"><text:line-break/></text:p>
      <text:p text:style-name="P89">Na Ordenação Associativa, <text:span text:style-name="T632">altera a ordem dos índices</text:span><text:span text:style-name="T751">, </text:span><text:span text:style-name="T646">mantendo-os em</text:span><text:span text:style-name="T632"> suas chaves</text:span>.</text:p>
      <text:p text:style-name="P90"><draw:frame draw:style-name="fr3" draw:name="Figura38" text:anchor-type="paragraph" svg:x="0.106cm" svg:y="0.111cm" svg:width="8.497cm" svg:height="3.563cm" draw:z-index="23"><draw:image xlink:href="Pictures/1000000000000246000000F4B81BC9BD44BA5F29.jpg" xlink:type="simple" xlink:show="embed" xlink:actuate="onLoad" draw:mime-type="image/jpeg"/></draw:frame><draw:frame draw:style-name="fr3" draw:name="Figura39" text:anchor-type="paragraph" svg:x="9.192cm" svg:y="0.111cm" svg:width="8.442cm" svg:height="3.605cm" draw:z-index="24"><draw:image xlink:href="Pictures/1000000000000247000000F99E68A74EDBEE15E3.jpg" xlink:type="simple" xlink:show="embed" xlink:actuate="onLoad" draw:mime-type="image/jpeg"/></draw:frame></text:p>
      <text:p text:style-name="P90"/>
      <text:p text:style-name="P192"/>
      <text:p text:style-name="P177"/>
      <text:p text:style-name="P177"/>
      <text:p text:style-name="P177"/>
      <text:p text:style-name="P177"/>
      <text:p text:style-name="P177"/>
      <text:p text:style-name="P177"/>
      <text:p text:style-name="P180">Funções para <text:span text:style-name="T648">verificação de arrays</text:span>:</text:p>
      <text:list xml:id="list634948587" text:style-name="L21">
        <text:list-item>
          <text:p text:style-name="P276"><text:span text:style-name="Strong_20_Emphasis"><text:span text:style-name="T413">array_key_exists</text:span></text:span><text:span text:style-name="Strong_20_Emphasis"><text:span text:style-name="T414">()</text:span></text:span><text:span text:style-name="T248">: verifica se a chave existe</text:span></text:p>
        </text:list-item>
        <text:list-item>
          <text:p text:style-name="P276"><text:span text:style-name="Strong_20_Emphasis"><text:span text:style-name="T413">isset</text:span></text:span><text:span text:style-name="Strong_20_Emphasis"><text:span text:style-name="T414">()</text:span></text:span><text:span text:style-name="T248">: verifica se a chave existe e não é nula</text:span></text:p>
        </text:list-item>
        <text:list-item>
          <text:p text:style-name="P276"><text:span text:style-name="Strong_20_Emphasis"><text:span text:style-name="T413">in_array</text:span></text:span><text:span text:style-name="Strong_20_Emphasis"><text:span text:style-name="T414">()</text:span></text:span><text:span text:style-name="T248">: verifica se o valor existe</text:span></text:p>
        </text:list-item>
        <text:list-item>
          <text:p text:style-name="P276"><text:span text:style-name="Strong_20_Emphasis"><text:span text:style-name="T413">array_search</text:span></text:span><text:span text:style-name="Strong_20_Emphasis"><text:span text:style-name="T414">()</text:span></text:span><text:span text:style-name="T248">: retorna a chave de um valor</text:span></text:p>
        </text:list-item>
      </text:list>
      <text:p text:style-name="P29"><text:span text:style-name="T302">Funções para </text:span><text:span text:style-name="T320">gerenciamento</text:span><text:span text:style-name="T302"> de arrays:</text:span></text:p>
      <text:p text:style-name="P91"><text:span text:style-name="T876">$vetor</text:span><text:span text:style-name="T538">[] = </text:span><text:span text:style-name="T582">7</text:span><text:span text:style-name="T538">;             <text:tab/><text:tab/><text:tab/><text:tab/><text:tab/><text:tab/></text:span><text:span text:style-name="T905"><text:tab/><text:tab/><text:tab/></text:span></text:p>
      <text:p text:style-name="P211"><text:span text:style-name="T833">array_push</text:span><text:span text:style-name="T999">(</text:span><text:span text:style-name="T874">$vetor</text:span><text:span text:style-name="T999">, </text:span><text:span text:style-name="T581">7</text:span><text:span text:style-name="T999">);    </text:span><text:span text:style-name="T903">//adiciona elemento no final<text:tab/><text:tab/><text:tab/></text:span></text:p>
      <text:p text:style-name="P211"><text:span text:style-name="T833">array_unshift</text:span><text:span text:style-name="T999">(</text:span><text:span text:style-name="T874">$vetor</text:span><text:span text:style-name="T999">, </text:span><text:span text:style-name="T581">7</text:span><text:span text:style-name="T999">); </text:span><text:span text:style-name="T903">//adiciona elemento no início<text:tab/><text:tab/><text:tab/></text:span></text:p>
      <text:p text:style-name="P211"><text:span text:style-name="T833">array_shift</text:span><text:span text:style-name="T999">(</text:span><text:span text:style-name="T874">$vetor</text:span><text:span text:style-name="T999">);      </text:span><text:span text:style-name="T903">//elimina elemento no início<text:tab/><text:tab/><text:tab/></text:span></text:p>
      <text:p text:style-name="P211"><text:span text:style-name="T833">array_pop</text:span><text:span text:style-name="T999">(</text:span><text:span text:style-name="T874">$vetor</text:span><text:span text:style-name="T999">);        </text:span><text:span text:style-name="T903">//elimina elemento no final<text:tab/><text:tab/><text:tab/><text:tab/></text:span></text:p>
      <text:p text:style-name="P211"><text:span text:style-name="T833">unset</text:span><text:span text:style-name="T999">(</text:span><text:span text:style-name="T874">$vetor</text:span><text:span text:style-name="T999">[</text:span><text:span text:style-name="T581">1</text:span><text:span text:style-name="T999">]);         </text:span><text:span text:style-name="T903">//elimina elemento no índice especificado<text:tab/></text:span></text:p>
      <text:p text:style-name="P158"><draw:frame draw:style-name="fr2" draw:name="Figura29" text:anchor-type="as-char" svg:width="14.152cm" svg:height="5.179cm" draw:z-index="38"><draw:image xlink:href="Pictures/1000000000000217000000DEAA20EEC8709BD907.jpg" xlink:type="simple" xlink:show="embed" xlink:actuate="onLoad" draw:mime-type="image/jpeg"/></draw:frame></text:p>
      <text:p text:style-name="P180"/>
      <text:p text:style-name="P181">Funções para <text:span text:style-name="T656">manipulação</text:span><text:span text:style-name="T648"> de arrays</text:span>:</text:p>
      <text:list xml:id="list142900216060944" text:continue-numbering="true" text:style-name="L21">
        <text:list-item>
          <text:p text:style-name="P277"><text:span text:style-name="T842">array_diff</text:span><text:span text:style-name="T843">()</text:span><text:span text:style-name="T248">: </text:span><text:span text:style-name="Strong_20_Emphasis"><text:span text:style-name="T34">retorna os valores do primeiro array que não existem nos outros arrays</text:span></text:span><text:span text:style-name="T249">, porém leva em consideração </text:span><text:span text:style-name="T287">somente o valor</text:span><text:span text:style-name="T249"> (e não as chaves)</text:span></text:p>
        </text:list-item>
        <text:list-item>
          <text:p text:style-name="P277"><text:span text:style-name="T842">array_diff_assoc</text:span><text:span text:style-name="T843">()</text:span><text:span text:style-name="T248">: </text:span><text:span text:style-name="Strong_20_Emphasis"><text:span text:style-name="T249">retorna os valores do primeiro array que não existem nos outros arrays</text:span></text:span><text:span text:style-name="T249">, considerando </text:span><text:span text:style-name="T287">tanto chave quanto valor</text:span></text:p>
        </text:list-item>
        <text:list-item>
          <text:p text:style-name="P277"><text:span text:style-name="Strong_20_Emphasis"><text:span text:style-name="T842">array_keys</text:span></text:span><text:span text:style-name="Strong_20_Emphasis"><text:span text:style-name="T843">()</text:span></text:span><text:span text:style-name="Strong_20_Emphasis"><text:span text:style-name="T249">: </text:span></text:span><text:span text:style-name="Strong_20_Emphasis"><text:span text:style-name="T250">r</text:span></text:span><text:span text:style-name="Strong_20_Emphasis"><text:span text:style-name="T249">etorna todas as chaves ou, </text:span></text:span><text:span text:style-name="Strong_20_Emphasis"><text:span text:style-name="T251">se aplicado o parâmetro de filtro,</text:span></text:span><text:span text:style-name="Strong_20_Emphasis"><text:span text:style-name="T249"> uma parte das chaves de um array</text:span></text:span></text:p>
        </text:list-item>
        <text:list-item>
          <text:p text:style-name="P278"><text:span text:style-name="Strong_20_Emphasis"><text:span text:style-name="T842">array_combine</text:span></text:span><text:span text:style-name="Strong_20_Emphasis"><text:span text:style-name="T843">()</text:span></text:span><text:span text:style-name="Strong_20_Emphasis"><text:span text:style-name="T251">: cria um array usando um array para as chaves e outro array para os valores</text:span></text:span></text:p>
        </text:list-item>
        <text:list-item>
          <text:p text:style-name="P279"><text:span text:style-name="Strong_20_Emphasis"><text:span text:style-name="T842">array_values</text:span></text:span><text:span text:style-name="Strong_20_Emphasis"><text:span text:style-name="T843">()</text:span></text:span><text:span text:style-name="Strong_20_Emphasis"><text:span text:style-name="T251">: retorna todos os valores de um array e indexa o array numericamente</text:span></text:span></text:p>
        </text:list-item>
        <text:list-item>
          <text:p text:style-name="P279"><text:span text:style-name="Strong_20_Emphasis"><text:span text:style-name="T842">array_flip</text:span></text:span><text:span text:style-name="Strong_20_Emphasis"><text:span text:style-name="T843">()</text:span></text:span><text:span text:style-name="Strong_20_Emphasis"><text:span text:style-name="T251">: troca as chaves com os seus valores</text:span></text:span></text:p>
        </text:list-item>
        <text:list-item>
          <text:p text:style-name="P280"><text:span text:style-name="Strong_20_Emphasis"><text:span text:style-name="T842">array_merge</text:span></text:span><text:span text:style-name="Strong_20_Emphasis"><text:span text:style-name="T843">()</text:span></text:span><text:span text:style-name="Strong_20_Emphasis"><text:span text:style-name="T252">: funde arrays, incrementando ou sobrescrevendo valores. Tem 2 comportamentos:</text:span></text:span></text:p>
          <text:list>
            <text:list-item>
              <text:p text:style-name="P280"><text:span text:style-name="Strong_20_Emphasis"><text:span text:style-name="T252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80"><text:span text:style-name="Strong_20_Emphasis"><text:span text:style-name="T252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81"><text:span text:style-name="Strong_20_Emphasis"><text:span text:style-name="T842">list()</text:span></text:span><text:span text:style-name="Strong_20_Emphasis"><text:span text:style-name="T253">: atribui uma lista de variáveis em uma única operação. </text:span></text:span><text:span text:style-name="Strong_20_Emphasis"><text:span text:style-name="T254">Exemplo:<text:line-break/></text:span></text:span><text:span text:style-name="Strong_20_Emphasis"><text:span text:style-name="T455">$result</text:span></text:span><text:span text:style-name="Strong_20_Emphasis"><text:span text:style-name="T424"> = </text:span></text:span><text:span text:style-name="Strong_20_Emphasis"><text:span text:style-name="T455">$pdo</text:span></text:span><text:span text:style-name="Strong_20_Emphasis"><text:span text:style-name="T424">-&gt;</text:span></text:span><text:span text:style-name="Strong_20_Emphasis"><text:span text:style-name="T409">query</text:span></text:span><text:span text:style-name="Strong_20_Emphasis"><text:span text:style-name="T424">(</text:span></text:span><text:span text:style-name="Strong_20_Emphasis"><text:span text:style-name="T438">"</text:span></text:span><text:span text:style-name="Strong_20_Emphasis"><text:span text:style-name="T474">SELECT</text:span></text:span><text:span text:style-name="Strong_20_Emphasis"><text:span text:style-name="T438"> id, </text:span></text:span><text:span text:style-name="Strong_20_Emphasis"><text:span text:style-name="T474">name</text:span></text:span><text:span text:style-name="Strong_20_Emphasis"><text:span text:style-name="T438"> </text:span></text:span><text:span text:style-name="Strong_20_Emphasis"><text:span text:style-name="T474">FROM</text:span></text:span><text:span text:style-name="Strong_20_Emphasis"><text:span text:style-name="T438"> employees"</text:span></text:span><text:span text:style-name="Strong_20_Emphasis"><text:span text:style-name="T424">);<text:line-break/></text:span></text:span><text:span text:style-name="T838">list</text:span><text:span text:style-name="T535">(</text:span><text:span text:style-name="T873">$id</text:span><text:span text:style-name="T535">, </text:span><text:span text:style-name="T873">$name</text:span><text:span text:style-name="T535">) = </text:span><text:span text:style-name="T873">$result</text:span><text:span text:style-name="T535">→f</text:span><text:span text:style-name="T838">etch(</text:span><text:span text:style-name="T922">PD</text:span><text:span text:style-name="T921">O:</text:span><text:span text:style-name="T535">:FETCH_NUM);<text:line-break/></text:span><text:span text:style-name="Strong_20_Emphasis"><text:span text:style-name="T254">A partir do PHP 7.1, é possível usar a sintaxe mais resumida para </text:span></text:span><text:span text:style-name="Strong_20_Emphasis"><text:span text:style-name="T275">atribuição por array desestruturado</text:span></text:span><text:span text:style-name="Strong_20_Emphasis"><text:span text:style-name="T254">: </text:span></text:span><text:span text:style-name="Strong_20_Emphasis"><text:span text:style-name="T424">[</text:span></text:span><text:span text:style-name="Strong_20_Emphasis"><text:span text:style-name="T455">$id</text:span></text:span><text:span text:style-name="Strong_20_Emphasis"><text:span text:style-name="T424">, </text:span></text:span><text:span text:style-name="Strong_20_Emphasis"><text:span text:style-name="T455">$name</text:span></text:span><text:span text:style-name="Strong_20_Emphasis"><text:span text:style-name="T424">] = </text:span></text:span><text:span text:style-name="Strong_20_Emphasis"><text:span text:style-name="T455">$result</text:span></text:span><text:span text:style-name="Strong_20_Emphasis"><text:span text:style-name="T424">→f</text:span></text:span><text:span text:style-name="Strong_20_Emphasis"><text:span text:style-name="T409">etch(</text:span></text:span><text:span text:style-name="Strong_20_Emphasis"><text:span text:style-name="T481">PDO:</text:span></text:span><text:span text:style-name="Strong_20_Emphasis"><text:span text:style-name="T424">:FETCH_NUM);<text:line-break/></text:span></text:span></text:p>
        </text:list-item>
        <text:list-item>
          <text:p text:style-name="P282"><text:span text:style-name="Strong_20_Emphasis"><text:span text:style-name="T413">extract</text:span></text:span><text:span text:style-name="Strong_20_Emphasis"><text:span text:style-name="T415">()</text:span></text:span><text:span text:style-name="Strong_20_Emphasis"><text:span text:style-name="T253">: Cria variáveis a partir de um array associativo, </text:span></text:span><text:span text:style-name="Strong_20_Emphasis"><text:span text:style-name="T255">tranformando </text:span></text:span><text:span text:style-name="Strong_20_Emphasis"><text:span text:style-name="T253">as chaves do array em variáveis e atribui os valores correspondentes.</text:span></text:span></text:p>
        </text:list-item>
        <text:list-item>
          <text:p text:style-name="P282"><text:span text:style-name="Strong_20_Emphasis"><text:span text:style-name="T413">compact</text:span></text:span><text:span text:style-name="Strong_20_Emphasis"><text:span text:style-name="T415">()</text:span></text:span><text:span text:style-name="Strong_20_Emphasis"><text:span text:style-name="T253">: Cria um array associativo a partir de variáveis, pegando variáveis e formando um array com seus nomes como chaves.</text:span></text:span></text:p>
        </text:list-item>
      </text:list>
      <text:p text:style-name="P283"><text:span text:style-name="Strong_20_Emphasis"/></text:p>
      <text:h text:style-name="P231" text:outline-level="1">Objetos</text:h>
      <text:p text:style-name="P105"><text:span text:style-name="T56">P</text:span><text:span text:style-name="T57">ode ser criado normalmente como resultado de um type cast a partir de um array. Transformando as chaves do array em nomes de propriedades. Este tipo de cast vai resultar em um tipo </text:span><text:span text:style-name="Source_20_Text"><text:span text:style-name="T596">object(stdClass)</text:span></text:span><text:span text:style-name="T57">. </text:span></text:p>
      <text:p text:style-name="P198"><text:span text:style-name="T860">$obj</text:span><text:span text:style-name="T520"> = (</text:span><text:span text:style-name="T586">object</text:span><text:span text:style-name="T520">) [</text:span><text:span text:style-name="T927">'a'</text:span><text:span text:style-name="T520"> =&gt; </text:span><text:span text:style-name="T571">1</text:span><text:span text:style-name="T520">];<text:tab/></text:span></text:p>
      <text:p text:style-name="P217">// $obj é object(stdClass)<text:tab/></text:p>
      <text:p text:style-name="P217">// $obj-&gt;a é int(1)<text:tab/><text:tab/></text:p>
      <text:h text:style-name="P232" text:outline-level="1">S<text:span text:style-name="T1000">paceship</text:span> Operator</text:h>
      <text:p text:style-name="P118"><text:span text:style-name="T56">I</text:span><text:span text:style-name="T33">ntroduzido na versão </text:span><text:span text:style-name="Strong_20_Emphasis"><text:span text:style-name="T33">7.</text:span></text:span><text:span text:style-name="Strong_20_Emphasis"><text:span text:style-name="T58">0</text:span></text:span><text:span text:style-name="T33">, é representado por </text:span><text:span text:style-name="T499">&lt;=&gt;</text:span><text:span text:style-name="T33"> para comparar dois valores e retornar:</text:span></text:p>
      <text:list text:style-name="L22">
        <text:list-item>
          <text:p text:style-name="P325"><text:span text:style-name="Source_20_Text"><text:span text:style-name="T33">-1</text:span></text:span><text:span text:style-name="T33"> se o lado esquerdo for menor que o lado direito</text:span></text:p>
        </text:list-item>
        <text:list-item>
          <text:p text:style-name="P335"><text:span text:style-name="T1000">0</text:span> se ambos forem iguais</text:p>
        </text:list-item>
        <text:list-item>
          <text:p text:style-name="P325"><text:span text:style-name="Source_20_Text"><text:span text:style-name="T33">1</text:span></text:span><text:span text:style-name="T33"> se o lado esquerdo for maior que o lado direito </text:span></text:p>
        </text:list-item>
      </text:list>
      <text:p text:style-name="P43">Esse operador é útil para ordenações e comparações. <text:span text:style-name="T1000">Exemplo:</text:span></text:p>
      <text:p text:style-name="P23"><text:span text:style-name="T870">$numeros</text:span><text:span text:style-name="T531"> = [</text:span><text:span text:style-name="T579">3</text:span><text:span text:style-name="T531">, </text:span><text:span text:style-name="T579">1</text:span><text:span text:style-name="T531">, </text:span><text:span text:style-name="T579">4</text:span><text:span text:style-name="T531">, </text:span><text:span text:style-name="T579">1</text:span><text:span text:style-name="T531">, </text:span><text:span text:style-name="T579">5</text:span><text:span text:style-name="T531">, </text:span><text:span text:style-name="T579">9</text:span><text:span text:style-name="T531">];<text:tab/><text:tab/><text:tab/><text:tab/><text:tab/><text:tab/><text:tab/><text:tab/><text:tab/><text:tab/></text:span></text:p>
      <text:p text:style-name="P195"><text:span text:style-name="T826">usort</text:span><text:span text:style-name="T520">(</text:span><text:span text:style-name="T860">$numeros</text:span><text:span text:style-name="T520">, </text:span><text:span text:style-name="T586">fn</text:span><text:span text:style-name="T520">(</text:span><text:span text:style-name="T860">$a</text:span><text:span text:style-name="T520">, </text:span><text:span text:style-name="T860">$b</text:span><text:span text:style-name="T520">) =&gt; </text:span><text:span text:style-name="T860">$a</text:span><text:span text:style-name="T520"> &lt;=&gt; </text:span><text:span text:style-name="T860">$b</text:span><text:span text:style-name="T520">); </text:span><text:span text:style-name="T901">// Ordena em ordem crescente<text:tab/></text:span></text:p>
      <text:p text:style-name="P24"><text:span text:style-name="T829">print_r</text:span><text:span text:style-name="T524">(</text:span><text:span text:style-name="T862">$numeros</text:span><text:span text:style-name="T524">); </text:span><text:span text:style-name="T907">// Saída: [1, </text:span><text:span text:style-name="T908">1, 3, 4, 5, 9]<text:tab/><text:tab/><text:tab/><text:tab/><text:tab/><text:tab/></text:span></text:p>
      <text:h text:style-name="P233" text:outline-level="1"><text:span text:style-name="T821">Spread </text:span><text:span text:style-name="T822">(ou Splat)</text:span><text:span text:style-name="T821"> Operator </text:span><text:span text:style-name="T822">ou Argument unpacking</text:span></text:h>
      <text:p text:style-name="P105"><text:span text:style-name="T47">Unpacking</text:span><text:span text:style-name="T56"> é a capacidade de passar elementos de um array como argumentos individuais para uma função ou método. </text:span><text:span text:style-name="T59">Foi i</text:span><text:span text:style-name="T33">ntroduzido na versão </text:span><text:span text:style-name="Strong_20_Emphasis"><text:span text:style-name="T34">7.4</text:span></text:span><text:span text:style-name="T33">, é representado por três pontos </text:span><text:span text:style-name="Source_20_Text"><text:span text:style-name="T500">...</text:span></text:span><text:span text:style-name="T33"> <text:s/>para </text:span><text:span text:style-name="Strong_20_Emphasis"><text:span text:style-name="T33">expandir arrays ou objetos iteráveis (type iterable)</text:span></text:span><text:span text:style-name="Strong_20_Emphasis"><text:span text:style-name="T34">,</text:span></text:span><text:span text:style-name="T33"> simplificando operações de combinação, </text:span><text:span text:style-name="T49">desempacotamento</text:span><text:span text:style-name="T33"> e manipulação dinâmica de dados. </text:span></text:p>
      <text:list text:style-name="L23">
        <text:list-item>
          <text:p text:style-name="P336"><text:span text:style-name="T984">P</text:span><text:span text:style-name="T1001">ermite </text:span><text:span text:style-name="T984">passar um </text:span><text:span text:style-name="T657">número variável de argumentos para</text:span><text:span text:style-name="T648"> funções</text:span>:</text:p>
        </text:list-item>
      </text:list>
      <text:p text:style-name="P197"><text:span text:style-name="T586">function</text:span><text:span text:style-name="T520"> </text:span><text:span text:style-name="T826">soma</text:span><text:span text:style-name="T520">(</text:span><text:span text:style-name="T586">int</text:span><text:span text:style-name="T520"> </text:span><text:span text:style-name="T860">$a</text:span><text:span text:style-name="T520">, </text:span><text:span text:style-name="T586">int</text:span><text:span text:style-name="T520"> </text:span><text:span text:style-name="T860">$b</text:span><text:span text:style-name="T520">, </text:span><text:span text:style-name="T586">int</text:span><text:span text:style-name="T520"> </text:span><text:span text:style-name="T860">$c</text:span><text:span text:style-name="T520">): </text:span><text:span text:style-name="T586">int</text:span><text:span text:style-name="T520"> {<text:tab/></text:span></text:p>
      <text:p text:style-name="P197"><text:span text:style-name="T970"><text:s text:c="2"/>return</text:span><text:span text:style-name="T520"> </text:span><text:span text:style-name="T860">$a</text:span><text:span text:style-name="T520"> + </text:span><text:span text:style-name="T860">$b</text:span><text:span text:style-name="T520"> + </text:span><text:span text:style-name="T860">$c</text:span><text:span text:style-name="T520">;<text:tab/><text:tab/><text:tab/><text:tab/><text:tab/></text:span></text:p>
      <text:p text:style-name="P206">}<text:tab/><text:tab/><text:tab/><text:tab/><text:tab/><text:tab/><text:tab/><text:tab/></text:p>
      <text:p text:style-name="P197"><text:span text:style-name="T860">$valores</text:span><text:span text:style-name="T520"> = [</text:span><text:span text:style-name="T571">1</text:span><text:span text:style-name="T520">, </text:span><text:span text:style-name="T571">2</text:span><text:span text:style-name="T520">, </text:span><text:span text:style-name="T571">3</text:span><text:span text:style-name="T520">];<text:tab/><text:tab/><text:tab/><text:tab/><text:tab/></text:span></text:p>
      <text:p text:style-name="P197"><text:span text:style-name="T826">echo</text:span><text:span text:style-name="T520"> </text:span><text:span text:style-name="T826">soma</text:span><text:span text:style-name="T520">(...</text:span><text:span text:style-name="T860">$valores</text:span><text:span text:style-name="T520">); </text:span><text:span text:style-name="T901">// Resultado: 6<text:tab/><text:tab/></text:span></text:p>
      <text:p text:style-name="P21"/>
      <text:list text:style-name="L24">
        <text:list-item>
          <text:p text:style-name="P337"><text:span text:style-name="T1002">T</text:span>ambém pode ser usado para <text:span text:style-name="T658">desempacotar array</text:span><text:span text:style-name="T1001"> em outro array</text:span>:</text:p>
        </text:list-item>
      </text:list>
      <text:p text:style-name="P197"><text:span text:style-name="T860">$array1</text:span><text:span text:style-name="T520"> = [</text:span><text:span text:style-name="T571">1</text:span><text:span text:style-name="T520">, </text:span><text:span text:style-name="T571">2</text:span><text:span text:style-name="T520">, </text:span><text:span text:style-name="T571">3</text:span><text:span text:style-name="T520">];<text:tab/><text:tab/><text:tab/><text:tab/><text:tab/></text:span></text:p>
      <text:p text:style-name="P18"><text:span text:style-name="T868">$array2</text:span><text:span text:style-name="T530"> = [</text:span><text:span text:style-name="T578">4</text:span><text:span text:style-name="T530">, </text:span><text:span text:style-name="T578">5</text:span><text:span text:style-name="T530">, ...</text:span><text:span text:style-name="T868">$array1</text:span><text:span text:style-name="T530">, </text:span><text:span text:style-name="T578">6</text:span><text:span text:style-name="T530">];<text:tab/><text:tab/><text:tab/></text:span></text:p>
      <text:p text:style-name="P197"><text:span text:style-name="T826">print_r</text:span><text:span text:style-name="T520">(</text:span><text:span text:style-name="T860">$array2</text:span><text:span text:style-name="T520">);<text:tab/><text:tab/><text:tab/><text:tab/><text:tab/><text:tab/></text:span></text:p>
      <text:p text:style-name="P217">/* Resultado:<text:tab/><text:tab/><text:tab/><text:tab/><text:tab/><text:tab/></text:p>
      <text:p text:style-name="P217">Array<text:tab/>(<text:tab/><text:tab/><text:tab/><text:tab/><text:tab/><text:tab/><text:tab/></text:p>
      <text:p text:style-name="P217"><text:s text:c="2"/>[0] =&gt; 4<text:tab/><text:tab/><text:tab/><text:tab/><text:tab/><text:tab/><text:tab/></text:p>
      <text:p text:style-name="P217"><text:s text:c="2"/>[1] =&gt; 5<text:tab/><text:tab/><text:tab/><text:tab/><text:tab/><text:tab/><text:tab/></text:p>
      <text:p text:style-name="P217"><text:s text:c="2"/>[2] =&gt; 1<text:tab/><text:tab/><text:tab/><text:tab/><text:tab/><text:tab/><text:tab/></text:p>
      <text:p text:style-name="P217"><text:s text:c="2"/>[3] =&gt; 2<text:tab/><text:tab/><text:tab/><text:tab/><text:tab/><text:tab/><text:tab/></text:p>
      <text:p text:style-name="P217"><text:s text:c="2"/>[4] =&gt; 3<text:tab/><text:tab/><text:tab/><text:tab/><text:tab/><text:tab/><text:tab/></text:p>
      <text:p text:style-name="P217"><text:s text:c="2"/>[5] =&gt; 6<text:tab/><text:tab/><text:tab/><text:tab/><text:tab/><text:tab/><text:tab/></text:p>
      <text:p text:style-name="P217">) */<text:tab/><text:tab/><text:tab/><text:tab/><text:tab/><text:tab/><text:tab/><text:tab/></text:p>
      <text:p text:style-name="P21"/>
      <text:h text:style-name="P242" text:outline-level="1"><text:span text:style-name="Strong_20_Emphasis"><text:span text:style-name="T818">Tipagem de Argumentos Variádicos</text:span></text:span></text:h>
      <text:p text:style-name="Text_20_body">Permite que uma <text:span text:style-name="T648">função aceite </text:span><text:span text:style-name="Strong_20_Emphasis"><text:span text:style-name="T648">um número indefinido de argumentos</text:span></text:span><text:span text:style-name="T648"> do </text:span><text:span text:style-name="Strong_20_Emphasis"><text:span text:style-name="T648">mesmo tipo</text:span></text:span><text:span text:style-name="T628">. Isso é feito com </text:span><text:span text:style-name="Source_20_Text"><text:span text:style-name="T497">...$variavel</text:span></text:span><text:span text:style-name="T628"> após a definição</text:span> de tipo. <text:span text:style-name="T1003">Exemplo:</text:span></text:p>
      <text:p text:style-name="P202"><text:span text:style-name="T586">function</text:span><text:span text:style-name="T520"> </text:span><text:span text:style-name="T826">adicionarProdutos</text:span><text:span text:style-name="T520">(</text:span><text:span text:style-name="T920">Produto</text:span><text:span text:style-name="T520"> ...</text:span><text:span text:style-name="T860">$produtos</text:span><text:span text:style-name="T520">) {                       <text:s/></text:span></text:p>
      <text:p text:style-name="P202"><text:span text:style-name="T970"><text:tab/>foreach</text:span><text:span text:style-name="T520"> (</text:span><text:span text:style-name="T860">$produtos</text:span><text:span text:style-name="T520"> as </text:span><text:span text:style-name="T860">$produto</text:span><text:span text:style-name="T520">) {                                   </text:span></text:p>
      <text:p text:style-name="P218"><text:tab/><text:tab/>// Aqui você tem certeza de que cada item é um Produto       <text:s/></text:p>
      <text:p text:style-name="P218"><text:tab/><text:tab/>// O ...$produtos aceita N argumentos, todos do tipo Produto. </text:p>
      <text:p text:style-name="P209"><text:tab/>}                                                                   </text:p>
      <text:p text:style-name="P209">}                                                                       <text:s text:c="2"/></text:p>
      <text:p text:style-name="Text_20_body"/>
      <text:h text:style-name="P227" text:outline-level="1">Variáveis de Sessão</text:h>
      <text:p text:style-name="P3"/>
      <text:p text:style-name="P30"><text:span text:style-name="T303">A</text:span><text:span text:style-name="T304"> variável superglobal </text:span><text:span text:style-name="T398">$_SESSION</text:span><text:span text:style-name="T304"> é um array associativo que contém variáveis de sessão que ficam disponíveis para o script atual e para as próximas páginas acessadas por um usuário.</text:span></text:p>
      <text:p text:style-name="P178"/>
      <text:p text:style-name="P178"><text:span text:style-name="T632">Aplicação</text:span>: armazenar variável que se mantenha durante o acesso de várias páginas de um site.</text:p>
      <text:p text:style-name="P178"/>
      <text:p text:style-name="P31"><text:span text:style-name="T303">A</text:span><text:span text:style-name="T304">s variáveis de sessão correspondem a um dos possíveis itens das chamadas </text:span><text:span text:style-name="T330">variáveis superglobais</text:span><text:span text:style-name="T304">.</text:span></text:p>
      <text:p text:style-name="P31"/>
      <text:p text:style-name="P31"/>
      <text:h text:style-name="P234" text:outline-level="1">Variáveis <text:span text:style-name="T1004">Superglobais</text:span></text:h>
      <text:h text:style-name="P234" text:outline-level="1"><text:span text:style-name="T304"><text:line-break/></text:span><text:span text:style-name="T303">S</text:span><text:span text:style-name="T305">ão var</text:span><text:span text:style-name="T304">iáveis pré-definidas, promovidas pelo ambiente PHP, acessíveis em quaisquer pontos de aplicação, estruturadas em arrays associativos:</text:span></text:h>
      <text:list text:style-name="L25">
        <text:list-item>
          <text:p text:style-name="P287">$GLOBALS</text:p>
        </text:list-item>
        <text:list-item>
          <text:p text:style-name="P287">$_SERVER</text:p>
        </text:list-item>
        <text:list-item>
          <text:p text:style-name="P287">$_GET</text:p>
        </text:list-item>
        <text:list-item>
          <text:p text:style-name="P287">$_POST</text:p>
        </text:list-item>
        <text:list-item>
          <text:p text:style-name="P287">$_FILES</text:p>
        </text:list-item>
        <text:list-item>
          <text:p text:style-name="P287">$_COOKIE</text:p>
        </text:list-item>
        <text:list-item>
          <text:p text:style-name="P287">$_SESSION</text:p>
        </text:list-item>
        <text:list-item>
          <text:p text:style-name="P287">$_REQUEST</text:p>
        </text:list-item>
        <text:list-item>
          <text:p text:style-name="P287">$_ENV</text:p>
        </text:list-item>
      </text:list>
      <text:p text:style-name="P179"/>
      <text:h text:style-name="P235" text:outline-level="1">Web Storage</text:h>
      <text:p text:style-name="P92"><text:span text:style-name="T341">E</text:span><text:span text:style-name="T342">xistem dois tipos de </text:span><text:span text:style-name="T354">objetos</text:span><text:span text:style-name="T342"> que permitem o </text:span><text:span text:style-name="T350">armazenamento de dados localmente</text:span><text:span text:style-name="T342"> no cliente (memória cache):</text:span></text:p>
      <text:list text:style-name="L26">
        <text:list-item>
          <text:p text:style-name="P261"><text:span text:style-name="T401">localStorage</text:span><text:span text:style-name="T304">: fica armazenada no computador do cliente (não expira)</text:span></text:p>
        </text:list-item>
        <text:list-item>
          <text:p text:style-name="P261"><text:span text:style-name="T401">sessionStorage</text:span><text:span text:style-name="T304">: e</text:span><text:span text:style-name="T306">x</text:span><text:span text:style-name="T304">pira assim que a aba do navegador é fechada<text:line-break/></text:span></text:p>
        </text:list-item>
      </text:list>
      <text:h text:style-name="P243" text:outline-level="1"><text:span text:style-name="Source_20_Text"><text:span text:style-name="T1005">Fuso-Horários</text:span></text:span></text:h>
      <text:p text:style-name="P32"><text:span text:style-name="T307">Ao </text:span><text:span text:style-name="T305">inpecionar com</text:span><text:span text:style-name="T307"> </text:span><text:span text:style-name="T368">var_dump()</text:span><text:span text:style-name="T307"> um objeto da clas</text:span><text:span text:style-name="T308">s</text:span><text:span text:style-name="T307">e DateTime, podem ser apresentados </text:span><text:span text:style-name="T331">3 tipos</text:span><text:span text:style-name="T307"> diferentes de </text:span><text:span text:style-name="T321">timezones</text:span><text:span text:style-name="T307"> na propriedade </text:span><text:span text:style-name="T465">timezone_type</text:span><text:span text:style-name="T307">:</text:span></text:p>
      <text:list text:style-name="L27">
        <text:list-item>
          <text:p text:style-name="P284"><text:span text:style-name="T276">UTC</text:span><text:span text:style-name="T256"> (Coordinated Universal Time): Ao contrário do GMT, o UTC não se define pelo sol ou as estrelas, </text:span><text:span text:style-name="T257">pois é</text:span><text:span text:style-name="T256"> uma medida derivada do </text:span><text:a xlink:type="simple" xlink:href="https://pt.wikipedia.org/wiki/Tempo_Atômico_Internacional" text:style-name="Internet_20_link" text:visited-style-name="Visited_20_Internet_20_Link"><text:span text:style-name="T33">Tempo Atômico Internacional</text:span></text:a><text:span text:style-name="T372">.<text:line-break/></text:span><text:span text:style-name="T373">Exemplo: </text:span><text:span text:style-name="T476">new</text:span><text:span text:style-name="T429"> </text:span><text:span text:style-name="T483">DateTime</text:span><text:span text:style-name="T429">(</text:span><text:span text:style-name="T443">"17 July 2013 </text:span><text:span text:style-name="T447">-0300</text:span><text:span text:style-name="T443">"</text:span><text:span text:style-name="T429">);<text:line-break/></text:span><text:span text:style-name="T429"><draw:frame draw:style-name="fr1" draw:name="Figura36" text:anchor-type="as-char" svg:width="8.629cm" svg:height="3.394cm" draw:z-index="40"><draw:image xlink:href="Pictures/100000000000014D000000834D97C11A840877E6.jpg" xlink:type="simple" xlink:show="embed" xlink:actuate="onLoad" draw:mime-type="image/jpeg"/></draw:frame></text:span><text:span text:style-name="T276"><text:line-break/></text:span></text:p>
        </text:list-item>
        <text:list-item>
          <text:p text:style-name="P262"><text:span text:style-name="T321">GMT</text:span><text:span text:style-name="T307">(Greenwich Mean Time ou Tempo Médio de Greenwich)<text:line-break/></text:span><text:span text:style-name="T309">Exemplo: </text:span><text:span text:style-name="T477">new</text:span><text:span text:style-name="T430"> </text:span><text:span text:style-name="T484">DateTime</text:span><text:span text:style-name="T430">(</text:span><text:span text:style-name="T444">"17 July 2013 </text:span><text:span text:style-name="T448">GMT</text:span><text:span text:style-name="T444">"</text:span><text:span text:style-name="T430">);</text:span><text:span text:style-name="T312"> </text:span><text:span text:style-name="T313">ou </text:span><text:span text:style-name="T477">new</text:span><text:span text:style-name="T430"> </text:span><text:span text:style-name="T484">DateTime</text:span><text:span text:style-name="T430">(</text:span><text:span text:style-name="T444">"17 July 2013 </text:span><text:span text:style-name="T449">Z</text:span><text:span text:style-name="T444">"</text:span><text:span text:style-name="T430">);</text:span><text:span text:style-name="T431"> </text:span><text:span text:style-name="T309"><draw:frame draw:style-name="fr1" draw:name="Figura27" text:anchor-type="as-char" svg:width="7.662cm" svg:height="3.032cm" draw:z-index="37"><draw:image xlink:href="Pictures/100000000000014B00000083F597AFD5D72C6195.jpg" xlink:type="simple" xlink:show="embed" xlink:actuate="onLoad" draw:mime-type="image/jpeg"/></draw:frame></text:span><text:span text:style-name="T309"><draw:frame draw:style-name="fr1" draw:name="Figura41" text:anchor-type="as-char" svg:width="6.892cm" svg:height="3.08cm" draw:z-index="41"><draw:image xlink:href="Pictures/100000000000012C00000086569346C128E0CE7B.jpg" xlink:type="simple" xlink:show="embed" xlink:actuate="onLoad" draw:mime-type="image/jpeg"/></draw:frame></text:span></text:p>
          <text:p text:style-name="P288"/>
        </text:list-item>
        <text:list-item>
          <text:p text:style-name="P263"><text:span text:style-name="T309">Identificador do</text:span><text:span text:style-name="T307"> </text:span><text:span text:style-name="T321">Fuso horário</text:span><text:span text:style-name="T307">:<text:line-break/></text:span><text:span text:style-name="T309">Exemplo: </text:span><text:span text:style-name="T477">new</text:span><text:span text:style-name="T430"> </text:span><text:span text:style-name="T484">DateTime</text:span><text:span text:style-name="T430">( </text:span><text:span text:style-name="T444">"17 July 2013"</text:span><text:span text:style-name="T430">, </text:span><text:span text:style-name="T477">new</text:span><text:span text:style-name="T430"> </text:span><text:span text:style-name="T484">DateTimeZone</text:span><text:span text:style-name="T430">(</text:span><text:span text:style-name="T444">"</text:span><text:span text:style-name="T448">Europe/London</text:span><text:span text:style-name="T444">"</text:span><text:span text:style-name="T430">));</text:span><text:span text:style-name="T307"><draw:frame draw:style-name="fr1" draw:name="Figura40" text:anchor-type="as-char" svg:width="8.758cm" svg:height="3.413cm" draw:z-index="39"><draw:image xlink:href="Pictures/100000000000014B0000008167196C493D5C99C7.jpg" xlink:type="simple" xlink:show="embed" xlink:actuate="onLoad" draw:mime-type="image/jpeg"/></draw:frame></text:span></text:p>
        </text:list-item>
      </text:list>
      <text:p text:style-name="P182"/>
      <text:p text:style-name="P33"><text:span text:style-name="T307">N</text:span><text:span text:style-name="T310">ota: Quando uma data for apresentada com as letras T e Z, </text:span><text:span text:style-name="T311">e</text:span><text:span text:style-name="T310">xemplo: </text:span><text:span text:style-name="T444">2023-01-31</text:span><text:span text:style-name="T448">T</text:span><text:span text:style-name="T444">16:42:59</text:span><text:span text:style-name="T448">Z</text:span><text:span text:style-name="T310">, </text:span><text:span text:style-name="T311">s</text:span><text:span text:style-name="T310">ignifica que ela está adequada à norma ISO 8601 (padrão UTC). A letra </text:span><text:span text:style-name="T322">Z</text:span><text:span text:style-name="T310"> é o designador de zona para o deslocamento </text:span><text:span text:style-name="T332">zero</text:span><text:span text:style-name="T310"> do UTC </text:span><text:span text:style-name="T311">(</text:span><text:span text:style-name="T310">meridiano de Greenwich</text:span><text:span text:style-name="T311">)</text:span><text:span text:style-name="T310">, ou seja, </text:span><text:span text:style-name="T311">o fuso horário zero</text:span><text:span text:style-name="T310">, também conhecido como "</text:span><text:span text:style-name="T333">Zulu time</text:span><text:span text:style-name="T310">" </text:span><text:span text:style-name="T311">pelos militares</text:span><text:span text:style-name="T310">.<text:line-break/></text:span></text:p>
      <text:p text:style-name="P187">Modificar timezone para padrão ISO8601:</text:p>
      <text:p text:style-name="P221"><text:span text:style-name="Source_20_Text"><text:span text:style-name="T456">$date</text:span></text:span><text:span text:style-name="Source_20_Text"><text:span text:style-name="T425">-&gt;</text:span></text:span><text:span text:style-name="Source_20_Text"><text:span text:style-name="T410">setTimezone</text:span></text:span><text:span text:style-name="Source_20_Text"><text:span text:style-name="T425">(</text:span></text:span><text:span text:style-name="Source_20_Text"><text:span text:style-name="T475">new</text:span></text:span><text:span text:style-name="Source_20_Text"><text:span text:style-name="T425"> </text:span></text:span><text:span text:style-name="Source_20_Text"><text:span text:style-name="T482">DateTimeZone</text:span></text:span><text:span text:style-name="Source_20_Text"><text:span text:style-name="T425">(</text:span></text:span><text:span text:style-name="Source_20_Text"><text:span text:style-name="T439">'</text:span></text:span><text:span text:style-name="Source_20_Text"><text:span text:style-name="T441">UTC</text:span></text:span><text:span text:style-name="Source_20_Text"><text:span text:style-name="T439">'</text:span></text:span><text:span text:style-name="Source_20_Text"><text:span text:style-name="T425">));</text:span></text:span></text:p>
      <text:p text:style-name="P222"><text:span text:style-name="Source_20_Text"/></text:p>
      <text:p text:style-name="P222"><text:span text:style-name="Source_20_Text"><text:span text:style-name="T277">Modificar timezone para </text:span></text:span><text:span text:style-name="Source_20_Text"><text:span text:style-name="T278">nossa</text:span></text:span><text:span text:style-name="Source_20_Text"><text:span text:style-name="T277"> região:</text:span></text:span></text:p>
      <text:p text:style-name="P201"><text:span text:style-name="T463">$date</text:span><text:span text:style-name="T432">-&gt;</text:span><text:span text:style-name="T419">setTimezone</text:span><text:span text:style-name="T432">(</text:span><text:span text:style-name="T478">new</text:span><text:span text:style-name="T432"> </text:span><text:span text:style-name="T485">DateTimeZone</text:span><text:span text:style-name="T432">(</text:span><text:span text:style-name="T445">'America/Sao_Paulo'</text:span><text:span text:style-name="T432">));</text:span></text:p>
      <text:p text:style-name="P183"/>
      <text:p text:style-name="P188">Converter data UTC para fuso horário brasileiro:</text:p>
      <text:p text:style-name="P200"><text:span text:style-name="T860">$objData</text:span><text:span text:style-name="T520"> = </text:span><text:span text:style-name="T586">new</text:span><text:span text:style-name="T520"> </text:span><text:span text:style-name="T920">DateTime</text:span><text:span text:style-name="T520">(</text:span><text:span text:style-name="T927">"2023-05-18 14:00:00"</text:span><text:span text:style-name="T520">, </text:span><text:span text:style-name="T586">new</text:span><text:span text:style-name="T520"> </text:span><text:span text:style-name="T920">DateTimeZone</text:span><text:span text:style-name="T520">(</text:span><text:span text:style-name="T927">'UTC'</text:span><text:span text:style-name="T520">));<text:tab/></text:span></text:p>
      <text:p text:style-name="P200"><text:span text:style-name="T826">date_default_timezone_set</text:span><text:span text:style-name="T520">(</text:span><text:span text:style-name="T927">'America/Sao_Paulo'</text:span><text:span text:style-name="T520">);<text:tab/><text:tab/><text:tab/><text:tab/><text:tab/></text:span></text:p>
      <text:p text:style-name="P204"><text:span text:style-name="T867">$objData</text:span><text:span text:style-name="T529">-&gt;</text:span><text:span text:style-name="T836">setTimezone</text:span><text:span text:style-name="T529">(</text:span><text:span text:style-name="T590">new</text:span><text:span text:style-name="T529"> </text:span><text:span text:style-name="T923">DateTimeZone</text:span><text:span text:style-name="T529">(</text:span><text:span text:style-name="T836">date_default_timezone_get</text:span><text:span text:style-name="T529">()));<text:tab/></text:span></text:p>
      <text:h text:style-name="P242" text:outline-level="1"><text:span text:style-name="Source_20_Text"><text:span text:style-name="T1005">PRG</text:span></text:span></text:h>
      <text:p text:style-name="P34"/>
      <text:p text:style-name="P171"><text:span text:style-name="T258">O padrão </text:span><text:span text:style-name="Source_20_Text"><text:span text:style-name="T395">POST/Redirect/GET (PRG)</text:span></text:span><text:span text:style-name="T258"> é uma prática comum no desenvolvimento web para evitar problemas ao recarregar ou navegar de volta em páginas que processam formulários via </text:span><text:span text:style-name="Strong_20_Emphasis"><text:span text:style-name="T258">POST</text:span></text:span><text:span text:style-name="T258">. </text:span></text:p>
      <text:p text:style-name="P171"><text:span text:style-name="Strong_20_Emphasis"><text:span text:style-name="T281">Por usar?</text:span></text:span></text:p>
      <text:list text:style-name="L28">
        <text:list-item>
          <text:p text:style-name="P285"><text:span text:style-name="Strong_20_Emphasis"><text:span text:style-name="T33">Evitar o "Reenvio de Formulário"</text:span></text:span></text:p>
        </text:list-item>
      </text:list>
      <text:list text:style-name="L29">
        <text:list-item>
          <text:list>
            <text:list-item>
              <text:p text:style-name="P286"><text:span text:style-name="T33">Quando um usuário atualiza a página ou usa o botão "Voltar", o navegador tenta reenviar os dados do formulário enviado via </text:span><text:span text:style-name="Strong_20_Emphasis"><text:span text:style-name="T34">POST</text:span></text:span><text:span text:style-name="T33">, o que pode causar problemas como duplicação de dados (ex.: compras ou registros duplicados).</text:span></text:p>
            </text:list-item>
            <text:list-item>
              <text:p text:style-name="P286"><text:span text:style-name="T33">Com o PRG, o navegador só refaz a última requisição, que será uma </text:span><text:span text:style-name="Strong_20_Emphasis"><text:span text:style-name="T34">GET</text:span></text:span><text:span text:style-name="T33">, não um </text:span><text:span text:style-name="Strong_20_Emphasis"><text:span text:style-name="T34">POST</text:span></text:span><text:span text:style-name="T33">.</text:span></text:p>
            </text:list-item>
          </text:list>
        </text:list-item>
        <text:list-item>
          <text:p text:style-name="P286"><text:span text:style-name="Strong_20_Emphasis"><text:span text:style-name="T33">Melhorar a Experiência do Usuário (UX)</text:span></text:span></text:p>
          <text:list>
            <text:list-item>
              <text:p text:style-name="P264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86"><text:span text:style-name="Strong_20_Emphasis"><text:span text:style-name="T33">URLs Limpas e Compartilháveis</text:span></text:span></text:p>
          <text:list>
            <text:list-item>
              <text:p text:style-name="P286"><text:span text:style-name="T33">A URL resultante da requisição </text:span><text:span text:style-name="Strong_20_Emphasis"><text:span text:style-name="T34">GET</text:span></text:span><text:span text:style-name="T33"> pode ser compartilhada ou acessada diretamente, o que não é possível com uma URL de </text:span><text:span text:style-name="Strong_20_Emphasis"><text:span text:style-name="T34">POST</text:span></text:span><text:span text:style-name="T33">.</text:span></text:p>
            </text:list-item>
          </text:list>
        </text:list-item>
      </text:list>
      <text:p text:style-name="P184"/>
      <text:h text:style-name="P244" text:outline-level="1"><text:span text:style-name="Source_20_Text"><text:span text:style-name="T1005">file_get_contents x cURL</text:span></text:span></text:h>
      <text:p text:style-name="P184"/>
      <text:p text:style-name="P106"><text:span text:style-name="T258">Tanto </text:span><text:span text:style-name="Source_20_Text"><text:span text:style-name="T395">file_get_contents</text:span></text:span><text:span text:style-name="Source_20_Text"><text:span text:style-name="T396">()</text:span></text:span><text:span text:style-name="T258"> quanto </text:span><text:span text:style-name="Source_20_Text"><text:span text:style-name="T395">cURL</text:span></text:span><text:span text:style-name="T258"> são métodos em PHP usados para fazer requisições HTTP, mas têm diferenças importantes em termos de funcionalidade, flexibilidade e uso.</text:span></text:p>
      <text:p text:style-name="P338"/>
      <text:p text:style-name="P106"><text:span text:style-name="Strong_20_Emphasis"><text:span text:style-name="T258">Resumindo: </text:span></text:span><text:span text:style-name="T258">Use </text:span><text:span text:style-name="Source_20_Text"><text:span text:style-name="T258">file_get_contents</text:span></text:span><text:span text:style-name="T258"> para tarefas simples e rápidas. Use </text:span><text:span text:style-name="Strong_20_Emphasis"><text:span text:style-name="T258">cURL</text:span></text:span><text:span text:style-name="T258"> quando precisar de maior controle, flexibilidade e suporte a operações HTTP avançadas.<text:line-break/><text:line-break/></text:span><text:span text:style-name="Strong_20_Emphasis"><text:span text:style-name="T258">Quando usar </text:span></text:span><text:span text:style-name="Strong_20_Emphasis"><text:span text:style-name="Source_20_Text"><text:span text:style-name="T258">file_get_contents</text:span></text:span></text:span><text:span text:style-name="Strong_20_Emphasis"><text:span text:style-name="T258">? </text:span></text:span><text:span text:style-name="T258">Para tarefas simples, como:</text:span></text:p>
      <text:list text:style-name="L30">
        <text:list-item>
          <text:p text:style-name="P359">Buscar o conteúdo de uma URL.</text:p>
        </text:list-item>
        <text:list-item>
          <text:p text:style-name="P359">Ler arquivos locais ou remotos.</text:p>
        </text:list-item>
      </text:list>
      <text:p text:style-name="P19"><text:span text:style-name="T868">$url</text:span><text:span text:style-name="T530"> = </text:span><text:span text:style-name="T935">"https://api.example.com/data"</text:span><text:span text:style-name="T530">;<text:tab/></text:span></text:p>
      <text:p text:style-name="P197"><text:span text:style-name="T860">$response</text:span><text:span text:style-name="T520"> = </text:span><text:span text:style-name="T826">file_get_contents</text:span><text:span text:style-name="T520">(</text:span><text:span text:style-name="T860">$url</text:span><text:span text:style-name="T520">);<text:tab/><text:tab/></text:span></text:p>
      <text:p text:style-name="P20"><text:span text:style-name="T837">echo</text:span><text:span text:style-name="T530"> </text:span><text:span text:style-name="T868">$response</text:span><text:span text:style-name="T530">;<text:tab/><text:tab/><text:tab/><text:tab/><text:tab/></text:span></text:p>
      <text:p text:style-name="P25"/>
      <text:p text:style-name="P108"><text:span text:style-name="Strong_20_Emphasis"><text:span text:style-name="T35">Quando usar cURL? </text:span></text:span><text:span text:style-name="T35">P</text:span><text:span text:style-name="T57">ara tarefa</text:span><text:span text:style-name="T33">s complexas, como:</text:span></text:p>
      <text:list text:style-name="L31">
        <text:list-item>
          <text:p text:style-name="P265">Trabalhar com APIs RESTful que exigem autenticação, cabeçalhos personalizados, ou métodos HTTP avançados.</text:p>
        </text:list-item>
        <text:list-item>
          <text:p text:style-name="P265">Gerenciar cookies e sessões.</text:p>
        </text:list-item>
        <text:list-item>
          <text:p text:style-name="P265">Controlar redirecionamentos e timeouts.</text:p>
        </text:list-item>
        <text:list-item>
          <text:p text:style-name="P265">Upload de arquivos.</text:p>
        </text:list-item>
      </text:list>
      <text:p text:style-name="P116"><text:span text:style-name="Strong_20_Emphasis"><text:span text:style-name="T457">$ch</text:span></text:span><text:span text:style-name="Strong_20_Emphasis"><text:span text:style-name="T426"> = </text:span></text:span><text:span text:style-name="Strong_20_Emphasis"><text:span text:style-name="T411">curl_init</text:span></text:span><text:span text:style-name="Strong_20_Emphasis"><text:span text:style-name="T426">(</text:span></text:span><text:span text:style-name="Strong_20_Emphasis"><text:span text:style-name="T440">"https://api.example.com/data"</text:span></text:span><text:span text:style-name="Strong_20_Emphasis"><text:span text:style-name="T426">);<text:tab/></text:span></text:span></text:p>
      <text:p text:style-name="P197"><text:span text:style-name="T826">curl_setopt</text:span><text:span text:style-name="T520">(</text:span><text:span text:style-name="T860">$ch</text:span><text:span text:style-name="T520">, CURLOPT_RETURNTRANSFER, </text:span><text:span text:style-name="T586">true</text:span><text:span text:style-name="T520">);<text:tab/></text:span></text:p>
      <text:p text:style-name="P197"><text:span text:style-name="T826">curl_setopt</text:span><text:span text:style-name="T520">(</text:span><text:span text:style-name="T860">$ch</text:span><text:span text:style-name="T520">, CURLOPT_HTTPHEADER, [<text:tab/><text:tab/></text:span></text:p>
      <text:p text:style-name="P223"><text:s text:c="2"/>"Authorization: Bearer your_token_here"<text:tab/><text:tab/></text:p>
      <text:p text:style-name="P206">]);<text:tab/><text:tab/><text:tab/><text:tab/><text:tab/><text:tab/><text:tab/><text:tab/></text:p>
      <text:p text:style-name="P197"><text:span text:style-name="T860">$response</text:span><text:span text:style-name="T520"> = </text:span><text:span text:style-name="T826">curl_exec</text:span><text:span text:style-name="T520">(</text:span><text:span text:style-name="T860">$ch</text:span><text:span text:style-name="T520">);<text:tab/><text:tab/><text:tab/><text:tab/></text:span></text:p>
      <text:p text:style-name="P197"><text:span text:style-name="T826">curl_close</text:span><text:span text:style-name="T520">(</text:span><text:span text:style-name="T860">$ch</text:span><text:span text:style-name="T520">);<text:tab/><text:tab/><text:tab/><text:tab/><text:tab/><text:tab/></text:span></text:p>
      <text:p text:style-name="P197"><text:span text:style-name="T826">echo</text:span><text:span text:style-name="T520"> </text:span><text:span text:style-name="T860">$response</text:span><text:span text:style-name="T520">;<text:tab/><text:tab/><text:tab/><text:tab/><text:tab/><text:tab/></text:span></text:p>
      <text:p text:style-name="P339"><text:soft-page-break/></text:p>
      <text:h text:style-name="P244" text:outline-level="1"><text:span text:style-name="Source_20_Text"><text:span text:style-name="T1005">Modo estrito de tipagem</text:span></text:span></text:h>
      <text:p text:style-name="P185"><text:span text:style-name="T1006">O</text:span> <text:span text:style-name="T1006">PHP</text:span> lida com tipos <text:span text:style-name="T1006">de duas formas:</text:span> Uma delas é chamada "Coercive Type Mode" <text:span text:style-name="T1007">(ou Type Juggling) </text:span>onde acontece todo aquele malabarismo e adivinhações de tipos. A outra é o <text:span text:style-name="T501">Strict Type Mode</text:span> onde o malabarismo e a adivinhação ainda acontecem, mas quando os tipos são definidos explicitamente alguns TypeErrors serão lançados quando os tipos não forem compatíveis.</text:p>
      <text:list text:style-name="L32">
        <text:list-item>
          <text:p text:style-name="P360">Quando ativado, o PHP <text:span text:style-name="Strong_20_Emphasis"><text:span text:style-name="T628">não fará conversões automáticas de tipo</text:span></text:span> (coerção de tipo),</text:p>
        </text:list-item>
        <text:list-item>
          <text:p text:style-name="P360">É útil para criar códigos mais seguros e previsíveis,</text:p>
        </text:list-item>
        <text:list-item>
          <text:p text:style-name="P360">Se os tipos não forem compatíveis, o PHP lançará um erro <text:span text:style-name="Strong_20_Emphasis"><text:span text:style-name="T628">TypeError,</text:span></text:span></text:p>
        </text:list-item>
        <text:list-item>
          <text:p text:style-name="P360"><text:span text:style-name="T1008">A </text:span><text:span text:style-name="T1009">diretiva </text:span><text:span text:style-name="T619">declare</text:span><text:span text:style-name="T1009"> agirá</text:span> somente <text:span text:style-name="T1009">n</text:span>o arquivo onde foi declarado,</text:p>
        </text:list-item>
        <text:list-item>
          <text:p text:style-name="P360">Deve ser a <text:span text:style-name="Strong_20_Emphasis"><text:span text:style-name="T628">primeira linha do arquivo</text:span></text:span>, logo após a abertura <text:span text:style-name="T594">&lt;?</text:span><text:span text:style-name="T620">php</text:span></text:p>
        </text:list-item>
      </text:list>
      <text:p text:style-name="P224"><text:span text:style-name="T404">&lt;?php</text:span><text:span text:style-name="T433"><text:tab/><text:tab/><text:tab/><text:tab/></text:span></text:p>
      <text:p text:style-name="P193"><text:span text:style-name="T970">declare</text:span><text:span text:style-name="T520">(strict_types=</text:span><text:span text:style-name="T571">1</text:span><text:span text:style-name="T520">);<text:tab/></text:span></text:p>
      <text:p text:style-name="P186"/>
      <text:h text:style-name="P236" text:outline-level="1">Extensões PHP</text:h>
      <text:p text:style-name="P109"><text:span text:style-name="T258">PHP é uma linguagem de programação que roda em uma máquina virtual chamada </text:span><text:span text:style-name="Emphasis"><text:span text:style-name="T258">Zend Engine</text:span></text:span><text:span text:style-name="T258">. Essa máquina virtual é escrita em C e permite que nós escrevamos código em C para embutir funcionalidades no PHP. Assim funcionam as extensões do PHP.</text:span></text:p>
      <text:p text:style-name="P185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185">Quem usa PHP no dia-a-dia com certeza usa alguma extensão. Alguns exemplos de extensões PHP bem comuns: PDO, Sessions, JSON, cURL, <text:span text:style-name="T1010">etc</text:span></text:p>
      <text:p text:style-name="P26"><text:span text:style-name="T315">As extensões podem ser categorizadas, </text:span><text:span text:style-name="T316">dentre as principais estão</text:span><text:span text:style-name="T315">: </text:span></text:p>
      <text:p text:style-name="P110"><text:span text:style-name="Emphasis"><text:span text:style-name="T279">Core</text:span></text:span><text:span text:style-name="Emphasis"><text:span text:style-name="T259">: </text:span></text:span><text:span text:style-name="Emphasis"><text:span text:style-name="T260">Essencias. Exemplo: </text:span></text:span><text:span text:style-name="Emphasis"><text:span text:style-name="T259">Arrays, Classes/Objects, Date/Time, JSON, OPCache etc. </text:span></text:span></text:p>
      <text:p text:style-name="P110"><text:span text:style-name="Emphasis"><text:span text:style-name="T279">Bundled</text:span></text:span><text:span text:style-name="Emphasis"><text:span text:style-name="T259">: </text:span></text:span><text:span text:style-name="Emphasis"><text:span text:style-name="T260">já vem empacotadas no PHP, mas é possível desabilitá-las. </text:span></text:span><text:span text:style-name="Emphasis"><text:span text:style-name="T259">PDO, GD, FFI, intl, Sessions etc. </text:span></text:span></text:p>
      <text:p text:style-name="P110"><text:span text:style-name="Emphasis"><text:span text:style-name="T279">External</text:span></text:span><text:span text:style-name="Emphasis"><text:span text:style-name="T259">: </text:span></text:span><text:span text:style-name="Emphasis"><text:span text:style-name="T260">possuem dependências externas. Exemplo: </text:span></text:span><text:span text:style-name="Emphasis"><text:span text:style-name="T259">cURL, DOM, OpenSSL, Sodium, Zip etc. </text:span></text:span></text:p>
      <text:p text:style-name="P110"><text:span text:style-name="Emphasis"><text:span text:style-name="T279">PECL</text:span></text:span><text:span text:style-name="Emphasis"><text:span text:style-name="T259">: mantidas por terceiros. </text:span></text:span><text:span text:style-name="Emphasis"><text:span text:style-name="T260">Exemplo: </text:span></text:span><text:span text:style-name="Emphasis"><text:span text:style-name="T261">OCI8</text:span></text:span><text:span text:style-name="Emphasis"><text:span text:style-name="T259">, Parallel, Swoole</text:span></text:span><text:span text:style-name="Emphasis"><text:span text:style-name="T261">, </text:span></text:span><text:span text:style-name="Emphasis"><text:span text:style-name="T262">Yaml, </text:span></text:span><text:span text:style-name="Emphasis"><text:span text:style-name="T293">D</text:span></text:span><text:span text:style-name="Emphasis"><text:span text:style-name="T259">S (Data Structures), EV, Memcached etc. </text:span></text:span></text:p>
      <text:h text:style-name="P245" text:outline-level="1" text:is-list-header="true"><text:span text:style-name="Strong_20_Emphasis"><text:span text:style-name="T819">WebSocket</text:span></text:span></text:h>
      <text:p text:style-name="P111"><text:span text:style-name="Emphasis"><text:span text:style-name="T263">É </text:span></text:span><text:span text:style-name="Emphasis"><text:span text:style-name="T258">um protocolo de comunicação que permite a </text:span></text:span><text:span text:style-name="Strong_20_Emphasis"><text:span text:style-name="T281">troca de dados em tempo real. </text:span></text:span><text:span text:style-name="Emphasis"><text:span text:style-name="T258">Diferentemente do HTTP tradicional, que funciona no modelo de requisição/resposta, os WebSockets estabelecem uma </text:span></text:span><text:span text:style-name="Strong_20_Emphasis"><text:span text:style-name="T281">conexão bidirecional persistente</text:span></text:span><text:span text:style-name="Emphasis"><text:span text:style-name="T258">, onde tanto o cliente quanto o servidor podem enviar e receber mensagens a qualquer momento. </text:span></text:span><text:span text:style-name="Strong_20_Emphasis"><text:span text:style-name="T402">Sw</text:span></text:span><text:span text:style-name="Strong_20_Emphasis"><text:span text:style-name="T403">oole</text:span></text:span><text:span text:style-name="Strong_20_Emphasis"><text:span text:style-name="T258"> </text:span></text:span><text:span text:style-name="Strong_20_Emphasis"><text:span text:style-name="T264">é u</text:span></text:span><text:span text:style-name="Emphasis"><text:span text:style-name="T259">ma extensão </text:span></text:span><text:span text:style-name="Emphasis"><text:span text:style-name="T260">PECL </text:span></text:span><text:span text:style-name="Emphasis"><text:span text:style-name="T259">do PHP que permite implementar servidores WebSocket de alto desempenho. Ideal para aplicações que precisam de alta concorrência e desempenho.</text:span></text:span></text:p>
      <text:h text:style-name="P246" text:outline-level="1" text:is-list-header="true"><text:span text:style-name="Strong_20_Emphasis"><text:span text:style-name="T819">Manipulação de XML com PHP</text:span></text:span></text:h>
      <text:p text:style-name="P105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245" text:outline-level="1" text:is-list-header="true"><text:span text:style-name="Strong_20_Emphasis"><text:span text:style-name="T819">Extensão DOM e recursos relacionados</text:span></text:span></text:h>
      <text:p text:style-name="P105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05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05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05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05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111"><text:span text:style-name="Emphasis"/></text:p>
      <text:p text:style-name="P111"><text:span text:style-name="Emphasis"/></text:p>
      <text:h text:style-name="P237" text:outline-level="1">FastCGI</text:h>
      <text:p text:style-name="P340"/>
      <text:p text:style-name="P107"><text:span text:style-name="T266">O </text:span><text:span text:style-name="T267">protocolo </text:span><text:span text:style-name="T391">FastCGI</text:span><text:span text:style-name="T267"> <text:s/>mantém processos prontos para reutilização, ao contrário do </text:span><text:span text:style-name="T266">tradicional</text:span><text:span text:style-name="T267"> mod_php, que precisa inicializar o PHP a cada solicitação. </text:span><text:span text:style-name="T266">Para extrair o máximo d</text:span><text:span text:style-name="T267">esse</text:span><text:span text:style-name="T266"> protocolo, foi desenvolvido o </text:span><text:span text:style-name="Strong_20_Emphasis"><text:span text:style-name="T391">PHP-FPM</text:span></text:span><text:span text:style-name="T266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05"><text:span text:style-name="T33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51">não possui um mecanismo embutido para receber diretamente conexões HTTP</text:span></text:span><text:span text:style-name="T51">;</text:span><text:span text:style-name="T33"> essa função é delegada a um servidor web, como o Apache ou o Nginx.</text:span></text:p>
      <text:p text:style-name="P44">Funções do PHP-FPM como “Servidor de Aplicação”:</text:p>
      <text:list text:style-name="L33">
        <text:list-item>
          <text:p text:style-name="P342">Executa scripts PHP.</text:p>
        </text:list-item>
        <text:list-item>
          <text:p text:style-name="P342">Processa requisições encaminhadas por servidores web (Apache, Nginx, etc.).</text:p>
        </text:list-item>
        <text:list-item>
          <text:p text:style-name="P342">Gerencia o ciclo de vida dos processos que executam os scripts PHP.</text:p>
        </text:list-item>
      </text:list>
      <text:p text:style-name="P44"/>
      <text:p text:style-name="P44">Como ocorre a interação entre PHP-FPM e Apache:</text:p>
      <text:list text:style-name="L34">
        <text:list-item>
          <text:p text:style-name="P326"><text:span text:style-name="Strong_20_Emphasis"><text:span text:style-name="T57">Solicitação do Cliente</text:span></text:span><text:span text:style-name="T57">: O navegador do cliente envia uma solicitação HTTP para o Apache.</text:span></text:p>
        </text:list-item>
        <text:list-item>
          <text:p text:style-name="P326"><text:span text:style-name="Strong_20_Emphasis"><text:span text:style-name="T57">Encaminhamento para o PHP-FPM</text:span></text:span><text:span text:style-name="T57">: O Apache, por meio do módulo </text:span><text:span text:style-name="Source_20_Text"><text:span text:style-name="T57">mod_proxy_fcgi</text:span></text:span><text:span text:style-name="T57">, encaminha a solicitação para o PHP-FPM.</text:span></text:p>
        </text:list-item>
        <text:list-item>
          <text:p text:style-name="P326"><text:span text:style-name="Strong_20_Emphasis"><text:span text:style-name="T57">Processamento do Script</text:span></text:span><text:span text:style-name="T57">: O PHP-FPM executa o script PHP solicitado.</text:span></text:p>
        </text:list-item>
        <text:list-item>
          <text:p text:style-name="P326"><text:span text:style-name="Strong_20_Emphasis"><text:span text:style-name="T57">Resposta ao Cliente</text:span></text:span><text:span text:style-name="T57">: O resultado gerado pelo PHP-FPM é retornado ao Apache, que o envia de volta ao cliente.</text:span></text:p>
        </text:list-item>
      </text:list>
      <text:p text:style-name="P21"/>
      <text:p text:style-name="P105"><text:span text:style-name="T57">É importante lembrar que o </text:span><text:span text:style-name="Strong_20_Emphasis"><text:span text:style-name="T57">PHP-FPM não é um servidor web</text:span></text:span><text:span text:style-name="T57">. Portanto:</text:span></text:p>
      <text:list text:style-name="L35">
        <text:list-item>
          <text:p text:style-name="P327"><text:span text:style-name="T57">Ele </text:span><text:span text:style-name="Strong_20_Emphasis"><text:span text:style-name="T57">não recebe solicitações HTTP diretamente dos navegadores</text:span></text:span><text:span text:style-name="T57">.</text:span></text:p>
        </text:list-item>
        <text:list-item>
          <text:p text:style-name="P343">Depende de um servidor web (como Apache ou Nginx) para intermediar as solicitações e as respostas.</text:p>
        </text:list-item>
      </text:list>
      <text:p text:style-name="P44"/>
      <text:h text:style-name="P247" text:outline-level="1"><text:span text:style-name="Strong_20_Emphasis"/></text:h>
      <text:h text:style-name="P238" text:outline-level="1">RFC</text:h>
      <text:p text:style-name="P27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248" text:outline-level="1"><text:span text:style-name="Strong_20_Emphasis"><text:span text:style-name="T820">PHP-FIG</text:span></text:span></text:h>
      <text:p text:style-name="P119"><text:span text:style-name="T33">PHP Framework Interop G</text:span><text:span text:style-name="T57">roup é um grupo de desenvolvedores e representantes dos principais frameworks e bibliotecas PHP (como CakePHP, Doctrine e Zend), que tem como objetivo criar padrões de código (</text:span><text:span text:style-name="T48">PSRs</text:span><text:span text:style-name="T57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248" text:outline-level="1"><text:span text:style-name="Strong_20_Emphasis"><text:span text:style-name="T820">PSRs</text:span></text:span></text:h>
      <text:p text:style-name="P225"><text:span text:style-name="T33">As </text:span><text:span text:style-name="Strong_20_Emphasis"><text:span text:style-name="T33">PSRs - PHP Standards Recommendations</text:span></text:span><text:span text:style-name="T33"> são documentos que definem boas práticas e padrões. </text:span></text:p>
      <text:p text:style-name="P45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20">PSR</text:p>
            </table:table-cell>
            <table:table-cell table:style-name="Tabela1.A1" office:value-type="string">
              <text:p text:style-name="P120">Nome</text:p>
            </table:table-cell>
            <table:table-cell table:style-name="Tabela1.A1" office:value-type="string">
              <text:p text:style-name="P120">Objetivo</text:p>
            </table:table-cell>
          </table:table-row>
        </table:table-header-rows>
        <table:table-row>
          <table:table-cell table:style-name="Tabela1.A1" office:value-type="string">
            <text:p text:style-name="P121">PSR-1</text:p>
          </table:table-cell>
          <table:table-cell table:style-name="Tabela1.A1" office:value-type="string">
            <text:p text:style-name="P121">Basic Coding Standard</text:p>
          </table:table-cell>
          <table:table-cell table:style-name="Tabela1.A1" office:value-type="string">
            <text:p text:style-name="P121">Regras básicas de codificação.</text:p>
          </table:table-cell>
        </table:table-row>
        <table:table-row>
          <table:table-cell table:style-name="Tabela1.A1" office:value-type="string">
            <text:p text:style-name="P121">PSR-<text:span text:style-name="T1011">1</text:span>2</text:p>
          </table:table-cell>
          <table:table-cell table:style-name="Tabela1.A1" office:value-type="string">
            <text:p text:style-name="P121"><text:span text:style-name="T1011">Extended </text:span>Coding Style Guide</text:p>
          </table:table-cell>
          <table:table-cell table:style-name="Tabela1.A1" office:value-type="string">
            <text:p text:style-name="P121">Guia de estilo para escrita de código PHP</text:p>
          </table:table-cell>
        </table:table-row>
        <table:table-row>
          <table:table-cell table:style-name="Tabela1.A1" office:value-type="string">
            <text:p text:style-name="P121">PSR-3</text:p>
          </table:table-cell>
          <table:table-cell table:style-name="Tabela1.A1" office:value-type="string">
            <text:p text:style-name="P121">Logger Interface</text:p>
          </table:table-cell>
          <table:table-cell table:style-name="Tabela1.A1" office:value-type="string">
            <text:p text:style-name="P121">Interface padrão para sistemas de log.</text:p>
          </table:table-cell>
        </table:table-row>
        <table:table-row>
          <table:table-cell table:style-name="Tabela1.A1" office:value-type="string">
            <text:p text:style-name="P121">PSR-4</text:p>
          </table:table-cell>
          <table:table-cell table:style-name="Tabela1.A1" office:value-type="string">
            <text:p text:style-name="P121">Autoloading Standard</text:p>
          </table:table-cell>
          <table:table-cell table:style-name="Tabela1.A1" office:value-type="string">
            <text:p text:style-name="P121">Padrão para autoload de classes via namespaces.</text:p>
          </table:table-cell>
        </table:table-row>
        <table:table-row>
          <table:table-cell table:style-name="Tabela1.A1" office:value-type="string">
            <text:p text:style-name="P121">PSR-7</text:p>
          </table:table-cell>
          <table:table-cell table:style-name="Tabela1.A1" office:value-type="string">
            <text:p text:style-name="P121">HTTP Message Interface</text:p>
          </table:table-cell>
          <table:table-cell table:style-name="Tabela1.A1" office:value-type="string">
            <text:p text:style-name="P121">Interface para requisições e respostas HTTP (usada em APIs RESTful, por exemplo).</text:p>
          </table:table-cell>
        </table:table-row>
      </table:table>
      <text:p text:style-name="P119"/>
      <text:p text:style-name="P45">Benefícios na prática:</text:p>
      <text:list text:style-name="L36">
        <text:list-item>
          <text:p text:style-name="P329"><text:span text:style-name="Strong_20_Emphasis"><text:span text:style-name="T60">Compatibilidade entre frameworks</text:span></text:span><text:span text:style-name="T60">: por exemplo, Symfony e Laravel podem usar as mesmas bibliotecas de log que implementam a PSR-3.</text:span></text:p>
        </text:list-item>
      </text:list>
      <text:list text:style-name="L37">
        <text:list-item>
          <text:p text:style-name="P330"><text:span text:style-name="Strong_20_Emphasis"><text:span text:style-name="T60">Facilidade para criar pacotes reutilizáveis</text:span></text:span><text:span text:style-name="T60">.</text:span></text:p>
        </text:list-item>
        <text:list-item>
          <text:p text:style-name="P330"><text:span text:style-name="Strong_20_Emphasis"><text:span text:style-name="T60">Uniformização do código</text:span></text:span><text:span text:style-name="T60"> em equipes e comunidades.</text:span></text:p>
        </text:list-item>
      </text:list>
      <text:p text:style-name="P45"/>
      <text:h text:style-name="P249" text:outline-level="1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3.2$Windows_X86_64 LibreOffice_project/9f56dff12ba03b9acd7730a5a481eea045e468f3</meta:generator>
    <dc:date>2025-06-14T14:28:58.949000000</dc:date>
    <meta:editing-duration>P3DT2H50M48S</meta:editing-duration>
    <meta:editing-cycles>223</meta:editing-cycles>
    <meta:document-statistic meta:table-count="2" meta:image-count="42" meta:object-count="0" meta:page-count="39" meta:paragraph-count="536" meta:word-count="7775" meta:character-count="50703" meta:non-whitespace-character-count="42731"/>
  </office:meta>
</office:document-meta>
</file>